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b4b4b4"/>
    </style:style>
    <style:style style:name="P1" style:family="paragraph">
      <loext:graphic-properties draw:fill="solid" draw:fill-color="#b4b4b4"/>
    </style:style>
  </office:automatic-styles>
  <office:body>
    <office:drawing>
      <draw:page draw:name="page1" draw:style-name="dp1" draw:master-page-name="master-page3">
        <draw:path draw:style-name="gr1" draw:text-style-name="P1" draw:layer="layout" svg:width="0.034cm" svg:height="0.035cm" svg:x="0.981cm" svg:y="3.495cm" svg:viewBox="0 0 35 36" svg:d="M17 36c24 0 24-36 0-36-22 0-23 36 0 36z">
          <text:p/>
        </draw:path>
        <draw:path draw:style-name="gr1" draw:text-style-name="P1" draw:layer="layout" svg:width="0.034cm" svg:height="0.035cm" svg:x="0.981cm" svg:y="3.997cm" svg:viewBox="0 0 35 36" svg:d="M17 36c24 0 24-36 0-36-22 0-23 36 0 36z">
          <text:p/>
        </draw:path>
        <draw:path draw:style-name="gr1" draw:text-style-name="P1" draw:layer="layout" svg:width="0.034cm" svg:height="0.036cm" svg:x="0.981cm" svg:y="4.499cm" svg:viewBox="0 0 35 37" svg:d="M17 37c24 0 24-37 0-37-22 0-23 37 0 37z">
          <text:p/>
        </draw:path>
        <draw:path draw:style-name="gr1" draw:text-style-name="P1" draw:layer="layout" svg:width="0.034cm" svg:height="0.035cm" svg:x="0.981cm" svg:y="5.002cm" svg:viewBox="0 0 35 36" svg:d="M17 36c24 0 24-36 0-36-22 0-23 36 0 36z">
          <text:p/>
        </draw:path>
        <draw:path draw:style-name="gr1" draw:text-style-name="P1" draw:layer="layout" svg:width="0.034cm" svg:height="0.035cm" svg:x="0.981cm" svg:y="5.504cm" svg:viewBox="0 0 35 36" svg:d="M17 36c24 0 24-36 0-36-22 0-23 36 0 36z">
          <text:p/>
        </draw:path>
        <draw:path draw:style-name="gr1" draw:text-style-name="P1" draw:layer="layout" svg:width="0.034cm" svg:height="0.035cm" svg:x="0.981cm" svg:y="6.006cm" svg:viewBox="0 0 35 36" svg:d="M17 36c24 0 24-36 0-36-22 0-23 36 0 36z">
          <text:p/>
        </draw:path>
        <draw:path draw:style-name="gr1" draw:text-style-name="P1" draw:layer="layout" svg:width="0.034cm" svg:height="0.036cm" svg:x="0.981cm" svg:y="6.508cm" svg:viewBox="0 0 35 37" svg:d="M17 37c24 0 24-37 0-37-22 0-23 37 0 37z">
          <text:p/>
        </draw:path>
        <draw:path draw:style-name="gr1" draw:text-style-name="P1" draw:layer="layout" svg:width="0.034cm" svg:height="0.036cm" svg:x="0.981cm" svg:y="7.01cm" svg:viewBox="0 0 35 37" svg:d="M17 37c24 0 24-37 0-37-22 0-23 37 0 37z">
          <text:p/>
        </draw:path>
        <draw:path draw:style-name="gr1" draw:text-style-name="P1" draw:layer="layout" svg:width="0.034cm" svg:height="0.035cm" svg:x="0.981cm" svg:y="7.513cm" svg:viewBox="0 0 35 36" svg:d="M17 36c24 0 24-36 0-36-22 0-23 36 0 36z">
          <text:p/>
        </draw:path>
        <draw:path draw:style-name="gr1" draw:text-style-name="P1" draw:layer="layout" svg:width="0.034cm" svg:height="0.035cm" svg:x="0.981cm" svg:y="8.015cm" svg:viewBox="0 0 35 36" svg:d="M17 36c24 0 24-36 0-36-22 0-23 36 0 36z">
          <text:p/>
        </draw:path>
        <draw:path draw:style-name="gr1" draw:text-style-name="P1" draw:layer="layout" svg:width="0.034cm" svg:height="0.035cm" svg:x="0.981cm" svg:y="8.517cm" svg:viewBox="0 0 35 36" svg:d="M17 36c24 0 24-36 0-36-22 0-23 36 0 36z">
          <text:p/>
        </draw:path>
        <draw:path draw:style-name="gr1" draw:text-style-name="P1" draw:layer="layout" svg:width="0.034cm" svg:height="0.035cm" svg:x="0.981cm" svg:y="9.019cm" svg:viewBox="0 0 35 36" svg:d="M17 36c24 0 24-36 0-36-22 0-23 36 0 36z">
          <text:p/>
        </draw:path>
        <draw:path draw:style-name="gr1" draw:text-style-name="P1" draw:layer="layout" svg:width="0.034cm" svg:height="0.036cm" svg:x="0.981cm" svg:y="9.521cm" svg:viewBox="0 0 35 37" svg:d="M17 37c24 0 24-37 0-37-22 0-23 37 0 37z">
          <text:p/>
        </draw:path>
        <draw:path draw:style-name="gr1" draw:text-style-name="P1" draw:layer="layout" svg:width="0.034cm" svg:height="0.035cm" svg:x="0.981cm" svg:y="10.024cm" svg:viewBox="0 0 35 36" svg:d="M17 36c24 0 24-36 0-36-22 0-23 36 0 36z">
          <text:p/>
        </draw:path>
        <draw:path draw:style-name="gr1" draw:text-style-name="P1" draw:layer="layout" svg:width="0.034cm" svg:height="0.035cm" svg:x="0.981cm" svg:y="10.526cm" svg:viewBox="0 0 35 36" svg:d="M17 36c24 0 24-36 0-36-22 0-23 36 0 36z">
          <text:p/>
        </draw:path>
        <draw:path draw:style-name="gr1" draw:text-style-name="P1" draw:layer="layout" svg:width="0.034cm" svg:height="0.035cm" svg:x="0.981cm" svg:y="11.028cm" svg:viewBox="0 0 35 36" svg:d="M17 36c24 0 24-36 0-36-22 0-23 36 0 36z">
          <text:p/>
        </draw:path>
        <draw:path draw:style-name="gr1" draw:text-style-name="P1" draw:layer="layout" svg:width="0.034cm" svg:height="0.035cm" svg:x="0.981cm" svg:y="11.53cm" svg:viewBox="0 0 35 36" svg:d="M17 36c24 0 24-36 0-36-22 0-23 36 0 36z">
          <text:p/>
        </draw:path>
        <draw:path draw:style-name="gr1" draw:text-style-name="P1" draw:layer="layout" svg:width="0.034cm" svg:height="0.036cm" svg:x="0.981cm" svg:y="12.032cm" svg:viewBox="0 0 35 37" svg:d="M17 37c24 0 24-37 0-37-22 0-23 37 0 37z">
          <text:p/>
        </draw:path>
        <draw:path draw:style-name="gr1" draw:text-style-name="P1" draw:layer="layout" svg:width="0.034cm" svg:height="0.035cm" svg:x="0.981cm" svg:y="12.535cm" svg:viewBox="0 0 35 36" svg:d="M17 36c24 0 24-36 0-36-22 0-23 36 0 36z">
          <text:p/>
        </draw:path>
        <draw:path draw:style-name="gr1" draw:text-style-name="P1" draw:layer="layout" svg:width="0.034cm" svg:height="0.035cm" svg:x="0.981cm" svg:y="13.037cm" svg:viewBox="0 0 35 36" svg:d="M17 36c24 0 24-36 0-36-22 0-23 36 0 36z">
          <text:p/>
        </draw:path>
        <draw:path draw:style-name="gr1" draw:text-style-name="P1" draw:layer="layout" svg:width="0.034cm" svg:height="0.035cm" svg:x="0.981cm" svg:y="13.539cm" svg:viewBox="0 0 35 36" svg:d="M17 36c24 0 24-36 0-36-22 0-23 36 0 36z">
          <text:p/>
        </draw:path>
        <draw:path draw:style-name="gr1" draw:text-style-name="P1" draw:layer="layout" svg:width="0.034cm" svg:height="0.035cm" svg:x="0.981cm" svg:y="14.041cm" svg:viewBox="0 0 35 36" svg:d="M17 36c24 0 24-36 0-36-22 0-23 36 0 36z">
          <text:p/>
        </draw:path>
        <draw:path draw:style-name="gr1" draw:text-style-name="P1" draw:layer="layout" svg:width="0.034cm" svg:height="0.036cm" svg:x="0.981cm" svg:y="14.543cm" svg:viewBox="0 0 35 37" svg:d="M17 37c24 0 24-37 0-37-22 0-23 37 0 37z">
          <text:p/>
        </draw:path>
        <draw:path draw:style-name="gr1" draw:text-style-name="P1" draw:layer="layout" svg:width="0.034cm" svg:height="0.036cm" svg:x="0.981cm" svg:y="15.045cm" svg:viewBox="0 0 35 37" svg:d="M17 37c24 0 24-37 0-37-22 0-23 37 0 37z">
          <text:p/>
        </draw:path>
        <draw:path draw:style-name="gr1" draw:text-style-name="P1" draw:layer="layout" svg:width="0.034cm" svg:height="0.035cm" svg:x="0.981cm" svg:y="15.548cm" svg:viewBox="0 0 35 36" svg:d="M17 36c24 0 24-36 0-36-22 0-23 36 0 36z">
          <text:p/>
        </draw:path>
        <draw:path draw:style-name="gr1" draw:text-style-name="P1" draw:layer="layout" svg:width="0.034cm" svg:height="0.035cm" svg:x="0.981cm" svg:y="16.05cm" svg:viewBox="0 0 35 36" svg:d="M17 36c24 0 24-36 0-36-22 0-23 36 0 36z">
          <text:p/>
        </draw:path>
        <draw:path draw:style-name="gr1" draw:text-style-name="P1" draw:layer="layout" svg:width="0.034cm" svg:height="0.035cm" svg:x="0.981cm" svg:y="16.552cm" svg:viewBox="0 0 35 36" svg:d="M17 36c24 0 24-36 0-36-22 0-23 36 0 36z">
          <text:p/>
        </draw:path>
        <draw:path draw:style-name="gr1" draw:text-style-name="P1" draw:layer="layout" svg:width="0.034cm" svg:height="0.036cm" svg:x="0.981cm" svg:y="17.054cm" svg:viewBox="0 0 35 37" svg:d="M17 37c24 0 24-37 0-37-22 0-23 37 0 37z">
          <text:p/>
        </draw:path>
        <draw:path draw:style-name="gr1" draw:text-style-name="P1" draw:layer="layout" svg:width="0.034cm" svg:height="0.035cm" svg:x="0.981cm" svg:y="17.557cm" svg:viewBox="0 0 35 36" svg:d="M17 36c24 0 24-36 0-36-22 0-23 36 0 36z">
          <text:p/>
        </draw:path>
        <draw:path draw:style-name="gr1" draw:text-style-name="P1" draw:layer="layout" svg:width="0.034cm" svg:height="0.035cm" svg:x="0.981cm" svg:y="18.059cm" svg:viewBox="0 0 35 36" svg:d="M17 36c24 0 24-36 0-36-22 0-23 36 0 36z">
          <text:p/>
        </draw:path>
        <draw:path draw:style-name="gr1" draw:text-style-name="P1" draw:layer="layout" svg:width="0.034cm" svg:height="0.035cm" svg:x="0.981cm" svg:y="18.561cm" svg:viewBox="0 0 35 36" svg:d="M17 36c24 0 24-36 0-36-22 0-23 36 0 36z">
          <text:p/>
        </draw:path>
        <draw:path draw:style-name="gr1" draw:text-style-name="P1" draw:layer="layout" svg:width="0.034cm" svg:height="0.035cm" svg:x="0.981cm" svg:y="19.063cm" svg:viewBox="0 0 35 36" svg:d="M17 36c24 0 24-36 0-36-22 0-23 36 0 36z">
          <text:p/>
        </draw:path>
        <draw:path draw:style-name="gr1" draw:text-style-name="P1" draw:layer="layout" svg:width="0.034cm" svg:height="0.036cm" svg:x="0.981cm" svg:y="19.565cm" svg:viewBox="0 0 35 37" svg:d="M17 37c24 0 24-37 0-37-22 0-23 37 0 37z">
          <text:p/>
        </draw:path>
        <draw:path draw:style-name="gr1" draw:text-style-name="P1" draw:layer="layout" svg:width="0.034cm" svg:height="0.036cm" svg:x="0.981cm" svg:y="20.067cm" svg:viewBox="0 0 35 37" svg:d="M17 37c24 0 24-37 0-37-22 0-23 37 0 37z">
          <text:p/>
        </draw:path>
        <draw:path draw:style-name="gr1" draw:text-style-name="P1" draw:layer="layout" svg:width="0.034cm" svg:height="0.035cm" svg:x="0.981cm" svg:y="20.57cm" svg:viewBox="0 0 35 36" svg:d="M17 36c24 0 24-36 0-36-22 0-23 36 0 36z">
          <text:p/>
        </draw:path>
        <draw:path draw:style-name="gr1" draw:text-style-name="P1" draw:layer="layout" svg:width="0.035cm" svg:height="0.035cm" svg:x="1.48cm" svg:y="3.495cm" svg:viewBox="0 0 36 36" svg:d="M18 36c24 0 24-36 0-36-23 0-24 36 0 36z">
          <text:p/>
        </draw:path>
        <draw:path draw:style-name="gr1" draw:text-style-name="P1" draw:layer="layout" svg:width="0.035cm" svg:height="0.035cm" svg:x="1.48cm" svg:y="3.997cm" svg:viewBox="0 0 36 36" svg:d="M18 36c24 0 24-36 0-36-23 0-24 36 0 36z">
          <text:p/>
        </draw:path>
        <draw:path draw:style-name="gr1" draw:text-style-name="P1" draw:layer="layout" svg:width="0.035cm" svg:height="0.036cm" svg:x="1.48cm" svg:y="4.499cm" svg:viewBox="0 0 36 37" svg:d="M18 37c24 0 24-37 0-37-23 0-24 37 0 37z">
          <text:p/>
        </draw:path>
        <draw:path draw:style-name="gr1" draw:text-style-name="P1" draw:layer="layout" svg:width="0.035cm" svg:height="0.035cm" svg:x="1.48cm" svg:y="5.002cm" svg:viewBox="0 0 36 36" svg:d="M18 36c24 0 24-36 0-36-23 0-24 36 0 36z">
          <text:p/>
        </draw:path>
        <draw:path draw:style-name="gr1" draw:text-style-name="P1" draw:layer="layout" svg:width="0.035cm" svg:height="0.035cm" svg:x="1.48cm" svg:y="5.504cm" svg:viewBox="0 0 36 36" svg:d="M18 36c24 0 24-36 0-36-23 0-24 36 0 36z">
          <text:p/>
        </draw:path>
        <draw:path draw:style-name="gr1" draw:text-style-name="P1" draw:layer="layout" svg:width="0.035cm" svg:height="0.035cm" svg:x="1.48cm" svg:y="6.006cm" svg:viewBox="0 0 36 36" svg:d="M18 36c24 0 24-36 0-36-23 0-24 36 0 36z">
          <text:p/>
        </draw:path>
        <draw:path draw:style-name="gr1" draw:text-style-name="P1" draw:layer="layout" svg:width="0.035cm" svg:height="0.036cm" svg:x="1.48cm" svg:y="6.508cm" svg:viewBox="0 0 36 37" svg:d="M18 37c24 0 24-37 0-37-23 0-24 37 0 37z">
          <text:p/>
        </draw:path>
        <draw:path draw:style-name="gr1" draw:text-style-name="P1" draw:layer="layout" svg:width="0.035cm" svg:height="0.036cm" svg:x="1.48cm" svg:y="7.01cm" svg:viewBox="0 0 36 37" svg:d="M18 37c24 0 24-37 0-37-23 0-24 37 0 37z">
          <text:p/>
        </draw:path>
        <draw:path draw:style-name="gr1" draw:text-style-name="P1" draw:layer="layout" svg:width="0.035cm" svg:height="0.035cm" svg:x="1.48cm" svg:y="7.513cm" svg:viewBox="0 0 36 36" svg:d="M18 36c24 0 24-36 0-36-23 0-24 36 0 36z">
          <text:p/>
        </draw:path>
        <draw:path draw:style-name="gr1" draw:text-style-name="P1" draw:layer="layout" svg:width="0.035cm" svg:height="0.035cm" svg:x="1.48cm" svg:y="8.015cm" svg:viewBox="0 0 36 36" svg:d="M18 36c24 0 24-36 0-36-23 0-24 36 0 36z">
          <text:p/>
        </draw:path>
        <draw:path draw:style-name="gr1" draw:text-style-name="P1" draw:layer="layout" svg:width="0.035cm" svg:height="0.035cm" svg:x="1.48cm" svg:y="8.517cm" svg:viewBox="0 0 36 36" svg:d="M18 36c24 0 24-36 0-36-23 0-24 36 0 36z">
          <text:p/>
        </draw:path>
        <draw:path draw:style-name="gr1" draw:text-style-name="P1" draw:layer="layout" svg:width="0.035cm" svg:height="0.035cm" svg:x="1.48cm" svg:y="9.019cm" svg:viewBox="0 0 36 36" svg:d="M18 36c24 0 24-36 0-36-23 0-24 36 0 36z">
          <text:p/>
        </draw:path>
        <draw:path draw:style-name="gr1" draw:text-style-name="P1" draw:layer="layout" svg:width="0.035cm" svg:height="0.036cm" svg:x="1.48cm" svg:y="9.521cm" svg:viewBox="0 0 36 37" svg:d="M18 37c24 0 24-37 0-37-23 0-24 37 0 37z">
          <text:p/>
        </draw:path>
        <draw:path draw:style-name="gr1" draw:text-style-name="P1" draw:layer="layout" svg:width="0.035cm" svg:height="0.035cm" svg:x="1.48cm" svg:y="10.024cm" svg:viewBox="0 0 36 36" svg:d="M18 36c24 0 24-36 0-36-23 0-24 36 0 36z">
          <text:p/>
        </draw:path>
        <draw:path draw:style-name="gr1" draw:text-style-name="P1" draw:layer="layout" svg:width="0.035cm" svg:height="0.035cm" svg:x="1.48cm" svg:y="10.526cm" svg:viewBox="0 0 36 36" svg:d="M18 36c24 0 24-36 0-36-23 0-24 36 0 36z">
          <text:p/>
        </draw:path>
        <draw:path draw:style-name="gr1" draw:text-style-name="P1" draw:layer="layout" svg:width="0.035cm" svg:height="0.035cm" svg:x="1.48cm" svg:y="11.028cm" svg:viewBox="0 0 36 36" svg:d="M18 36c24 0 24-36 0-36-23 0-24 36 0 36z">
          <text:p/>
        </draw:path>
        <draw:path draw:style-name="gr1" draw:text-style-name="P1" draw:layer="layout" svg:width="0.035cm" svg:height="0.035cm" svg:x="1.48cm" svg:y="11.53cm" svg:viewBox="0 0 36 36" svg:d="M18 36c24 0 24-36 0-36-23 0-24 36 0 36z">
          <text:p/>
        </draw:path>
        <draw:path draw:style-name="gr1" draw:text-style-name="P1" draw:layer="layout" svg:width="0.035cm" svg:height="0.036cm" svg:x="1.48cm" svg:y="12.032cm" svg:viewBox="0 0 36 37" svg:d="M18 37c24 0 24-37 0-37-23 0-24 37 0 37z">
          <text:p/>
        </draw:path>
        <draw:path draw:style-name="gr1" draw:text-style-name="P1" draw:layer="layout" svg:width="0.035cm" svg:height="0.035cm" svg:x="1.48cm" svg:y="12.535cm" svg:viewBox="0 0 36 36" svg:d="M18 36c24 0 24-36 0-36-23 0-24 36 0 36z">
          <text:p/>
        </draw:path>
        <draw:path draw:style-name="gr1" draw:text-style-name="P1" draw:layer="layout" svg:width="0.035cm" svg:height="0.035cm" svg:x="1.48cm" svg:y="13.037cm" svg:viewBox="0 0 36 36" svg:d="M18 36c24 0 24-36 0-36-23 0-24 36 0 36z">
          <text:p/>
        </draw:path>
        <draw:path draw:style-name="gr1" draw:text-style-name="P1" draw:layer="layout" svg:width="0.035cm" svg:height="0.035cm" svg:x="1.48cm" svg:y="13.539cm" svg:viewBox="0 0 36 36" svg:d="M18 36c24 0 24-36 0-36-23 0-24 36 0 36z">
          <text:p/>
        </draw:path>
        <draw:path draw:style-name="gr1" draw:text-style-name="P1" draw:layer="layout" svg:width="0.035cm" svg:height="0.035cm" svg:x="1.48cm" svg:y="14.041cm" svg:viewBox="0 0 36 36" svg:d="M18 36c24 0 24-36 0-36-23 0-24 36 0 36z">
          <text:p/>
        </draw:path>
        <draw:path draw:style-name="gr1" draw:text-style-name="P1" draw:layer="layout" svg:width="0.035cm" svg:height="0.036cm" svg:x="1.48cm" svg:y="14.543cm" svg:viewBox="0 0 36 37" svg:d="M18 37c24 0 24-37 0-37-23 0-24 37 0 37z">
          <text:p/>
        </draw:path>
        <draw:path draw:style-name="gr1" draw:text-style-name="P1" draw:layer="layout" svg:width="0.035cm" svg:height="0.036cm" svg:x="1.48cm" svg:y="15.045cm" svg:viewBox="0 0 36 37" svg:d="M18 37c24 0 24-37 0-37-23 0-24 37 0 37z">
          <text:p/>
        </draw:path>
        <draw:path draw:style-name="gr1" draw:text-style-name="P1" draw:layer="layout" svg:width="0.035cm" svg:height="0.035cm" svg:x="1.48cm" svg:y="15.548cm" svg:viewBox="0 0 36 36" svg:d="M18 36c24 0 24-36 0-36-23 0-24 36 0 36z">
          <text:p/>
        </draw:path>
        <draw:path draw:style-name="gr1" draw:text-style-name="P1" draw:layer="layout" svg:width="0.035cm" svg:height="0.035cm" svg:x="1.48cm" svg:y="16.05cm" svg:viewBox="0 0 36 36" svg:d="M18 36c24 0 24-36 0-36-23 0-24 36 0 36z">
          <text:p/>
        </draw:path>
        <draw:path draw:style-name="gr1" draw:text-style-name="P1" draw:layer="layout" svg:width="0.035cm" svg:height="0.035cm" svg:x="1.48cm" svg:y="16.552cm" svg:viewBox="0 0 36 36" svg:d="M18 36c24 0 24-36 0-36-23 0-24 36 0 36z">
          <text:p/>
        </draw:path>
        <draw:path draw:style-name="gr1" draw:text-style-name="P1" draw:layer="layout" svg:width="0.035cm" svg:height="0.036cm" svg:x="1.48cm" svg:y="17.054cm" svg:viewBox="0 0 36 37" svg:d="M18 37c24 0 24-37 0-37-23 0-24 37 0 37z">
          <text:p/>
        </draw:path>
        <draw:path draw:style-name="gr1" draw:text-style-name="P1" draw:layer="layout" svg:width="0.035cm" svg:height="0.035cm" svg:x="1.48cm" svg:y="17.557cm" svg:viewBox="0 0 36 36" svg:d="M18 36c24 0 24-36 0-36-23 0-24 36 0 36z">
          <text:p/>
        </draw:path>
        <draw:path draw:style-name="gr1" draw:text-style-name="P1" draw:layer="layout" svg:width="0.035cm" svg:height="0.035cm" svg:x="1.48cm" svg:y="18.059cm" svg:viewBox="0 0 36 36" svg:d="M18 36c24 0 24-36 0-36-23 0-24 36 0 36z">
          <text:p/>
        </draw:path>
        <draw:path draw:style-name="gr1" draw:text-style-name="P1" draw:layer="layout" svg:width="0.035cm" svg:height="0.035cm" svg:x="1.48cm" svg:y="18.561cm" svg:viewBox="0 0 36 36" svg:d="M18 36c24 0 24-36 0-36-23 0-24 36 0 36z">
          <text:p/>
        </draw:path>
        <draw:path draw:style-name="gr1" draw:text-style-name="P1" draw:layer="layout" svg:width="0.035cm" svg:height="0.035cm" svg:x="1.48cm" svg:y="19.063cm" svg:viewBox="0 0 36 36" svg:d="M18 36c24 0 24-36 0-36-23 0-24 36 0 36z">
          <text:p/>
        </draw:path>
        <draw:path draw:style-name="gr1" draw:text-style-name="P1" draw:layer="layout" svg:width="0.035cm" svg:height="0.036cm" svg:x="1.48cm" svg:y="19.565cm" svg:viewBox="0 0 36 37" svg:d="M18 37c24 0 24-37 0-37-23 0-24 37 0 37z">
          <text:p/>
        </draw:path>
        <draw:path draw:style-name="gr1" draw:text-style-name="P1" draw:layer="layout" svg:width="0.035cm" svg:height="0.036cm" svg:x="1.48cm" svg:y="20.067cm" svg:viewBox="0 0 36 37" svg:d="M18 37c24 0 24-37 0-37-23 0-24 37 0 37z">
          <text:p/>
        </draw:path>
        <draw:path draw:style-name="gr1" draw:text-style-name="P1" draw:layer="layout" svg:width="0.035cm" svg:height="0.035cm" svg:x="1.48cm" svg:y="20.57cm" svg:viewBox="0 0 36 36" svg:d="M18 36c24 0 24-36 0-36-23 0-24 36 0 36z">
          <text:p/>
        </draw:path>
        <draw:path draw:style-name="gr1" draw:text-style-name="P1" draw:layer="layout" svg:width="0.034cm" svg:height="0.035cm" svg:x="1.979cm" svg:y="3.495cm" svg:viewBox="0 0 35 36" svg:d="M18 36c23 0 23-36 0-36-24 0-24 36 0 36z">
          <text:p/>
        </draw:path>
        <draw:path draw:style-name="gr1" draw:text-style-name="P1" draw:layer="layout" svg:width="0.034cm" svg:height="0.035cm" svg:x="1.979cm" svg:y="3.997cm" svg:viewBox="0 0 35 36" svg:d="M18 36c23 0 23-36 0-36-24 0-24 36 0 36z">
          <text:p/>
        </draw:path>
        <draw:path draw:style-name="gr1" draw:text-style-name="P1" draw:layer="layout" svg:width="0.034cm" svg:height="0.036cm" svg:x="1.979cm" svg:y="4.499cm" svg:viewBox="0 0 35 37" svg:d="M18 37c23 0 23-37 0-37-24 0-24 37 0 37z">
          <text:p/>
        </draw:path>
        <draw:path draw:style-name="gr1" draw:text-style-name="P1" draw:layer="layout" svg:width="0.034cm" svg:height="0.035cm" svg:x="1.979cm" svg:y="5.002cm" svg:viewBox="0 0 35 36" svg:d="M18 36c23 0 23-36 0-36-24 0-24 36 0 36z">
          <text:p/>
        </draw:path>
        <draw:path draw:style-name="gr1" draw:text-style-name="P1" draw:layer="layout" svg:width="0.034cm" svg:height="0.035cm" svg:x="1.979cm" svg:y="5.504cm" svg:viewBox="0 0 35 36" svg:d="M18 36c23 0 23-36 0-36-24 0-24 36 0 36z">
          <text:p/>
        </draw:path>
        <draw:path draw:style-name="gr1" draw:text-style-name="P1" draw:layer="layout" svg:width="0.034cm" svg:height="0.035cm" svg:x="1.979cm" svg:y="6.006cm" svg:viewBox="0 0 35 36" svg:d="M18 36c23 0 23-36 0-36-24 0-24 36 0 36z">
          <text:p/>
        </draw:path>
        <draw:path draw:style-name="gr1" draw:text-style-name="P1" draw:layer="layout" svg:width="0.034cm" svg:height="0.036cm" svg:x="1.979cm" svg:y="6.508cm" svg:viewBox="0 0 35 37" svg:d="M18 37c23 0 23-37 0-37-24 0-24 37 0 37z">
          <text:p/>
        </draw:path>
        <draw:path draw:style-name="gr1" draw:text-style-name="P1" draw:layer="layout" svg:width="0.034cm" svg:height="0.036cm" svg:x="1.979cm" svg:y="7.01cm" svg:viewBox="0 0 35 37" svg:d="M18 37c23 0 23-37 0-37-24 0-24 37 0 37z">
          <text:p/>
        </draw:path>
        <draw:path draw:style-name="gr1" draw:text-style-name="P1" draw:layer="layout" svg:width="0.034cm" svg:height="0.035cm" svg:x="1.979cm" svg:y="7.513cm" svg:viewBox="0 0 35 36" svg:d="M18 36c23 0 23-36 0-36-24 0-24 36 0 36z">
          <text:p/>
        </draw:path>
        <draw:path draw:style-name="gr1" draw:text-style-name="P1" draw:layer="layout" svg:width="0.034cm" svg:height="0.035cm" svg:x="1.979cm" svg:y="8.015cm" svg:viewBox="0 0 35 36" svg:d="M18 36c23 0 23-36 0-36-24 0-24 36 0 36z">
          <text:p/>
        </draw:path>
        <draw:path draw:style-name="gr1" draw:text-style-name="P1" draw:layer="layout" svg:width="0.034cm" svg:height="0.035cm" svg:x="1.979cm" svg:y="8.517cm" svg:viewBox="0 0 35 36" svg:d="M18 36c23 0 23-36 0-36-24 0-24 36 0 36z">
          <text:p/>
        </draw:path>
        <draw:path draw:style-name="gr1" draw:text-style-name="P1" draw:layer="layout" svg:width="0.034cm" svg:height="0.035cm" svg:x="1.979cm" svg:y="9.019cm" svg:viewBox="0 0 35 36" svg:d="M18 36c23 0 23-36 0-36-24 0-24 36 0 36z">
          <text:p/>
        </draw:path>
        <draw:path draw:style-name="gr1" draw:text-style-name="P1" draw:layer="layout" svg:width="0.034cm" svg:height="0.036cm" svg:x="1.979cm" svg:y="9.521cm" svg:viewBox="0 0 35 37" svg:d="M18 37c23 0 23-37 0-37-24 0-24 37 0 37z">
          <text:p/>
        </draw:path>
        <draw:path draw:style-name="gr1" draw:text-style-name="P1" draw:layer="layout" svg:width="0.034cm" svg:height="0.035cm" svg:x="1.979cm" svg:y="10.024cm" svg:viewBox="0 0 35 36" svg:d="M18 36c23 0 23-36 0-36-24 0-24 36 0 36z">
          <text:p/>
        </draw:path>
        <draw:path draw:style-name="gr1" draw:text-style-name="P1" draw:layer="layout" svg:width="0.034cm" svg:height="0.035cm" svg:x="1.979cm" svg:y="10.526cm" svg:viewBox="0 0 35 36" svg:d="M18 36c23 0 23-36 0-36-24 0-24 36 0 36z">
          <text:p/>
        </draw:path>
        <draw:path draw:style-name="gr1" draw:text-style-name="P1" draw:layer="layout" svg:width="0.034cm" svg:height="0.035cm" svg:x="1.979cm" svg:y="11.028cm" svg:viewBox="0 0 35 36" svg:d="M18 36c23 0 23-36 0-36-24 0-24 36 0 36z">
          <text:p/>
        </draw:path>
        <draw:path draw:style-name="gr1" draw:text-style-name="P1" draw:layer="layout" svg:width="0.034cm" svg:height="0.035cm" svg:x="1.979cm" svg:y="11.53cm" svg:viewBox="0 0 35 36" svg:d="M18 36c23 0 23-36 0-36-24 0-24 36 0 36z">
          <text:p/>
        </draw:path>
        <draw:path draw:style-name="gr1" draw:text-style-name="P1" draw:layer="layout" svg:width="0.034cm" svg:height="0.036cm" svg:x="1.979cm" svg:y="12.032cm" svg:viewBox="0 0 35 37" svg:d="M18 37c23 0 23-37 0-37-24 0-24 37 0 37z">
          <text:p/>
        </draw:path>
        <draw:path draw:style-name="gr1" draw:text-style-name="P1" draw:layer="layout" svg:width="0.034cm" svg:height="0.035cm" svg:x="1.979cm" svg:y="12.535cm" svg:viewBox="0 0 35 36" svg:d="M18 36c23 0 23-36 0-36-24 0-24 36 0 36z">
          <text:p/>
        </draw:path>
        <draw:path draw:style-name="gr1" draw:text-style-name="P1" draw:layer="layout" svg:width="0.034cm" svg:height="0.035cm" svg:x="1.979cm" svg:y="13.037cm" svg:viewBox="0 0 35 36" svg:d="M18 36c23 0 23-36 0-36-24 0-24 36 0 36z">
          <text:p/>
        </draw:path>
        <draw:path draw:style-name="gr1" draw:text-style-name="P1" draw:layer="layout" svg:width="0.034cm" svg:height="0.035cm" svg:x="1.979cm" svg:y="13.539cm" svg:viewBox="0 0 35 36" svg:d="M18 36c23 0 23-36 0-36-24 0-24 36 0 36z">
          <text:p/>
        </draw:path>
        <draw:path draw:style-name="gr1" draw:text-style-name="P1" draw:layer="layout" svg:width="0.034cm" svg:height="0.035cm" svg:x="1.979cm" svg:y="14.041cm" svg:viewBox="0 0 35 36" svg:d="M18 36c23 0 23-36 0-36-24 0-24 36 0 36z">
          <text:p/>
        </draw:path>
        <draw:path draw:style-name="gr1" draw:text-style-name="P1" draw:layer="layout" svg:width="0.034cm" svg:height="0.036cm" svg:x="1.979cm" svg:y="14.543cm" svg:viewBox="0 0 35 37" svg:d="M18 37c23 0 23-37 0-37-24 0-24 37 0 37z">
          <text:p/>
        </draw:path>
        <draw:path draw:style-name="gr1" draw:text-style-name="P1" draw:layer="layout" svg:width="0.034cm" svg:height="0.036cm" svg:x="1.979cm" svg:y="15.045cm" svg:viewBox="0 0 35 37" svg:d="M18 37c23 0 23-37 0-37-24 0-24 37 0 37z">
          <text:p/>
        </draw:path>
        <draw:path draw:style-name="gr1" draw:text-style-name="P1" draw:layer="layout" svg:width="0.034cm" svg:height="0.035cm" svg:x="1.979cm" svg:y="15.548cm" svg:viewBox="0 0 35 36" svg:d="M18 36c23 0 23-36 0-36-24 0-24 36 0 36z">
          <text:p/>
        </draw:path>
        <draw:path draw:style-name="gr1" draw:text-style-name="P1" draw:layer="layout" svg:width="0.034cm" svg:height="0.035cm" svg:x="1.979cm" svg:y="16.05cm" svg:viewBox="0 0 35 36" svg:d="M18 36c23 0 23-36 0-36-24 0-24 36 0 36z">
          <text:p/>
        </draw:path>
        <draw:path draw:style-name="gr1" draw:text-style-name="P1" draw:layer="layout" svg:width="0.034cm" svg:height="0.035cm" svg:x="1.979cm" svg:y="16.552cm" svg:viewBox="0 0 35 36" svg:d="M18 36c23 0 23-36 0-36-24 0-24 36 0 36z">
          <text:p/>
        </draw:path>
        <draw:path draw:style-name="gr1" draw:text-style-name="P1" draw:layer="layout" svg:width="0.034cm" svg:height="0.036cm" svg:x="1.979cm" svg:y="17.054cm" svg:viewBox="0 0 35 37" svg:d="M18 37c23 0 23-37 0-37-24 0-24 37 0 37z">
          <text:p/>
        </draw:path>
        <draw:path draw:style-name="gr1" draw:text-style-name="P1" draw:layer="layout" svg:width="0.034cm" svg:height="0.035cm" svg:x="1.979cm" svg:y="17.557cm" svg:viewBox="0 0 35 36" svg:d="M18 36c23 0 23-36 0-36-24 0-24 36 0 36z">
          <text:p/>
        </draw:path>
        <draw:path draw:style-name="gr1" draw:text-style-name="P1" draw:layer="layout" svg:width="0.034cm" svg:height="0.035cm" svg:x="1.979cm" svg:y="18.059cm" svg:viewBox="0 0 35 36" svg:d="M18 36c23 0 23-36 0-36-24 0-24 36 0 36z">
          <text:p/>
        </draw:path>
        <draw:path draw:style-name="gr1" draw:text-style-name="P1" draw:layer="layout" svg:width="0.034cm" svg:height="0.035cm" svg:x="1.979cm" svg:y="18.561cm" svg:viewBox="0 0 35 36" svg:d="M18 36c23 0 23-36 0-36-24 0-24 36 0 36z">
          <text:p/>
        </draw:path>
        <draw:path draw:style-name="gr1" draw:text-style-name="P1" draw:layer="layout" svg:width="0.034cm" svg:height="0.035cm" svg:x="1.979cm" svg:y="19.063cm" svg:viewBox="0 0 35 36" svg:d="M18 36c23 0 23-36 0-36-24 0-24 36 0 36z">
          <text:p/>
        </draw:path>
        <draw:path draw:style-name="gr1" draw:text-style-name="P1" draw:layer="layout" svg:width="0.034cm" svg:height="0.036cm" svg:x="1.979cm" svg:y="19.565cm" svg:viewBox="0 0 35 37" svg:d="M18 37c23 0 23-37 0-37-24 0-24 37 0 37z">
          <text:p/>
        </draw:path>
        <draw:path draw:style-name="gr1" draw:text-style-name="P1" draw:layer="layout" svg:width="0.034cm" svg:height="0.036cm" svg:x="1.979cm" svg:y="20.067cm" svg:viewBox="0 0 35 37" svg:d="M18 37c23 0 23-37 0-37-24 0-24 37 0 37z">
          <text:p/>
        </draw:path>
        <draw:path draw:style-name="gr1" draw:text-style-name="P1" draw:layer="layout" svg:width="0.034cm" svg:height="0.035cm" svg:x="1.979cm" svg:y="20.57cm" svg:viewBox="0 0 35 36" svg:d="M18 36c23 0 23-36 0-36-24 0-24 36 0 36z">
          <text:p/>
        </draw:path>
        <draw:path draw:style-name="gr1" draw:text-style-name="P1" draw:layer="layout" svg:width="0.034cm" svg:height="0.035cm" svg:x="2.478cm" svg:y="3.495cm" svg:viewBox="0 0 35 36" svg:d="M17 36c24 0 24-36 0-36-22 0-23 36 0 36z">
          <text:p/>
        </draw:path>
        <draw:path draw:style-name="gr1" draw:text-style-name="P1" draw:layer="layout" svg:width="0.034cm" svg:height="0.035cm" svg:x="2.478cm" svg:y="3.997cm" svg:viewBox="0 0 35 36" svg:d="M17 36c24 0 24-36 0-36-22 0-23 36 0 36z">
          <text:p/>
        </draw:path>
        <draw:path draw:style-name="gr1" draw:text-style-name="P1" draw:layer="layout" svg:width="0.034cm" svg:height="0.036cm" svg:x="2.478cm" svg:y="4.499cm" svg:viewBox="0 0 35 37" svg:d="M17 37c24 0 24-37 0-37-22 0-23 37 0 37z">
          <text:p/>
        </draw:path>
        <draw:path draw:style-name="gr1" draw:text-style-name="P1" draw:layer="layout" svg:width="0.034cm" svg:height="0.035cm" svg:x="2.478cm" svg:y="5.002cm" svg:viewBox="0 0 35 36" svg:d="M17 36c24 0 24-36 0-36-22 0-23 36 0 36z">
          <text:p/>
        </draw:path>
        <draw:path draw:style-name="gr1" draw:text-style-name="P1" draw:layer="layout" svg:width="0.034cm" svg:height="0.035cm" svg:x="2.478cm" svg:y="5.504cm" svg:viewBox="0 0 35 36" svg:d="M17 36c24 0 24-36 0-36-22 0-23 36 0 36z">
          <text:p/>
        </draw:path>
        <draw:path draw:style-name="gr1" draw:text-style-name="P1" draw:layer="layout" svg:width="0.034cm" svg:height="0.035cm" svg:x="2.478cm" svg:y="6.006cm" svg:viewBox="0 0 35 36" svg:d="M17 36c24 0 24-36 0-36-22 0-23 36 0 36z">
          <text:p/>
        </draw:path>
        <draw:path draw:style-name="gr1" draw:text-style-name="P1" draw:layer="layout" svg:width="0.034cm" svg:height="0.036cm" svg:x="2.478cm" svg:y="6.508cm" svg:viewBox="0 0 35 37" svg:d="M17 37c24 0 24-37 0-37-22 0-23 37 0 37z">
          <text:p/>
        </draw:path>
        <draw:path draw:style-name="gr1" draw:text-style-name="P1" draw:layer="layout" svg:width="0.034cm" svg:height="0.036cm" svg:x="2.478cm" svg:y="7.01cm" svg:viewBox="0 0 35 37" svg:d="M17 37c24 0 24-37 0-37-22 0-23 37 0 37z">
          <text:p/>
        </draw:path>
        <draw:path draw:style-name="gr1" draw:text-style-name="P1" draw:layer="layout" svg:width="0.034cm" svg:height="0.035cm" svg:x="2.478cm" svg:y="7.513cm" svg:viewBox="0 0 35 36" svg:d="M17 36c24 0 24-36 0-36-22 0-23 36 0 36z">
          <text:p/>
        </draw:path>
        <draw:path draw:style-name="gr1" draw:text-style-name="P1" draw:layer="layout" svg:width="0.034cm" svg:height="0.035cm" svg:x="2.478cm" svg:y="8.015cm" svg:viewBox="0 0 35 36" svg:d="M17 36c24 0 24-36 0-36-22 0-23 36 0 36z">
          <text:p/>
        </draw:path>
        <draw:path draw:style-name="gr1" draw:text-style-name="P1" draw:layer="layout" svg:width="0.034cm" svg:height="0.035cm" svg:x="2.478cm" svg:y="8.517cm" svg:viewBox="0 0 35 36" svg:d="M17 36c24 0 24-36 0-36-22 0-23 36 0 36z">
          <text:p/>
        </draw:path>
        <draw:path draw:style-name="gr1" draw:text-style-name="P1" draw:layer="layout" svg:width="0.034cm" svg:height="0.035cm" svg:x="2.478cm" svg:y="9.019cm" svg:viewBox="0 0 35 36" svg:d="M17 36c24 0 24-36 0-36-22 0-23 36 0 36z">
          <text:p/>
        </draw:path>
        <draw:path draw:style-name="gr1" draw:text-style-name="P1" draw:layer="layout" svg:width="0.034cm" svg:height="0.036cm" svg:x="2.478cm" svg:y="9.521cm" svg:viewBox="0 0 35 37" svg:d="M17 37c24 0 24-37 0-37-22 0-23 37 0 37z">
          <text:p/>
        </draw:path>
        <draw:path draw:style-name="gr1" draw:text-style-name="P1" draw:layer="layout" svg:width="0.034cm" svg:height="0.035cm" svg:x="2.478cm" svg:y="10.024cm" svg:viewBox="0 0 35 36" svg:d="M17 36c24 0 24-36 0-36-22 0-23 36 0 36z">
          <text:p/>
        </draw:path>
        <draw:path draw:style-name="gr1" draw:text-style-name="P1" draw:layer="layout" svg:width="0.034cm" svg:height="0.035cm" svg:x="2.478cm" svg:y="10.526cm" svg:viewBox="0 0 35 36" svg:d="M17 36c24 0 24-36 0-36-22 0-23 36 0 36z">
          <text:p/>
        </draw:path>
        <draw:path draw:style-name="gr1" draw:text-style-name="P1" draw:layer="layout" svg:width="0.034cm" svg:height="0.035cm" svg:x="2.478cm" svg:y="11.028cm" svg:viewBox="0 0 35 36" svg:d="M17 36c24 0 24-36 0-36-22 0-23 36 0 36z">
          <text:p/>
        </draw:path>
        <draw:path draw:style-name="gr1" draw:text-style-name="P1" draw:layer="layout" svg:width="0.034cm" svg:height="0.035cm" svg:x="2.478cm" svg:y="11.53cm" svg:viewBox="0 0 35 36" svg:d="M17 36c24 0 24-36 0-36-22 0-23 36 0 36z">
          <text:p/>
        </draw:path>
        <draw:path draw:style-name="gr1" draw:text-style-name="P1" draw:layer="layout" svg:width="0.034cm" svg:height="0.036cm" svg:x="2.478cm" svg:y="12.032cm" svg:viewBox="0 0 35 37" svg:d="M17 37c24 0 24-37 0-37-22 0-23 37 0 37z">
          <text:p/>
        </draw:path>
        <draw:path draw:style-name="gr1" draw:text-style-name="P1" draw:layer="layout" svg:width="0.034cm" svg:height="0.035cm" svg:x="2.478cm" svg:y="12.535cm" svg:viewBox="0 0 35 36" svg:d="M17 36c24 0 24-36 0-36-22 0-23 36 0 36z">
          <text:p/>
        </draw:path>
        <draw:path draw:style-name="gr1" draw:text-style-name="P1" draw:layer="layout" svg:width="0.034cm" svg:height="0.035cm" svg:x="2.478cm" svg:y="13.037cm" svg:viewBox="0 0 35 36" svg:d="M17 36c24 0 24-36 0-36-22 0-23 36 0 36z">
          <text:p/>
        </draw:path>
        <draw:path draw:style-name="gr1" draw:text-style-name="P1" draw:layer="layout" svg:width="0.034cm" svg:height="0.035cm" svg:x="2.478cm" svg:y="13.539cm" svg:viewBox="0 0 35 36" svg:d="M17 36c24 0 24-36 0-36-22 0-23 36 0 36z">
          <text:p/>
        </draw:path>
        <draw:path draw:style-name="gr1" draw:text-style-name="P1" draw:layer="layout" svg:width="0.034cm" svg:height="0.035cm" svg:x="2.478cm" svg:y="14.041cm" svg:viewBox="0 0 35 36" svg:d="M17 36c24 0 24-36 0-36-22 0-23 36 0 36z">
          <text:p/>
        </draw:path>
        <draw:path draw:style-name="gr1" draw:text-style-name="P1" draw:layer="layout" svg:width="0.034cm" svg:height="0.036cm" svg:x="2.478cm" svg:y="14.543cm" svg:viewBox="0 0 35 37" svg:d="M17 37c24 0 24-37 0-37-22 0-23 37 0 37z">
          <text:p/>
        </draw:path>
        <draw:path draw:style-name="gr1" draw:text-style-name="P1" draw:layer="layout" svg:width="0.034cm" svg:height="0.036cm" svg:x="2.478cm" svg:y="15.045cm" svg:viewBox="0 0 35 37" svg:d="M17 37c24 0 24-37 0-37-22 0-23 37 0 37z">
          <text:p/>
        </draw:path>
        <draw:path draw:style-name="gr1" draw:text-style-name="P1" draw:layer="layout" svg:width="0.034cm" svg:height="0.035cm" svg:x="2.478cm" svg:y="15.548cm" svg:viewBox="0 0 35 36" svg:d="M17 36c24 0 24-36 0-36-22 0-23 36 0 36z">
          <text:p/>
        </draw:path>
        <draw:path draw:style-name="gr1" draw:text-style-name="P1" draw:layer="layout" svg:width="0.034cm" svg:height="0.035cm" svg:x="2.478cm" svg:y="16.05cm" svg:viewBox="0 0 35 36" svg:d="M17 36c24 0 24-36 0-36-22 0-23 36 0 36z">
          <text:p/>
        </draw:path>
        <draw:path draw:style-name="gr1" draw:text-style-name="P1" draw:layer="layout" svg:width="0.034cm" svg:height="0.035cm" svg:x="2.478cm" svg:y="16.552cm" svg:viewBox="0 0 35 36" svg:d="M17 36c24 0 24-36 0-36-22 0-23 36 0 36z">
          <text:p/>
        </draw:path>
        <draw:path draw:style-name="gr1" draw:text-style-name="P1" draw:layer="layout" svg:width="0.034cm" svg:height="0.036cm" svg:x="2.478cm" svg:y="17.054cm" svg:viewBox="0 0 35 37" svg:d="M17 37c24 0 24-37 0-37-22 0-23 37 0 37z">
          <text:p/>
        </draw:path>
        <draw:path draw:style-name="gr1" draw:text-style-name="P1" draw:layer="layout" svg:width="0.034cm" svg:height="0.035cm" svg:x="2.478cm" svg:y="17.557cm" svg:viewBox="0 0 35 36" svg:d="M17 36c24 0 24-36 0-36-22 0-23 36 0 36z">
          <text:p/>
        </draw:path>
        <draw:path draw:style-name="gr1" draw:text-style-name="P1" draw:layer="layout" svg:width="0.034cm" svg:height="0.035cm" svg:x="2.478cm" svg:y="18.059cm" svg:viewBox="0 0 35 36" svg:d="M17 36c24 0 24-36 0-36-22 0-23 36 0 36z">
          <text:p/>
        </draw:path>
        <draw:path draw:style-name="gr1" draw:text-style-name="P1" draw:layer="layout" svg:width="0.034cm" svg:height="0.035cm" svg:x="2.478cm" svg:y="18.561cm" svg:viewBox="0 0 35 36" svg:d="M17 36c24 0 24-36 0-36-22 0-23 36 0 36z">
          <text:p/>
        </draw:path>
        <draw:path draw:style-name="gr1" draw:text-style-name="P1" draw:layer="layout" svg:width="0.034cm" svg:height="0.035cm" svg:x="2.478cm" svg:y="19.063cm" svg:viewBox="0 0 35 36" svg:d="M17 36c24 0 24-36 0-36-22 0-23 36 0 36z">
          <text:p/>
        </draw:path>
        <draw:path draw:style-name="gr1" draw:text-style-name="P1" draw:layer="layout" svg:width="0.034cm" svg:height="0.036cm" svg:x="2.478cm" svg:y="19.565cm" svg:viewBox="0 0 35 37" svg:d="M17 37c24 0 24-37 0-37-22 0-23 37 0 37z">
          <text:p/>
        </draw:path>
        <draw:path draw:style-name="gr1" draw:text-style-name="P1" draw:layer="layout" svg:width="0.034cm" svg:height="0.036cm" svg:x="2.478cm" svg:y="20.067cm" svg:viewBox="0 0 35 37" svg:d="M17 37c24 0 24-37 0-37-22 0-23 37 0 37z">
          <text:p/>
        </draw:path>
        <draw:path draw:style-name="gr1" draw:text-style-name="P1" draw:layer="layout" svg:width="0.034cm" svg:height="0.035cm" svg:x="2.478cm" svg:y="20.57cm" svg:viewBox="0 0 35 36" svg:d="M17 36c24 0 24-36 0-36-22 0-23 36 0 36z">
          <text:p/>
        </draw:path>
        <draw:path draw:style-name="gr1" draw:text-style-name="P1" draw:layer="layout" svg:width="0.034cm" svg:height="0.035cm" svg:x="2.977cm" svg:y="3.495cm" svg:viewBox="0 0 35 36" svg:d="M18 36c23 0 23-36 0-36-24 0-24 36 0 36z">
          <text:p/>
        </draw:path>
        <draw:path draw:style-name="gr1" draw:text-style-name="P1" draw:layer="layout" svg:width="0.034cm" svg:height="0.035cm" svg:x="2.977cm" svg:y="3.997cm" svg:viewBox="0 0 35 36" svg:d="M18 36c23 0 23-36 0-36-24 0-24 36 0 36z">
          <text:p/>
        </draw:path>
        <draw:path draw:style-name="gr1" draw:text-style-name="P1" draw:layer="layout" svg:width="0.034cm" svg:height="0.036cm" svg:x="2.977cm" svg:y="4.499cm" svg:viewBox="0 0 35 37" svg:d="M18 37c23 0 23-37 0-37-24 0-24 37 0 37z">
          <text:p/>
        </draw:path>
        <draw:path draw:style-name="gr1" draw:text-style-name="P1" draw:layer="layout" svg:width="0.034cm" svg:height="0.035cm" svg:x="2.977cm" svg:y="5.002cm" svg:viewBox="0 0 35 36" svg:d="M18 36c23 0 23-36 0-36-24 0-24 36 0 36z">
          <text:p/>
        </draw:path>
        <draw:path draw:style-name="gr1" draw:text-style-name="P1" draw:layer="layout" svg:width="0.034cm" svg:height="0.035cm" svg:x="2.977cm" svg:y="5.504cm" svg:viewBox="0 0 35 36" svg:d="M18 36c23 0 23-36 0-36-24 0-24 36 0 36z">
          <text:p/>
        </draw:path>
        <draw:path draw:style-name="gr1" draw:text-style-name="P1" draw:layer="layout" svg:width="0.034cm" svg:height="0.035cm" svg:x="2.977cm" svg:y="6.006cm" svg:viewBox="0 0 35 36" svg:d="M18 36c23 0 23-36 0-36-24 0-24 36 0 36z">
          <text:p/>
        </draw:path>
        <draw:path draw:style-name="gr1" draw:text-style-name="P1" draw:layer="layout" svg:width="0.034cm" svg:height="0.036cm" svg:x="2.977cm" svg:y="6.508cm" svg:viewBox="0 0 35 37" svg:d="M18 37c23 0 23-37 0-37-24 0-24 37 0 37z">
          <text:p/>
        </draw:path>
        <draw:path draw:style-name="gr1" draw:text-style-name="P1" draw:layer="layout" svg:width="0.034cm" svg:height="0.036cm" svg:x="2.977cm" svg:y="7.01cm" svg:viewBox="0 0 35 37" svg:d="M18 37c23 0 23-37 0-37-24 0-24 37 0 37z">
          <text:p/>
        </draw:path>
        <draw:path draw:style-name="gr1" draw:text-style-name="P1" draw:layer="layout" svg:width="0.034cm" svg:height="0.035cm" svg:x="2.977cm" svg:y="7.513cm" svg:viewBox="0 0 35 36" svg:d="M18 36c23 0 23-36 0-36-24 0-24 36 0 36z">
          <text:p/>
        </draw:path>
        <draw:path draw:style-name="gr1" draw:text-style-name="P1" draw:layer="layout" svg:width="0.034cm" svg:height="0.035cm" svg:x="2.977cm" svg:y="8.015cm" svg:viewBox="0 0 35 36" svg:d="M18 36c23 0 23-36 0-36-24 0-24 36 0 36z">
          <text:p/>
        </draw:path>
        <draw:path draw:style-name="gr1" draw:text-style-name="P1" draw:layer="layout" svg:width="0.034cm" svg:height="0.035cm" svg:x="2.977cm" svg:y="8.517cm" svg:viewBox="0 0 35 36" svg:d="M18 36c23 0 23-36 0-36-24 0-24 36 0 36z">
          <text:p/>
        </draw:path>
        <draw:path draw:style-name="gr1" draw:text-style-name="P1" draw:layer="layout" svg:width="0.034cm" svg:height="0.035cm" svg:x="2.977cm" svg:y="9.019cm" svg:viewBox="0 0 35 36" svg:d="M18 36c23 0 23-36 0-36-24 0-24 36 0 36z">
          <text:p/>
        </draw:path>
        <draw:path draw:style-name="gr1" draw:text-style-name="P1" draw:layer="layout" svg:width="0.034cm" svg:height="0.036cm" svg:x="2.977cm" svg:y="9.521cm" svg:viewBox="0 0 35 37" svg:d="M18 37c23 0 23-37 0-37-24 0-24 37 0 37z">
          <text:p/>
        </draw:path>
        <draw:path draw:style-name="gr1" draw:text-style-name="P1" draw:layer="layout" svg:width="0.034cm" svg:height="0.035cm" svg:x="2.977cm" svg:y="10.024cm" svg:viewBox="0 0 35 36" svg:d="M18 36c23 0 23-36 0-36-24 0-24 36 0 36z">
          <text:p/>
        </draw:path>
        <draw:path draw:style-name="gr1" draw:text-style-name="P1" draw:layer="layout" svg:width="0.034cm" svg:height="0.035cm" svg:x="2.977cm" svg:y="10.526cm" svg:viewBox="0 0 35 36" svg:d="M18 36c23 0 23-36 0-36-24 0-24 36 0 36z">
          <text:p/>
        </draw:path>
        <draw:path draw:style-name="gr1" draw:text-style-name="P1" draw:layer="layout" svg:width="0.034cm" svg:height="0.035cm" svg:x="2.977cm" svg:y="11.028cm" svg:viewBox="0 0 35 36" svg:d="M18 36c23 0 23-36 0-36-24 0-24 36 0 36z">
          <text:p/>
        </draw:path>
        <draw:path draw:style-name="gr1" draw:text-style-name="P1" draw:layer="layout" svg:width="0.034cm" svg:height="0.035cm" svg:x="2.977cm" svg:y="11.53cm" svg:viewBox="0 0 35 36" svg:d="M18 36c23 0 23-36 0-36-24 0-24 36 0 36z">
          <text:p/>
        </draw:path>
        <draw:path draw:style-name="gr1" draw:text-style-name="P1" draw:layer="layout" svg:width="0.034cm" svg:height="0.036cm" svg:x="2.977cm" svg:y="12.032cm" svg:viewBox="0 0 35 37" svg:d="M18 37c23 0 23-37 0-37-24 0-24 37 0 37z">
          <text:p/>
        </draw:path>
        <draw:path draw:style-name="gr1" draw:text-style-name="P1" draw:layer="layout" svg:width="0.034cm" svg:height="0.035cm" svg:x="2.977cm" svg:y="12.535cm" svg:viewBox="0 0 35 36" svg:d="M18 36c23 0 23-36 0-36-24 0-24 36 0 36z">
          <text:p/>
        </draw:path>
        <draw:path draw:style-name="gr1" draw:text-style-name="P1" draw:layer="layout" svg:width="0.034cm" svg:height="0.035cm" svg:x="2.977cm" svg:y="13.037cm" svg:viewBox="0 0 35 36" svg:d="M18 36c23 0 23-36 0-36-24 0-24 36 0 36z">
          <text:p/>
        </draw:path>
        <draw:path draw:style-name="gr1" draw:text-style-name="P1" draw:layer="layout" svg:width="0.034cm" svg:height="0.035cm" svg:x="2.977cm" svg:y="13.539cm" svg:viewBox="0 0 35 36" svg:d="M18 36c23 0 23-36 0-36-24 0-24 36 0 36z">
          <text:p/>
        </draw:path>
        <draw:path draw:style-name="gr1" draw:text-style-name="P1" draw:layer="layout" svg:width="0.034cm" svg:height="0.035cm" svg:x="2.977cm" svg:y="14.041cm" svg:viewBox="0 0 35 36" svg:d="M18 36c23 0 23-36 0-36-24 0-24 36 0 36z">
          <text:p/>
        </draw:path>
        <draw:path draw:style-name="gr1" draw:text-style-name="P1" draw:layer="layout" svg:width="0.034cm" svg:height="0.036cm" svg:x="2.977cm" svg:y="14.543cm" svg:viewBox="0 0 35 37" svg:d="M18 37c23 0 23-37 0-37-24 0-24 37 0 37z">
          <text:p/>
        </draw:path>
        <draw:path draw:style-name="gr1" draw:text-style-name="P1" draw:layer="layout" svg:width="0.034cm" svg:height="0.036cm" svg:x="2.977cm" svg:y="15.045cm" svg:viewBox="0 0 35 37" svg:d="M18 37c23 0 23-37 0-37-24 0-24 37 0 37z">
          <text:p/>
        </draw:path>
        <draw:path draw:style-name="gr1" draw:text-style-name="P1" draw:layer="layout" svg:width="0.034cm" svg:height="0.035cm" svg:x="2.977cm" svg:y="15.548cm" svg:viewBox="0 0 35 36" svg:d="M18 36c23 0 23-36 0-36-24 0-24 36 0 36z">
          <text:p/>
        </draw:path>
        <draw:path draw:style-name="gr1" draw:text-style-name="P1" draw:layer="layout" svg:width="0.034cm" svg:height="0.035cm" svg:x="2.977cm" svg:y="16.05cm" svg:viewBox="0 0 35 36" svg:d="M18 36c23 0 23-36 0-36-24 0-24 36 0 36z">
          <text:p/>
        </draw:path>
        <draw:path draw:style-name="gr1" draw:text-style-name="P1" draw:layer="layout" svg:width="0.034cm" svg:height="0.035cm" svg:x="2.977cm" svg:y="16.552cm" svg:viewBox="0 0 35 36" svg:d="M18 36c23 0 23-36 0-36-24 0-24 36 0 36z">
          <text:p/>
        </draw:path>
        <draw:path draw:style-name="gr1" draw:text-style-name="P1" draw:layer="layout" svg:width="0.034cm" svg:height="0.036cm" svg:x="2.977cm" svg:y="17.054cm" svg:viewBox="0 0 35 37" svg:d="M18 37c23 0 23-37 0-37-24 0-24 37 0 37z">
          <text:p/>
        </draw:path>
        <draw:path draw:style-name="gr1" draw:text-style-name="P1" draw:layer="layout" svg:width="0.034cm" svg:height="0.035cm" svg:x="2.977cm" svg:y="17.557cm" svg:viewBox="0 0 35 36" svg:d="M18 36c23 0 23-36 0-36-24 0-24 36 0 36z">
          <text:p/>
        </draw:path>
        <draw:path draw:style-name="gr1" draw:text-style-name="P1" draw:layer="layout" svg:width="0.034cm" svg:height="0.035cm" svg:x="2.977cm" svg:y="18.059cm" svg:viewBox="0 0 35 36" svg:d="M18 36c23 0 23-36 0-36-24 0-24 36 0 36z">
          <text:p/>
        </draw:path>
        <draw:path draw:style-name="gr1" draw:text-style-name="P1" draw:layer="layout" svg:width="0.034cm" svg:height="0.035cm" svg:x="2.977cm" svg:y="18.561cm" svg:viewBox="0 0 35 36" svg:d="M18 36c23 0 23-36 0-36-24 0-24 36 0 36z">
          <text:p/>
        </draw:path>
        <draw:path draw:style-name="gr1" draw:text-style-name="P1" draw:layer="layout" svg:width="0.034cm" svg:height="0.035cm" svg:x="2.977cm" svg:y="19.063cm" svg:viewBox="0 0 35 36" svg:d="M18 36c23 0 23-36 0-36-24 0-24 36 0 36z">
          <text:p/>
        </draw:path>
        <draw:path draw:style-name="gr1" draw:text-style-name="P1" draw:layer="layout" svg:width="0.034cm" svg:height="0.036cm" svg:x="2.977cm" svg:y="19.565cm" svg:viewBox="0 0 35 37" svg:d="M18 37c23 0 23-37 0-37-24 0-24 37 0 37z">
          <text:p/>
        </draw:path>
        <draw:path draw:style-name="gr1" draw:text-style-name="P1" draw:layer="layout" svg:width="0.034cm" svg:height="0.036cm" svg:x="2.977cm" svg:y="20.067cm" svg:viewBox="0 0 35 37" svg:d="M18 37c23 0 23-37 0-37-24 0-24 37 0 37z">
          <text:p/>
        </draw:path>
        <draw:path draw:style-name="gr1" draw:text-style-name="P1" draw:layer="layout" svg:width="0.034cm" svg:height="0.035cm" svg:x="2.977cm" svg:y="20.57cm" svg:viewBox="0 0 35 36" svg:d="M18 36c23 0 23-36 0-36-24 0-24 36 0 36z">
          <text:p/>
        </draw:path>
        <draw:path draw:style-name="gr1" draw:text-style-name="P1" draw:layer="layout" svg:width="0.034cm" svg:height="0.035cm" svg:x="3.475cm" svg:y="3.495cm" svg:viewBox="0 0 35 36" svg:d="M17 36c23 0 23-36 0-36s-23 36 0 36z">
          <text:p/>
        </draw:path>
        <draw:path draw:style-name="gr1" draw:text-style-name="P1" draw:layer="layout" svg:width="0.034cm" svg:height="0.035cm" svg:x="3.475cm" svg:y="3.997cm" svg:viewBox="0 0 35 36" svg:d="M17 36c23 0 23-36 0-36s-23 36 0 36z">
          <text:p/>
        </draw:path>
        <draw:path draw:style-name="gr1" draw:text-style-name="P1" draw:layer="layout" svg:width="0.034cm" svg:height="0.036cm" svg:x="3.475cm" svg:y="4.499cm" svg:viewBox="0 0 35 37" svg:d="M17 37c23 0 23-37 0-37s-23 37 0 37z">
          <text:p/>
        </draw:path>
        <draw:path draw:style-name="gr1" draw:text-style-name="P1" draw:layer="layout" svg:width="0.034cm" svg:height="0.035cm" svg:x="3.475cm" svg:y="5.002cm" svg:viewBox="0 0 35 36" svg:d="M17 36c23 0 23-36 0-36s-23 36 0 36z">
          <text:p/>
        </draw:path>
        <draw:path draw:style-name="gr1" draw:text-style-name="P1" draw:layer="layout" svg:width="0.034cm" svg:height="0.035cm" svg:x="3.475cm" svg:y="5.504cm" svg:viewBox="0 0 35 36" svg:d="M17 36c23 0 23-36 0-36s-23 36 0 36z">
          <text:p/>
        </draw:path>
        <draw:path draw:style-name="gr1" draw:text-style-name="P1" draw:layer="layout" svg:width="0.034cm" svg:height="0.035cm" svg:x="3.475cm" svg:y="6.006cm" svg:viewBox="0 0 35 36" svg:d="M17 36c23 0 23-36 0-36s-23 36 0 36z">
          <text:p/>
        </draw:path>
        <draw:path draw:style-name="gr1" draw:text-style-name="P1" draw:layer="layout" svg:width="0.034cm" svg:height="0.036cm" svg:x="3.475cm" svg:y="6.508cm" svg:viewBox="0 0 35 37" svg:d="M17 37c23 0 23-37 0-37s-23 37 0 37z">
          <text:p/>
        </draw:path>
        <draw:path draw:style-name="gr1" draw:text-style-name="P1" draw:layer="layout" svg:width="0.034cm" svg:height="0.036cm" svg:x="3.475cm" svg:y="7.01cm" svg:viewBox="0 0 35 37" svg:d="M17 37c23 0 23-37 0-37s-23 37 0 37z">
          <text:p/>
        </draw:path>
        <draw:path draw:style-name="gr1" draw:text-style-name="P1" draw:layer="layout" svg:width="0.034cm" svg:height="0.035cm" svg:x="3.475cm" svg:y="7.513cm" svg:viewBox="0 0 35 36" svg:d="M17 36c23 0 23-36 0-36s-23 36 0 36z">
          <text:p/>
        </draw:path>
        <draw:path draw:style-name="gr1" draw:text-style-name="P1" draw:layer="layout" svg:width="0.034cm" svg:height="0.035cm" svg:x="3.475cm" svg:y="8.015cm" svg:viewBox="0 0 35 36" svg:d="M17 36c23 0 23-36 0-36s-23 36 0 36z">
          <text:p/>
        </draw:path>
        <draw:path draw:style-name="gr1" draw:text-style-name="P1" draw:layer="layout" svg:width="0.034cm" svg:height="0.035cm" svg:x="3.475cm" svg:y="8.517cm" svg:viewBox="0 0 35 36" svg:d="M17 36c23 0 23-36 0-36s-23 36 0 36z">
          <text:p/>
        </draw:path>
        <draw:path draw:style-name="gr1" draw:text-style-name="P1" draw:layer="layout" svg:width="0.034cm" svg:height="0.035cm" svg:x="3.475cm" svg:y="9.019cm" svg:viewBox="0 0 35 36" svg:d="M17 36c23 0 23-36 0-36s-23 36 0 36z">
          <text:p/>
        </draw:path>
        <draw:path draw:style-name="gr1" draw:text-style-name="P1" draw:layer="layout" svg:width="0.034cm" svg:height="0.036cm" svg:x="3.475cm" svg:y="9.521cm" svg:viewBox="0 0 35 37" svg:d="M17 37c23 0 23-37 0-37s-23 37 0 37z">
          <text:p/>
        </draw:path>
        <draw:path draw:style-name="gr1" draw:text-style-name="P1" draw:layer="layout" svg:width="0.034cm" svg:height="0.035cm" svg:x="3.475cm" svg:y="10.024cm" svg:viewBox="0 0 35 36" svg:d="M17 36c23 0 23-36 0-36s-23 36 0 36z">
          <text:p/>
        </draw:path>
        <draw:path draw:style-name="gr1" draw:text-style-name="P1" draw:layer="layout" svg:width="0.034cm" svg:height="0.035cm" svg:x="3.475cm" svg:y="10.526cm" svg:viewBox="0 0 35 36" svg:d="M17 36c23 0 23-36 0-36s-23 36 0 36z">
          <text:p/>
        </draw:path>
        <draw:path draw:style-name="gr1" draw:text-style-name="P1" draw:layer="layout" svg:width="0.034cm" svg:height="0.035cm" svg:x="3.475cm" svg:y="11.028cm" svg:viewBox="0 0 35 36" svg:d="M17 36c23 0 23-36 0-36s-23 36 0 36z">
          <text:p/>
        </draw:path>
        <draw:path draw:style-name="gr1" draw:text-style-name="P1" draw:layer="layout" svg:width="0.034cm" svg:height="0.035cm" svg:x="3.475cm" svg:y="11.53cm" svg:viewBox="0 0 35 36" svg:d="M17 36c23 0 23-36 0-36s-23 36 0 36z">
          <text:p/>
        </draw:path>
        <draw:path draw:style-name="gr1" draw:text-style-name="P1" draw:layer="layout" svg:width="0.034cm" svg:height="0.036cm" svg:x="3.475cm" svg:y="12.032cm" svg:viewBox="0 0 35 37" svg:d="M17 37c23 0 23-37 0-37s-23 37 0 37z">
          <text:p/>
        </draw:path>
        <draw:path draw:style-name="gr1" draw:text-style-name="P1" draw:layer="layout" svg:width="0.034cm" svg:height="0.035cm" svg:x="3.475cm" svg:y="12.535cm" svg:viewBox="0 0 35 36" svg:d="M17 36c23 0 23-36 0-36s-23 36 0 36z">
          <text:p/>
        </draw:path>
        <draw:path draw:style-name="gr1" draw:text-style-name="P1" draw:layer="layout" svg:width="0.034cm" svg:height="0.035cm" svg:x="3.475cm" svg:y="13.037cm" svg:viewBox="0 0 35 36" svg:d="M17 36c23 0 23-36 0-36s-23 36 0 36z">
          <text:p/>
        </draw:path>
        <draw:path draw:style-name="gr1" draw:text-style-name="P1" draw:layer="layout" svg:width="0.034cm" svg:height="0.035cm" svg:x="3.475cm" svg:y="13.539cm" svg:viewBox="0 0 35 36" svg:d="M17 36c23 0 23-36 0-36s-23 36 0 36z">
          <text:p/>
        </draw:path>
        <draw:path draw:style-name="gr1" draw:text-style-name="P1" draw:layer="layout" svg:width="0.034cm" svg:height="0.035cm" svg:x="3.475cm" svg:y="14.041cm" svg:viewBox="0 0 35 36" svg:d="M17 36c23 0 23-36 0-36s-23 36 0 36z">
          <text:p/>
        </draw:path>
        <draw:path draw:style-name="gr1" draw:text-style-name="P1" draw:layer="layout" svg:width="0.034cm" svg:height="0.036cm" svg:x="3.475cm" svg:y="14.543cm" svg:viewBox="0 0 35 37" svg:d="M17 37c23 0 23-37 0-37s-23 37 0 37z">
          <text:p/>
        </draw:path>
        <draw:path draw:style-name="gr1" draw:text-style-name="P1" draw:layer="layout" svg:width="0.034cm" svg:height="0.036cm" svg:x="3.475cm" svg:y="15.045cm" svg:viewBox="0 0 35 37" svg:d="M17 37c23 0 23-37 0-37s-23 37 0 37z">
          <text:p/>
        </draw:path>
        <draw:path draw:style-name="gr1" draw:text-style-name="P1" draw:layer="layout" svg:width="0.034cm" svg:height="0.035cm" svg:x="3.475cm" svg:y="15.548cm" svg:viewBox="0 0 35 36" svg:d="M17 36c23 0 23-36 0-36s-23 36 0 36z">
          <text:p/>
        </draw:path>
        <draw:path draw:style-name="gr1" draw:text-style-name="P1" draw:layer="layout" svg:width="0.034cm" svg:height="0.035cm" svg:x="3.475cm" svg:y="16.05cm" svg:viewBox="0 0 35 36" svg:d="M17 36c23 0 23-36 0-36s-23 36 0 36z">
          <text:p/>
        </draw:path>
        <draw:path draw:style-name="gr1" draw:text-style-name="P1" draw:layer="layout" svg:width="0.034cm" svg:height="0.035cm" svg:x="3.475cm" svg:y="16.552cm" svg:viewBox="0 0 35 36" svg:d="M17 36c23 0 23-36 0-36s-23 36 0 36z">
          <text:p/>
        </draw:path>
        <draw:path draw:style-name="gr1" draw:text-style-name="P1" draw:layer="layout" svg:width="0.034cm" svg:height="0.036cm" svg:x="3.475cm" svg:y="17.054cm" svg:viewBox="0 0 35 37" svg:d="M17 37c23 0 23-37 0-37s-23 37 0 37z">
          <text:p/>
        </draw:path>
        <draw:path draw:style-name="gr1" draw:text-style-name="P1" draw:layer="layout" svg:width="0.034cm" svg:height="0.035cm" svg:x="3.475cm" svg:y="17.557cm" svg:viewBox="0 0 35 36" svg:d="M17 36c23 0 23-36 0-36s-23 36 0 36z">
          <text:p/>
        </draw:path>
        <draw:path draw:style-name="gr1" draw:text-style-name="P1" draw:layer="layout" svg:width="0.034cm" svg:height="0.035cm" svg:x="3.475cm" svg:y="18.059cm" svg:viewBox="0 0 35 36" svg:d="M17 36c23 0 23-36 0-36s-23 36 0 36z">
          <text:p/>
        </draw:path>
        <draw:path draw:style-name="gr1" draw:text-style-name="P1" draw:layer="layout" svg:width="0.034cm" svg:height="0.035cm" svg:x="3.475cm" svg:y="18.561cm" svg:viewBox="0 0 35 36" svg:d="M17 36c23 0 23-36 0-36s-23 36 0 36z">
          <text:p/>
        </draw:path>
        <draw:path draw:style-name="gr1" draw:text-style-name="P1" draw:layer="layout" svg:width="0.034cm" svg:height="0.035cm" svg:x="3.475cm" svg:y="19.063cm" svg:viewBox="0 0 35 36" svg:d="M17 36c23 0 23-36 0-36s-23 36 0 36z">
          <text:p/>
        </draw:path>
        <draw:path draw:style-name="gr1" draw:text-style-name="P1" draw:layer="layout" svg:width="0.034cm" svg:height="0.036cm" svg:x="3.475cm" svg:y="19.565cm" svg:viewBox="0 0 35 37" svg:d="M17 37c23 0 23-37 0-37s-23 37 0 37z">
          <text:p/>
        </draw:path>
        <draw:path draw:style-name="gr1" draw:text-style-name="P1" draw:layer="layout" svg:width="0.034cm" svg:height="0.036cm" svg:x="3.475cm" svg:y="20.067cm" svg:viewBox="0 0 35 37" svg:d="M17 37c23 0 23-37 0-37s-23 37 0 37z">
          <text:p/>
        </draw:path>
        <draw:path draw:style-name="gr1" draw:text-style-name="P1" draw:layer="layout" svg:width="0.034cm" svg:height="0.035cm" svg:x="3.475cm" svg:y="20.57cm" svg:viewBox="0 0 35 36" svg:d="M17 36c23 0 23-36 0-36s-23 36 0 36z">
          <text:p/>
        </draw:path>
        <draw:path draw:style-name="gr1" draw:text-style-name="P1" draw:layer="layout" svg:width="0.034cm" svg:height="0.035cm" svg:x="3.975cm" svg:y="3.495cm" svg:viewBox="0 0 35 36" svg:d="M17 36c24 0 24-36 0-36-23 0-23 36 0 36z">
          <text:p/>
        </draw:path>
        <draw:path draw:style-name="gr1" draw:text-style-name="P1" draw:layer="layout" svg:width="0.034cm" svg:height="0.035cm" svg:x="3.975cm" svg:y="3.997cm" svg:viewBox="0 0 35 36" svg:d="M17 36c24 0 24-36 0-36-23 0-23 36 0 36z">
          <text:p/>
        </draw:path>
        <draw:path draw:style-name="gr1" draw:text-style-name="P1" draw:layer="layout" svg:width="0.034cm" svg:height="0.036cm" svg:x="3.975cm" svg:y="4.499cm" svg:viewBox="0 0 35 37" svg:d="M17 37c24 0 24-37 0-37-23 0-23 37 0 37z">
          <text:p/>
        </draw:path>
        <draw:path draw:style-name="gr1" draw:text-style-name="P1" draw:layer="layout" svg:width="0.034cm" svg:height="0.035cm" svg:x="3.975cm" svg:y="5.002cm" svg:viewBox="0 0 35 36" svg:d="M17 36c24 0 24-36 0-36-23 0-23 36 0 36z">
          <text:p/>
        </draw:path>
        <draw:path draw:style-name="gr1" draw:text-style-name="P1" draw:layer="layout" svg:width="0.034cm" svg:height="0.035cm" svg:x="3.975cm" svg:y="5.504cm" svg:viewBox="0 0 35 36" svg:d="M17 36c24 0 24-36 0-36-23 0-23 36 0 36z">
          <text:p/>
        </draw:path>
        <draw:path draw:style-name="gr1" draw:text-style-name="P1" draw:layer="layout" svg:width="0.034cm" svg:height="0.035cm" svg:x="3.975cm" svg:y="6.006cm" svg:viewBox="0 0 35 36" svg:d="M17 36c24 0 24-36 0-36-23 0-23 36 0 36z">
          <text:p/>
        </draw:path>
        <draw:path draw:style-name="gr1" draw:text-style-name="P1" draw:layer="layout" svg:width="0.034cm" svg:height="0.036cm" svg:x="3.975cm" svg:y="6.508cm" svg:viewBox="0 0 35 37" svg:d="M17 37c24 0 24-37 0-37-23 0-23 37 0 37z">
          <text:p/>
        </draw:path>
        <draw:path draw:style-name="gr1" draw:text-style-name="P1" draw:layer="layout" svg:width="0.034cm" svg:height="0.036cm" svg:x="3.975cm" svg:y="7.01cm" svg:viewBox="0 0 35 37" svg:d="M17 37c24 0 24-37 0-37-23 0-23 37 0 37z">
          <text:p/>
        </draw:path>
        <draw:path draw:style-name="gr1" draw:text-style-name="P1" draw:layer="layout" svg:width="0.034cm" svg:height="0.035cm" svg:x="3.975cm" svg:y="7.513cm" svg:viewBox="0 0 35 36" svg:d="M17 36c24 0 24-36 0-36-23 0-23 36 0 36z">
          <text:p/>
        </draw:path>
        <draw:path draw:style-name="gr1" draw:text-style-name="P1" draw:layer="layout" svg:width="0.034cm" svg:height="0.035cm" svg:x="3.975cm" svg:y="8.015cm" svg:viewBox="0 0 35 36" svg:d="M17 36c24 0 24-36 0-36-23 0-23 36 0 36z">
          <text:p/>
        </draw:path>
        <draw:path draw:style-name="gr1" draw:text-style-name="P1" draw:layer="layout" svg:width="0.034cm" svg:height="0.035cm" svg:x="3.975cm" svg:y="8.517cm" svg:viewBox="0 0 35 36" svg:d="M17 36c24 0 24-36 0-36-23 0-23 36 0 36z">
          <text:p/>
        </draw:path>
        <draw:path draw:style-name="gr1" draw:text-style-name="P1" draw:layer="layout" svg:width="0.034cm" svg:height="0.035cm" svg:x="3.975cm" svg:y="9.019cm" svg:viewBox="0 0 35 36" svg:d="M17 36c24 0 24-36 0-36-23 0-23 36 0 36z">
          <text:p/>
        </draw:path>
        <draw:path draw:style-name="gr1" draw:text-style-name="P1" draw:layer="layout" svg:width="0.034cm" svg:height="0.036cm" svg:x="3.975cm" svg:y="9.521cm" svg:viewBox="0 0 35 37" svg:d="M17 37c24 0 24-37 0-37-23 0-23 37 0 37z">
          <text:p/>
        </draw:path>
        <draw:path draw:style-name="gr1" draw:text-style-name="P1" draw:layer="layout" svg:width="0.034cm" svg:height="0.035cm" svg:x="3.975cm" svg:y="10.024cm" svg:viewBox="0 0 35 36" svg:d="M17 36c24 0 24-36 0-36-23 0-23 36 0 36z">
          <text:p/>
        </draw:path>
        <draw:path draw:style-name="gr1" draw:text-style-name="P1" draw:layer="layout" svg:width="0.034cm" svg:height="0.035cm" svg:x="3.975cm" svg:y="10.526cm" svg:viewBox="0 0 35 36" svg:d="M17 36c24 0 24-36 0-36-23 0-23 36 0 36z">
          <text:p/>
        </draw:path>
        <draw:path draw:style-name="gr1" draw:text-style-name="P1" draw:layer="layout" svg:width="0.034cm" svg:height="0.035cm" svg:x="3.975cm" svg:y="11.028cm" svg:viewBox="0 0 35 36" svg:d="M17 36c24 0 24-36 0-36-23 0-23 36 0 36z">
          <text:p/>
        </draw:path>
        <draw:path draw:style-name="gr1" draw:text-style-name="P1" draw:layer="layout" svg:width="0.034cm" svg:height="0.035cm" svg:x="3.975cm" svg:y="11.53cm" svg:viewBox="0 0 35 36" svg:d="M17 36c24 0 24-36 0-36-23 0-23 36 0 36z">
          <text:p/>
        </draw:path>
        <draw:path draw:style-name="gr1" draw:text-style-name="P1" draw:layer="layout" svg:width="0.034cm" svg:height="0.036cm" svg:x="3.975cm" svg:y="12.032cm" svg:viewBox="0 0 35 37" svg:d="M17 37c24 0 24-37 0-37-23 0-23 37 0 37z">
          <text:p/>
        </draw:path>
        <draw:path draw:style-name="gr1" draw:text-style-name="P1" draw:layer="layout" svg:width="0.034cm" svg:height="0.035cm" svg:x="3.975cm" svg:y="12.535cm" svg:viewBox="0 0 35 36" svg:d="M17 36c24 0 24-36 0-36-23 0-23 36 0 36z">
          <text:p/>
        </draw:path>
        <draw:path draw:style-name="gr1" draw:text-style-name="P1" draw:layer="layout" svg:width="0.034cm" svg:height="0.035cm" svg:x="3.975cm" svg:y="13.037cm" svg:viewBox="0 0 35 36" svg:d="M17 36c24 0 24-36 0-36-23 0-23 36 0 36z">
          <text:p/>
        </draw:path>
        <draw:path draw:style-name="gr1" draw:text-style-name="P1" draw:layer="layout" svg:width="0.034cm" svg:height="0.035cm" svg:x="3.975cm" svg:y="13.539cm" svg:viewBox="0 0 35 36" svg:d="M17 36c24 0 24-36 0-36-23 0-23 36 0 36z">
          <text:p/>
        </draw:path>
        <draw:path draw:style-name="gr1" draw:text-style-name="P1" draw:layer="layout" svg:width="0.034cm" svg:height="0.035cm" svg:x="3.975cm" svg:y="14.041cm" svg:viewBox="0 0 35 36" svg:d="M17 36c24 0 24-36 0-36-23 0-23 36 0 36z">
          <text:p/>
        </draw:path>
        <draw:path draw:style-name="gr1" draw:text-style-name="P1" draw:layer="layout" svg:width="0.034cm" svg:height="0.036cm" svg:x="3.975cm" svg:y="14.543cm" svg:viewBox="0 0 35 37" svg:d="M17 37c24 0 24-37 0-37-23 0-23 37 0 37z">
          <text:p/>
        </draw:path>
        <draw:path draw:style-name="gr1" draw:text-style-name="P1" draw:layer="layout" svg:width="0.034cm" svg:height="0.036cm" svg:x="3.975cm" svg:y="15.045cm" svg:viewBox="0 0 35 37" svg:d="M17 37c24 0 24-37 0-37-23 0-23 37 0 37z">
          <text:p/>
        </draw:path>
        <draw:path draw:style-name="gr1" draw:text-style-name="P1" draw:layer="layout" svg:width="0.034cm" svg:height="0.035cm" svg:x="3.975cm" svg:y="15.548cm" svg:viewBox="0 0 35 36" svg:d="M17 36c24 0 24-36 0-36-23 0-23 36 0 36z">
          <text:p/>
        </draw:path>
        <draw:path draw:style-name="gr1" draw:text-style-name="P1" draw:layer="layout" svg:width="0.034cm" svg:height="0.035cm" svg:x="3.975cm" svg:y="16.05cm" svg:viewBox="0 0 35 36" svg:d="M17 36c24 0 24-36 0-36-23 0-23 36 0 36z">
          <text:p/>
        </draw:path>
        <draw:path draw:style-name="gr1" draw:text-style-name="P1" draw:layer="layout" svg:width="0.034cm" svg:height="0.035cm" svg:x="3.975cm" svg:y="16.552cm" svg:viewBox="0 0 35 36" svg:d="M17 36c24 0 24-36 0-36-23 0-23 36 0 36z">
          <text:p/>
        </draw:path>
        <draw:path draw:style-name="gr1" draw:text-style-name="P1" draw:layer="layout" svg:width="0.034cm" svg:height="0.036cm" svg:x="3.975cm" svg:y="17.054cm" svg:viewBox="0 0 35 37" svg:d="M17 37c24 0 24-37 0-37-23 0-23 37 0 37z">
          <text:p/>
        </draw:path>
        <draw:path draw:style-name="gr1" draw:text-style-name="P1" draw:layer="layout" svg:width="0.034cm" svg:height="0.035cm" svg:x="3.975cm" svg:y="17.557cm" svg:viewBox="0 0 35 36" svg:d="M17 36c24 0 24-36 0-36-23 0-23 36 0 36z">
          <text:p/>
        </draw:path>
        <draw:path draw:style-name="gr1" draw:text-style-name="P1" draw:layer="layout" svg:width="0.034cm" svg:height="0.035cm" svg:x="3.975cm" svg:y="18.059cm" svg:viewBox="0 0 35 36" svg:d="M17 36c24 0 24-36 0-36-23 0-23 36 0 36z">
          <text:p/>
        </draw:path>
        <draw:path draw:style-name="gr1" draw:text-style-name="P1" draw:layer="layout" svg:width="0.034cm" svg:height="0.035cm" svg:x="3.975cm" svg:y="18.561cm" svg:viewBox="0 0 35 36" svg:d="M17 36c24 0 24-36 0-36-23 0-23 36 0 36z">
          <text:p/>
        </draw:path>
        <draw:path draw:style-name="gr1" draw:text-style-name="P1" draw:layer="layout" svg:width="0.034cm" svg:height="0.035cm" svg:x="3.975cm" svg:y="19.063cm" svg:viewBox="0 0 35 36" svg:d="M17 36c24 0 24-36 0-36-23 0-23 36 0 36z">
          <text:p/>
        </draw:path>
        <draw:path draw:style-name="gr1" draw:text-style-name="P1" draw:layer="layout" svg:width="0.034cm" svg:height="0.036cm" svg:x="3.975cm" svg:y="19.565cm" svg:viewBox="0 0 35 37" svg:d="M17 37c24 0 24-37 0-37-23 0-23 37 0 37z">
          <text:p/>
        </draw:path>
        <draw:path draw:style-name="gr1" draw:text-style-name="P1" draw:layer="layout" svg:width="0.034cm" svg:height="0.036cm" svg:x="3.975cm" svg:y="20.067cm" svg:viewBox="0 0 35 37" svg:d="M17 37c24 0 24-37 0-37-23 0-23 37 0 37z">
          <text:p/>
        </draw:path>
        <draw:path draw:style-name="gr1" draw:text-style-name="P1" draw:layer="layout" svg:width="0.034cm" svg:height="0.035cm" svg:x="3.975cm" svg:y="20.57cm" svg:viewBox="0 0 35 36" svg:d="M17 36c24 0 24-36 0-36-23 0-23 36 0 36z">
          <text:p/>
        </draw:path>
        <draw:path draw:style-name="gr1" draw:text-style-name="P1" draw:layer="layout" svg:width="0.034cm" svg:height="0.035cm" svg:x="4.473cm" svg:y="3.495cm" svg:viewBox="0 0 35 36" svg:d="M18 36c23 0 23-36 0-36-24 0-24 36 0 36z">
          <text:p/>
        </draw:path>
        <draw:path draw:style-name="gr1" draw:text-style-name="P1" draw:layer="layout" svg:width="0.034cm" svg:height="0.035cm" svg:x="4.473cm" svg:y="3.997cm" svg:viewBox="0 0 35 36" svg:d="M18 36c23 0 23-36 0-36-24 0-24 36 0 36z">
          <text:p/>
        </draw:path>
        <draw:path draw:style-name="gr1" draw:text-style-name="P1" draw:layer="layout" svg:width="0.034cm" svg:height="0.036cm" svg:x="4.473cm" svg:y="4.499cm" svg:viewBox="0 0 35 37" svg:d="M18 37c23 0 23-37 0-37-24 0-24 37 0 37z">
          <text:p/>
        </draw:path>
        <draw:path draw:style-name="gr1" draw:text-style-name="P1" draw:layer="layout" svg:width="0.034cm" svg:height="0.035cm" svg:x="4.473cm" svg:y="5.002cm" svg:viewBox="0 0 35 36" svg:d="M18 36c23 0 23-36 0-36-24 0-24 36 0 36z">
          <text:p/>
        </draw:path>
        <draw:path draw:style-name="gr1" draw:text-style-name="P1" draw:layer="layout" svg:width="0.034cm" svg:height="0.035cm" svg:x="4.473cm" svg:y="5.504cm" svg:viewBox="0 0 35 36" svg:d="M18 36c23 0 23-36 0-36-24 0-24 36 0 36z">
          <text:p/>
        </draw:path>
        <draw:path draw:style-name="gr1" draw:text-style-name="P1" draw:layer="layout" svg:width="0.034cm" svg:height="0.035cm" svg:x="4.473cm" svg:y="6.006cm" svg:viewBox="0 0 35 36" svg:d="M18 36c23 0 23-36 0-36-24 0-24 36 0 36z">
          <text:p/>
        </draw:path>
        <draw:path draw:style-name="gr1" draw:text-style-name="P1" draw:layer="layout" svg:width="0.034cm" svg:height="0.036cm" svg:x="4.473cm" svg:y="6.508cm" svg:viewBox="0 0 35 37" svg:d="M18 37c23 0 23-37 0-37-24 0-24 37 0 37z">
          <text:p/>
        </draw:path>
        <draw:path draw:style-name="gr1" draw:text-style-name="P1" draw:layer="layout" svg:width="0.034cm" svg:height="0.036cm" svg:x="4.473cm" svg:y="7.01cm" svg:viewBox="0 0 35 37" svg:d="M18 37c23 0 23-37 0-37-24 0-24 37 0 37z">
          <text:p/>
        </draw:path>
        <draw:path draw:style-name="gr1" draw:text-style-name="P1" draw:layer="layout" svg:width="0.034cm" svg:height="0.035cm" svg:x="4.473cm" svg:y="7.513cm" svg:viewBox="0 0 35 36" svg:d="M18 36c23 0 23-36 0-36-24 0-24 36 0 36z">
          <text:p/>
        </draw:path>
        <draw:path draw:style-name="gr1" draw:text-style-name="P1" draw:layer="layout" svg:width="0.034cm" svg:height="0.035cm" svg:x="4.473cm" svg:y="8.015cm" svg:viewBox="0 0 35 36" svg:d="M18 36c23 0 23-36 0-36-24 0-24 36 0 36z">
          <text:p/>
        </draw:path>
        <draw:path draw:style-name="gr1" draw:text-style-name="P1" draw:layer="layout" svg:width="0.034cm" svg:height="0.035cm" svg:x="4.473cm" svg:y="8.517cm" svg:viewBox="0 0 35 36" svg:d="M18 36c23 0 23-36 0-36-24 0-24 36 0 36z">
          <text:p/>
        </draw:path>
        <draw:path draw:style-name="gr1" draw:text-style-name="P1" draw:layer="layout" svg:width="0.034cm" svg:height="0.035cm" svg:x="4.473cm" svg:y="9.019cm" svg:viewBox="0 0 35 36" svg:d="M18 36c23 0 23-36 0-36-24 0-24 36 0 36z">
          <text:p/>
        </draw:path>
        <draw:path draw:style-name="gr1" draw:text-style-name="P1" draw:layer="layout" svg:width="0.034cm" svg:height="0.036cm" svg:x="4.473cm" svg:y="9.521cm" svg:viewBox="0 0 35 37" svg:d="M18 37c23 0 23-37 0-37-24 0-24 37 0 37z">
          <text:p/>
        </draw:path>
        <draw:path draw:style-name="gr1" draw:text-style-name="P1" draw:layer="layout" svg:width="0.034cm" svg:height="0.035cm" svg:x="4.473cm" svg:y="10.024cm" svg:viewBox="0 0 35 36" svg:d="M18 36c23 0 23-36 0-36-24 0-24 36 0 36z">
          <text:p/>
        </draw:path>
        <draw:path draw:style-name="gr1" draw:text-style-name="P1" draw:layer="layout" svg:width="0.034cm" svg:height="0.035cm" svg:x="4.473cm" svg:y="10.526cm" svg:viewBox="0 0 35 36" svg:d="M18 36c23 0 23-36 0-36-24 0-24 36 0 36z">
          <text:p/>
        </draw:path>
        <draw:path draw:style-name="gr1" draw:text-style-name="P1" draw:layer="layout" svg:width="0.034cm" svg:height="0.035cm" svg:x="4.473cm" svg:y="11.028cm" svg:viewBox="0 0 35 36" svg:d="M18 36c23 0 23-36 0-36-24 0-24 36 0 36z">
          <text:p/>
        </draw:path>
        <draw:path draw:style-name="gr1" draw:text-style-name="P1" draw:layer="layout" svg:width="0.034cm" svg:height="0.035cm" svg:x="4.473cm" svg:y="11.53cm" svg:viewBox="0 0 35 36" svg:d="M18 36c23 0 23-36 0-36-24 0-24 36 0 36z">
          <text:p/>
        </draw:path>
        <draw:path draw:style-name="gr1" draw:text-style-name="P1" draw:layer="layout" svg:width="0.034cm" svg:height="0.036cm" svg:x="4.473cm" svg:y="12.032cm" svg:viewBox="0 0 35 37" svg:d="M18 37c23 0 23-37 0-37-24 0-24 37 0 37z">
          <text:p/>
        </draw:path>
        <draw:path draw:style-name="gr1" draw:text-style-name="P1" draw:layer="layout" svg:width="0.034cm" svg:height="0.035cm" svg:x="4.473cm" svg:y="12.535cm" svg:viewBox="0 0 35 36" svg:d="M18 36c23 0 23-36 0-36-24 0-24 36 0 36z">
          <text:p/>
        </draw:path>
        <draw:path draw:style-name="gr1" draw:text-style-name="P1" draw:layer="layout" svg:width="0.034cm" svg:height="0.035cm" svg:x="4.473cm" svg:y="13.037cm" svg:viewBox="0 0 35 36" svg:d="M18 36c23 0 23-36 0-36-24 0-24 36 0 36z">
          <text:p/>
        </draw:path>
        <draw:path draw:style-name="gr1" draw:text-style-name="P1" draw:layer="layout" svg:width="0.034cm" svg:height="0.035cm" svg:x="4.473cm" svg:y="13.539cm" svg:viewBox="0 0 35 36" svg:d="M18 36c23 0 23-36 0-36-24 0-24 36 0 36z">
          <text:p/>
        </draw:path>
        <draw:path draw:style-name="gr1" draw:text-style-name="P1" draw:layer="layout" svg:width="0.034cm" svg:height="0.035cm" svg:x="4.473cm" svg:y="14.041cm" svg:viewBox="0 0 35 36" svg:d="M18 36c23 0 23-36 0-36-24 0-24 36 0 36z">
          <text:p/>
        </draw:path>
        <draw:path draw:style-name="gr1" draw:text-style-name="P1" draw:layer="layout" svg:width="0.034cm" svg:height="0.036cm" svg:x="4.473cm" svg:y="14.543cm" svg:viewBox="0 0 35 37" svg:d="M18 37c23 0 23-37 0-37-24 0-24 37 0 37z">
          <text:p/>
        </draw:path>
        <draw:path draw:style-name="gr1" draw:text-style-name="P1" draw:layer="layout" svg:width="0.034cm" svg:height="0.036cm" svg:x="4.473cm" svg:y="15.045cm" svg:viewBox="0 0 35 37" svg:d="M18 37c23 0 23-37 0-37-24 0-24 37 0 37z">
          <text:p/>
        </draw:path>
        <draw:path draw:style-name="gr1" draw:text-style-name="P1" draw:layer="layout" svg:width="0.034cm" svg:height="0.035cm" svg:x="4.473cm" svg:y="15.548cm" svg:viewBox="0 0 35 36" svg:d="M18 36c23 0 23-36 0-36-24 0-24 36 0 36z">
          <text:p/>
        </draw:path>
        <draw:path draw:style-name="gr1" draw:text-style-name="P1" draw:layer="layout" svg:width="0.034cm" svg:height="0.035cm" svg:x="4.473cm" svg:y="16.05cm" svg:viewBox="0 0 35 36" svg:d="M18 36c23 0 23-36 0-36-24 0-24 36 0 36z">
          <text:p/>
        </draw:path>
        <draw:path draw:style-name="gr1" draw:text-style-name="P1" draw:layer="layout" svg:width="0.034cm" svg:height="0.035cm" svg:x="4.473cm" svg:y="16.552cm" svg:viewBox="0 0 35 36" svg:d="M18 36c23 0 23-36 0-36-24 0-24 36 0 36z">
          <text:p/>
        </draw:path>
        <draw:path draw:style-name="gr1" draw:text-style-name="P1" draw:layer="layout" svg:width="0.034cm" svg:height="0.036cm" svg:x="4.473cm" svg:y="17.054cm" svg:viewBox="0 0 35 37" svg:d="M18 37c23 0 23-37 0-37-24 0-24 37 0 37z">
          <text:p/>
        </draw:path>
        <draw:path draw:style-name="gr1" draw:text-style-name="P1" draw:layer="layout" svg:width="0.034cm" svg:height="0.035cm" svg:x="4.473cm" svg:y="17.557cm" svg:viewBox="0 0 35 36" svg:d="M18 36c23 0 23-36 0-36-24 0-24 36 0 36z">
          <text:p/>
        </draw:path>
        <draw:path draw:style-name="gr1" draw:text-style-name="P1" draw:layer="layout" svg:width="0.034cm" svg:height="0.035cm" svg:x="4.473cm" svg:y="18.059cm" svg:viewBox="0 0 35 36" svg:d="M18 36c23 0 23-36 0-36-24 0-24 36 0 36z">
          <text:p/>
        </draw:path>
        <draw:path draw:style-name="gr1" draw:text-style-name="P1" draw:layer="layout" svg:width="0.034cm" svg:height="0.035cm" svg:x="4.473cm" svg:y="18.561cm" svg:viewBox="0 0 35 36" svg:d="M18 36c23 0 23-36 0-36-24 0-24 36 0 36z">
          <text:p/>
        </draw:path>
        <draw:path draw:style-name="gr1" draw:text-style-name="P1" draw:layer="layout" svg:width="0.034cm" svg:height="0.035cm" svg:x="4.473cm" svg:y="19.063cm" svg:viewBox="0 0 35 36" svg:d="M18 36c23 0 23-36 0-36-24 0-24 36 0 36z">
          <text:p/>
        </draw:path>
        <draw:path draw:style-name="gr1" draw:text-style-name="P1" draw:layer="layout" svg:width="0.034cm" svg:height="0.036cm" svg:x="4.473cm" svg:y="19.565cm" svg:viewBox="0 0 35 37" svg:d="M18 37c23 0 23-37 0-37-24 0-24 37 0 37z">
          <text:p/>
        </draw:path>
        <draw:path draw:style-name="gr1" draw:text-style-name="P1" draw:layer="layout" svg:width="0.034cm" svg:height="0.036cm" svg:x="4.473cm" svg:y="20.067cm" svg:viewBox="0 0 35 37" svg:d="M18 37c23 0 23-37 0-37-24 0-24 37 0 37z">
          <text:p/>
        </draw:path>
        <draw:path draw:style-name="gr1" draw:text-style-name="P1" draw:layer="layout" svg:width="0.034cm" svg:height="0.035cm" svg:x="4.473cm" svg:y="20.57cm" svg:viewBox="0 0 35 36" svg:d="M18 36c23 0 23-36 0-36-24 0-24 36 0 36z">
          <text:p/>
        </draw:path>
        <draw:path draw:style-name="gr1" draw:text-style-name="P1" draw:layer="layout" svg:width="0.034cm" svg:height="0.035cm" svg:x="4.972cm" svg:y="3.495cm" svg:viewBox="0 0 35 36" svg:d="M18 36c22 0 23-36 0-36-24 0-24 36 0 36z">
          <text:p/>
        </draw:path>
        <draw:path draw:style-name="gr1" draw:text-style-name="P1" draw:layer="layout" svg:width="0.034cm" svg:height="0.035cm" svg:x="4.972cm" svg:y="3.997cm" svg:viewBox="0 0 35 36" svg:d="M18 36c22 0 23-36 0-36-24 0-24 36 0 36z">
          <text:p/>
        </draw:path>
        <draw:path draw:style-name="gr1" draw:text-style-name="P1" draw:layer="layout" svg:width="0.034cm" svg:height="0.036cm" svg:x="4.972cm" svg:y="4.499cm" svg:viewBox="0 0 35 37" svg:d="M18 37c22 0 23-37 0-37-24 0-24 37 0 37z">
          <text:p/>
        </draw:path>
        <draw:path draw:style-name="gr1" draw:text-style-name="P1" draw:layer="layout" svg:width="0.034cm" svg:height="0.035cm" svg:x="4.972cm" svg:y="5.002cm" svg:viewBox="0 0 35 36" svg:d="M18 36c22 0 23-36 0-36-24 0-24 36 0 36z">
          <text:p/>
        </draw:path>
        <draw:path draw:style-name="gr1" draw:text-style-name="P1" draw:layer="layout" svg:width="0.034cm" svg:height="0.035cm" svg:x="4.972cm" svg:y="5.504cm" svg:viewBox="0 0 35 36" svg:d="M18 36c22 0 23-36 0-36-24 0-24 36 0 36z">
          <text:p/>
        </draw:path>
        <draw:path draw:style-name="gr1" draw:text-style-name="P1" draw:layer="layout" svg:width="0.034cm" svg:height="0.035cm" svg:x="4.972cm" svg:y="6.006cm" svg:viewBox="0 0 35 36" svg:d="M18 36c22 0 23-36 0-36-24 0-24 36 0 36z">
          <text:p/>
        </draw:path>
        <draw:path draw:style-name="gr1" draw:text-style-name="P1" draw:layer="layout" svg:width="0.034cm" svg:height="0.036cm" svg:x="4.972cm" svg:y="6.508cm" svg:viewBox="0 0 35 37" svg:d="M18 37c22 0 23-37 0-37-24 0-24 37 0 37z">
          <text:p/>
        </draw:path>
        <draw:path draw:style-name="gr1" draw:text-style-name="P1" draw:layer="layout" svg:width="0.034cm" svg:height="0.036cm" svg:x="4.972cm" svg:y="7.01cm" svg:viewBox="0 0 35 37" svg:d="M18 37c22 0 23-37 0-37-24 0-24 37 0 37z">
          <text:p/>
        </draw:path>
        <draw:path draw:style-name="gr1" draw:text-style-name="P1" draw:layer="layout" svg:width="0.034cm" svg:height="0.035cm" svg:x="4.972cm" svg:y="7.513cm" svg:viewBox="0 0 35 36" svg:d="M18 36c22 0 23-36 0-36-24 0-24 36 0 36z">
          <text:p/>
        </draw:path>
        <draw:path draw:style-name="gr1" draw:text-style-name="P1" draw:layer="layout" svg:width="0.034cm" svg:height="0.035cm" svg:x="4.972cm" svg:y="8.015cm" svg:viewBox="0 0 35 36" svg:d="M18 36c22 0 23-36 0-36-24 0-24 36 0 36z">
          <text:p/>
        </draw:path>
        <draw:path draw:style-name="gr1" draw:text-style-name="P1" draw:layer="layout" svg:width="0.034cm" svg:height="0.035cm" svg:x="4.972cm" svg:y="8.517cm" svg:viewBox="0 0 35 36" svg:d="M18 36c22 0 23-36 0-36-24 0-24 36 0 36z">
          <text:p/>
        </draw:path>
        <draw:path draw:style-name="gr1" draw:text-style-name="P1" draw:layer="layout" svg:width="0.034cm" svg:height="0.035cm" svg:x="4.972cm" svg:y="9.019cm" svg:viewBox="0 0 35 36" svg:d="M18 36c22 0 23-36 0-36-24 0-24 36 0 36z">
          <text:p/>
        </draw:path>
        <draw:path draw:style-name="gr1" draw:text-style-name="P1" draw:layer="layout" svg:width="0.034cm" svg:height="0.036cm" svg:x="4.972cm" svg:y="9.521cm" svg:viewBox="0 0 35 37" svg:d="M18 37c22 0 23-37 0-37-24 0-24 37 0 37z">
          <text:p/>
        </draw:path>
        <draw:path draw:style-name="gr1" draw:text-style-name="P1" draw:layer="layout" svg:width="0.034cm" svg:height="0.035cm" svg:x="4.972cm" svg:y="10.024cm" svg:viewBox="0 0 35 36" svg:d="M18 36c22 0 23-36 0-36-24 0-24 36 0 36z">
          <text:p/>
        </draw:path>
        <draw:path draw:style-name="gr1" draw:text-style-name="P1" draw:layer="layout" svg:width="0.034cm" svg:height="0.035cm" svg:x="4.972cm" svg:y="10.526cm" svg:viewBox="0 0 35 36" svg:d="M18 36c22 0 23-36 0-36-24 0-24 36 0 36z">
          <text:p/>
        </draw:path>
        <draw:path draw:style-name="gr1" draw:text-style-name="P1" draw:layer="layout" svg:width="0.034cm" svg:height="0.035cm" svg:x="4.972cm" svg:y="11.028cm" svg:viewBox="0 0 35 36" svg:d="M18 36c22 0 23-36 0-36-24 0-24 36 0 36z">
          <text:p/>
        </draw:path>
        <draw:path draw:style-name="gr1" draw:text-style-name="P1" draw:layer="layout" svg:width="0.034cm" svg:height="0.035cm" svg:x="4.972cm" svg:y="11.53cm" svg:viewBox="0 0 35 36" svg:d="M18 36c22 0 23-36 0-36-24 0-24 36 0 36z">
          <text:p/>
        </draw:path>
        <draw:path draw:style-name="gr1" draw:text-style-name="P1" draw:layer="layout" svg:width="0.034cm" svg:height="0.036cm" svg:x="4.972cm" svg:y="12.032cm" svg:viewBox="0 0 35 37" svg:d="M18 37c22 0 23-37 0-37-24 0-24 37 0 37z">
          <text:p/>
        </draw:path>
        <draw:path draw:style-name="gr1" draw:text-style-name="P1" draw:layer="layout" svg:width="0.034cm" svg:height="0.035cm" svg:x="4.972cm" svg:y="12.535cm" svg:viewBox="0 0 35 36" svg:d="M18 36c22 0 23-36 0-36-24 0-24 36 0 36z">
          <text:p/>
        </draw:path>
        <draw:path draw:style-name="gr1" draw:text-style-name="P1" draw:layer="layout" svg:width="0.034cm" svg:height="0.035cm" svg:x="4.972cm" svg:y="13.037cm" svg:viewBox="0 0 35 36" svg:d="M18 36c22 0 23-36 0-36-24 0-24 36 0 36z">
          <text:p/>
        </draw:path>
        <draw:path draw:style-name="gr1" draw:text-style-name="P1" draw:layer="layout" svg:width="0.034cm" svg:height="0.035cm" svg:x="4.972cm" svg:y="13.539cm" svg:viewBox="0 0 35 36" svg:d="M18 36c22 0 23-36 0-36-24 0-24 36 0 36z">
          <text:p/>
        </draw:path>
        <draw:path draw:style-name="gr1" draw:text-style-name="P1" draw:layer="layout" svg:width="0.034cm" svg:height="0.035cm" svg:x="4.972cm" svg:y="14.041cm" svg:viewBox="0 0 35 36" svg:d="M18 36c22 0 23-36 0-36-24 0-24 36 0 36z">
          <text:p/>
        </draw:path>
        <draw:path draw:style-name="gr1" draw:text-style-name="P1" draw:layer="layout" svg:width="0.034cm" svg:height="0.036cm" svg:x="4.972cm" svg:y="14.543cm" svg:viewBox="0 0 35 37" svg:d="M18 37c22 0 23-37 0-37-24 0-24 37 0 37z">
          <text:p/>
        </draw:path>
        <draw:path draw:style-name="gr1" draw:text-style-name="P1" draw:layer="layout" svg:width="0.034cm" svg:height="0.036cm" svg:x="4.972cm" svg:y="15.045cm" svg:viewBox="0 0 35 37" svg:d="M18 37c22 0 23-37 0-37-24 0-24 37 0 37z">
          <text:p/>
        </draw:path>
        <draw:path draw:style-name="gr1" draw:text-style-name="P1" draw:layer="layout" svg:width="0.034cm" svg:height="0.035cm" svg:x="4.972cm" svg:y="15.548cm" svg:viewBox="0 0 35 36" svg:d="M18 36c22 0 23-36 0-36-24 0-24 36 0 36z">
          <text:p/>
        </draw:path>
        <draw:path draw:style-name="gr1" draw:text-style-name="P1" draw:layer="layout" svg:width="0.034cm" svg:height="0.035cm" svg:x="4.972cm" svg:y="16.05cm" svg:viewBox="0 0 35 36" svg:d="M18 36c22 0 23-36 0-36-24 0-24 36 0 36z">
          <text:p/>
        </draw:path>
        <draw:path draw:style-name="gr1" draw:text-style-name="P1" draw:layer="layout" svg:width="0.034cm" svg:height="0.035cm" svg:x="4.972cm" svg:y="16.552cm" svg:viewBox="0 0 35 36" svg:d="M18 36c22 0 23-36 0-36-24 0-24 36 0 36z">
          <text:p/>
        </draw:path>
        <draw:path draw:style-name="gr1" draw:text-style-name="P1" draw:layer="layout" svg:width="0.034cm" svg:height="0.036cm" svg:x="4.972cm" svg:y="17.054cm" svg:viewBox="0 0 35 37" svg:d="M18 37c22 0 23-37 0-37-24 0-24 37 0 37z">
          <text:p/>
        </draw:path>
        <draw:path draw:style-name="gr1" draw:text-style-name="P1" draw:layer="layout" svg:width="0.034cm" svg:height="0.035cm" svg:x="4.972cm" svg:y="17.557cm" svg:viewBox="0 0 35 36" svg:d="M18 36c22 0 23-36 0-36-24 0-24 36 0 36z">
          <text:p/>
        </draw:path>
        <draw:path draw:style-name="gr1" draw:text-style-name="P1" draw:layer="layout" svg:width="0.034cm" svg:height="0.035cm" svg:x="4.972cm" svg:y="18.059cm" svg:viewBox="0 0 35 36" svg:d="M18 36c22 0 23-36 0-36-24 0-24 36 0 36z">
          <text:p/>
        </draw:path>
        <draw:path draw:style-name="gr1" draw:text-style-name="P1" draw:layer="layout" svg:width="0.034cm" svg:height="0.035cm" svg:x="4.972cm" svg:y="18.561cm" svg:viewBox="0 0 35 36" svg:d="M18 36c22 0 23-36 0-36-24 0-24 36 0 36z">
          <text:p/>
        </draw:path>
        <draw:path draw:style-name="gr1" draw:text-style-name="P1" draw:layer="layout" svg:width="0.034cm" svg:height="0.035cm" svg:x="4.972cm" svg:y="19.063cm" svg:viewBox="0 0 35 36" svg:d="M18 36c22 0 23-36 0-36-24 0-24 36 0 36z">
          <text:p/>
        </draw:path>
        <draw:path draw:style-name="gr1" draw:text-style-name="P1" draw:layer="layout" svg:width="0.034cm" svg:height="0.036cm" svg:x="4.972cm" svg:y="19.565cm" svg:viewBox="0 0 35 37" svg:d="M18 37c22 0 23-37 0-37-24 0-24 37 0 37z">
          <text:p/>
        </draw:path>
        <draw:path draw:style-name="gr1" draw:text-style-name="P1" draw:layer="layout" svg:width="0.034cm" svg:height="0.036cm" svg:x="4.972cm" svg:y="20.067cm" svg:viewBox="0 0 35 37" svg:d="M18 37c22 0 23-37 0-37-24 0-24 37 0 37z">
          <text:p/>
        </draw:path>
        <draw:path draw:style-name="gr1" draw:text-style-name="P1" draw:layer="layout" svg:width="0.034cm" svg:height="0.035cm" svg:x="4.972cm" svg:y="20.57cm" svg:viewBox="0 0 35 36" svg:d="M18 36c22 0 23-36 0-36-24 0-24 36 0 36z">
          <text:p/>
        </draw:path>
        <draw:path draw:style-name="gr1" draw:text-style-name="P1" draw:layer="layout" svg:width="0.034cm" svg:height="0.035cm" svg:x="5.471cm" svg:y="3.495cm" svg:viewBox="0 0 35 36" svg:d="M17 36c24 0 24-36 0-36-23 0-23 36 0 36z">
          <text:p/>
        </draw:path>
        <draw:path draw:style-name="gr1" draw:text-style-name="P1" draw:layer="layout" svg:width="0.034cm" svg:height="0.035cm" svg:x="5.471cm" svg:y="3.997cm" svg:viewBox="0 0 35 36" svg:d="M17 36c24 0 24-36 0-36-23 0-23 36 0 36z">
          <text:p/>
        </draw:path>
        <draw:path draw:style-name="gr1" draw:text-style-name="P1" draw:layer="layout" svg:width="0.034cm" svg:height="0.036cm" svg:x="5.471cm" svg:y="4.499cm" svg:viewBox="0 0 35 37" svg:d="M17 37c24 0 24-37 0-37-23 0-23 37 0 37z">
          <text:p/>
        </draw:path>
        <draw:path draw:style-name="gr1" draw:text-style-name="P1" draw:layer="layout" svg:width="0.034cm" svg:height="0.035cm" svg:x="5.471cm" svg:y="5.002cm" svg:viewBox="0 0 35 36" svg:d="M17 36c24 0 24-36 0-36-23 0-23 36 0 36z">
          <text:p/>
        </draw:path>
        <draw:path draw:style-name="gr1" draw:text-style-name="P1" draw:layer="layout" svg:width="0.034cm" svg:height="0.035cm" svg:x="5.471cm" svg:y="5.504cm" svg:viewBox="0 0 35 36" svg:d="M17 36c24 0 24-36 0-36-23 0-23 36 0 36z">
          <text:p/>
        </draw:path>
        <draw:path draw:style-name="gr1" draw:text-style-name="P1" draw:layer="layout" svg:width="0.034cm" svg:height="0.035cm" svg:x="5.471cm" svg:y="6.006cm" svg:viewBox="0 0 35 36" svg:d="M17 36c24 0 24-36 0-36-23 0-23 36 0 36z">
          <text:p/>
        </draw:path>
        <draw:path draw:style-name="gr1" draw:text-style-name="P1" draw:layer="layout" svg:width="0.034cm" svg:height="0.036cm" svg:x="5.471cm" svg:y="6.508cm" svg:viewBox="0 0 35 37" svg:d="M17 37c24 0 24-37 0-37-23 0-23 37 0 37z">
          <text:p/>
        </draw:path>
        <draw:path draw:style-name="gr1" draw:text-style-name="P1" draw:layer="layout" svg:width="0.034cm" svg:height="0.036cm" svg:x="5.471cm" svg:y="7.01cm" svg:viewBox="0 0 35 37" svg:d="M17 37c24 0 24-37 0-37-23 0-23 37 0 37z">
          <text:p/>
        </draw:path>
        <draw:path draw:style-name="gr1" draw:text-style-name="P1" draw:layer="layout" svg:width="0.034cm" svg:height="0.035cm" svg:x="5.471cm" svg:y="7.513cm" svg:viewBox="0 0 35 36" svg:d="M17 36c24 0 24-36 0-36-23 0-23 36 0 36z">
          <text:p/>
        </draw:path>
        <draw:path draw:style-name="gr1" draw:text-style-name="P1" draw:layer="layout" svg:width="0.034cm" svg:height="0.035cm" svg:x="5.471cm" svg:y="8.015cm" svg:viewBox="0 0 35 36" svg:d="M17 36c24 0 24-36 0-36-23 0-23 36 0 36z">
          <text:p/>
        </draw:path>
        <draw:path draw:style-name="gr1" draw:text-style-name="P1" draw:layer="layout" svg:width="0.034cm" svg:height="0.035cm" svg:x="5.471cm" svg:y="8.517cm" svg:viewBox="0 0 35 36" svg:d="M17 36c24 0 24-36 0-36-23 0-23 36 0 36z">
          <text:p/>
        </draw:path>
        <draw:path draw:style-name="gr1" draw:text-style-name="P1" draw:layer="layout" svg:width="0.034cm" svg:height="0.035cm" svg:x="5.471cm" svg:y="9.019cm" svg:viewBox="0 0 35 36" svg:d="M17 36c24 0 24-36 0-36-23 0-23 36 0 36z">
          <text:p/>
        </draw:path>
        <draw:path draw:style-name="gr1" draw:text-style-name="P1" draw:layer="layout" svg:width="0.034cm" svg:height="0.036cm" svg:x="5.471cm" svg:y="9.521cm" svg:viewBox="0 0 35 37" svg:d="M17 37c24 0 24-37 0-37-23 0-23 37 0 37z">
          <text:p/>
        </draw:path>
        <draw:path draw:style-name="gr1" draw:text-style-name="P1" draw:layer="layout" svg:width="0.034cm" svg:height="0.035cm" svg:x="5.471cm" svg:y="10.024cm" svg:viewBox="0 0 35 36" svg:d="M17 36c24 0 24-36 0-36-23 0-23 36 0 36z">
          <text:p/>
        </draw:path>
        <draw:path draw:style-name="gr1" draw:text-style-name="P1" draw:layer="layout" svg:width="0.034cm" svg:height="0.035cm" svg:x="5.471cm" svg:y="10.526cm" svg:viewBox="0 0 35 36" svg:d="M17 36c24 0 24-36 0-36-23 0-23 36 0 36z">
          <text:p/>
        </draw:path>
        <draw:path draw:style-name="gr1" draw:text-style-name="P1" draw:layer="layout" svg:width="0.034cm" svg:height="0.035cm" svg:x="5.471cm" svg:y="11.028cm" svg:viewBox="0 0 35 36" svg:d="M17 36c24 0 24-36 0-36-23 0-23 36 0 36z">
          <text:p/>
        </draw:path>
        <draw:path draw:style-name="gr1" draw:text-style-name="P1" draw:layer="layout" svg:width="0.034cm" svg:height="0.035cm" svg:x="5.471cm" svg:y="11.53cm" svg:viewBox="0 0 35 36" svg:d="M17 36c24 0 24-36 0-36-23 0-23 36 0 36z">
          <text:p/>
        </draw:path>
        <draw:path draw:style-name="gr1" draw:text-style-name="P1" draw:layer="layout" svg:width="0.034cm" svg:height="0.036cm" svg:x="5.471cm" svg:y="12.032cm" svg:viewBox="0 0 35 37" svg:d="M17 37c24 0 24-37 0-37-23 0-23 37 0 37z">
          <text:p/>
        </draw:path>
        <draw:path draw:style-name="gr1" draw:text-style-name="P1" draw:layer="layout" svg:width="0.034cm" svg:height="0.035cm" svg:x="5.471cm" svg:y="12.535cm" svg:viewBox="0 0 35 36" svg:d="M17 36c24 0 24-36 0-36-23 0-23 36 0 36z">
          <text:p/>
        </draw:path>
        <draw:path draw:style-name="gr1" draw:text-style-name="P1" draw:layer="layout" svg:width="0.034cm" svg:height="0.035cm" svg:x="5.471cm" svg:y="13.037cm" svg:viewBox="0 0 35 36" svg:d="M17 36c24 0 24-36 0-36-23 0-23 36 0 36z">
          <text:p/>
        </draw:path>
        <draw:path draw:style-name="gr1" draw:text-style-name="P1" draw:layer="layout" svg:width="0.034cm" svg:height="0.035cm" svg:x="5.471cm" svg:y="13.539cm" svg:viewBox="0 0 35 36" svg:d="M17 36c24 0 24-36 0-36-23 0-23 36 0 36z">
          <text:p/>
        </draw:path>
        <draw:path draw:style-name="gr1" draw:text-style-name="P1" draw:layer="layout" svg:width="0.034cm" svg:height="0.035cm" svg:x="5.471cm" svg:y="14.041cm" svg:viewBox="0 0 35 36" svg:d="M17 36c24 0 24-36 0-36-23 0-23 36 0 36z">
          <text:p/>
        </draw:path>
        <draw:path draw:style-name="gr1" draw:text-style-name="P1" draw:layer="layout" svg:width="0.034cm" svg:height="0.036cm" svg:x="5.471cm" svg:y="14.543cm" svg:viewBox="0 0 35 37" svg:d="M17 37c24 0 24-37 0-37-23 0-23 37 0 37z">
          <text:p/>
        </draw:path>
        <draw:path draw:style-name="gr1" draw:text-style-name="P1" draw:layer="layout" svg:width="0.034cm" svg:height="0.036cm" svg:x="5.471cm" svg:y="15.045cm" svg:viewBox="0 0 35 37" svg:d="M17 37c24 0 24-37 0-37-23 0-23 37 0 37z">
          <text:p/>
        </draw:path>
        <draw:path draw:style-name="gr1" draw:text-style-name="P1" draw:layer="layout" svg:width="0.034cm" svg:height="0.035cm" svg:x="5.471cm" svg:y="15.548cm" svg:viewBox="0 0 35 36" svg:d="M17 36c24 0 24-36 0-36-23 0-23 36 0 36z">
          <text:p/>
        </draw:path>
        <draw:path draw:style-name="gr1" draw:text-style-name="P1" draw:layer="layout" svg:width="0.034cm" svg:height="0.035cm" svg:x="5.471cm" svg:y="16.05cm" svg:viewBox="0 0 35 36" svg:d="M17 36c24 0 24-36 0-36-23 0-23 36 0 36z">
          <text:p/>
        </draw:path>
        <draw:path draw:style-name="gr1" draw:text-style-name="P1" draw:layer="layout" svg:width="0.034cm" svg:height="0.035cm" svg:x="5.471cm" svg:y="16.552cm" svg:viewBox="0 0 35 36" svg:d="M17 36c24 0 24-36 0-36-23 0-23 36 0 36z">
          <text:p/>
        </draw:path>
        <draw:path draw:style-name="gr1" draw:text-style-name="P1" draw:layer="layout" svg:width="0.034cm" svg:height="0.036cm" svg:x="5.471cm" svg:y="17.054cm" svg:viewBox="0 0 35 37" svg:d="M17 37c24 0 24-37 0-37-23 0-23 37 0 37z">
          <text:p/>
        </draw:path>
        <draw:path draw:style-name="gr1" draw:text-style-name="P1" draw:layer="layout" svg:width="0.034cm" svg:height="0.035cm" svg:x="5.471cm" svg:y="17.557cm" svg:viewBox="0 0 35 36" svg:d="M17 36c24 0 24-36 0-36-23 0-23 36 0 36z">
          <text:p/>
        </draw:path>
        <draw:path draw:style-name="gr1" draw:text-style-name="P1" draw:layer="layout" svg:width="0.034cm" svg:height="0.035cm" svg:x="5.471cm" svg:y="18.059cm" svg:viewBox="0 0 35 36" svg:d="M17 36c24 0 24-36 0-36-23 0-23 36 0 36z">
          <text:p/>
        </draw:path>
        <draw:path draw:style-name="gr1" draw:text-style-name="P1" draw:layer="layout" svg:width="0.034cm" svg:height="0.035cm" svg:x="5.471cm" svg:y="18.561cm" svg:viewBox="0 0 35 36" svg:d="M17 36c24 0 24-36 0-36-23 0-23 36 0 36z">
          <text:p/>
        </draw:path>
        <draw:path draw:style-name="gr1" draw:text-style-name="P1" draw:layer="layout" svg:width="0.034cm" svg:height="0.035cm" svg:x="5.471cm" svg:y="19.063cm" svg:viewBox="0 0 35 36" svg:d="M17 36c24 0 24-36 0-36-23 0-23 36 0 36z">
          <text:p/>
        </draw:path>
        <draw:path draw:style-name="gr1" draw:text-style-name="P1" draw:layer="layout" svg:width="0.034cm" svg:height="0.036cm" svg:x="5.471cm" svg:y="19.565cm" svg:viewBox="0 0 35 37" svg:d="M17 37c24 0 24-37 0-37-23 0-23 37 0 37z">
          <text:p/>
        </draw:path>
        <draw:path draw:style-name="gr1" draw:text-style-name="P1" draw:layer="layout" svg:width="0.034cm" svg:height="0.036cm" svg:x="5.471cm" svg:y="20.067cm" svg:viewBox="0 0 35 37" svg:d="M17 37c24 0 24-37 0-37-23 0-23 37 0 37z">
          <text:p/>
        </draw:path>
        <draw:path draw:style-name="gr1" draw:text-style-name="P1" draw:layer="layout" svg:width="0.034cm" svg:height="0.035cm" svg:x="5.471cm" svg:y="20.57cm" svg:viewBox="0 0 35 36" svg:d="M17 36c24 0 24-36 0-36-23 0-23 36 0 36z">
          <text:p/>
        </draw:path>
        <draw:path draw:style-name="gr1" draw:text-style-name="P1" draw:layer="layout" svg:width="0.035cm" svg:height="0.035cm" svg:x="5.971cm" svg:y="3.495cm" svg:viewBox="0 0 36 36" svg:d="M18 36c23 0 24-36 0-36s-24 36 0 36z">
          <text:p/>
        </draw:path>
        <draw:path draw:style-name="gr1" draw:text-style-name="P1" draw:layer="layout" svg:width="0.035cm" svg:height="0.035cm" svg:x="5.971cm" svg:y="3.997cm" svg:viewBox="0 0 36 36" svg:d="M18 36c23 0 24-36 0-36s-24 36 0 36z">
          <text:p/>
        </draw:path>
        <draw:path draw:style-name="gr1" draw:text-style-name="P1" draw:layer="layout" svg:width="0.035cm" svg:height="0.036cm" svg:x="5.971cm" svg:y="4.499cm" svg:viewBox="0 0 36 37" svg:d="M18 37c23 0 24-37 0-37s-24 37 0 37z">
          <text:p/>
        </draw:path>
        <draw:path draw:style-name="gr1" draw:text-style-name="P1" draw:layer="layout" svg:width="0.035cm" svg:height="0.035cm" svg:x="5.971cm" svg:y="5.002cm" svg:viewBox="0 0 36 36" svg:d="M18 36c23 0 24-36 0-36s-24 36 0 36z">
          <text:p/>
        </draw:path>
        <draw:path draw:style-name="gr1" draw:text-style-name="P1" draw:layer="layout" svg:width="0.035cm" svg:height="0.035cm" svg:x="5.971cm" svg:y="5.504cm" svg:viewBox="0 0 36 36" svg:d="M18 36c23 0 24-36 0-36s-24 36 0 36z">
          <text:p/>
        </draw:path>
        <draw:path draw:style-name="gr1" draw:text-style-name="P1" draw:layer="layout" svg:width="0.035cm" svg:height="0.035cm" svg:x="5.971cm" svg:y="6.006cm" svg:viewBox="0 0 36 36" svg:d="M18 36c23 0 24-36 0-36s-24 36 0 36z">
          <text:p/>
        </draw:path>
        <draw:path draw:style-name="gr1" draw:text-style-name="P1" draw:layer="layout" svg:width="0.035cm" svg:height="0.036cm" svg:x="5.971cm" svg:y="6.508cm" svg:viewBox="0 0 36 37" svg:d="M18 37c23 0 24-37 0-37s-24 37 0 37z">
          <text:p/>
        </draw:path>
        <draw:path draw:style-name="gr1" draw:text-style-name="P1" draw:layer="layout" svg:width="0.035cm" svg:height="0.036cm" svg:x="5.971cm" svg:y="7.01cm" svg:viewBox="0 0 36 37" svg:d="M18 37c23 0 24-37 0-37s-24 37 0 37z">
          <text:p/>
        </draw:path>
        <draw:path draw:style-name="gr1" draw:text-style-name="P1" draw:layer="layout" svg:width="0.035cm" svg:height="0.035cm" svg:x="5.971cm" svg:y="7.513cm" svg:viewBox="0 0 36 36" svg:d="M18 36c23 0 24-36 0-36s-24 36 0 36z">
          <text:p/>
        </draw:path>
        <draw:path draw:style-name="gr1" draw:text-style-name="P1" draw:layer="layout" svg:width="0.035cm" svg:height="0.035cm" svg:x="5.971cm" svg:y="8.015cm" svg:viewBox="0 0 36 36" svg:d="M18 36c23 0 24-36 0-36s-24 36 0 36z">
          <text:p/>
        </draw:path>
        <draw:path draw:style-name="gr1" draw:text-style-name="P1" draw:layer="layout" svg:width="0.035cm" svg:height="0.035cm" svg:x="5.971cm" svg:y="8.517cm" svg:viewBox="0 0 36 36" svg:d="M18 36c23 0 24-36 0-36s-24 36 0 36z">
          <text:p/>
        </draw:path>
        <draw:path draw:style-name="gr1" draw:text-style-name="P1" draw:layer="layout" svg:width="0.035cm" svg:height="0.035cm" svg:x="5.971cm" svg:y="9.019cm" svg:viewBox="0 0 36 36" svg:d="M18 36c23 0 24-36 0-36s-24 36 0 36z">
          <text:p/>
        </draw:path>
        <draw:path draw:style-name="gr1" draw:text-style-name="P1" draw:layer="layout" svg:width="0.035cm" svg:height="0.036cm" svg:x="5.971cm" svg:y="9.521cm" svg:viewBox="0 0 36 37" svg:d="M18 37c23 0 24-37 0-37s-24 37 0 37z">
          <text:p/>
        </draw:path>
        <draw:path draw:style-name="gr1" draw:text-style-name="P1" draw:layer="layout" svg:width="0.035cm" svg:height="0.035cm" svg:x="5.971cm" svg:y="10.024cm" svg:viewBox="0 0 36 36" svg:d="M18 36c23 0 24-36 0-36s-24 36 0 36z">
          <text:p/>
        </draw:path>
        <draw:path draw:style-name="gr1" draw:text-style-name="P1" draw:layer="layout" svg:width="0.035cm" svg:height="0.035cm" svg:x="5.971cm" svg:y="10.526cm" svg:viewBox="0 0 36 36" svg:d="M18 36c23 0 24-36 0-36s-24 36 0 36z">
          <text:p/>
        </draw:path>
        <draw:path draw:style-name="gr1" draw:text-style-name="P1" draw:layer="layout" svg:width="0.035cm" svg:height="0.035cm" svg:x="5.971cm" svg:y="11.028cm" svg:viewBox="0 0 36 36" svg:d="M18 36c23 0 24-36 0-36s-24 36 0 36z">
          <text:p/>
        </draw:path>
        <draw:path draw:style-name="gr1" draw:text-style-name="P1" draw:layer="layout" svg:width="0.035cm" svg:height="0.035cm" svg:x="5.971cm" svg:y="11.53cm" svg:viewBox="0 0 36 36" svg:d="M18 36c23 0 24-36 0-36s-24 36 0 36z">
          <text:p/>
        </draw:path>
        <draw:path draw:style-name="gr1" draw:text-style-name="P1" draw:layer="layout" svg:width="0.035cm" svg:height="0.036cm" svg:x="5.971cm" svg:y="12.032cm" svg:viewBox="0 0 36 37" svg:d="M18 37c23 0 24-37 0-37s-24 37 0 37z">
          <text:p/>
        </draw:path>
        <draw:path draw:style-name="gr1" draw:text-style-name="P1" draw:layer="layout" svg:width="0.035cm" svg:height="0.035cm" svg:x="5.971cm" svg:y="12.535cm" svg:viewBox="0 0 36 36" svg:d="M18 36c23 0 24-36 0-36s-24 36 0 36z">
          <text:p/>
        </draw:path>
        <draw:path draw:style-name="gr1" draw:text-style-name="P1" draw:layer="layout" svg:width="0.035cm" svg:height="0.035cm" svg:x="5.971cm" svg:y="13.037cm" svg:viewBox="0 0 36 36" svg:d="M18 36c23 0 24-36 0-36s-24 36 0 36z">
          <text:p/>
        </draw:path>
        <draw:path draw:style-name="gr1" draw:text-style-name="P1" draw:layer="layout" svg:width="0.035cm" svg:height="0.035cm" svg:x="5.971cm" svg:y="13.539cm" svg:viewBox="0 0 36 36" svg:d="M18 36c23 0 24-36 0-36s-24 36 0 36z">
          <text:p/>
        </draw:path>
        <draw:path draw:style-name="gr1" draw:text-style-name="P1" draw:layer="layout" svg:width="0.035cm" svg:height="0.035cm" svg:x="5.971cm" svg:y="14.041cm" svg:viewBox="0 0 36 36" svg:d="M18 36c23 0 24-36 0-36s-24 36 0 36z">
          <text:p/>
        </draw:path>
        <draw:path draw:style-name="gr1" draw:text-style-name="P1" draw:layer="layout" svg:width="0.035cm" svg:height="0.036cm" svg:x="5.971cm" svg:y="14.543cm" svg:viewBox="0 0 36 37" svg:d="M18 37c23 0 24-37 0-37s-24 37 0 37z">
          <text:p/>
        </draw:path>
        <draw:path draw:style-name="gr1" draw:text-style-name="P1" draw:layer="layout" svg:width="0.035cm" svg:height="0.036cm" svg:x="5.971cm" svg:y="15.045cm" svg:viewBox="0 0 36 37" svg:d="M18 37c23 0 24-37 0-37s-24 37 0 37z">
          <text:p/>
        </draw:path>
        <draw:path draw:style-name="gr1" draw:text-style-name="P1" draw:layer="layout" svg:width="0.035cm" svg:height="0.035cm" svg:x="5.971cm" svg:y="15.548cm" svg:viewBox="0 0 36 36" svg:d="M18 36c23 0 24-36 0-36s-24 36 0 36z">
          <text:p/>
        </draw:path>
        <draw:path draw:style-name="gr1" draw:text-style-name="P1" draw:layer="layout" svg:width="0.035cm" svg:height="0.035cm" svg:x="5.971cm" svg:y="16.05cm" svg:viewBox="0 0 36 36" svg:d="M18 36c23 0 24-36 0-36s-24 36 0 36z">
          <text:p/>
        </draw:path>
        <draw:path draw:style-name="gr1" draw:text-style-name="P1" draw:layer="layout" svg:width="0.035cm" svg:height="0.035cm" svg:x="5.971cm" svg:y="16.552cm" svg:viewBox="0 0 36 36" svg:d="M18 36c23 0 24-36 0-36s-24 36 0 36z">
          <text:p/>
        </draw:path>
        <draw:path draw:style-name="gr1" draw:text-style-name="P1" draw:layer="layout" svg:width="0.035cm" svg:height="0.036cm" svg:x="5.971cm" svg:y="17.054cm" svg:viewBox="0 0 36 37" svg:d="M18 37c23 0 24-37 0-37s-24 37 0 37z">
          <text:p/>
        </draw:path>
        <draw:path draw:style-name="gr1" draw:text-style-name="P1" draw:layer="layout" svg:width="0.035cm" svg:height="0.035cm" svg:x="5.971cm" svg:y="17.557cm" svg:viewBox="0 0 36 36" svg:d="M18 36c23 0 24-36 0-36s-24 36 0 36z">
          <text:p/>
        </draw:path>
        <draw:path draw:style-name="gr1" draw:text-style-name="P1" draw:layer="layout" svg:width="0.035cm" svg:height="0.035cm" svg:x="5.971cm" svg:y="18.059cm" svg:viewBox="0 0 36 36" svg:d="M18 36c23 0 24-36 0-36s-24 36 0 36z">
          <text:p/>
        </draw:path>
        <draw:path draw:style-name="gr1" draw:text-style-name="P1" draw:layer="layout" svg:width="0.035cm" svg:height="0.035cm" svg:x="5.971cm" svg:y="18.561cm" svg:viewBox="0 0 36 36" svg:d="M18 36c23 0 24-36 0-36s-24 36 0 36z">
          <text:p/>
        </draw:path>
        <draw:path draw:style-name="gr1" draw:text-style-name="P1" draw:layer="layout" svg:width="0.035cm" svg:height="0.035cm" svg:x="5.971cm" svg:y="19.063cm" svg:viewBox="0 0 36 36" svg:d="M18 36c23 0 24-36 0-36s-24 36 0 36z">
          <text:p/>
        </draw:path>
        <draw:path draw:style-name="gr1" draw:text-style-name="P1" draw:layer="layout" svg:width="0.035cm" svg:height="0.036cm" svg:x="5.971cm" svg:y="19.565cm" svg:viewBox="0 0 36 37" svg:d="M18 37c23 0 24-37 0-37s-24 37 0 37z">
          <text:p/>
        </draw:path>
        <draw:path draw:style-name="gr1" draw:text-style-name="P1" draw:layer="layout" svg:width="0.035cm" svg:height="0.036cm" svg:x="5.971cm" svg:y="20.067cm" svg:viewBox="0 0 36 37" svg:d="M18 37c23 0 24-37 0-37s-24 37 0 37z">
          <text:p/>
        </draw:path>
        <draw:path draw:style-name="gr1" draw:text-style-name="P1" draw:layer="layout" svg:width="0.035cm" svg:height="0.035cm" svg:x="5.971cm" svg:y="20.57cm" svg:viewBox="0 0 36 36" svg:d="M18 36c23 0 24-36 0-36s-24 36 0 36z">
          <text:p/>
        </draw:path>
        <draw:path draw:style-name="gr1" draw:text-style-name="P1" draw:layer="layout" svg:width="0.034cm" svg:height="0.035cm" svg:x="6.469cm" svg:y="3.495cm" svg:viewBox="0 0 35 36" svg:d="M18 36c23 0 23-36 0-36s-24 36 0 36z">
          <text:p/>
        </draw:path>
        <draw:path draw:style-name="gr1" draw:text-style-name="P1" draw:layer="layout" svg:width="0.034cm" svg:height="0.035cm" svg:x="6.469cm" svg:y="3.997cm" svg:viewBox="0 0 35 36" svg:d="M18 36c23 0 23-36 0-36s-24 36 0 36z">
          <text:p/>
        </draw:path>
        <draw:path draw:style-name="gr1" draw:text-style-name="P1" draw:layer="layout" svg:width="0.034cm" svg:height="0.036cm" svg:x="6.469cm" svg:y="4.499cm" svg:viewBox="0 0 35 37" svg:d="M18 37c23 0 23-37 0-37s-24 37 0 37z">
          <text:p/>
        </draw:path>
        <draw:path draw:style-name="gr1" draw:text-style-name="P1" draw:layer="layout" svg:width="0.034cm" svg:height="0.035cm" svg:x="6.469cm" svg:y="5.002cm" svg:viewBox="0 0 35 36" svg:d="M18 36c23 0 23-36 0-36s-24 36 0 36z">
          <text:p/>
        </draw:path>
        <draw:path draw:style-name="gr1" draw:text-style-name="P1" draw:layer="layout" svg:width="0.034cm" svg:height="0.035cm" svg:x="6.469cm" svg:y="5.504cm" svg:viewBox="0 0 35 36" svg:d="M18 36c23 0 23-36 0-36s-24 36 0 36z">
          <text:p/>
        </draw:path>
        <draw:path draw:style-name="gr1" draw:text-style-name="P1" draw:layer="layout" svg:width="0.034cm" svg:height="0.035cm" svg:x="6.469cm" svg:y="6.006cm" svg:viewBox="0 0 35 36" svg:d="M18 36c23 0 23-36 0-36s-24 36 0 36z">
          <text:p/>
        </draw:path>
        <draw:path draw:style-name="gr1" draw:text-style-name="P1" draw:layer="layout" svg:width="0.034cm" svg:height="0.036cm" svg:x="6.469cm" svg:y="6.508cm" svg:viewBox="0 0 35 37" svg:d="M18 37c23 0 23-37 0-37s-24 37 0 37z">
          <text:p/>
        </draw:path>
        <draw:path draw:style-name="gr1" draw:text-style-name="P1" draw:layer="layout" svg:width="0.034cm" svg:height="0.036cm" svg:x="6.469cm" svg:y="7.01cm" svg:viewBox="0 0 35 37" svg:d="M18 37c23 0 23-37 0-37s-24 37 0 37z">
          <text:p/>
        </draw:path>
        <draw:path draw:style-name="gr1" draw:text-style-name="P1" draw:layer="layout" svg:width="0.034cm" svg:height="0.035cm" svg:x="6.469cm" svg:y="7.513cm" svg:viewBox="0 0 35 36" svg:d="M18 36c23 0 23-36 0-36s-24 36 0 36z">
          <text:p/>
        </draw:path>
        <draw:path draw:style-name="gr1" draw:text-style-name="P1" draw:layer="layout" svg:width="0.034cm" svg:height="0.035cm" svg:x="6.469cm" svg:y="8.015cm" svg:viewBox="0 0 35 36" svg:d="M18 36c23 0 23-36 0-36s-24 36 0 36z">
          <text:p/>
        </draw:path>
        <draw:path draw:style-name="gr1" draw:text-style-name="P1" draw:layer="layout" svg:width="0.034cm" svg:height="0.035cm" svg:x="6.469cm" svg:y="8.517cm" svg:viewBox="0 0 35 36" svg:d="M18 36c23 0 23-36 0-36s-24 36 0 36z">
          <text:p/>
        </draw:path>
        <draw:path draw:style-name="gr1" draw:text-style-name="P1" draw:layer="layout" svg:width="0.034cm" svg:height="0.035cm" svg:x="6.469cm" svg:y="9.019cm" svg:viewBox="0 0 35 36" svg:d="M18 36c23 0 23-36 0-36s-24 36 0 36z">
          <text:p/>
        </draw:path>
        <draw:path draw:style-name="gr1" draw:text-style-name="P1" draw:layer="layout" svg:width="0.034cm" svg:height="0.036cm" svg:x="6.469cm" svg:y="9.521cm" svg:viewBox="0 0 35 37" svg:d="M18 37c23 0 23-37 0-37s-24 37 0 37z">
          <text:p/>
        </draw:path>
        <draw:path draw:style-name="gr1" draw:text-style-name="P1" draw:layer="layout" svg:width="0.034cm" svg:height="0.035cm" svg:x="6.469cm" svg:y="10.024cm" svg:viewBox="0 0 35 36" svg:d="M18 36c23 0 23-36 0-36s-24 36 0 36z">
          <text:p/>
        </draw:path>
        <draw:path draw:style-name="gr1" draw:text-style-name="P1" draw:layer="layout" svg:width="0.034cm" svg:height="0.035cm" svg:x="6.469cm" svg:y="10.526cm" svg:viewBox="0 0 35 36" svg:d="M18 36c23 0 23-36 0-36s-24 36 0 36z">
          <text:p/>
        </draw:path>
        <draw:path draw:style-name="gr1" draw:text-style-name="P1" draw:layer="layout" svg:width="0.034cm" svg:height="0.035cm" svg:x="6.469cm" svg:y="11.028cm" svg:viewBox="0 0 35 36" svg:d="M18 36c23 0 23-36 0-36s-24 36 0 36z">
          <text:p/>
        </draw:path>
        <draw:path draw:style-name="gr1" draw:text-style-name="P1" draw:layer="layout" svg:width="0.034cm" svg:height="0.035cm" svg:x="6.469cm" svg:y="11.53cm" svg:viewBox="0 0 35 36" svg:d="M18 36c23 0 23-36 0-36s-24 36 0 36z">
          <text:p/>
        </draw:path>
        <draw:path draw:style-name="gr1" draw:text-style-name="P1" draw:layer="layout" svg:width="0.034cm" svg:height="0.036cm" svg:x="6.469cm" svg:y="12.032cm" svg:viewBox="0 0 35 37" svg:d="M18 37c23 0 23-37 0-37s-24 37 0 37z">
          <text:p/>
        </draw:path>
        <draw:path draw:style-name="gr1" draw:text-style-name="P1" draw:layer="layout" svg:width="0.034cm" svg:height="0.035cm" svg:x="6.469cm" svg:y="12.535cm" svg:viewBox="0 0 35 36" svg:d="M18 36c23 0 23-36 0-36s-24 36 0 36z">
          <text:p/>
        </draw:path>
        <draw:path draw:style-name="gr1" draw:text-style-name="P1" draw:layer="layout" svg:width="0.034cm" svg:height="0.035cm" svg:x="6.469cm" svg:y="13.037cm" svg:viewBox="0 0 35 36" svg:d="M18 36c23 0 23-36 0-36s-24 36 0 36z">
          <text:p/>
        </draw:path>
        <draw:path draw:style-name="gr1" draw:text-style-name="P1" draw:layer="layout" svg:width="0.034cm" svg:height="0.035cm" svg:x="6.469cm" svg:y="13.539cm" svg:viewBox="0 0 35 36" svg:d="M18 36c23 0 23-36 0-36s-24 36 0 36z">
          <text:p/>
        </draw:path>
        <draw:path draw:style-name="gr1" draw:text-style-name="P1" draw:layer="layout" svg:width="0.034cm" svg:height="0.035cm" svg:x="6.469cm" svg:y="14.041cm" svg:viewBox="0 0 35 36" svg:d="M18 36c23 0 23-36 0-36s-24 36 0 36z">
          <text:p/>
        </draw:path>
        <draw:path draw:style-name="gr1" draw:text-style-name="P1" draw:layer="layout" svg:width="0.034cm" svg:height="0.036cm" svg:x="6.469cm" svg:y="14.543cm" svg:viewBox="0 0 35 37" svg:d="M18 37c23 0 23-37 0-37s-24 37 0 37z">
          <text:p/>
        </draw:path>
        <draw:path draw:style-name="gr1" draw:text-style-name="P1" draw:layer="layout" svg:width="0.034cm" svg:height="0.036cm" svg:x="6.469cm" svg:y="15.045cm" svg:viewBox="0 0 35 37" svg:d="M18 37c23 0 23-37 0-37s-24 37 0 37z">
          <text:p/>
        </draw:path>
        <draw:path draw:style-name="gr1" draw:text-style-name="P1" draw:layer="layout" svg:width="0.034cm" svg:height="0.035cm" svg:x="6.469cm" svg:y="15.548cm" svg:viewBox="0 0 35 36" svg:d="M18 36c23 0 23-36 0-36s-24 36 0 36z">
          <text:p/>
        </draw:path>
        <draw:path draw:style-name="gr1" draw:text-style-name="P1" draw:layer="layout" svg:width="0.034cm" svg:height="0.035cm" svg:x="6.469cm" svg:y="16.05cm" svg:viewBox="0 0 35 36" svg:d="M18 36c23 0 23-36 0-36s-24 36 0 36z">
          <text:p/>
        </draw:path>
        <draw:path draw:style-name="gr1" draw:text-style-name="P1" draw:layer="layout" svg:width="0.034cm" svg:height="0.035cm" svg:x="6.469cm" svg:y="16.552cm" svg:viewBox="0 0 35 36" svg:d="M18 36c23 0 23-36 0-36s-24 36 0 36z">
          <text:p/>
        </draw:path>
        <draw:path draw:style-name="gr1" draw:text-style-name="P1" draw:layer="layout" svg:width="0.034cm" svg:height="0.036cm" svg:x="6.469cm" svg:y="17.054cm" svg:viewBox="0 0 35 37" svg:d="M18 37c23 0 23-37 0-37s-24 37 0 37z">
          <text:p/>
        </draw:path>
        <draw:path draw:style-name="gr1" draw:text-style-name="P1" draw:layer="layout" svg:width="0.034cm" svg:height="0.035cm" svg:x="6.469cm" svg:y="17.557cm" svg:viewBox="0 0 35 36" svg:d="M18 36c23 0 23-36 0-36s-24 36 0 36z">
          <text:p/>
        </draw:path>
        <draw:path draw:style-name="gr1" draw:text-style-name="P1" draw:layer="layout" svg:width="0.034cm" svg:height="0.035cm" svg:x="6.469cm" svg:y="18.059cm" svg:viewBox="0 0 35 36" svg:d="M18 36c23 0 23-36 0-36s-24 36 0 36z">
          <text:p/>
        </draw:path>
        <draw:path draw:style-name="gr1" draw:text-style-name="P1" draw:layer="layout" svg:width="0.034cm" svg:height="0.035cm" svg:x="6.469cm" svg:y="18.561cm" svg:viewBox="0 0 35 36" svg:d="M18 36c23 0 23-36 0-36s-24 36 0 36z">
          <text:p/>
        </draw:path>
        <draw:path draw:style-name="gr1" draw:text-style-name="P1" draw:layer="layout" svg:width="0.034cm" svg:height="0.035cm" svg:x="6.469cm" svg:y="19.063cm" svg:viewBox="0 0 35 36" svg:d="M18 36c23 0 23-36 0-36s-24 36 0 36z">
          <text:p/>
        </draw:path>
        <draw:path draw:style-name="gr1" draw:text-style-name="P1" draw:layer="layout" svg:width="0.034cm" svg:height="0.036cm" svg:x="6.469cm" svg:y="19.565cm" svg:viewBox="0 0 35 37" svg:d="M18 37c23 0 23-37 0-37s-24 37 0 37z">
          <text:p/>
        </draw:path>
        <draw:path draw:style-name="gr1" draw:text-style-name="P1" draw:layer="layout" svg:width="0.034cm" svg:height="0.036cm" svg:x="6.469cm" svg:y="20.067cm" svg:viewBox="0 0 35 37" svg:d="M18 37c23 0 23-37 0-37s-24 37 0 37z">
          <text:p/>
        </draw:path>
        <draw:path draw:style-name="gr1" draw:text-style-name="P1" draw:layer="layout" svg:width="0.034cm" svg:height="0.035cm" svg:x="6.469cm" svg:y="20.57cm" svg:viewBox="0 0 35 36" svg:d="M18 36c23 0 23-36 0-36s-24 36 0 36z">
          <text:p/>
        </draw:path>
        <draw:path draw:style-name="gr1" draw:text-style-name="P1" draw:layer="layout" svg:width="0.034cm" svg:height="0.035cm" svg:x="6.968cm" svg:y="3.495cm" svg:viewBox="0 0 35 36" svg:d="M17 36c24 0 24-36 0-36-23 0-23 36 0 36z">
          <text:p/>
        </draw:path>
        <draw:path draw:style-name="gr1" draw:text-style-name="P1" draw:layer="layout" svg:width="0.034cm" svg:height="0.035cm" svg:x="6.968cm" svg:y="3.997cm" svg:viewBox="0 0 35 36" svg:d="M17 36c24 0 24-36 0-36-23 0-23 36 0 36z">
          <text:p/>
        </draw:path>
        <draw:path draw:style-name="gr1" draw:text-style-name="P1" draw:layer="layout" svg:width="0.034cm" svg:height="0.036cm" svg:x="6.968cm" svg:y="4.499cm" svg:viewBox="0 0 35 37" svg:d="M17 37c24 0 24-37 0-37-23 0-23 37 0 37z">
          <text:p/>
        </draw:path>
        <draw:path draw:style-name="gr1" draw:text-style-name="P1" draw:layer="layout" svg:width="0.034cm" svg:height="0.035cm" svg:x="6.968cm" svg:y="5.002cm" svg:viewBox="0 0 35 36" svg:d="M17 36c24 0 24-36 0-36-23 0-23 36 0 36z">
          <text:p/>
        </draw:path>
        <draw:path draw:style-name="gr1" draw:text-style-name="P1" draw:layer="layout" svg:width="0.034cm" svg:height="0.035cm" svg:x="6.968cm" svg:y="5.504cm" svg:viewBox="0 0 35 36" svg:d="M17 36c24 0 24-36 0-36-23 0-23 36 0 36z">
          <text:p/>
        </draw:path>
        <draw:path draw:style-name="gr1" draw:text-style-name="P1" draw:layer="layout" svg:width="0.034cm" svg:height="0.035cm" svg:x="6.968cm" svg:y="6.006cm" svg:viewBox="0 0 35 36" svg:d="M17 36c24 0 24-36 0-36-23 0-23 36 0 36z">
          <text:p/>
        </draw:path>
        <draw:path draw:style-name="gr1" draw:text-style-name="P1" draw:layer="layout" svg:width="0.034cm" svg:height="0.036cm" svg:x="6.968cm" svg:y="6.508cm" svg:viewBox="0 0 35 37" svg:d="M17 37c24 0 24-37 0-37-23 0-23 37 0 37z">
          <text:p/>
        </draw:path>
        <draw:path draw:style-name="gr1" draw:text-style-name="P1" draw:layer="layout" svg:width="0.034cm" svg:height="0.036cm" svg:x="6.968cm" svg:y="7.01cm" svg:viewBox="0 0 35 37" svg:d="M17 37c24 0 24-37 0-37-23 0-23 37 0 37z">
          <text:p/>
        </draw:path>
        <draw:path draw:style-name="gr1" draw:text-style-name="P1" draw:layer="layout" svg:width="0.034cm" svg:height="0.035cm" svg:x="6.968cm" svg:y="7.513cm" svg:viewBox="0 0 35 36" svg:d="M17 36c24 0 24-36 0-36-23 0-23 36 0 36z">
          <text:p/>
        </draw:path>
        <draw:path draw:style-name="gr1" draw:text-style-name="P1" draw:layer="layout" svg:width="0.034cm" svg:height="0.035cm" svg:x="6.968cm" svg:y="8.015cm" svg:viewBox="0 0 35 36" svg:d="M17 36c24 0 24-36 0-36-23 0-23 36 0 36z">
          <text:p/>
        </draw:path>
        <draw:path draw:style-name="gr1" draw:text-style-name="P1" draw:layer="layout" svg:width="0.034cm" svg:height="0.035cm" svg:x="6.968cm" svg:y="8.517cm" svg:viewBox="0 0 35 36" svg:d="M17 36c24 0 24-36 0-36-23 0-23 36 0 36z">
          <text:p/>
        </draw:path>
        <draw:path draw:style-name="gr1" draw:text-style-name="P1" draw:layer="layout" svg:width="0.034cm" svg:height="0.035cm" svg:x="6.968cm" svg:y="9.019cm" svg:viewBox="0 0 35 36" svg:d="M17 36c24 0 24-36 0-36-23 0-23 36 0 36z">
          <text:p/>
        </draw:path>
        <draw:path draw:style-name="gr1" draw:text-style-name="P1" draw:layer="layout" svg:width="0.034cm" svg:height="0.036cm" svg:x="6.968cm" svg:y="9.521cm" svg:viewBox="0 0 35 37" svg:d="M17 37c24 0 24-37 0-37-23 0-23 37 0 37z">
          <text:p/>
        </draw:path>
        <draw:path draw:style-name="gr1" draw:text-style-name="P1" draw:layer="layout" svg:width="0.034cm" svg:height="0.035cm" svg:x="6.968cm" svg:y="10.024cm" svg:viewBox="0 0 35 36" svg:d="M17 36c24 0 24-36 0-36-23 0-23 36 0 36z">
          <text:p/>
        </draw:path>
        <draw:path draw:style-name="gr1" draw:text-style-name="P1" draw:layer="layout" svg:width="0.034cm" svg:height="0.035cm" svg:x="6.968cm" svg:y="10.526cm" svg:viewBox="0 0 35 36" svg:d="M17 36c24 0 24-36 0-36-23 0-23 36 0 36z">
          <text:p/>
        </draw:path>
        <draw:path draw:style-name="gr1" draw:text-style-name="P1" draw:layer="layout" svg:width="0.034cm" svg:height="0.035cm" svg:x="6.968cm" svg:y="11.028cm" svg:viewBox="0 0 35 36" svg:d="M17 36c24 0 24-36 0-36-23 0-23 36 0 36z">
          <text:p/>
        </draw:path>
        <draw:path draw:style-name="gr1" draw:text-style-name="P1" draw:layer="layout" svg:width="0.034cm" svg:height="0.035cm" svg:x="6.968cm" svg:y="11.53cm" svg:viewBox="0 0 35 36" svg:d="M17 36c24 0 24-36 0-36-23 0-23 36 0 36z">
          <text:p/>
        </draw:path>
        <draw:path draw:style-name="gr1" draw:text-style-name="P1" draw:layer="layout" svg:width="0.034cm" svg:height="0.036cm" svg:x="6.968cm" svg:y="12.032cm" svg:viewBox="0 0 35 37" svg:d="M17 37c24 0 24-37 0-37-23 0-23 37 0 37z">
          <text:p/>
        </draw:path>
        <draw:path draw:style-name="gr1" draw:text-style-name="P1" draw:layer="layout" svg:width="0.034cm" svg:height="0.035cm" svg:x="6.968cm" svg:y="12.535cm" svg:viewBox="0 0 35 36" svg:d="M17 36c24 0 24-36 0-36-23 0-23 36 0 36z">
          <text:p/>
        </draw:path>
        <draw:path draw:style-name="gr1" draw:text-style-name="P1" draw:layer="layout" svg:width="0.034cm" svg:height="0.035cm" svg:x="6.968cm" svg:y="13.037cm" svg:viewBox="0 0 35 36" svg:d="M17 36c24 0 24-36 0-36-23 0-23 36 0 36z">
          <text:p/>
        </draw:path>
        <draw:path draw:style-name="gr1" draw:text-style-name="P1" draw:layer="layout" svg:width="0.034cm" svg:height="0.035cm" svg:x="6.968cm" svg:y="13.539cm" svg:viewBox="0 0 35 36" svg:d="M17 36c24 0 24-36 0-36-23 0-23 36 0 36z">
          <text:p/>
        </draw:path>
        <draw:path draw:style-name="gr1" draw:text-style-name="P1" draw:layer="layout" svg:width="0.034cm" svg:height="0.035cm" svg:x="6.968cm" svg:y="14.041cm" svg:viewBox="0 0 35 36" svg:d="M17 36c24 0 24-36 0-36-23 0-23 36 0 36z">
          <text:p/>
        </draw:path>
        <draw:path draw:style-name="gr1" draw:text-style-name="P1" draw:layer="layout" svg:width="0.034cm" svg:height="0.036cm" svg:x="6.968cm" svg:y="14.543cm" svg:viewBox="0 0 35 37" svg:d="M17 37c24 0 24-37 0-37-23 0-23 37 0 37z">
          <text:p/>
        </draw:path>
        <draw:path draw:style-name="gr1" draw:text-style-name="P1" draw:layer="layout" svg:width="0.034cm" svg:height="0.036cm" svg:x="6.968cm" svg:y="15.045cm" svg:viewBox="0 0 35 37" svg:d="M17 37c24 0 24-37 0-37-23 0-23 37 0 37z">
          <text:p/>
        </draw:path>
        <draw:path draw:style-name="gr1" draw:text-style-name="P1" draw:layer="layout" svg:width="0.034cm" svg:height="0.035cm" svg:x="6.968cm" svg:y="15.548cm" svg:viewBox="0 0 35 36" svg:d="M17 36c24 0 24-36 0-36-23 0-23 36 0 36z">
          <text:p/>
        </draw:path>
        <draw:path draw:style-name="gr1" draw:text-style-name="P1" draw:layer="layout" svg:width="0.034cm" svg:height="0.035cm" svg:x="6.968cm" svg:y="16.05cm" svg:viewBox="0 0 35 36" svg:d="M17 36c24 0 24-36 0-36-23 0-23 36 0 36z">
          <text:p/>
        </draw:path>
        <draw:path draw:style-name="gr1" draw:text-style-name="P1" draw:layer="layout" svg:width="0.034cm" svg:height="0.035cm" svg:x="6.968cm" svg:y="16.552cm" svg:viewBox="0 0 35 36" svg:d="M17 36c24 0 24-36 0-36-23 0-23 36 0 36z">
          <text:p/>
        </draw:path>
        <draw:path draw:style-name="gr1" draw:text-style-name="P1" draw:layer="layout" svg:width="0.034cm" svg:height="0.036cm" svg:x="6.968cm" svg:y="17.054cm" svg:viewBox="0 0 35 37" svg:d="M17 37c24 0 24-37 0-37-23 0-23 37 0 37z">
          <text:p/>
        </draw:path>
        <draw:path draw:style-name="gr1" draw:text-style-name="P1" draw:layer="layout" svg:width="0.034cm" svg:height="0.035cm" svg:x="6.968cm" svg:y="17.557cm" svg:viewBox="0 0 35 36" svg:d="M17 36c24 0 24-36 0-36-23 0-23 36 0 36z">
          <text:p/>
        </draw:path>
        <draw:path draw:style-name="gr1" draw:text-style-name="P1" draw:layer="layout" svg:width="0.034cm" svg:height="0.035cm" svg:x="6.968cm" svg:y="18.059cm" svg:viewBox="0 0 35 36" svg:d="M17 36c24 0 24-36 0-36-23 0-23 36 0 36z">
          <text:p/>
        </draw:path>
        <draw:path draw:style-name="gr1" draw:text-style-name="P1" draw:layer="layout" svg:width="0.034cm" svg:height="0.035cm" svg:x="6.968cm" svg:y="18.561cm" svg:viewBox="0 0 35 36" svg:d="M17 36c24 0 24-36 0-36-23 0-23 36 0 36z">
          <text:p/>
        </draw:path>
        <draw:path draw:style-name="gr1" draw:text-style-name="P1" draw:layer="layout" svg:width="0.034cm" svg:height="0.035cm" svg:x="6.968cm" svg:y="19.063cm" svg:viewBox="0 0 35 36" svg:d="M17 36c24 0 24-36 0-36-23 0-23 36 0 36z">
          <text:p/>
        </draw:path>
        <draw:path draw:style-name="gr1" draw:text-style-name="P1" draw:layer="layout" svg:width="0.034cm" svg:height="0.036cm" svg:x="6.968cm" svg:y="19.565cm" svg:viewBox="0 0 35 37" svg:d="M17 37c24 0 24-37 0-37-23 0-23 37 0 37z">
          <text:p/>
        </draw:path>
        <draw:path draw:style-name="gr1" draw:text-style-name="P1" draw:layer="layout" svg:width="0.034cm" svg:height="0.036cm" svg:x="6.968cm" svg:y="20.067cm" svg:viewBox="0 0 35 37" svg:d="M17 37c24 0 24-37 0-37-23 0-23 37 0 37z">
          <text:p/>
        </draw:path>
        <draw:path draw:style-name="gr1" draw:text-style-name="P1" draw:layer="layout" svg:width="0.034cm" svg:height="0.035cm" svg:x="6.968cm" svg:y="20.57cm" svg:viewBox="0 0 35 36" svg:d="M17 36c24 0 24-36 0-36-23 0-23 36 0 36z">
          <text:p/>
        </draw:path>
        <draw:path draw:style-name="gr1" draw:text-style-name="P1" draw:layer="layout" svg:width="0.035cm" svg:height="0.035cm" svg:x="7.467cm" svg:y="3.495cm" svg:viewBox="0 0 36 36" svg:d="M18 36c24 0 24-36 0-36s-24 36 0 36z">
          <text:p/>
        </draw:path>
        <draw:path draw:style-name="gr1" draw:text-style-name="P1" draw:layer="layout" svg:width="0.035cm" svg:height="0.035cm" svg:x="7.467cm" svg:y="3.997cm" svg:viewBox="0 0 36 36" svg:d="M18 36c24 0 24-36 0-36s-24 36 0 36z">
          <text:p/>
        </draw:path>
        <draw:path draw:style-name="gr1" draw:text-style-name="P1" draw:layer="layout" svg:width="0.035cm" svg:height="0.036cm" svg:x="7.467cm" svg:y="4.499cm" svg:viewBox="0 0 36 37" svg:d="M18 37c24 0 24-37 0-37s-24 37 0 37z">
          <text:p/>
        </draw:path>
        <draw:path draw:style-name="gr1" draw:text-style-name="P1" draw:layer="layout" svg:width="0.035cm" svg:height="0.035cm" svg:x="7.467cm" svg:y="5.002cm" svg:viewBox="0 0 36 36" svg:d="M18 36c24 0 24-36 0-36s-24 36 0 36z">
          <text:p/>
        </draw:path>
        <draw:path draw:style-name="gr1" draw:text-style-name="P1" draw:layer="layout" svg:width="0.035cm" svg:height="0.035cm" svg:x="7.467cm" svg:y="5.504cm" svg:viewBox="0 0 36 36" svg:d="M18 36c24 0 24-36 0-36s-24 36 0 36z">
          <text:p/>
        </draw:path>
        <draw:path draw:style-name="gr1" draw:text-style-name="P1" draw:layer="layout" svg:width="0.035cm" svg:height="0.035cm" svg:x="7.467cm" svg:y="6.006cm" svg:viewBox="0 0 36 36" svg:d="M18 36c24 0 24-36 0-36s-24 36 0 36z">
          <text:p/>
        </draw:path>
        <draw:path draw:style-name="gr1" draw:text-style-name="P1" draw:layer="layout" svg:width="0.035cm" svg:height="0.036cm" svg:x="7.467cm" svg:y="6.508cm" svg:viewBox="0 0 36 37" svg:d="M18 37c24 0 24-37 0-37s-24 37 0 37z">
          <text:p/>
        </draw:path>
        <draw:path draw:style-name="gr1" draw:text-style-name="P1" draw:layer="layout" svg:width="0.035cm" svg:height="0.036cm" svg:x="7.467cm" svg:y="7.01cm" svg:viewBox="0 0 36 37" svg:d="M18 37c24 0 24-37 0-37s-24 37 0 37z">
          <text:p/>
        </draw:path>
        <draw:path draw:style-name="gr1" draw:text-style-name="P1" draw:layer="layout" svg:width="0.035cm" svg:height="0.035cm" svg:x="7.467cm" svg:y="7.513cm" svg:viewBox="0 0 36 36" svg:d="M18 36c24 0 24-36 0-36s-24 36 0 36z">
          <text:p/>
        </draw:path>
        <draw:path draw:style-name="gr1" draw:text-style-name="P1" draw:layer="layout" svg:width="0.035cm" svg:height="0.035cm" svg:x="7.467cm" svg:y="8.015cm" svg:viewBox="0 0 36 36" svg:d="M18 36c24 0 24-36 0-36s-24 36 0 36z">
          <text:p/>
        </draw:path>
        <draw:path draw:style-name="gr1" draw:text-style-name="P1" draw:layer="layout" svg:width="0.035cm" svg:height="0.035cm" svg:x="7.467cm" svg:y="8.517cm" svg:viewBox="0 0 36 36" svg:d="M18 36c24 0 24-36 0-36s-24 36 0 36z">
          <text:p/>
        </draw:path>
        <draw:path draw:style-name="gr1" draw:text-style-name="P1" draw:layer="layout" svg:width="0.035cm" svg:height="0.035cm" svg:x="7.467cm" svg:y="9.019cm" svg:viewBox="0 0 36 36" svg:d="M18 36c24 0 24-36 0-36s-24 36 0 36z">
          <text:p/>
        </draw:path>
        <draw:path draw:style-name="gr1" draw:text-style-name="P1" draw:layer="layout" svg:width="0.035cm" svg:height="0.036cm" svg:x="7.467cm" svg:y="9.521cm" svg:viewBox="0 0 36 37" svg:d="M18 37c24 0 24-37 0-37s-24 37 0 37z">
          <text:p/>
        </draw:path>
        <draw:path draw:style-name="gr1" draw:text-style-name="P1" draw:layer="layout" svg:width="0.035cm" svg:height="0.035cm" svg:x="7.467cm" svg:y="10.024cm" svg:viewBox="0 0 36 36" svg:d="M18 36c24 0 24-36 0-36s-24 36 0 36z">
          <text:p/>
        </draw:path>
        <draw:path draw:style-name="gr1" draw:text-style-name="P1" draw:layer="layout" svg:width="0.035cm" svg:height="0.035cm" svg:x="7.467cm" svg:y="10.526cm" svg:viewBox="0 0 36 36" svg:d="M18 36c24 0 24-36 0-36s-24 36 0 36z">
          <text:p/>
        </draw:path>
        <draw:path draw:style-name="gr1" draw:text-style-name="P1" draw:layer="layout" svg:width="0.035cm" svg:height="0.035cm" svg:x="7.467cm" svg:y="11.028cm" svg:viewBox="0 0 36 36" svg:d="M18 36c24 0 24-36 0-36s-24 36 0 36z">
          <text:p/>
        </draw:path>
        <draw:path draw:style-name="gr1" draw:text-style-name="P1" draw:layer="layout" svg:width="0.035cm" svg:height="0.035cm" svg:x="7.467cm" svg:y="11.53cm" svg:viewBox="0 0 36 36" svg:d="M18 36c24 0 24-36 0-36s-24 36 0 36z">
          <text:p/>
        </draw:path>
        <draw:path draw:style-name="gr1" draw:text-style-name="P1" draw:layer="layout" svg:width="0.035cm" svg:height="0.036cm" svg:x="7.467cm" svg:y="12.032cm" svg:viewBox="0 0 36 37" svg:d="M18 37c24 0 24-37 0-37s-24 37 0 37z">
          <text:p/>
        </draw:path>
        <draw:path draw:style-name="gr1" draw:text-style-name="P1" draw:layer="layout" svg:width="0.035cm" svg:height="0.035cm" svg:x="7.467cm" svg:y="12.535cm" svg:viewBox="0 0 36 36" svg:d="M18 36c24 0 24-36 0-36s-24 36 0 36z">
          <text:p/>
        </draw:path>
        <draw:path draw:style-name="gr1" draw:text-style-name="P1" draw:layer="layout" svg:width="0.035cm" svg:height="0.035cm" svg:x="7.467cm" svg:y="13.037cm" svg:viewBox="0 0 36 36" svg:d="M18 36c24 0 24-36 0-36s-24 36 0 36z">
          <text:p/>
        </draw:path>
        <draw:path draw:style-name="gr1" draw:text-style-name="P1" draw:layer="layout" svg:width="0.035cm" svg:height="0.035cm" svg:x="7.467cm" svg:y="13.539cm" svg:viewBox="0 0 36 36" svg:d="M18 36c24 0 24-36 0-36s-24 36 0 36z">
          <text:p/>
        </draw:path>
        <draw:path draw:style-name="gr1" draw:text-style-name="P1" draw:layer="layout" svg:width="0.035cm" svg:height="0.035cm" svg:x="7.467cm" svg:y="14.041cm" svg:viewBox="0 0 36 36" svg:d="M18 36c24 0 24-36 0-36s-24 36 0 36z">
          <text:p/>
        </draw:path>
        <draw:path draw:style-name="gr1" draw:text-style-name="P1" draw:layer="layout" svg:width="0.035cm" svg:height="0.036cm" svg:x="7.467cm" svg:y="14.543cm" svg:viewBox="0 0 36 37" svg:d="M18 37c24 0 24-37 0-37s-24 37 0 37z">
          <text:p/>
        </draw:path>
        <draw:path draw:style-name="gr1" draw:text-style-name="P1" draw:layer="layout" svg:width="0.035cm" svg:height="0.036cm" svg:x="7.467cm" svg:y="15.045cm" svg:viewBox="0 0 36 37" svg:d="M18 37c24 0 24-37 0-37s-24 37 0 37z">
          <text:p/>
        </draw:path>
        <draw:path draw:style-name="gr1" draw:text-style-name="P1" draw:layer="layout" svg:width="0.035cm" svg:height="0.035cm" svg:x="7.467cm" svg:y="15.548cm" svg:viewBox="0 0 36 36" svg:d="M18 36c24 0 24-36 0-36s-24 36 0 36z">
          <text:p/>
        </draw:path>
        <draw:path draw:style-name="gr1" draw:text-style-name="P1" draw:layer="layout" svg:width="0.035cm" svg:height="0.035cm" svg:x="7.467cm" svg:y="16.05cm" svg:viewBox="0 0 36 36" svg:d="M18 36c24 0 24-36 0-36s-24 36 0 36z">
          <text:p/>
        </draw:path>
        <draw:path draw:style-name="gr1" draw:text-style-name="P1" draw:layer="layout" svg:width="0.035cm" svg:height="0.035cm" svg:x="7.467cm" svg:y="16.552cm" svg:viewBox="0 0 36 36" svg:d="M18 36c24 0 24-36 0-36s-24 36 0 36z">
          <text:p/>
        </draw:path>
        <draw:path draw:style-name="gr1" draw:text-style-name="P1" draw:layer="layout" svg:width="0.035cm" svg:height="0.036cm" svg:x="7.467cm" svg:y="17.054cm" svg:viewBox="0 0 36 37" svg:d="M18 37c24 0 24-37 0-37s-24 37 0 37z">
          <text:p/>
        </draw:path>
        <draw:path draw:style-name="gr1" draw:text-style-name="P1" draw:layer="layout" svg:width="0.035cm" svg:height="0.035cm" svg:x="7.467cm" svg:y="17.557cm" svg:viewBox="0 0 36 36" svg:d="M18 36c24 0 24-36 0-36s-24 36 0 36z">
          <text:p/>
        </draw:path>
        <draw:path draw:style-name="gr1" draw:text-style-name="P1" draw:layer="layout" svg:width="0.035cm" svg:height="0.035cm" svg:x="7.467cm" svg:y="18.059cm" svg:viewBox="0 0 36 36" svg:d="M18 36c24 0 24-36 0-36s-24 36 0 36z">
          <text:p/>
        </draw:path>
        <draw:path draw:style-name="gr1" draw:text-style-name="P1" draw:layer="layout" svg:width="0.035cm" svg:height="0.035cm" svg:x="7.467cm" svg:y="18.561cm" svg:viewBox="0 0 36 36" svg:d="M18 36c24 0 24-36 0-36s-24 36 0 36z">
          <text:p/>
        </draw:path>
        <draw:path draw:style-name="gr1" draw:text-style-name="P1" draw:layer="layout" svg:width="0.035cm" svg:height="0.035cm" svg:x="7.467cm" svg:y="19.063cm" svg:viewBox="0 0 36 36" svg:d="M18 36c24 0 24-36 0-36s-24 36 0 36z">
          <text:p/>
        </draw:path>
        <draw:path draw:style-name="gr1" draw:text-style-name="P1" draw:layer="layout" svg:width="0.035cm" svg:height="0.036cm" svg:x="7.467cm" svg:y="19.565cm" svg:viewBox="0 0 36 37" svg:d="M18 37c24 0 24-37 0-37s-24 37 0 37z">
          <text:p/>
        </draw:path>
        <draw:path draw:style-name="gr1" draw:text-style-name="P1" draw:layer="layout" svg:width="0.035cm" svg:height="0.036cm" svg:x="7.467cm" svg:y="20.067cm" svg:viewBox="0 0 36 37" svg:d="M18 37c24 0 24-37 0-37s-24 37 0 37z">
          <text:p/>
        </draw:path>
        <draw:path draw:style-name="gr1" draw:text-style-name="P1" draw:layer="layout" svg:width="0.035cm" svg:height="0.035cm" svg:x="7.467cm" svg:y="20.57cm" svg:viewBox="0 0 36 36" svg:d="M18 36c24 0 24-36 0-36s-24 36 0 36z">
          <text:p/>
        </draw:path>
        <draw:path draw:style-name="gr1" draw:text-style-name="P1" draw:layer="layout" svg:width="0.034cm" svg:height="0.035cm" svg:x="7.966cm" svg:y="3.495cm" svg:viewBox="0 0 35 36" svg:d="M18 36c22 0 22-36 0-36-24 0-24 36 0 36z">
          <text:p/>
        </draw:path>
        <draw:path draw:style-name="gr1" draw:text-style-name="P1" draw:layer="layout" svg:width="0.034cm" svg:height="0.035cm" svg:x="7.966cm" svg:y="3.997cm" svg:viewBox="0 0 35 36" svg:d="M18 36c22 0 22-36 0-36-24 0-24 36 0 36z">
          <text:p/>
        </draw:path>
        <draw:path draw:style-name="gr1" draw:text-style-name="P1" draw:layer="layout" svg:width="0.034cm" svg:height="0.036cm" svg:x="7.966cm" svg:y="4.499cm" svg:viewBox="0 0 35 37" svg:d="M18 37c22 0 22-37 0-37-24 0-24 37 0 37z">
          <text:p/>
        </draw:path>
        <draw:path draw:style-name="gr1" draw:text-style-name="P1" draw:layer="layout" svg:width="0.034cm" svg:height="0.035cm" svg:x="7.966cm" svg:y="5.002cm" svg:viewBox="0 0 35 36" svg:d="M18 36c22 0 22-36 0-36-24 0-24 36 0 36z">
          <text:p/>
        </draw:path>
        <draw:path draw:style-name="gr1" draw:text-style-name="P1" draw:layer="layout" svg:width="0.034cm" svg:height="0.035cm" svg:x="7.966cm" svg:y="5.504cm" svg:viewBox="0 0 35 36" svg:d="M18 36c22 0 22-36 0-36-24 0-24 36 0 36z">
          <text:p/>
        </draw:path>
        <draw:path draw:style-name="gr1" draw:text-style-name="P1" draw:layer="layout" svg:width="0.034cm" svg:height="0.035cm" svg:x="7.966cm" svg:y="6.006cm" svg:viewBox="0 0 35 36" svg:d="M18 36c22 0 22-36 0-36-24 0-24 36 0 36z">
          <text:p/>
        </draw:path>
        <draw:path draw:style-name="gr1" draw:text-style-name="P1" draw:layer="layout" svg:width="0.034cm" svg:height="0.036cm" svg:x="7.966cm" svg:y="6.508cm" svg:viewBox="0 0 35 37" svg:d="M18 37c22 0 22-37 0-37-24 0-24 37 0 37z">
          <text:p/>
        </draw:path>
        <draw:path draw:style-name="gr1" draw:text-style-name="P1" draw:layer="layout" svg:width="0.034cm" svg:height="0.036cm" svg:x="7.966cm" svg:y="7.01cm" svg:viewBox="0 0 35 37" svg:d="M18 37c22 0 22-37 0-37-24 0-24 37 0 37z">
          <text:p/>
        </draw:path>
        <draw:path draw:style-name="gr1" draw:text-style-name="P1" draw:layer="layout" svg:width="0.034cm" svg:height="0.035cm" svg:x="7.966cm" svg:y="7.513cm" svg:viewBox="0 0 35 36" svg:d="M18 36c22 0 22-36 0-36-24 0-24 36 0 36z">
          <text:p/>
        </draw:path>
        <draw:path draw:style-name="gr1" draw:text-style-name="P1" draw:layer="layout" svg:width="0.034cm" svg:height="0.035cm" svg:x="7.966cm" svg:y="8.015cm" svg:viewBox="0 0 35 36" svg:d="M18 36c22 0 22-36 0-36-24 0-24 36 0 36z">
          <text:p/>
        </draw:path>
        <draw:path draw:style-name="gr1" draw:text-style-name="P1" draw:layer="layout" svg:width="0.034cm" svg:height="0.035cm" svg:x="7.966cm" svg:y="8.517cm" svg:viewBox="0 0 35 36" svg:d="M18 36c22 0 22-36 0-36-24 0-24 36 0 36z">
          <text:p/>
        </draw:path>
        <draw:path draw:style-name="gr1" draw:text-style-name="P1" draw:layer="layout" svg:width="0.034cm" svg:height="0.035cm" svg:x="7.966cm" svg:y="9.019cm" svg:viewBox="0 0 35 36" svg:d="M18 36c22 0 22-36 0-36-24 0-24 36 0 36z">
          <text:p/>
        </draw:path>
        <draw:path draw:style-name="gr1" draw:text-style-name="P1" draw:layer="layout" svg:width="0.034cm" svg:height="0.036cm" svg:x="7.966cm" svg:y="9.521cm" svg:viewBox="0 0 35 37" svg:d="M18 37c22 0 22-37 0-37-24 0-24 37 0 37z">
          <text:p/>
        </draw:path>
        <draw:path draw:style-name="gr1" draw:text-style-name="P1" draw:layer="layout" svg:width="0.034cm" svg:height="0.035cm" svg:x="7.966cm" svg:y="10.024cm" svg:viewBox="0 0 35 36" svg:d="M18 36c22 0 22-36 0-36-24 0-24 36 0 36z">
          <text:p/>
        </draw:path>
        <draw:path draw:style-name="gr1" draw:text-style-name="P1" draw:layer="layout" svg:width="0.034cm" svg:height="0.035cm" svg:x="7.966cm" svg:y="10.526cm" svg:viewBox="0 0 35 36" svg:d="M18 36c22 0 22-36 0-36-24 0-24 36 0 36z">
          <text:p/>
        </draw:path>
        <draw:path draw:style-name="gr1" draw:text-style-name="P1" draw:layer="layout" svg:width="0.034cm" svg:height="0.035cm" svg:x="7.966cm" svg:y="11.028cm" svg:viewBox="0 0 35 36" svg:d="M18 36c22 0 22-36 0-36-24 0-24 36 0 36z">
          <text:p/>
        </draw:path>
        <draw:path draw:style-name="gr1" draw:text-style-name="P1" draw:layer="layout" svg:width="0.034cm" svg:height="0.035cm" svg:x="7.966cm" svg:y="11.53cm" svg:viewBox="0 0 35 36" svg:d="M18 36c22 0 22-36 0-36-24 0-24 36 0 36z">
          <text:p/>
        </draw:path>
        <draw:path draw:style-name="gr1" draw:text-style-name="P1" draw:layer="layout" svg:width="0.034cm" svg:height="0.036cm" svg:x="7.966cm" svg:y="12.032cm" svg:viewBox="0 0 35 37" svg:d="M18 37c22 0 22-37 0-37-24 0-24 37 0 37z">
          <text:p/>
        </draw:path>
        <draw:path draw:style-name="gr1" draw:text-style-name="P1" draw:layer="layout" svg:width="0.034cm" svg:height="0.035cm" svg:x="7.966cm" svg:y="12.535cm" svg:viewBox="0 0 35 36" svg:d="M18 36c22 0 22-36 0-36-24 0-24 36 0 36z">
          <text:p/>
        </draw:path>
        <draw:path draw:style-name="gr1" draw:text-style-name="P1" draw:layer="layout" svg:width="0.034cm" svg:height="0.035cm" svg:x="7.966cm" svg:y="13.037cm" svg:viewBox="0 0 35 36" svg:d="M18 36c22 0 22-36 0-36-24 0-24 36 0 36z">
          <text:p/>
        </draw:path>
        <draw:path draw:style-name="gr1" draw:text-style-name="P1" draw:layer="layout" svg:width="0.034cm" svg:height="0.035cm" svg:x="7.966cm" svg:y="13.539cm" svg:viewBox="0 0 35 36" svg:d="M18 36c22 0 22-36 0-36-24 0-24 36 0 36z">
          <text:p/>
        </draw:path>
        <draw:path draw:style-name="gr1" draw:text-style-name="P1" draw:layer="layout" svg:width="0.034cm" svg:height="0.035cm" svg:x="7.966cm" svg:y="14.041cm" svg:viewBox="0 0 35 36" svg:d="M18 36c22 0 22-36 0-36-24 0-24 36 0 36z">
          <text:p/>
        </draw:path>
        <draw:path draw:style-name="gr1" draw:text-style-name="P1" draw:layer="layout" svg:width="0.034cm" svg:height="0.036cm" svg:x="7.966cm" svg:y="14.543cm" svg:viewBox="0 0 35 37" svg:d="M18 37c22 0 22-37 0-37-24 0-24 37 0 37z">
          <text:p/>
        </draw:path>
        <draw:path draw:style-name="gr1" draw:text-style-name="P1" draw:layer="layout" svg:width="0.034cm" svg:height="0.036cm" svg:x="7.966cm" svg:y="15.045cm" svg:viewBox="0 0 35 37" svg:d="M18 37c22 0 22-37 0-37-24 0-24 37 0 37z">
          <text:p/>
        </draw:path>
        <draw:path draw:style-name="gr1" draw:text-style-name="P1" draw:layer="layout" svg:width="0.034cm" svg:height="0.035cm" svg:x="7.966cm" svg:y="15.548cm" svg:viewBox="0 0 35 36" svg:d="M18 36c22 0 22-36 0-36-24 0-24 36 0 36z">
          <text:p/>
        </draw:path>
        <draw:path draw:style-name="gr1" draw:text-style-name="P1" draw:layer="layout" svg:width="0.034cm" svg:height="0.035cm" svg:x="7.966cm" svg:y="16.05cm" svg:viewBox="0 0 35 36" svg:d="M18 36c22 0 22-36 0-36-24 0-24 36 0 36z">
          <text:p/>
        </draw:path>
        <draw:path draw:style-name="gr1" draw:text-style-name="P1" draw:layer="layout" svg:width="0.034cm" svg:height="0.035cm" svg:x="7.966cm" svg:y="16.552cm" svg:viewBox="0 0 35 36" svg:d="M18 36c22 0 22-36 0-36-24 0-24 36 0 36z">
          <text:p/>
        </draw:path>
        <draw:path draw:style-name="gr1" draw:text-style-name="P1" draw:layer="layout" svg:width="0.034cm" svg:height="0.036cm" svg:x="7.966cm" svg:y="17.054cm" svg:viewBox="0 0 35 37" svg:d="M18 37c22 0 22-37 0-37-24 0-24 37 0 37z">
          <text:p/>
        </draw:path>
        <draw:path draw:style-name="gr1" draw:text-style-name="P1" draw:layer="layout" svg:width="0.034cm" svg:height="0.035cm" svg:x="7.966cm" svg:y="17.557cm" svg:viewBox="0 0 35 36" svg:d="M18 36c22 0 22-36 0-36-24 0-24 36 0 36z">
          <text:p/>
        </draw:path>
        <draw:path draw:style-name="gr1" draw:text-style-name="P1" draw:layer="layout" svg:width="0.034cm" svg:height="0.035cm" svg:x="7.966cm" svg:y="18.059cm" svg:viewBox="0 0 35 36" svg:d="M18 36c22 0 22-36 0-36-24 0-24 36 0 36z">
          <text:p/>
        </draw:path>
        <draw:path draw:style-name="gr1" draw:text-style-name="P1" draw:layer="layout" svg:width="0.034cm" svg:height="0.035cm" svg:x="7.966cm" svg:y="18.561cm" svg:viewBox="0 0 35 36" svg:d="M18 36c22 0 22-36 0-36-24 0-24 36 0 36z">
          <text:p/>
        </draw:path>
        <draw:path draw:style-name="gr1" draw:text-style-name="P1" draw:layer="layout" svg:width="0.034cm" svg:height="0.035cm" svg:x="7.966cm" svg:y="19.063cm" svg:viewBox="0 0 35 36" svg:d="M18 36c22 0 22-36 0-36-24 0-24 36 0 36z">
          <text:p/>
        </draw:path>
        <draw:path draw:style-name="gr1" draw:text-style-name="P1" draw:layer="layout" svg:width="0.034cm" svg:height="0.036cm" svg:x="7.966cm" svg:y="19.565cm" svg:viewBox="0 0 35 37" svg:d="M18 37c22 0 22-37 0-37-24 0-24 37 0 37z">
          <text:p/>
        </draw:path>
        <draw:path draw:style-name="gr1" draw:text-style-name="P1" draw:layer="layout" svg:width="0.034cm" svg:height="0.036cm" svg:x="7.966cm" svg:y="20.067cm" svg:viewBox="0 0 35 37" svg:d="M18 37c22 0 22-37 0-37-24 0-24 37 0 37z">
          <text:p/>
        </draw:path>
        <draw:path draw:style-name="gr1" draw:text-style-name="P1" draw:layer="layout" svg:width="0.034cm" svg:height="0.035cm" svg:x="7.966cm" svg:y="20.57cm" svg:viewBox="0 0 35 36" svg:d="M18 36c22 0 22-36 0-36-24 0-24 36 0 36z">
          <text:p/>
        </draw:path>
        <draw:path draw:style-name="gr1" draw:text-style-name="P1" draw:layer="layout" svg:width="0.034cm" svg:height="0.035cm" svg:x="8.465cm" svg:y="3.495cm" svg:viewBox="0 0 35 36" svg:d="M17 36c24 0 24-36 0-36-23 0-23 36 0 36z">
          <text:p/>
        </draw:path>
        <draw:path draw:style-name="gr1" draw:text-style-name="P1" draw:layer="layout" svg:width="0.034cm" svg:height="0.035cm" svg:x="8.465cm" svg:y="3.997cm" svg:viewBox="0 0 35 36" svg:d="M17 36c24 0 24-36 0-36-23 0-23 36 0 36z">
          <text:p/>
        </draw:path>
        <draw:path draw:style-name="gr1" draw:text-style-name="P1" draw:layer="layout" svg:width="0.034cm" svg:height="0.036cm" svg:x="8.465cm" svg:y="4.499cm" svg:viewBox="0 0 35 37" svg:d="M17 37c24 0 24-37 0-37-23 0-23 37 0 37z">
          <text:p/>
        </draw:path>
        <draw:path draw:style-name="gr1" draw:text-style-name="P1" draw:layer="layout" svg:width="0.034cm" svg:height="0.035cm" svg:x="8.465cm" svg:y="5.002cm" svg:viewBox="0 0 35 36" svg:d="M17 36c24 0 24-36 0-36-23 0-23 36 0 36z">
          <text:p/>
        </draw:path>
        <draw:path draw:style-name="gr1" draw:text-style-name="P1" draw:layer="layout" svg:width="0.034cm" svg:height="0.035cm" svg:x="8.465cm" svg:y="5.504cm" svg:viewBox="0 0 35 36" svg:d="M17 36c24 0 24-36 0-36-23 0-23 36 0 36z">
          <text:p/>
        </draw:path>
        <draw:path draw:style-name="gr1" draw:text-style-name="P1" draw:layer="layout" svg:width="0.034cm" svg:height="0.035cm" svg:x="8.465cm" svg:y="6.006cm" svg:viewBox="0 0 35 36" svg:d="M17 36c24 0 24-36 0-36-23 0-23 36 0 36z">
          <text:p/>
        </draw:path>
        <draw:path draw:style-name="gr1" draw:text-style-name="P1" draw:layer="layout" svg:width="0.034cm" svg:height="0.036cm" svg:x="8.465cm" svg:y="6.508cm" svg:viewBox="0 0 35 37" svg:d="M17 37c24 0 24-37 0-37-23 0-23 37 0 37z">
          <text:p/>
        </draw:path>
        <draw:path draw:style-name="gr1" draw:text-style-name="P1" draw:layer="layout" svg:width="0.034cm" svg:height="0.036cm" svg:x="8.465cm" svg:y="7.01cm" svg:viewBox="0 0 35 37" svg:d="M17 37c24 0 24-37 0-37-23 0-23 37 0 37z">
          <text:p/>
        </draw:path>
        <draw:path draw:style-name="gr1" draw:text-style-name="P1" draw:layer="layout" svg:width="0.034cm" svg:height="0.035cm" svg:x="8.465cm" svg:y="7.513cm" svg:viewBox="0 0 35 36" svg:d="M17 36c24 0 24-36 0-36-23 0-23 36 0 36z">
          <text:p/>
        </draw:path>
        <draw:path draw:style-name="gr1" draw:text-style-name="P1" draw:layer="layout" svg:width="0.034cm" svg:height="0.035cm" svg:x="8.465cm" svg:y="8.015cm" svg:viewBox="0 0 35 36" svg:d="M17 36c24 0 24-36 0-36-23 0-23 36 0 36z">
          <text:p/>
        </draw:path>
        <draw:path draw:style-name="gr1" draw:text-style-name="P1" draw:layer="layout" svg:width="0.034cm" svg:height="0.035cm" svg:x="8.465cm" svg:y="8.517cm" svg:viewBox="0 0 35 36" svg:d="M17 36c24 0 24-36 0-36-23 0-23 36 0 36z">
          <text:p/>
        </draw:path>
        <draw:path draw:style-name="gr1" draw:text-style-name="P1" draw:layer="layout" svg:width="0.034cm" svg:height="0.035cm" svg:x="8.465cm" svg:y="9.019cm" svg:viewBox="0 0 35 36" svg:d="M17 36c24 0 24-36 0-36-23 0-23 36 0 36z">
          <text:p/>
        </draw:path>
        <draw:path draw:style-name="gr1" draw:text-style-name="P1" draw:layer="layout" svg:width="0.034cm" svg:height="0.036cm" svg:x="8.465cm" svg:y="9.521cm" svg:viewBox="0 0 35 37" svg:d="M17 37c24 0 24-37 0-37-23 0-23 37 0 37z">
          <text:p/>
        </draw:path>
        <draw:path draw:style-name="gr1" draw:text-style-name="P1" draw:layer="layout" svg:width="0.034cm" svg:height="0.035cm" svg:x="8.465cm" svg:y="10.024cm" svg:viewBox="0 0 35 36" svg:d="M17 36c24 0 24-36 0-36-23 0-23 36 0 36z">
          <text:p/>
        </draw:path>
        <draw:path draw:style-name="gr1" draw:text-style-name="P1" draw:layer="layout" svg:width="0.034cm" svg:height="0.035cm" svg:x="8.465cm" svg:y="10.526cm" svg:viewBox="0 0 35 36" svg:d="M17 36c24 0 24-36 0-36-23 0-23 36 0 36z">
          <text:p/>
        </draw:path>
        <draw:path draw:style-name="gr1" draw:text-style-name="P1" draw:layer="layout" svg:width="0.034cm" svg:height="0.035cm" svg:x="8.465cm" svg:y="11.028cm" svg:viewBox="0 0 35 36" svg:d="M17 36c24 0 24-36 0-36-23 0-23 36 0 36z">
          <text:p/>
        </draw:path>
        <draw:path draw:style-name="gr1" draw:text-style-name="P1" draw:layer="layout" svg:width="0.034cm" svg:height="0.035cm" svg:x="8.465cm" svg:y="11.53cm" svg:viewBox="0 0 35 36" svg:d="M17 36c24 0 24-36 0-36-23 0-23 36 0 36z">
          <text:p/>
        </draw:path>
        <draw:path draw:style-name="gr1" draw:text-style-name="P1" draw:layer="layout" svg:width="0.034cm" svg:height="0.036cm" svg:x="8.465cm" svg:y="12.032cm" svg:viewBox="0 0 35 37" svg:d="M17 37c24 0 24-37 0-37-23 0-23 37 0 37z">
          <text:p/>
        </draw:path>
        <draw:path draw:style-name="gr1" draw:text-style-name="P1" draw:layer="layout" svg:width="0.034cm" svg:height="0.035cm" svg:x="8.465cm" svg:y="12.535cm" svg:viewBox="0 0 35 36" svg:d="M17 36c24 0 24-36 0-36-23 0-23 36 0 36z">
          <text:p/>
        </draw:path>
        <draw:path draw:style-name="gr1" draw:text-style-name="P1" draw:layer="layout" svg:width="0.034cm" svg:height="0.035cm" svg:x="8.465cm" svg:y="13.037cm" svg:viewBox="0 0 35 36" svg:d="M17 36c24 0 24-36 0-36-23 0-23 36 0 36z">
          <text:p/>
        </draw:path>
        <draw:path draw:style-name="gr1" draw:text-style-name="P1" draw:layer="layout" svg:width="0.034cm" svg:height="0.035cm" svg:x="8.465cm" svg:y="13.539cm" svg:viewBox="0 0 35 36" svg:d="M17 36c24 0 24-36 0-36-23 0-23 36 0 36z">
          <text:p/>
        </draw:path>
        <draw:path draw:style-name="gr1" draw:text-style-name="P1" draw:layer="layout" svg:width="0.034cm" svg:height="0.035cm" svg:x="8.465cm" svg:y="14.041cm" svg:viewBox="0 0 35 36" svg:d="M17 36c24 0 24-36 0-36-23 0-23 36 0 36z">
          <text:p/>
        </draw:path>
        <draw:path draw:style-name="gr1" draw:text-style-name="P1" draw:layer="layout" svg:width="0.034cm" svg:height="0.036cm" svg:x="8.465cm" svg:y="14.543cm" svg:viewBox="0 0 35 37" svg:d="M17 37c24 0 24-37 0-37-23 0-23 37 0 37z">
          <text:p/>
        </draw:path>
        <draw:path draw:style-name="gr1" draw:text-style-name="P1" draw:layer="layout" svg:width="0.034cm" svg:height="0.036cm" svg:x="8.465cm" svg:y="15.045cm" svg:viewBox="0 0 35 37" svg:d="M17 37c24 0 24-37 0-37-23 0-23 37 0 37z">
          <text:p/>
        </draw:path>
        <draw:path draw:style-name="gr1" draw:text-style-name="P1" draw:layer="layout" svg:width="0.034cm" svg:height="0.035cm" svg:x="8.465cm" svg:y="15.548cm" svg:viewBox="0 0 35 36" svg:d="M17 36c24 0 24-36 0-36-23 0-23 36 0 36z">
          <text:p/>
        </draw:path>
        <draw:path draw:style-name="gr1" draw:text-style-name="P1" draw:layer="layout" svg:width="0.034cm" svg:height="0.035cm" svg:x="8.465cm" svg:y="16.05cm" svg:viewBox="0 0 35 36" svg:d="M17 36c24 0 24-36 0-36-23 0-23 36 0 36z">
          <text:p/>
        </draw:path>
        <draw:path draw:style-name="gr1" draw:text-style-name="P1" draw:layer="layout" svg:width="0.034cm" svg:height="0.035cm" svg:x="8.465cm" svg:y="16.552cm" svg:viewBox="0 0 35 36" svg:d="M17 36c24 0 24-36 0-36-23 0-23 36 0 36z">
          <text:p/>
        </draw:path>
        <draw:path draw:style-name="gr1" draw:text-style-name="P1" draw:layer="layout" svg:width="0.034cm" svg:height="0.036cm" svg:x="8.465cm" svg:y="17.054cm" svg:viewBox="0 0 35 37" svg:d="M17 37c24 0 24-37 0-37-23 0-23 37 0 37z">
          <text:p/>
        </draw:path>
        <draw:path draw:style-name="gr1" draw:text-style-name="P1" draw:layer="layout" svg:width="0.034cm" svg:height="0.035cm" svg:x="8.465cm" svg:y="17.557cm" svg:viewBox="0 0 35 36" svg:d="M17 36c24 0 24-36 0-36-23 0-23 36 0 36z">
          <text:p/>
        </draw:path>
        <draw:path draw:style-name="gr1" draw:text-style-name="P1" draw:layer="layout" svg:width="0.034cm" svg:height="0.035cm" svg:x="8.465cm" svg:y="18.059cm" svg:viewBox="0 0 35 36" svg:d="M17 36c24 0 24-36 0-36-23 0-23 36 0 36z">
          <text:p/>
        </draw:path>
        <draw:path draw:style-name="gr1" draw:text-style-name="P1" draw:layer="layout" svg:width="0.034cm" svg:height="0.035cm" svg:x="8.465cm" svg:y="18.561cm" svg:viewBox="0 0 35 36" svg:d="M17 36c24 0 24-36 0-36-23 0-23 36 0 36z">
          <text:p/>
        </draw:path>
        <draw:path draw:style-name="gr1" draw:text-style-name="P1" draw:layer="layout" svg:width="0.034cm" svg:height="0.035cm" svg:x="8.465cm" svg:y="19.063cm" svg:viewBox="0 0 35 36" svg:d="M17 36c24 0 24-36 0-36-23 0-23 36 0 36z">
          <text:p/>
        </draw:path>
        <draw:path draw:style-name="gr1" draw:text-style-name="P1" draw:layer="layout" svg:width="0.034cm" svg:height="0.036cm" svg:x="8.465cm" svg:y="19.565cm" svg:viewBox="0 0 35 37" svg:d="M17 37c24 0 24-37 0-37-23 0-23 37 0 37z">
          <text:p/>
        </draw:path>
        <draw:path draw:style-name="gr1" draw:text-style-name="P1" draw:layer="layout" svg:width="0.034cm" svg:height="0.036cm" svg:x="8.465cm" svg:y="20.067cm" svg:viewBox="0 0 35 37" svg:d="M17 37c24 0 24-37 0-37-23 0-23 37 0 37z">
          <text:p/>
        </draw:path>
        <draw:path draw:style-name="gr1" draw:text-style-name="P1" draw:layer="layout" svg:width="0.034cm" svg:height="0.035cm" svg:x="8.465cm" svg:y="20.57cm" svg:viewBox="0 0 35 36" svg:d="M17 36c24 0 24-36 0-36-23 0-23 36 0 36z">
          <text:p/>
        </draw:path>
        <draw:path draw:style-name="gr1" draw:text-style-name="P1" draw:layer="layout" svg:width="0.034cm" svg:height="0.035cm" svg:x="8.963cm" svg:y="3.495cm" svg:viewBox="0 0 35 36" svg:d="M17 36c24 0 24-36 0-36-23 0-23 36 0 36z">
          <text:p/>
        </draw:path>
        <draw:path draw:style-name="gr1" draw:text-style-name="P1" draw:layer="layout" svg:width="0.034cm" svg:height="0.035cm" svg:x="8.963cm" svg:y="3.997cm" svg:viewBox="0 0 35 36" svg:d="M17 36c24 0 24-36 0-36-23 0-23 36 0 36z">
          <text:p/>
        </draw:path>
        <draw:path draw:style-name="gr1" draw:text-style-name="P1" draw:layer="layout" svg:width="0.034cm" svg:height="0.036cm" svg:x="8.963cm" svg:y="4.499cm" svg:viewBox="0 0 35 37" svg:d="M17 37c24 0 24-37 0-37-23 0-23 37 0 37z">
          <text:p/>
        </draw:path>
        <draw:path draw:style-name="gr1" draw:text-style-name="P1" draw:layer="layout" svg:width="0.034cm" svg:height="0.035cm" svg:x="8.963cm" svg:y="5.002cm" svg:viewBox="0 0 35 36" svg:d="M17 36c24 0 24-36 0-36-23 0-23 36 0 36z">
          <text:p/>
        </draw:path>
        <draw:path draw:style-name="gr1" draw:text-style-name="P1" draw:layer="layout" svg:width="0.034cm" svg:height="0.035cm" svg:x="8.963cm" svg:y="5.504cm" svg:viewBox="0 0 35 36" svg:d="M17 36c24 0 24-36 0-36-23 0-23 36 0 36z">
          <text:p/>
        </draw:path>
        <draw:path draw:style-name="gr1" draw:text-style-name="P1" draw:layer="layout" svg:width="0.034cm" svg:height="0.035cm" svg:x="8.963cm" svg:y="6.006cm" svg:viewBox="0 0 35 36" svg:d="M17 36c24 0 24-36 0-36-23 0-23 36 0 36z">
          <text:p/>
        </draw:path>
        <draw:path draw:style-name="gr1" draw:text-style-name="P1" draw:layer="layout" svg:width="0.034cm" svg:height="0.036cm" svg:x="8.963cm" svg:y="6.508cm" svg:viewBox="0 0 35 37" svg:d="M17 37c24 0 24-37 0-37-23 0-23 37 0 37z">
          <text:p/>
        </draw:path>
        <draw:path draw:style-name="gr1" draw:text-style-name="P1" draw:layer="layout" svg:width="0.034cm" svg:height="0.036cm" svg:x="8.963cm" svg:y="7.01cm" svg:viewBox="0 0 35 37" svg:d="M17 37c24 0 24-37 0-37-23 0-23 37 0 37z">
          <text:p/>
        </draw:path>
        <draw:path draw:style-name="gr1" draw:text-style-name="P1" draw:layer="layout" svg:width="0.034cm" svg:height="0.035cm" svg:x="8.963cm" svg:y="7.513cm" svg:viewBox="0 0 35 36" svg:d="M17 36c24 0 24-36 0-36-23 0-23 36 0 36z">
          <text:p/>
        </draw:path>
        <draw:path draw:style-name="gr1" draw:text-style-name="P1" draw:layer="layout" svg:width="0.034cm" svg:height="0.035cm" svg:x="8.963cm" svg:y="8.015cm" svg:viewBox="0 0 35 36" svg:d="M17 36c24 0 24-36 0-36-23 0-23 36 0 36z">
          <text:p/>
        </draw:path>
        <draw:path draw:style-name="gr1" draw:text-style-name="P1" draw:layer="layout" svg:width="0.034cm" svg:height="0.035cm" svg:x="8.963cm" svg:y="8.517cm" svg:viewBox="0 0 35 36" svg:d="M17 36c24 0 24-36 0-36-23 0-23 36 0 36z">
          <text:p/>
        </draw:path>
        <draw:path draw:style-name="gr1" draw:text-style-name="P1" draw:layer="layout" svg:width="0.034cm" svg:height="0.035cm" svg:x="8.963cm" svg:y="9.019cm" svg:viewBox="0 0 35 36" svg:d="M17 36c24 0 24-36 0-36-23 0-23 36 0 36z">
          <text:p/>
        </draw:path>
        <draw:path draw:style-name="gr1" draw:text-style-name="P1" draw:layer="layout" svg:width="0.034cm" svg:height="0.036cm" svg:x="8.963cm" svg:y="9.521cm" svg:viewBox="0 0 35 37" svg:d="M17 37c24 0 24-37 0-37-23 0-23 37 0 37z">
          <text:p/>
        </draw:path>
        <draw:path draw:style-name="gr1" draw:text-style-name="P1" draw:layer="layout" svg:width="0.034cm" svg:height="0.035cm" svg:x="8.963cm" svg:y="10.024cm" svg:viewBox="0 0 35 36" svg:d="M17 36c24 0 24-36 0-36-23 0-23 36 0 36z">
          <text:p/>
        </draw:path>
        <draw:path draw:style-name="gr1" draw:text-style-name="P1" draw:layer="layout" svg:width="0.034cm" svg:height="0.035cm" svg:x="8.963cm" svg:y="10.526cm" svg:viewBox="0 0 35 36" svg:d="M17 36c24 0 24-36 0-36-23 0-23 36 0 36z">
          <text:p/>
        </draw:path>
        <draw:path draw:style-name="gr1" draw:text-style-name="P1" draw:layer="layout" svg:width="0.034cm" svg:height="0.035cm" svg:x="8.963cm" svg:y="11.028cm" svg:viewBox="0 0 35 36" svg:d="M17 36c24 0 24-36 0-36-23 0-23 36 0 36z">
          <text:p/>
        </draw:path>
        <draw:path draw:style-name="gr1" draw:text-style-name="P1" draw:layer="layout" svg:width="0.034cm" svg:height="0.035cm" svg:x="8.963cm" svg:y="11.53cm" svg:viewBox="0 0 35 36" svg:d="M17 36c24 0 24-36 0-36-23 0-23 36 0 36z">
          <text:p/>
        </draw:path>
        <draw:path draw:style-name="gr1" draw:text-style-name="P1" draw:layer="layout" svg:width="0.034cm" svg:height="0.036cm" svg:x="8.963cm" svg:y="12.032cm" svg:viewBox="0 0 35 37" svg:d="M17 37c24 0 24-37 0-37-23 0-23 37 0 37z">
          <text:p/>
        </draw:path>
        <draw:path draw:style-name="gr1" draw:text-style-name="P1" draw:layer="layout" svg:width="0.034cm" svg:height="0.035cm" svg:x="8.963cm" svg:y="12.535cm" svg:viewBox="0 0 35 36" svg:d="M17 36c24 0 24-36 0-36-23 0-23 36 0 36z">
          <text:p/>
        </draw:path>
        <draw:path draw:style-name="gr1" draw:text-style-name="P1" draw:layer="layout" svg:width="0.034cm" svg:height="0.035cm" svg:x="8.963cm" svg:y="13.037cm" svg:viewBox="0 0 35 36" svg:d="M17 36c24 0 24-36 0-36-23 0-23 36 0 36z">
          <text:p/>
        </draw:path>
        <draw:path draw:style-name="gr1" draw:text-style-name="P1" draw:layer="layout" svg:width="0.034cm" svg:height="0.035cm" svg:x="8.963cm" svg:y="13.539cm" svg:viewBox="0 0 35 36" svg:d="M17 36c24 0 24-36 0-36-23 0-23 36 0 36z">
          <text:p/>
        </draw:path>
        <draw:path draw:style-name="gr1" draw:text-style-name="P1" draw:layer="layout" svg:width="0.034cm" svg:height="0.035cm" svg:x="8.963cm" svg:y="14.041cm" svg:viewBox="0 0 35 36" svg:d="M17 36c24 0 24-36 0-36-23 0-23 36 0 36z">
          <text:p/>
        </draw:path>
        <draw:path draw:style-name="gr1" draw:text-style-name="P1" draw:layer="layout" svg:width="0.034cm" svg:height="0.036cm" svg:x="8.963cm" svg:y="14.543cm" svg:viewBox="0 0 35 37" svg:d="M17 37c24 0 24-37 0-37-23 0-23 37 0 37z">
          <text:p/>
        </draw:path>
        <draw:path draw:style-name="gr1" draw:text-style-name="P1" draw:layer="layout" svg:width="0.034cm" svg:height="0.036cm" svg:x="8.963cm" svg:y="15.045cm" svg:viewBox="0 0 35 37" svg:d="M17 37c24 0 24-37 0-37-23 0-23 37 0 37z">
          <text:p/>
        </draw:path>
        <draw:path draw:style-name="gr1" draw:text-style-name="P1" draw:layer="layout" svg:width="0.034cm" svg:height="0.035cm" svg:x="8.963cm" svg:y="15.548cm" svg:viewBox="0 0 35 36" svg:d="M17 36c24 0 24-36 0-36-23 0-23 36 0 36z">
          <text:p/>
        </draw:path>
        <draw:path draw:style-name="gr1" draw:text-style-name="P1" draw:layer="layout" svg:width="0.034cm" svg:height="0.035cm" svg:x="8.963cm" svg:y="16.05cm" svg:viewBox="0 0 35 36" svg:d="M17 36c24 0 24-36 0-36-23 0-23 36 0 36z">
          <text:p/>
        </draw:path>
        <draw:path draw:style-name="gr1" draw:text-style-name="P1" draw:layer="layout" svg:width="0.034cm" svg:height="0.035cm" svg:x="8.963cm" svg:y="16.552cm" svg:viewBox="0 0 35 36" svg:d="M17 36c24 0 24-36 0-36-23 0-23 36 0 36z">
          <text:p/>
        </draw:path>
        <draw:path draw:style-name="gr1" draw:text-style-name="P1" draw:layer="layout" svg:width="0.034cm" svg:height="0.036cm" svg:x="8.963cm" svg:y="17.054cm" svg:viewBox="0 0 35 37" svg:d="M17 37c24 0 24-37 0-37-23 0-23 37 0 37z">
          <text:p/>
        </draw:path>
        <draw:path draw:style-name="gr1" draw:text-style-name="P1" draw:layer="layout" svg:width="0.034cm" svg:height="0.035cm" svg:x="8.963cm" svg:y="17.557cm" svg:viewBox="0 0 35 36" svg:d="M17 36c24 0 24-36 0-36-23 0-23 36 0 36z">
          <text:p/>
        </draw:path>
        <draw:path draw:style-name="gr1" draw:text-style-name="P1" draw:layer="layout" svg:width="0.034cm" svg:height="0.035cm" svg:x="8.963cm" svg:y="18.059cm" svg:viewBox="0 0 35 36" svg:d="M17 36c24 0 24-36 0-36-23 0-23 36 0 36z">
          <text:p/>
        </draw:path>
        <draw:path draw:style-name="gr1" draw:text-style-name="P1" draw:layer="layout" svg:width="0.034cm" svg:height="0.035cm" svg:x="8.963cm" svg:y="18.561cm" svg:viewBox="0 0 35 36" svg:d="M17 36c24 0 24-36 0-36-23 0-23 36 0 36z">
          <text:p/>
        </draw:path>
        <draw:path draw:style-name="gr1" draw:text-style-name="P1" draw:layer="layout" svg:width="0.034cm" svg:height="0.035cm" svg:x="8.963cm" svg:y="19.063cm" svg:viewBox="0 0 35 36" svg:d="M17 36c24 0 24-36 0-36-23 0-23 36 0 36z">
          <text:p/>
        </draw:path>
        <draw:path draw:style-name="gr1" draw:text-style-name="P1" draw:layer="layout" svg:width="0.034cm" svg:height="0.036cm" svg:x="8.963cm" svg:y="19.565cm" svg:viewBox="0 0 35 37" svg:d="M17 37c24 0 24-37 0-37-23 0-23 37 0 37z">
          <text:p/>
        </draw:path>
        <draw:path draw:style-name="gr1" draw:text-style-name="P1" draw:layer="layout" svg:width="0.034cm" svg:height="0.036cm" svg:x="8.963cm" svg:y="20.067cm" svg:viewBox="0 0 35 37" svg:d="M17 37c24 0 24-37 0-37-23 0-23 37 0 37z">
          <text:p/>
        </draw:path>
        <draw:path draw:style-name="gr1" draw:text-style-name="P1" draw:layer="layout" svg:width="0.034cm" svg:height="0.035cm" svg:x="8.963cm" svg:y="20.57cm" svg:viewBox="0 0 35 36" svg:d="M17 36c24 0 24-36 0-36-23 0-23 36 0 36z">
          <text:p/>
        </draw:path>
        <draw:path draw:style-name="gr1" draw:text-style-name="P1" draw:layer="layout" svg:width="0.034cm" svg:height="0.035cm" svg:x="9.463cm" svg:y="3.495cm" svg:viewBox="0 0 35 36" svg:d="M18 36c22 0 24-36 0-36s-24 36 0 36z">
          <text:p/>
        </draw:path>
        <draw:path draw:style-name="gr1" draw:text-style-name="P1" draw:layer="layout" svg:width="0.034cm" svg:height="0.035cm" svg:x="9.463cm" svg:y="3.997cm" svg:viewBox="0 0 35 36" svg:d="M18 36c22 0 24-36 0-36s-24 36 0 36z">
          <text:p/>
        </draw:path>
        <draw:path draw:style-name="gr1" draw:text-style-name="P1" draw:layer="layout" svg:width="0.034cm" svg:height="0.036cm" svg:x="9.463cm" svg:y="4.499cm" svg:viewBox="0 0 35 37" svg:d="M18 37c22 0 24-37 0-37s-24 37 0 37z">
          <text:p/>
        </draw:path>
        <draw:path draw:style-name="gr1" draw:text-style-name="P1" draw:layer="layout" svg:width="0.034cm" svg:height="0.035cm" svg:x="9.463cm" svg:y="5.002cm" svg:viewBox="0 0 35 36" svg:d="M18 36c22 0 24-36 0-36s-24 36 0 36z">
          <text:p/>
        </draw:path>
        <draw:path draw:style-name="gr1" draw:text-style-name="P1" draw:layer="layout" svg:width="0.034cm" svg:height="0.035cm" svg:x="9.463cm" svg:y="5.504cm" svg:viewBox="0 0 35 36" svg:d="M18 36c22 0 24-36 0-36s-24 36 0 36z">
          <text:p/>
        </draw:path>
        <draw:path draw:style-name="gr1" draw:text-style-name="P1" draw:layer="layout" svg:width="0.034cm" svg:height="0.035cm" svg:x="9.463cm" svg:y="6.006cm" svg:viewBox="0 0 35 36" svg:d="M18 36c22 0 24-36 0-36s-24 36 0 36z">
          <text:p/>
        </draw:path>
        <draw:path draw:style-name="gr1" draw:text-style-name="P1" draw:layer="layout" svg:width="0.034cm" svg:height="0.036cm" svg:x="9.463cm" svg:y="6.508cm" svg:viewBox="0 0 35 37" svg:d="M18 37c22 0 24-37 0-37s-24 37 0 37z">
          <text:p/>
        </draw:path>
        <draw:path draw:style-name="gr1" draw:text-style-name="P1" draw:layer="layout" svg:width="0.034cm" svg:height="0.036cm" svg:x="9.463cm" svg:y="7.01cm" svg:viewBox="0 0 35 37" svg:d="M18 37c22 0 24-37 0-37s-24 37 0 37z">
          <text:p/>
        </draw:path>
        <draw:path draw:style-name="gr1" draw:text-style-name="P1" draw:layer="layout" svg:width="0.034cm" svg:height="0.035cm" svg:x="9.463cm" svg:y="7.513cm" svg:viewBox="0 0 35 36" svg:d="M18 36c22 0 24-36 0-36s-24 36 0 36z">
          <text:p/>
        </draw:path>
        <draw:path draw:style-name="gr1" draw:text-style-name="P1" draw:layer="layout" svg:width="0.034cm" svg:height="0.035cm" svg:x="9.463cm" svg:y="8.015cm" svg:viewBox="0 0 35 36" svg:d="M18 36c22 0 24-36 0-36s-24 36 0 36z">
          <text:p/>
        </draw:path>
        <draw:path draw:style-name="gr1" draw:text-style-name="P1" draw:layer="layout" svg:width="0.034cm" svg:height="0.035cm" svg:x="9.463cm" svg:y="8.517cm" svg:viewBox="0 0 35 36" svg:d="M18 36c22 0 24-36 0-36s-24 36 0 36z">
          <text:p/>
        </draw:path>
        <draw:path draw:style-name="gr1" draw:text-style-name="P1" draw:layer="layout" svg:width="0.034cm" svg:height="0.035cm" svg:x="9.463cm" svg:y="9.019cm" svg:viewBox="0 0 35 36" svg:d="M18 36c22 0 24-36 0-36s-24 36 0 36z">
          <text:p/>
        </draw:path>
        <draw:path draw:style-name="gr1" draw:text-style-name="P1" draw:layer="layout" svg:width="0.034cm" svg:height="0.036cm" svg:x="9.463cm" svg:y="9.521cm" svg:viewBox="0 0 35 37" svg:d="M18 37c22 0 24-37 0-37s-24 37 0 37z">
          <text:p/>
        </draw:path>
        <draw:path draw:style-name="gr1" draw:text-style-name="P1" draw:layer="layout" svg:width="0.034cm" svg:height="0.035cm" svg:x="9.463cm" svg:y="10.024cm" svg:viewBox="0 0 35 36" svg:d="M18 36c22 0 24-36 0-36s-24 36 0 36z">
          <text:p/>
        </draw:path>
        <draw:path draw:style-name="gr1" draw:text-style-name="P1" draw:layer="layout" svg:width="0.034cm" svg:height="0.035cm" svg:x="9.463cm" svg:y="10.526cm" svg:viewBox="0 0 35 36" svg:d="M18 36c22 0 24-36 0-36s-24 36 0 36z">
          <text:p/>
        </draw:path>
        <draw:path draw:style-name="gr1" draw:text-style-name="P1" draw:layer="layout" svg:width="0.034cm" svg:height="0.035cm" svg:x="9.463cm" svg:y="11.028cm" svg:viewBox="0 0 35 36" svg:d="M18 36c22 0 24-36 0-36s-24 36 0 36z">
          <text:p/>
        </draw:path>
        <draw:path draw:style-name="gr1" draw:text-style-name="P1" draw:layer="layout" svg:width="0.034cm" svg:height="0.035cm" svg:x="9.463cm" svg:y="11.53cm" svg:viewBox="0 0 35 36" svg:d="M18 36c22 0 24-36 0-36s-24 36 0 36z">
          <text:p/>
        </draw:path>
        <draw:path draw:style-name="gr1" draw:text-style-name="P1" draw:layer="layout" svg:width="0.034cm" svg:height="0.036cm" svg:x="9.463cm" svg:y="12.032cm" svg:viewBox="0 0 35 37" svg:d="M18 37c22 0 24-37 0-37s-24 37 0 37z">
          <text:p/>
        </draw:path>
        <draw:path draw:style-name="gr1" draw:text-style-name="P1" draw:layer="layout" svg:width="0.034cm" svg:height="0.035cm" svg:x="9.463cm" svg:y="12.535cm" svg:viewBox="0 0 35 36" svg:d="M18 36c22 0 24-36 0-36s-24 36 0 36z">
          <text:p/>
        </draw:path>
        <draw:path draw:style-name="gr1" draw:text-style-name="P1" draw:layer="layout" svg:width="0.034cm" svg:height="0.035cm" svg:x="9.463cm" svg:y="13.037cm" svg:viewBox="0 0 35 36" svg:d="M18 36c22 0 24-36 0-36s-24 36 0 36z">
          <text:p/>
        </draw:path>
        <draw:path draw:style-name="gr1" draw:text-style-name="P1" draw:layer="layout" svg:width="0.034cm" svg:height="0.035cm" svg:x="9.463cm" svg:y="13.539cm" svg:viewBox="0 0 35 36" svg:d="M18 36c22 0 24-36 0-36s-24 36 0 36z">
          <text:p/>
        </draw:path>
        <draw:path draw:style-name="gr1" draw:text-style-name="P1" draw:layer="layout" svg:width="0.034cm" svg:height="0.035cm" svg:x="9.463cm" svg:y="14.041cm" svg:viewBox="0 0 35 36" svg:d="M18 36c22 0 24-36 0-36s-24 36 0 36z">
          <text:p/>
        </draw:path>
        <draw:path draw:style-name="gr1" draw:text-style-name="P1" draw:layer="layout" svg:width="0.034cm" svg:height="0.036cm" svg:x="9.463cm" svg:y="14.543cm" svg:viewBox="0 0 35 37" svg:d="M18 37c22 0 24-37 0-37s-24 37 0 37z">
          <text:p/>
        </draw:path>
        <draw:path draw:style-name="gr1" draw:text-style-name="P1" draw:layer="layout" svg:width="0.034cm" svg:height="0.036cm" svg:x="9.463cm" svg:y="15.045cm" svg:viewBox="0 0 35 37" svg:d="M18 37c22 0 24-37 0-37s-24 37 0 37z">
          <text:p/>
        </draw:path>
        <draw:path draw:style-name="gr1" draw:text-style-name="P1" draw:layer="layout" svg:width="0.034cm" svg:height="0.035cm" svg:x="9.463cm" svg:y="15.548cm" svg:viewBox="0 0 35 36" svg:d="M18 36c22 0 24-36 0-36s-24 36 0 36z">
          <text:p/>
        </draw:path>
        <draw:path draw:style-name="gr1" draw:text-style-name="P1" draw:layer="layout" svg:width="0.034cm" svg:height="0.035cm" svg:x="9.463cm" svg:y="16.05cm" svg:viewBox="0 0 35 36" svg:d="M18 36c22 0 24-36 0-36s-24 36 0 36z">
          <text:p/>
        </draw:path>
        <draw:path draw:style-name="gr1" draw:text-style-name="P1" draw:layer="layout" svg:width="0.034cm" svg:height="0.035cm" svg:x="9.463cm" svg:y="16.552cm" svg:viewBox="0 0 35 36" svg:d="M18 36c22 0 24-36 0-36s-24 36 0 36z">
          <text:p/>
        </draw:path>
        <draw:path draw:style-name="gr1" draw:text-style-name="P1" draw:layer="layout" svg:width="0.034cm" svg:height="0.036cm" svg:x="9.463cm" svg:y="17.054cm" svg:viewBox="0 0 35 37" svg:d="M18 37c22 0 24-37 0-37s-24 37 0 37z">
          <text:p/>
        </draw:path>
        <draw:path draw:style-name="gr1" draw:text-style-name="P1" draw:layer="layout" svg:width="0.034cm" svg:height="0.035cm" svg:x="9.463cm" svg:y="17.557cm" svg:viewBox="0 0 35 36" svg:d="M18 36c22 0 24-36 0-36s-24 36 0 36z">
          <text:p/>
        </draw:path>
        <draw:path draw:style-name="gr1" draw:text-style-name="P1" draw:layer="layout" svg:width="0.034cm" svg:height="0.035cm" svg:x="9.463cm" svg:y="18.059cm" svg:viewBox="0 0 35 36" svg:d="M18 36c22 0 24-36 0-36s-24 36 0 36z">
          <text:p/>
        </draw:path>
        <draw:path draw:style-name="gr1" draw:text-style-name="P1" draw:layer="layout" svg:width="0.034cm" svg:height="0.035cm" svg:x="9.463cm" svg:y="18.561cm" svg:viewBox="0 0 35 36" svg:d="M18 36c22 0 24-36 0-36s-24 36 0 36z">
          <text:p/>
        </draw:path>
        <draw:path draw:style-name="gr1" draw:text-style-name="P1" draw:layer="layout" svg:width="0.034cm" svg:height="0.035cm" svg:x="9.463cm" svg:y="19.063cm" svg:viewBox="0 0 35 36" svg:d="M18 36c22 0 24-36 0-36s-24 36 0 36z">
          <text:p/>
        </draw:path>
        <draw:path draw:style-name="gr1" draw:text-style-name="P1" draw:layer="layout" svg:width="0.034cm" svg:height="0.036cm" svg:x="9.463cm" svg:y="19.565cm" svg:viewBox="0 0 35 37" svg:d="M18 37c22 0 24-37 0-37s-24 37 0 37z">
          <text:p/>
        </draw:path>
        <draw:path draw:style-name="gr1" draw:text-style-name="P1" draw:layer="layout" svg:width="0.034cm" svg:height="0.036cm" svg:x="9.463cm" svg:y="20.067cm" svg:viewBox="0 0 35 37" svg:d="M18 37c22 0 24-37 0-37s-24 37 0 37z">
          <text:p/>
        </draw:path>
        <draw:path draw:style-name="gr1" draw:text-style-name="P1" draw:layer="layout" svg:width="0.034cm" svg:height="0.035cm" svg:x="9.463cm" svg:y="20.57cm" svg:viewBox="0 0 35 36" svg:d="M18 36c22 0 24-36 0-36s-24 36 0 36z">
          <text:p/>
        </draw:path>
        <draw:path draw:style-name="gr1" draw:text-style-name="P1" draw:layer="layout" svg:width="0.034cm" svg:height="0.035cm" svg:x="9.962cm" svg:y="3.495cm" svg:viewBox="0 0 35 36" svg:d="M17 36c24 0 24-36 0-36-23 0-23 36 0 36z">
          <text:p/>
        </draw:path>
        <draw:path draw:style-name="gr1" draw:text-style-name="P1" draw:layer="layout" svg:width="0.034cm" svg:height="0.035cm" svg:x="9.962cm" svg:y="3.997cm" svg:viewBox="0 0 35 36" svg:d="M17 36c24 0 24-36 0-36-23 0-23 36 0 36z">
          <text:p/>
        </draw:path>
        <draw:path draw:style-name="gr1" draw:text-style-name="P1" draw:layer="layout" svg:width="0.034cm" svg:height="0.036cm" svg:x="9.962cm" svg:y="4.499cm" svg:viewBox="0 0 35 37" svg:d="M17 37c24 0 24-37 0-37-23 0-23 37 0 37z">
          <text:p/>
        </draw:path>
        <draw:path draw:style-name="gr1" draw:text-style-name="P1" draw:layer="layout" svg:width="0.034cm" svg:height="0.035cm" svg:x="9.962cm" svg:y="5.002cm" svg:viewBox="0 0 35 36" svg:d="M17 36c24 0 24-36 0-36-23 0-23 36 0 36z">
          <text:p/>
        </draw:path>
        <draw:path draw:style-name="gr1" draw:text-style-name="P1" draw:layer="layout" svg:width="0.034cm" svg:height="0.035cm" svg:x="9.962cm" svg:y="5.504cm" svg:viewBox="0 0 35 36" svg:d="M17 36c24 0 24-36 0-36-23 0-23 36 0 36z">
          <text:p/>
        </draw:path>
        <draw:path draw:style-name="gr1" draw:text-style-name="P1" draw:layer="layout" svg:width="0.034cm" svg:height="0.035cm" svg:x="9.962cm" svg:y="6.006cm" svg:viewBox="0 0 35 36" svg:d="M17 36c24 0 24-36 0-36-23 0-23 36 0 36z">
          <text:p/>
        </draw:path>
        <draw:path draw:style-name="gr1" draw:text-style-name="P1" draw:layer="layout" svg:width="0.034cm" svg:height="0.036cm" svg:x="9.962cm" svg:y="6.508cm" svg:viewBox="0 0 35 37" svg:d="M17 37c24 0 24-37 0-37-23 0-23 37 0 37z">
          <text:p/>
        </draw:path>
        <draw:path draw:style-name="gr1" draw:text-style-name="P1" draw:layer="layout" svg:width="0.034cm" svg:height="0.036cm" svg:x="9.962cm" svg:y="7.01cm" svg:viewBox="0 0 35 37" svg:d="M17 37c24 0 24-37 0-37-23 0-23 37 0 37z">
          <text:p/>
        </draw:path>
        <draw:path draw:style-name="gr1" draw:text-style-name="P1" draw:layer="layout" svg:width="0.034cm" svg:height="0.035cm" svg:x="9.962cm" svg:y="7.513cm" svg:viewBox="0 0 35 36" svg:d="M17 36c24 0 24-36 0-36-23 0-23 36 0 36z">
          <text:p/>
        </draw:path>
        <draw:path draw:style-name="gr1" draw:text-style-name="P1" draw:layer="layout" svg:width="0.034cm" svg:height="0.035cm" svg:x="9.962cm" svg:y="8.015cm" svg:viewBox="0 0 35 36" svg:d="M17 36c24 0 24-36 0-36-23 0-23 36 0 36z">
          <text:p/>
        </draw:path>
        <draw:path draw:style-name="gr1" draw:text-style-name="P1" draw:layer="layout" svg:width="0.034cm" svg:height="0.035cm" svg:x="9.962cm" svg:y="8.517cm" svg:viewBox="0 0 35 36" svg:d="M17 36c24 0 24-36 0-36-23 0-23 36 0 36z">
          <text:p/>
        </draw:path>
        <draw:path draw:style-name="gr1" draw:text-style-name="P1" draw:layer="layout" svg:width="0.034cm" svg:height="0.035cm" svg:x="9.962cm" svg:y="9.019cm" svg:viewBox="0 0 35 36" svg:d="M17 36c24 0 24-36 0-36-23 0-23 36 0 36z">
          <text:p/>
        </draw:path>
        <draw:path draw:style-name="gr1" draw:text-style-name="P1" draw:layer="layout" svg:width="0.034cm" svg:height="0.036cm" svg:x="9.962cm" svg:y="9.521cm" svg:viewBox="0 0 35 37" svg:d="M17 37c24 0 24-37 0-37-23 0-23 37 0 37z">
          <text:p/>
        </draw:path>
        <draw:path draw:style-name="gr1" draw:text-style-name="P1" draw:layer="layout" svg:width="0.034cm" svg:height="0.035cm" svg:x="9.962cm" svg:y="10.024cm" svg:viewBox="0 0 35 36" svg:d="M17 36c24 0 24-36 0-36-23 0-23 36 0 36z">
          <text:p/>
        </draw:path>
        <draw:path draw:style-name="gr1" draw:text-style-name="P1" draw:layer="layout" svg:width="0.034cm" svg:height="0.035cm" svg:x="9.962cm" svg:y="10.526cm" svg:viewBox="0 0 35 36" svg:d="M17 36c24 0 24-36 0-36-23 0-23 36 0 36z">
          <text:p/>
        </draw:path>
        <draw:path draw:style-name="gr1" draw:text-style-name="P1" draw:layer="layout" svg:width="0.034cm" svg:height="0.035cm" svg:x="9.962cm" svg:y="11.028cm" svg:viewBox="0 0 35 36" svg:d="M17 36c24 0 24-36 0-36-23 0-23 36 0 36z">
          <text:p/>
        </draw:path>
        <draw:path draw:style-name="gr1" draw:text-style-name="P1" draw:layer="layout" svg:width="0.034cm" svg:height="0.035cm" svg:x="9.962cm" svg:y="11.53cm" svg:viewBox="0 0 35 36" svg:d="M17 36c24 0 24-36 0-36-23 0-23 36 0 36z">
          <text:p/>
        </draw:path>
        <draw:path draw:style-name="gr1" draw:text-style-name="P1" draw:layer="layout" svg:width="0.034cm" svg:height="0.036cm" svg:x="9.962cm" svg:y="12.032cm" svg:viewBox="0 0 35 37" svg:d="M17 37c24 0 24-37 0-37-23 0-23 37 0 37z">
          <text:p/>
        </draw:path>
        <draw:path draw:style-name="gr1" draw:text-style-name="P1" draw:layer="layout" svg:width="0.034cm" svg:height="0.035cm" svg:x="9.962cm" svg:y="12.535cm" svg:viewBox="0 0 35 36" svg:d="M17 36c24 0 24-36 0-36-23 0-23 36 0 36z">
          <text:p/>
        </draw:path>
        <draw:path draw:style-name="gr1" draw:text-style-name="P1" draw:layer="layout" svg:width="0.034cm" svg:height="0.035cm" svg:x="9.962cm" svg:y="13.037cm" svg:viewBox="0 0 35 36" svg:d="M17 36c24 0 24-36 0-36-23 0-23 36 0 36z">
          <text:p/>
        </draw:path>
        <draw:path draw:style-name="gr1" draw:text-style-name="P1" draw:layer="layout" svg:width="0.034cm" svg:height="0.035cm" svg:x="9.962cm" svg:y="13.539cm" svg:viewBox="0 0 35 36" svg:d="M17 36c24 0 24-36 0-36-23 0-23 36 0 36z">
          <text:p/>
        </draw:path>
        <draw:path draw:style-name="gr1" draw:text-style-name="P1" draw:layer="layout" svg:width="0.034cm" svg:height="0.035cm" svg:x="9.962cm" svg:y="14.041cm" svg:viewBox="0 0 35 36" svg:d="M17 36c24 0 24-36 0-36-23 0-23 36 0 36z">
          <text:p/>
        </draw:path>
        <draw:path draw:style-name="gr1" draw:text-style-name="P1" draw:layer="layout" svg:width="0.034cm" svg:height="0.036cm" svg:x="9.962cm" svg:y="14.543cm" svg:viewBox="0 0 35 37" svg:d="M17 37c24 0 24-37 0-37-23 0-23 37 0 37z">
          <text:p/>
        </draw:path>
        <draw:path draw:style-name="gr1" draw:text-style-name="P1" draw:layer="layout" svg:width="0.034cm" svg:height="0.036cm" svg:x="9.962cm" svg:y="15.045cm" svg:viewBox="0 0 35 37" svg:d="M17 37c24 0 24-37 0-37-23 0-23 37 0 37z">
          <text:p/>
        </draw:path>
        <draw:path draw:style-name="gr1" draw:text-style-name="P1" draw:layer="layout" svg:width="0.034cm" svg:height="0.035cm" svg:x="9.962cm" svg:y="15.548cm" svg:viewBox="0 0 35 36" svg:d="M17 36c24 0 24-36 0-36-23 0-23 36 0 36z">
          <text:p/>
        </draw:path>
        <draw:path draw:style-name="gr1" draw:text-style-name="P1" draw:layer="layout" svg:width="0.034cm" svg:height="0.035cm" svg:x="9.962cm" svg:y="16.05cm" svg:viewBox="0 0 35 36" svg:d="M17 36c24 0 24-36 0-36-23 0-23 36 0 36z">
          <text:p/>
        </draw:path>
        <draw:path draw:style-name="gr1" draw:text-style-name="P1" draw:layer="layout" svg:width="0.034cm" svg:height="0.035cm" svg:x="9.962cm" svg:y="16.552cm" svg:viewBox="0 0 35 36" svg:d="M17 36c24 0 24-36 0-36-23 0-23 36 0 36z">
          <text:p/>
        </draw:path>
        <draw:path draw:style-name="gr1" draw:text-style-name="P1" draw:layer="layout" svg:width="0.034cm" svg:height="0.036cm" svg:x="9.962cm" svg:y="17.054cm" svg:viewBox="0 0 35 37" svg:d="M17 37c24 0 24-37 0-37-23 0-23 37 0 37z">
          <text:p/>
        </draw:path>
        <draw:path draw:style-name="gr1" draw:text-style-name="P1" draw:layer="layout" svg:width="0.034cm" svg:height="0.035cm" svg:x="9.962cm" svg:y="17.557cm" svg:viewBox="0 0 35 36" svg:d="M17 36c24 0 24-36 0-36-23 0-23 36 0 36z">
          <text:p/>
        </draw:path>
        <draw:path draw:style-name="gr1" draw:text-style-name="P1" draw:layer="layout" svg:width="0.034cm" svg:height="0.035cm" svg:x="9.962cm" svg:y="18.059cm" svg:viewBox="0 0 35 36" svg:d="M17 36c24 0 24-36 0-36-23 0-23 36 0 36z">
          <text:p/>
        </draw:path>
        <draw:path draw:style-name="gr1" draw:text-style-name="P1" draw:layer="layout" svg:width="0.034cm" svg:height="0.035cm" svg:x="9.962cm" svg:y="18.561cm" svg:viewBox="0 0 35 36" svg:d="M17 36c24 0 24-36 0-36-23 0-23 36 0 36z">
          <text:p/>
        </draw:path>
        <draw:path draw:style-name="gr1" draw:text-style-name="P1" draw:layer="layout" svg:width="0.034cm" svg:height="0.035cm" svg:x="9.962cm" svg:y="19.063cm" svg:viewBox="0 0 35 36" svg:d="M17 36c24 0 24-36 0-36-23 0-23 36 0 36z">
          <text:p/>
        </draw:path>
        <draw:path draw:style-name="gr1" draw:text-style-name="P1" draw:layer="layout" svg:width="0.034cm" svg:height="0.036cm" svg:x="9.962cm" svg:y="19.565cm" svg:viewBox="0 0 35 37" svg:d="M17 37c24 0 24-37 0-37-23 0-23 37 0 37z">
          <text:p/>
        </draw:path>
        <draw:path draw:style-name="gr1" draw:text-style-name="P1" draw:layer="layout" svg:width="0.034cm" svg:height="0.036cm" svg:x="9.962cm" svg:y="20.067cm" svg:viewBox="0 0 35 37" svg:d="M17 37c24 0 24-37 0-37-23 0-23 37 0 37z">
          <text:p/>
        </draw:path>
        <draw:path draw:style-name="gr1" draw:text-style-name="P1" draw:layer="layout" svg:width="0.034cm" svg:height="0.035cm" svg:x="9.962cm" svg:y="20.57cm" svg:viewBox="0 0 35 36" svg:d="M17 36c24 0 24-36 0-36-23 0-23 36 0 36z">
          <text:p/>
        </draw:path>
        <draw:path draw:style-name="gr1" draw:text-style-name="P1" draw:layer="layout" svg:width="0.034cm" svg:height="0.035cm" svg:x="10.46cm" svg:y="3.495cm" svg:viewBox="0 0 35 36" svg:d="M17 36c24 0 24-36 0-36-23 0-23 36 0 36z">
          <text:p/>
        </draw:path>
        <draw:path draw:style-name="gr1" draw:text-style-name="P1" draw:layer="layout" svg:width="0.034cm" svg:height="0.035cm" svg:x="10.46cm" svg:y="3.997cm" svg:viewBox="0 0 35 36" svg:d="M17 36c24 0 24-36 0-36-23 0-23 36 0 36z">
          <text:p/>
        </draw:path>
        <draw:path draw:style-name="gr1" draw:text-style-name="P1" draw:layer="layout" svg:width="0.034cm" svg:height="0.036cm" svg:x="10.46cm" svg:y="4.499cm" svg:viewBox="0 0 35 37" svg:d="M17 37c24 0 24-37 0-37-23 0-23 37 0 37z">
          <text:p/>
        </draw:path>
        <draw:path draw:style-name="gr1" draw:text-style-name="P1" draw:layer="layout" svg:width="0.034cm" svg:height="0.035cm" svg:x="10.46cm" svg:y="5.002cm" svg:viewBox="0 0 35 36" svg:d="M17 36c24 0 24-36 0-36-23 0-23 36 0 36z">
          <text:p/>
        </draw:path>
        <draw:path draw:style-name="gr1" draw:text-style-name="P1" draw:layer="layout" svg:width="0.034cm" svg:height="0.035cm" svg:x="10.46cm" svg:y="5.504cm" svg:viewBox="0 0 35 36" svg:d="M17 36c24 0 24-36 0-36-23 0-23 36 0 36z">
          <text:p/>
        </draw:path>
        <draw:path draw:style-name="gr1" draw:text-style-name="P1" draw:layer="layout" svg:width="0.034cm" svg:height="0.035cm" svg:x="10.46cm" svg:y="6.006cm" svg:viewBox="0 0 35 36" svg:d="M17 36c24 0 24-36 0-36-23 0-23 36 0 36z">
          <text:p/>
        </draw:path>
        <draw:path draw:style-name="gr1" draw:text-style-name="P1" draw:layer="layout" svg:width="0.034cm" svg:height="0.036cm" svg:x="10.46cm" svg:y="6.508cm" svg:viewBox="0 0 35 37" svg:d="M17 37c24 0 24-37 0-37-23 0-23 37 0 37z">
          <text:p/>
        </draw:path>
        <draw:path draw:style-name="gr1" draw:text-style-name="P1" draw:layer="layout" svg:width="0.034cm" svg:height="0.036cm" svg:x="10.46cm" svg:y="7.01cm" svg:viewBox="0 0 35 37" svg:d="M17 37c24 0 24-37 0-37-23 0-23 37 0 37z">
          <text:p/>
        </draw:path>
        <draw:path draw:style-name="gr1" draw:text-style-name="P1" draw:layer="layout" svg:width="0.034cm" svg:height="0.035cm" svg:x="10.46cm" svg:y="7.513cm" svg:viewBox="0 0 35 36" svg:d="M17 36c24 0 24-36 0-36-23 0-23 36 0 36z">
          <text:p/>
        </draw:path>
        <draw:path draw:style-name="gr1" draw:text-style-name="P1" draw:layer="layout" svg:width="0.034cm" svg:height="0.035cm" svg:x="10.46cm" svg:y="8.015cm" svg:viewBox="0 0 35 36" svg:d="M17 36c24 0 24-36 0-36-23 0-23 36 0 36z">
          <text:p/>
        </draw:path>
        <draw:path draw:style-name="gr1" draw:text-style-name="P1" draw:layer="layout" svg:width="0.034cm" svg:height="0.035cm" svg:x="10.46cm" svg:y="8.517cm" svg:viewBox="0 0 35 36" svg:d="M17 36c24 0 24-36 0-36-23 0-23 36 0 36z">
          <text:p/>
        </draw:path>
        <draw:path draw:style-name="gr1" draw:text-style-name="P1" draw:layer="layout" svg:width="0.034cm" svg:height="0.035cm" svg:x="10.46cm" svg:y="9.019cm" svg:viewBox="0 0 35 36" svg:d="M17 36c24 0 24-36 0-36-23 0-23 36 0 36z">
          <text:p/>
        </draw:path>
        <draw:path draw:style-name="gr1" draw:text-style-name="P1" draw:layer="layout" svg:width="0.034cm" svg:height="0.036cm" svg:x="10.46cm" svg:y="9.521cm" svg:viewBox="0 0 35 37" svg:d="M17 37c24 0 24-37 0-37-23 0-23 37 0 37z">
          <text:p/>
        </draw:path>
        <draw:path draw:style-name="gr1" draw:text-style-name="P1" draw:layer="layout" svg:width="0.034cm" svg:height="0.035cm" svg:x="10.46cm" svg:y="10.024cm" svg:viewBox="0 0 35 36" svg:d="M17 36c24 0 24-36 0-36-23 0-23 36 0 36z">
          <text:p/>
        </draw:path>
        <draw:path draw:style-name="gr1" draw:text-style-name="P1" draw:layer="layout" svg:width="0.034cm" svg:height="0.035cm" svg:x="10.46cm" svg:y="10.526cm" svg:viewBox="0 0 35 36" svg:d="M17 36c24 0 24-36 0-36-23 0-23 36 0 36z">
          <text:p/>
        </draw:path>
        <draw:path draw:style-name="gr1" draw:text-style-name="P1" draw:layer="layout" svg:width="0.034cm" svg:height="0.035cm" svg:x="10.46cm" svg:y="11.028cm" svg:viewBox="0 0 35 36" svg:d="M17 36c24 0 24-36 0-36-23 0-23 36 0 36z">
          <text:p/>
        </draw:path>
        <draw:path draw:style-name="gr1" draw:text-style-name="P1" draw:layer="layout" svg:width="0.034cm" svg:height="0.035cm" svg:x="10.46cm" svg:y="11.53cm" svg:viewBox="0 0 35 36" svg:d="M17 36c24 0 24-36 0-36-23 0-23 36 0 36z">
          <text:p/>
        </draw:path>
        <draw:path draw:style-name="gr1" draw:text-style-name="P1" draw:layer="layout" svg:width="0.034cm" svg:height="0.036cm" svg:x="10.46cm" svg:y="12.032cm" svg:viewBox="0 0 35 37" svg:d="M17 37c24 0 24-37 0-37-23 0-23 37 0 37z">
          <text:p/>
        </draw:path>
        <draw:path draw:style-name="gr1" draw:text-style-name="P1" draw:layer="layout" svg:width="0.034cm" svg:height="0.035cm" svg:x="10.46cm" svg:y="12.535cm" svg:viewBox="0 0 35 36" svg:d="M17 36c24 0 24-36 0-36-23 0-23 36 0 36z">
          <text:p/>
        </draw:path>
        <draw:path draw:style-name="gr1" draw:text-style-name="P1" draw:layer="layout" svg:width="0.034cm" svg:height="0.035cm" svg:x="10.46cm" svg:y="13.037cm" svg:viewBox="0 0 35 36" svg:d="M17 36c24 0 24-36 0-36-23 0-23 36 0 36z">
          <text:p/>
        </draw:path>
        <draw:path draw:style-name="gr1" draw:text-style-name="P1" draw:layer="layout" svg:width="0.034cm" svg:height="0.035cm" svg:x="10.46cm" svg:y="13.539cm" svg:viewBox="0 0 35 36" svg:d="M17 36c24 0 24-36 0-36-23 0-23 36 0 36z">
          <text:p/>
        </draw:path>
        <draw:path draw:style-name="gr1" draw:text-style-name="P1" draw:layer="layout" svg:width="0.034cm" svg:height="0.035cm" svg:x="10.46cm" svg:y="14.041cm" svg:viewBox="0 0 35 36" svg:d="M17 36c24 0 24-36 0-36-23 0-23 36 0 36z">
          <text:p/>
        </draw:path>
        <draw:path draw:style-name="gr1" draw:text-style-name="P1" draw:layer="layout" svg:width="0.034cm" svg:height="0.036cm" svg:x="10.46cm" svg:y="14.543cm" svg:viewBox="0 0 35 37" svg:d="M17 37c24 0 24-37 0-37-23 0-23 37 0 37z">
          <text:p/>
        </draw:path>
        <draw:path draw:style-name="gr1" draw:text-style-name="P1" draw:layer="layout" svg:width="0.034cm" svg:height="0.036cm" svg:x="10.46cm" svg:y="15.045cm" svg:viewBox="0 0 35 37" svg:d="M17 37c24 0 24-37 0-37-23 0-23 37 0 37z">
          <text:p/>
        </draw:path>
        <draw:path draw:style-name="gr1" draw:text-style-name="P1" draw:layer="layout" svg:width="0.034cm" svg:height="0.035cm" svg:x="10.46cm" svg:y="15.548cm" svg:viewBox="0 0 35 36" svg:d="M17 36c24 0 24-36 0-36-23 0-23 36 0 36z">
          <text:p/>
        </draw:path>
        <draw:path draw:style-name="gr1" draw:text-style-name="P1" draw:layer="layout" svg:width="0.034cm" svg:height="0.035cm" svg:x="10.46cm" svg:y="16.05cm" svg:viewBox="0 0 35 36" svg:d="M17 36c24 0 24-36 0-36-23 0-23 36 0 36z">
          <text:p/>
        </draw:path>
        <draw:path draw:style-name="gr1" draw:text-style-name="P1" draw:layer="layout" svg:width="0.034cm" svg:height="0.035cm" svg:x="10.46cm" svg:y="16.552cm" svg:viewBox="0 0 35 36" svg:d="M17 36c24 0 24-36 0-36-23 0-23 36 0 36z">
          <text:p/>
        </draw:path>
        <draw:path draw:style-name="gr1" draw:text-style-name="P1" draw:layer="layout" svg:width="0.034cm" svg:height="0.036cm" svg:x="10.46cm" svg:y="17.054cm" svg:viewBox="0 0 35 37" svg:d="M17 37c24 0 24-37 0-37-23 0-23 37 0 37z">
          <text:p/>
        </draw:path>
        <draw:path draw:style-name="gr1" draw:text-style-name="P1" draw:layer="layout" svg:width="0.034cm" svg:height="0.035cm" svg:x="10.46cm" svg:y="17.557cm" svg:viewBox="0 0 35 36" svg:d="M17 36c24 0 24-36 0-36-23 0-23 36 0 36z">
          <text:p/>
        </draw:path>
        <draw:path draw:style-name="gr1" draw:text-style-name="P1" draw:layer="layout" svg:width="0.034cm" svg:height="0.035cm" svg:x="10.46cm" svg:y="18.059cm" svg:viewBox="0 0 35 36" svg:d="M17 36c24 0 24-36 0-36-23 0-23 36 0 36z">
          <text:p/>
        </draw:path>
        <draw:path draw:style-name="gr1" draw:text-style-name="P1" draw:layer="layout" svg:width="0.034cm" svg:height="0.035cm" svg:x="10.46cm" svg:y="18.561cm" svg:viewBox="0 0 35 36" svg:d="M17 36c24 0 24-36 0-36-23 0-23 36 0 36z">
          <text:p/>
        </draw:path>
        <draw:path draw:style-name="gr1" draw:text-style-name="P1" draw:layer="layout" svg:width="0.034cm" svg:height="0.035cm" svg:x="10.46cm" svg:y="19.063cm" svg:viewBox="0 0 35 36" svg:d="M17 36c24 0 24-36 0-36-23 0-23 36 0 36z">
          <text:p/>
        </draw:path>
        <draw:path draw:style-name="gr1" draw:text-style-name="P1" draw:layer="layout" svg:width="0.034cm" svg:height="0.036cm" svg:x="10.46cm" svg:y="19.565cm" svg:viewBox="0 0 35 37" svg:d="M17 37c24 0 24-37 0-37-23 0-23 37 0 37z">
          <text:p/>
        </draw:path>
        <draw:path draw:style-name="gr1" draw:text-style-name="P1" draw:layer="layout" svg:width="0.034cm" svg:height="0.036cm" svg:x="10.46cm" svg:y="20.067cm" svg:viewBox="0 0 35 37" svg:d="M17 37c24 0 24-37 0-37-23 0-23 37 0 37z">
          <text:p/>
        </draw:path>
        <draw:path draw:style-name="gr1" draw:text-style-name="P1" draw:layer="layout" svg:width="0.034cm" svg:height="0.035cm" svg:x="10.46cm" svg:y="20.57cm" svg:viewBox="0 0 35 36" svg:d="M17 36c24 0 24-36 0-36-23 0-23 36 0 36z">
          <text:p/>
        </draw:path>
        <draw:path draw:style-name="gr1" draw:text-style-name="P1" draw:layer="layout" svg:width="0.034cm" svg:height="0.035cm" svg:x="10.96cm" svg:y="3.495cm" svg:viewBox="0 0 35 36" svg:d="M18 36c23 0 23-36 0-36-24 0-24 36 0 36z">
          <text:p/>
        </draw:path>
        <draw:path draw:style-name="gr1" draw:text-style-name="P1" draw:layer="layout" svg:width="0.034cm" svg:height="0.035cm" svg:x="10.96cm" svg:y="3.997cm" svg:viewBox="0 0 35 36" svg:d="M18 36c23 0 23-36 0-36-24 0-24 36 0 36z">
          <text:p/>
        </draw:path>
        <draw:path draw:style-name="gr1" draw:text-style-name="P1" draw:layer="layout" svg:width="0.034cm" svg:height="0.036cm" svg:x="10.96cm" svg:y="4.499cm" svg:viewBox="0 0 35 37" svg:d="M18 37c23 0 23-37 0-37-24 0-24 37 0 37z">
          <text:p/>
        </draw:path>
        <draw:path draw:style-name="gr1" draw:text-style-name="P1" draw:layer="layout" svg:width="0.034cm" svg:height="0.035cm" svg:x="10.96cm" svg:y="5.002cm" svg:viewBox="0 0 35 36" svg:d="M18 36c23 0 23-36 0-36-24 0-24 36 0 36z">
          <text:p/>
        </draw:path>
        <draw:path draw:style-name="gr1" draw:text-style-name="P1" draw:layer="layout" svg:width="0.034cm" svg:height="0.035cm" svg:x="10.96cm" svg:y="5.504cm" svg:viewBox="0 0 35 36" svg:d="M18 36c23 0 23-36 0-36-24 0-24 36 0 36z">
          <text:p/>
        </draw:path>
        <draw:path draw:style-name="gr1" draw:text-style-name="P1" draw:layer="layout" svg:width="0.034cm" svg:height="0.035cm" svg:x="10.96cm" svg:y="6.006cm" svg:viewBox="0 0 35 36" svg:d="M18 36c23 0 23-36 0-36-24 0-24 36 0 36z">
          <text:p/>
        </draw:path>
        <draw:path draw:style-name="gr1" draw:text-style-name="P1" draw:layer="layout" svg:width="0.034cm" svg:height="0.036cm" svg:x="10.96cm" svg:y="6.508cm" svg:viewBox="0 0 35 37" svg:d="M18 37c23 0 23-37 0-37-24 0-24 37 0 37z">
          <text:p/>
        </draw:path>
        <draw:path draw:style-name="gr1" draw:text-style-name="P1" draw:layer="layout" svg:width="0.034cm" svg:height="0.036cm" svg:x="10.96cm" svg:y="7.01cm" svg:viewBox="0 0 35 37" svg:d="M18 37c23 0 23-37 0-37-24 0-24 37 0 37z">
          <text:p/>
        </draw:path>
        <draw:path draw:style-name="gr1" draw:text-style-name="P1" draw:layer="layout" svg:width="0.034cm" svg:height="0.035cm" svg:x="10.96cm" svg:y="7.513cm" svg:viewBox="0 0 35 36" svg:d="M18 36c23 0 23-36 0-36-24 0-24 36 0 36z">
          <text:p/>
        </draw:path>
        <draw:path draw:style-name="gr1" draw:text-style-name="P1" draw:layer="layout" svg:width="0.034cm" svg:height="0.035cm" svg:x="10.96cm" svg:y="8.015cm" svg:viewBox="0 0 35 36" svg:d="M18 36c23 0 23-36 0-36-24 0-24 36 0 36z">
          <text:p/>
        </draw:path>
        <draw:path draw:style-name="gr1" draw:text-style-name="P1" draw:layer="layout" svg:width="0.034cm" svg:height="0.035cm" svg:x="10.96cm" svg:y="8.517cm" svg:viewBox="0 0 35 36" svg:d="M18 36c23 0 23-36 0-36-24 0-24 36 0 36z">
          <text:p/>
        </draw:path>
        <draw:path draw:style-name="gr1" draw:text-style-name="P1" draw:layer="layout" svg:width="0.034cm" svg:height="0.035cm" svg:x="10.96cm" svg:y="9.019cm" svg:viewBox="0 0 35 36" svg:d="M18 36c23 0 23-36 0-36-24 0-24 36 0 36z">
          <text:p/>
        </draw:path>
        <draw:path draw:style-name="gr1" draw:text-style-name="P1" draw:layer="layout" svg:width="0.034cm" svg:height="0.036cm" svg:x="10.96cm" svg:y="9.521cm" svg:viewBox="0 0 35 37" svg:d="M18 37c23 0 23-37 0-37-24 0-24 37 0 37z">
          <text:p/>
        </draw:path>
        <draw:path draw:style-name="gr1" draw:text-style-name="P1" draw:layer="layout" svg:width="0.034cm" svg:height="0.035cm" svg:x="10.96cm" svg:y="10.024cm" svg:viewBox="0 0 35 36" svg:d="M18 36c23 0 23-36 0-36-24 0-24 36 0 36z">
          <text:p/>
        </draw:path>
        <draw:path draw:style-name="gr1" draw:text-style-name="P1" draw:layer="layout" svg:width="0.034cm" svg:height="0.035cm" svg:x="10.96cm" svg:y="10.526cm" svg:viewBox="0 0 35 36" svg:d="M18 36c23 0 23-36 0-36-24 0-24 36 0 36z">
          <text:p/>
        </draw:path>
        <draw:path draw:style-name="gr1" draw:text-style-name="P1" draw:layer="layout" svg:width="0.034cm" svg:height="0.035cm" svg:x="10.96cm" svg:y="11.028cm" svg:viewBox="0 0 35 36" svg:d="M18 36c23 0 23-36 0-36-24 0-24 36 0 36z">
          <text:p/>
        </draw:path>
        <draw:path draw:style-name="gr1" draw:text-style-name="P1" draw:layer="layout" svg:width="0.034cm" svg:height="0.035cm" svg:x="10.96cm" svg:y="11.53cm" svg:viewBox="0 0 35 36" svg:d="M18 36c23 0 23-36 0-36-24 0-24 36 0 36z">
          <text:p/>
        </draw:path>
        <draw:path draw:style-name="gr1" draw:text-style-name="P1" draw:layer="layout" svg:width="0.034cm" svg:height="0.036cm" svg:x="10.96cm" svg:y="12.032cm" svg:viewBox="0 0 35 37" svg:d="M18 37c23 0 23-37 0-37-24 0-24 37 0 37z">
          <text:p/>
        </draw:path>
        <draw:path draw:style-name="gr1" draw:text-style-name="P1" draw:layer="layout" svg:width="0.034cm" svg:height="0.035cm" svg:x="10.96cm" svg:y="12.535cm" svg:viewBox="0 0 35 36" svg:d="M18 36c23 0 23-36 0-36-24 0-24 36 0 36z">
          <text:p/>
        </draw:path>
        <draw:path draw:style-name="gr1" draw:text-style-name="P1" draw:layer="layout" svg:width="0.034cm" svg:height="0.035cm" svg:x="10.96cm" svg:y="13.037cm" svg:viewBox="0 0 35 36" svg:d="M18 36c23 0 23-36 0-36-24 0-24 36 0 36z">
          <text:p/>
        </draw:path>
        <draw:path draw:style-name="gr1" draw:text-style-name="P1" draw:layer="layout" svg:width="0.034cm" svg:height="0.035cm" svg:x="10.96cm" svg:y="13.539cm" svg:viewBox="0 0 35 36" svg:d="M18 36c23 0 23-36 0-36-24 0-24 36 0 36z">
          <text:p/>
        </draw:path>
        <draw:path draw:style-name="gr1" draw:text-style-name="P1" draw:layer="layout" svg:width="0.034cm" svg:height="0.035cm" svg:x="10.96cm" svg:y="14.041cm" svg:viewBox="0 0 35 36" svg:d="M18 36c23 0 23-36 0-36-24 0-24 36 0 36z">
          <text:p/>
        </draw:path>
        <draw:path draw:style-name="gr1" draw:text-style-name="P1" draw:layer="layout" svg:width="0.034cm" svg:height="0.036cm" svg:x="10.96cm" svg:y="14.543cm" svg:viewBox="0 0 35 37" svg:d="M18 37c23 0 23-37 0-37-24 0-24 37 0 37z">
          <text:p/>
        </draw:path>
        <draw:path draw:style-name="gr1" draw:text-style-name="P1" draw:layer="layout" svg:width="0.034cm" svg:height="0.036cm" svg:x="10.96cm" svg:y="15.045cm" svg:viewBox="0 0 35 37" svg:d="M18 37c23 0 23-37 0-37-24 0-24 37 0 37z">
          <text:p/>
        </draw:path>
        <draw:path draw:style-name="gr1" draw:text-style-name="P1" draw:layer="layout" svg:width="0.034cm" svg:height="0.035cm" svg:x="10.96cm" svg:y="15.548cm" svg:viewBox="0 0 35 36" svg:d="M18 36c23 0 23-36 0-36-24 0-24 36 0 36z">
          <text:p/>
        </draw:path>
        <draw:path draw:style-name="gr1" draw:text-style-name="P1" draw:layer="layout" svg:width="0.034cm" svg:height="0.035cm" svg:x="10.96cm" svg:y="16.05cm" svg:viewBox="0 0 35 36" svg:d="M18 36c23 0 23-36 0-36-24 0-24 36 0 36z">
          <text:p/>
        </draw:path>
        <draw:path draw:style-name="gr1" draw:text-style-name="P1" draw:layer="layout" svg:width="0.034cm" svg:height="0.035cm" svg:x="10.96cm" svg:y="16.552cm" svg:viewBox="0 0 35 36" svg:d="M18 36c23 0 23-36 0-36-24 0-24 36 0 36z">
          <text:p/>
        </draw:path>
        <draw:path draw:style-name="gr1" draw:text-style-name="P1" draw:layer="layout" svg:width="0.034cm" svg:height="0.036cm" svg:x="10.96cm" svg:y="17.054cm" svg:viewBox="0 0 35 37" svg:d="M18 37c23 0 23-37 0-37-24 0-24 37 0 37z">
          <text:p/>
        </draw:path>
        <draw:path draw:style-name="gr1" draw:text-style-name="P1" draw:layer="layout" svg:width="0.034cm" svg:height="0.035cm" svg:x="10.96cm" svg:y="17.557cm" svg:viewBox="0 0 35 36" svg:d="M18 36c23 0 23-36 0-36-24 0-24 36 0 36z">
          <text:p/>
        </draw:path>
        <draw:path draw:style-name="gr1" draw:text-style-name="P1" draw:layer="layout" svg:width="0.034cm" svg:height="0.035cm" svg:x="10.96cm" svg:y="18.059cm" svg:viewBox="0 0 35 36" svg:d="M18 36c23 0 23-36 0-36-24 0-24 36 0 36z">
          <text:p/>
        </draw:path>
        <draw:path draw:style-name="gr1" draw:text-style-name="P1" draw:layer="layout" svg:width="0.034cm" svg:height="0.035cm" svg:x="10.96cm" svg:y="18.561cm" svg:viewBox="0 0 35 36" svg:d="M18 36c23 0 23-36 0-36-24 0-24 36 0 36z">
          <text:p/>
        </draw:path>
        <draw:path draw:style-name="gr1" draw:text-style-name="P1" draw:layer="layout" svg:width="0.034cm" svg:height="0.035cm" svg:x="10.96cm" svg:y="19.063cm" svg:viewBox="0 0 35 36" svg:d="M18 36c23 0 23-36 0-36-24 0-24 36 0 36z">
          <text:p/>
        </draw:path>
        <draw:path draw:style-name="gr1" draw:text-style-name="P1" draw:layer="layout" svg:width="0.034cm" svg:height="0.036cm" svg:x="10.96cm" svg:y="19.565cm" svg:viewBox="0 0 35 37" svg:d="M18 37c23 0 23-37 0-37-24 0-24 37 0 37z">
          <text:p/>
        </draw:path>
        <draw:path draw:style-name="gr1" draw:text-style-name="P1" draw:layer="layout" svg:width="0.034cm" svg:height="0.036cm" svg:x="10.96cm" svg:y="20.067cm" svg:viewBox="0 0 35 37" svg:d="M18 37c23 0 23-37 0-37-24 0-24 37 0 37z">
          <text:p/>
        </draw:path>
        <draw:path draw:style-name="gr1" draw:text-style-name="P1" draw:layer="layout" svg:width="0.034cm" svg:height="0.035cm" svg:x="10.96cm" svg:y="20.57cm" svg:viewBox="0 0 35 36" svg:d="M18 36c23 0 23-36 0-36-24 0-24 36 0 36z">
          <text:p/>
        </draw:path>
        <draw:path draw:style-name="gr1" draw:text-style-name="P1" draw:layer="layout" svg:width="0.034cm" svg:height="0.035cm" svg:x="11.458cm" svg:y="3.495cm" svg:viewBox="0 0 35 36" svg:d="M18 36c22 0 22-36 0-36-24 0-24 36 0 36z">
          <text:p/>
        </draw:path>
        <draw:path draw:style-name="gr1" draw:text-style-name="P1" draw:layer="layout" svg:width="0.034cm" svg:height="0.035cm" svg:x="11.458cm" svg:y="3.997cm" svg:viewBox="0 0 35 36" svg:d="M18 36c22 0 22-36 0-36-24 0-24 36 0 36z">
          <text:p/>
        </draw:path>
        <draw:path draw:style-name="gr1" draw:text-style-name="P1" draw:layer="layout" svg:width="0.034cm" svg:height="0.036cm" svg:x="11.458cm" svg:y="4.499cm" svg:viewBox="0 0 35 37" svg:d="M18 37c22 0 22-37 0-37-24 0-24 37 0 37z">
          <text:p/>
        </draw:path>
        <draw:path draw:style-name="gr1" draw:text-style-name="P1" draw:layer="layout" svg:width="0.034cm" svg:height="0.035cm" svg:x="11.458cm" svg:y="5.002cm" svg:viewBox="0 0 35 36" svg:d="M18 36c22 0 22-36 0-36-24 0-24 36 0 36z">
          <text:p/>
        </draw:path>
        <draw:path draw:style-name="gr1" draw:text-style-name="P1" draw:layer="layout" svg:width="0.034cm" svg:height="0.035cm" svg:x="11.458cm" svg:y="5.504cm" svg:viewBox="0 0 35 36" svg:d="M18 36c22 0 22-36 0-36-24 0-24 36 0 36z">
          <text:p/>
        </draw:path>
        <draw:path draw:style-name="gr1" draw:text-style-name="P1" draw:layer="layout" svg:width="0.034cm" svg:height="0.035cm" svg:x="11.458cm" svg:y="6.006cm" svg:viewBox="0 0 35 36" svg:d="M18 36c22 0 22-36 0-36-24 0-24 36 0 36z">
          <text:p/>
        </draw:path>
        <draw:path draw:style-name="gr1" draw:text-style-name="P1" draw:layer="layout" svg:width="0.034cm" svg:height="0.036cm" svg:x="11.458cm" svg:y="6.508cm" svg:viewBox="0 0 35 37" svg:d="M18 37c22 0 22-37 0-37-24 0-24 37 0 37z">
          <text:p/>
        </draw:path>
        <draw:path draw:style-name="gr1" draw:text-style-name="P1" draw:layer="layout" svg:width="0.034cm" svg:height="0.036cm" svg:x="11.458cm" svg:y="7.01cm" svg:viewBox="0 0 35 37" svg:d="M18 37c22 0 22-37 0-37-24 0-24 37 0 37z">
          <text:p/>
        </draw:path>
        <draw:path draw:style-name="gr1" draw:text-style-name="P1" draw:layer="layout" svg:width="0.034cm" svg:height="0.035cm" svg:x="11.458cm" svg:y="7.513cm" svg:viewBox="0 0 35 36" svg:d="M18 36c22 0 22-36 0-36-24 0-24 36 0 36z">
          <text:p/>
        </draw:path>
        <draw:path draw:style-name="gr1" draw:text-style-name="P1" draw:layer="layout" svg:width="0.034cm" svg:height="0.035cm" svg:x="11.458cm" svg:y="8.015cm" svg:viewBox="0 0 35 36" svg:d="M18 36c22 0 22-36 0-36-24 0-24 36 0 36z">
          <text:p/>
        </draw:path>
        <draw:path draw:style-name="gr1" draw:text-style-name="P1" draw:layer="layout" svg:width="0.034cm" svg:height="0.035cm" svg:x="11.458cm" svg:y="8.517cm" svg:viewBox="0 0 35 36" svg:d="M18 36c22 0 22-36 0-36-24 0-24 36 0 36z">
          <text:p/>
        </draw:path>
        <draw:path draw:style-name="gr1" draw:text-style-name="P1" draw:layer="layout" svg:width="0.034cm" svg:height="0.035cm" svg:x="11.458cm" svg:y="9.019cm" svg:viewBox="0 0 35 36" svg:d="M18 36c22 0 22-36 0-36-24 0-24 36 0 36z">
          <text:p/>
        </draw:path>
        <draw:path draw:style-name="gr1" draw:text-style-name="P1" draw:layer="layout" svg:width="0.034cm" svg:height="0.036cm" svg:x="11.458cm" svg:y="9.521cm" svg:viewBox="0 0 35 37" svg:d="M18 37c22 0 22-37 0-37-24 0-24 37 0 37z">
          <text:p/>
        </draw:path>
        <draw:path draw:style-name="gr1" draw:text-style-name="P1" draw:layer="layout" svg:width="0.034cm" svg:height="0.035cm" svg:x="11.458cm" svg:y="10.024cm" svg:viewBox="0 0 35 36" svg:d="M18 36c22 0 22-36 0-36-24 0-24 36 0 36z">
          <text:p/>
        </draw:path>
        <draw:path draw:style-name="gr1" draw:text-style-name="P1" draw:layer="layout" svg:width="0.034cm" svg:height="0.035cm" svg:x="11.458cm" svg:y="10.526cm" svg:viewBox="0 0 35 36" svg:d="M18 36c22 0 22-36 0-36-24 0-24 36 0 36z">
          <text:p/>
        </draw:path>
        <draw:path draw:style-name="gr1" draw:text-style-name="P1" draw:layer="layout" svg:width="0.034cm" svg:height="0.035cm" svg:x="11.458cm" svg:y="11.028cm" svg:viewBox="0 0 35 36" svg:d="M18 36c22 0 22-36 0-36-24 0-24 36 0 36z">
          <text:p/>
        </draw:path>
        <draw:path draw:style-name="gr1" draw:text-style-name="P1" draw:layer="layout" svg:width="0.034cm" svg:height="0.035cm" svg:x="11.458cm" svg:y="11.53cm" svg:viewBox="0 0 35 36" svg:d="M18 36c22 0 22-36 0-36-24 0-24 36 0 36z">
          <text:p/>
        </draw:path>
        <draw:path draw:style-name="gr1" draw:text-style-name="P1" draw:layer="layout" svg:width="0.034cm" svg:height="0.036cm" svg:x="11.458cm" svg:y="12.032cm" svg:viewBox="0 0 35 37" svg:d="M18 37c22 0 22-37 0-37-24 0-24 37 0 37z">
          <text:p/>
        </draw:path>
        <draw:path draw:style-name="gr1" draw:text-style-name="P1" draw:layer="layout" svg:width="0.034cm" svg:height="0.035cm" svg:x="11.458cm" svg:y="12.535cm" svg:viewBox="0 0 35 36" svg:d="M18 36c22 0 22-36 0-36-24 0-24 36 0 36z">
          <text:p/>
        </draw:path>
        <draw:path draw:style-name="gr1" draw:text-style-name="P1" draw:layer="layout" svg:width="0.034cm" svg:height="0.035cm" svg:x="11.458cm" svg:y="13.037cm" svg:viewBox="0 0 35 36" svg:d="M18 36c22 0 22-36 0-36-24 0-24 36 0 36z">
          <text:p/>
        </draw:path>
        <draw:path draw:style-name="gr1" draw:text-style-name="P1" draw:layer="layout" svg:width="0.034cm" svg:height="0.035cm" svg:x="11.458cm" svg:y="13.539cm" svg:viewBox="0 0 35 36" svg:d="M18 36c22 0 22-36 0-36-24 0-24 36 0 36z">
          <text:p/>
        </draw:path>
        <draw:path draw:style-name="gr1" draw:text-style-name="P1" draw:layer="layout" svg:width="0.034cm" svg:height="0.035cm" svg:x="11.458cm" svg:y="14.041cm" svg:viewBox="0 0 35 36" svg:d="M18 36c22 0 22-36 0-36-24 0-24 36 0 36z">
          <text:p/>
        </draw:path>
        <draw:path draw:style-name="gr1" draw:text-style-name="P1" draw:layer="layout" svg:width="0.034cm" svg:height="0.036cm" svg:x="11.458cm" svg:y="14.543cm" svg:viewBox="0 0 35 37" svg:d="M18 37c22 0 22-37 0-37-24 0-24 37 0 37z">
          <text:p/>
        </draw:path>
        <draw:path draw:style-name="gr1" draw:text-style-name="P1" draw:layer="layout" svg:width="0.034cm" svg:height="0.036cm" svg:x="11.458cm" svg:y="15.045cm" svg:viewBox="0 0 35 37" svg:d="M18 37c22 0 22-37 0-37-24 0-24 37 0 37z">
          <text:p/>
        </draw:path>
        <draw:path draw:style-name="gr1" draw:text-style-name="P1" draw:layer="layout" svg:width="0.034cm" svg:height="0.035cm" svg:x="11.458cm" svg:y="15.548cm" svg:viewBox="0 0 35 36" svg:d="M18 36c22 0 22-36 0-36-24 0-24 36 0 36z">
          <text:p/>
        </draw:path>
        <draw:path draw:style-name="gr1" draw:text-style-name="P1" draw:layer="layout" svg:width="0.034cm" svg:height="0.035cm" svg:x="11.458cm" svg:y="16.05cm" svg:viewBox="0 0 35 36" svg:d="M18 36c22 0 22-36 0-36-24 0-24 36 0 36z">
          <text:p/>
        </draw:path>
        <draw:path draw:style-name="gr1" draw:text-style-name="P1" draw:layer="layout" svg:width="0.034cm" svg:height="0.035cm" svg:x="11.458cm" svg:y="16.552cm" svg:viewBox="0 0 35 36" svg:d="M18 36c22 0 22-36 0-36-24 0-24 36 0 36z">
          <text:p/>
        </draw:path>
        <draw:path draw:style-name="gr1" draw:text-style-name="P1" draw:layer="layout" svg:width="0.034cm" svg:height="0.036cm" svg:x="11.458cm" svg:y="17.054cm" svg:viewBox="0 0 35 37" svg:d="M18 37c22 0 22-37 0-37-24 0-24 37 0 37z">
          <text:p/>
        </draw:path>
        <draw:path draw:style-name="gr1" draw:text-style-name="P1" draw:layer="layout" svg:width="0.034cm" svg:height="0.035cm" svg:x="11.458cm" svg:y="17.557cm" svg:viewBox="0 0 35 36" svg:d="M18 36c22 0 22-36 0-36-24 0-24 36 0 36z">
          <text:p/>
        </draw:path>
        <draw:path draw:style-name="gr1" draw:text-style-name="P1" draw:layer="layout" svg:width="0.034cm" svg:height="0.035cm" svg:x="11.458cm" svg:y="18.059cm" svg:viewBox="0 0 35 36" svg:d="M18 36c22 0 22-36 0-36-24 0-24 36 0 36z">
          <text:p/>
        </draw:path>
        <draw:path draw:style-name="gr1" draw:text-style-name="P1" draw:layer="layout" svg:width="0.034cm" svg:height="0.035cm" svg:x="11.458cm" svg:y="18.561cm" svg:viewBox="0 0 35 36" svg:d="M18 36c22 0 22-36 0-36-24 0-24 36 0 36z">
          <text:p/>
        </draw:path>
        <draw:path draw:style-name="gr1" draw:text-style-name="P1" draw:layer="layout" svg:width="0.034cm" svg:height="0.035cm" svg:x="11.458cm" svg:y="19.063cm" svg:viewBox="0 0 35 36" svg:d="M18 36c22 0 22-36 0-36-24 0-24 36 0 36z">
          <text:p/>
        </draw:path>
        <draw:path draw:style-name="gr1" draw:text-style-name="P1" draw:layer="layout" svg:width="0.034cm" svg:height="0.036cm" svg:x="11.458cm" svg:y="19.565cm" svg:viewBox="0 0 35 37" svg:d="M18 37c22 0 22-37 0-37-24 0-24 37 0 37z">
          <text:p/>
        </draw:path>
        <draw:path draw:style-name="gr1" draw:text-style-name="P1" draw:layer="layout" svg:width="0.034cm" svg:height="0.036cm" svg:x="11.458cm" svg:y="20.067cm" svg:viewBox="0 0 35 37" svg:d="M18 37c22 0 22-37 0-37-24 0-24 37 0 37z">
          <text:p/>
        </draw:path>
        <draw:path draw:style-name="gr1" draw:text-style-name="P1" draw:layer="layout" svg:width="0.034cm" svg:height="0.035cm" svg:x="11.458cm" svg:y="20.57cm" svg:viewBox="0 0 35 36" svg:d="M18 36c22 0 22-36 0-36-24 0-24 36 0 36z">
          <text:p/>
        </draw:path>
        <draw:path draw:style-name="gr1" draw:text-style-name="P1" draw:layer="layout" svg:width="0.034cm" svg:height="0.035cm" svg:x="11.957cm" svg:y="3.495cm" svg:viewBox="0 0 35 36" svg:d="M17 36c24 0 24-36 0-36-23 0-23 36 0 36z">
          <text:p/>
        </draw:path>
        <draw:path draw:style-name="gr1" draw:text-style-name="P1" draw:layer="layout" svg:width="0.034cm" svg:height="0.035cm" svg:x="11.957cm" svg:y="3.997cm" svg:viewBox="0 0 35 36" svg:d="M17 36c24 0 24-36 0-36-23 0-23 36 0 36z">
          <text:p/>
        </draw:path>
        <draw:path draw:style-name="gr1" draw:text-style-name="P1" draw:layer="layout" svg:width="0.034cm" svg:height="0.036cm" svg:x="11.957cm" svg:y="4.499cm" svg:viewBox="0 0 35 37" svg:d="M17 37c24 0 24-37 0-37-23 0-23 37 0 37z">
          <text:p/>
        </draw:path>
        <draw:path draw:style-name="gr1" draw:text-style-name="P1" draw:layer="layout" svg:width="0.034cm" svg:height="0.035cm" svg:x="11.957cm" svg:y="5.002cm" svg:viewBox="0 0 35 36" svg:d="M17 36c24 0 24-36 0-36-23 0-23 36 0 36z">
          <text:p/>
        </draw:path>
        <draw:path draw:style-name="gr1" draw:text-style-name="P1" draw:layer="layout" svg:width="0.034cm" svg:height="0.035cm" svg:x="11.957cm" svg:y="5.504cm" svg:viewBox="0 0 35 36" svg:d="M17 36c24 0 24-36 0-36-23 0-23 36 0 36z">
          <text:p/>
        </draw:path>
        <draw:path draw:style-name="gr1" draw:text-style-name="P1" draw:layer="layout" svg:width="0.034cm" svg:height="0.035cm" svg:x="11.957cm" svg:y="6.006cm" svg:viewBox="0 0 35 36" svg:d="M17 36c24 0 24-36 0-36-23 0-23 36 0 36z">
          <text:p/>
        </draw:path>
        <draw:path draw:style-name="gr1" draw:text-style-name="P1" draw:layer="layout" svg:width="0.034cm" svg:height="0.036cm" svg:x="11.957cm" svg:y="6.508cm" svg:viewBox="0 0 35 37" svg:d="M17 37c24 0 24-37 0-37-23 0-23 37 0 37z">
          <text:p/>
        </draw:path>
        <draw:path draw:style-name="gr1" draw:text-style-name="P1" draw:layer="layout" svg:width="0.034cm" svg:height="0.036cm" svg:x="11.957cm" svg:y="7.01cm" svg:viewBox="0 0 35 37" svg:d="M17 37c24 0 24-37 0-37-23 0-23 37 0 37z">
          <text:p/>
        </draw:path>
        <draw:path draw:style-name="gr1" draw:text-style-name="P1" draw:layer="layout" svg:width="0.034cm" svg:height="0.035cm" svg:x="11.957cm" svg:y="7.513cm" svg:viewBox="0 0 35 36" svg:d="M17 36c24 0 24-36 0-36-23 0-23 36 0 36z">
          <text:p/>
        </draw:path>
        <draw:path draw:style-name="gr1" draw:text-style-name="P1" draw:layer="layout" svg:width="0.034cm" svg:height="0.035cm" svg:x="11.957cm" svg:y="8.015cm" svg:viewBox="0 0 35 36" svg:d="M17 36c24 0 24-36 0-36-23 0-23 36 0 36z">
          <text:p/>
        </draw:path>
        <draw:path draw:style-name="gr1" draw:text-style-name="P1" draw:layer="layout" svg:width="0.034cm" svg:height="0.035cm" svg:x="11.957cm" svg:y="8.517cm" svg:viewBox="0 0 35 36" svg:d="M17 36c24 0 24-36 0-36-23 0-23 36 0 36z">
          <text:p/>
        </draw:path>
        <draw:path draw:style-name="gr1" draw:text-style-name="P1" draw:layer="layout" svg:width="0.034cm" svg:height="0.035cm" svg:x="11.957cm" svg:y="9.019cm" svg:viewBox="0 0 35 36" svg:d="M17 36c24 0 24-36 0-36-23 0-23 36 0 36z">
          <text:p/>
        </draw:path>
        <draw:path draw:style-name="gr1" draw:text-style-name="P1" draw:layer="layout" svg:width="0.034cm" svg:height="0.036cm" svg:x="11.957cm" svg:y="9.521cm" svg:viewBox="0 0 35 37" svg:d="M17 37c24 0 24-37 0-37-23 0-23 37 0 37z">
          <text:p/>
        </draw:path>
        <draw:path draw:style-name="gr1" draw:text-style-name="P1" draw:layer="layout" svg:width="0.034cm" svg:height="0.035cm" svg:x="11.957cm" svg:y="10.024cm" svg:viewBox="0 0 35 36" svg:d="M17 36c24 0 24-36 0-36-23 0-23 36 0 36z">
          <text:p/>
        </draw:path>
        <draw:path draw:style-name="gr1" draw:text-style-name="P1" draw:layer="layout" svg:width="0.034cm" svg:height="0.035cm" svg:x="11.957cm" svg:y="10.526cm" svg:viewBox="0 0 35 36" svg:d="M17 36c24 0 24-36 0-36-23 0-23 36 0 36z">
          <text:p/>
        </draw:path>
        <draw:path draw:style-name="gr1" draw:text-style-name="P1" draw:layer="layout" svg:width="0.034cm" svg:height="0.035cm" svg:x="11.957cm" svg:y="11.028cm" svg:viewBox="0 0 35 36" svg:d="M17 36c24 0 24-36 0-36-23 0-23 36 0 36z">
          <text:p/>
        </draw:path>
        <draw:path draw:style-name="gr1" draw:text-style-name="P1" draw:layer="layout" svg:width="0.034cm" svg:height="0.035cm" svg:x="11.957cm" svg:y="11.53cm" svg:viewBox="0 0 35 36" svg:d="M17 36c24 0 24-36 0-36-23 0-23 36 0 36z">
          <text:p/>
        </draw:path>
        <draw:path draw:style-name="gr1" draw:text-style-name="P1" draw:layer="layout" svg:width="0.034cm" svg:height="0.036cm" svg:x="11.957cm" svg:y="12.032cm" svg:viewBox="0 0 35 37" svg:d="M17 37c24 0 24-37 0-37-23 0-23 37 0 37z">
          <text:p/>
        </draw:path>
        <draw:path draw:style-name="gr1" draw:text-style-name="P1" draw:layer="layout" svg:width="0.034cm" svg:height="0.035cm" svg:x="11.957cm" svg:y="12.535cm" svg:viewBox="0 0 35 36" svg:d="M17 36c24 0 24-36 0-36-23 0-23 36 0 36z">
          <text:p/>
        </draw:path>
        <draw:path draw:style-name="gr1" draw:text-style-name="P1" draw:layer="layout" svg:width="0.034cm" svg:height="0.035cm" svg:x="11.957cm" svg:y="13.037cm" svg:viewBox="0 0 35 36" svg:d="M17 36c24 0 24-36 0-36-23 0-23 36 0 36z">
          <text:p/>
        </draw:path>
        <draw:path draw:style-name="gr1" draw:text-style-name="P1" draw:layer="layout" svg:width="0.034cm" svg:height="0.035cm" svg:x="11.957cm" svg:y="13.539cm" svg:viewBox="0 0 35 36" svg:d="M17 36c24 0 24-36 0-36-23 0-23 36 0 36z">
          <text:p/>
        </draw:path>
        <draw:path draw:style-name="gr1" draw:text-style-name="P1" draw:layer="layout" svg:width="0.034cm" svg:height="0.035cm" svg:x="11.957cm" svg:y="14.041cm" svg:viewBox="0 0 35 36" svg:d="M17 36c24 0 24-36 0-36-23 0-23 36 0 36z">
          <text:p/>
        </draw:path>
        <draw:path draw:style-name="gr1" draw:text-style-name="P1" draw:layer="layout" svg:width="0.034cm" svg:height="0.036cm" svg:x="11.957cm" svg:y="14.543cm" svg:viewBox="0 0 35 37" svg:d="M17 37c24 0 24-37 0-37-23 0-23 37 0 37z">
          <text:p/>
        </draw:path>
        <draw:path draw:style-name="gr1" draw:text-style-name="P1" draw:layer="layout" svg:width="0.034cm" svg:height="0.036cm" svg:x="11.957cm" svg:y="15.045cm" svg:viewBox="0 0 35 37" svg:d="M17 37c24 0 24-37 0-37-23 0-23 37 0 37z">
          <text:p/>
        </draw:path>
        <draw:path draw:style-name="gr1" draw:text-style-name="P1" draw:layer="layout" svg:width="0.034cm" svg:height="0.035cm" svg:x="11.957cm" svg:y="15.548cm" svg:viewBox="0 0 35 36" svg:d="M17 36c24 0 24-36 0-36-23 0-23 36 0 36z">
          <text:p/>
        </draw:path>
        <draw:path draw:style-name="gr1" draw:text-style-name="P1" draw:layer="layout" svg:width="0.034cm" svg:height="0.035cm" svg:x="11.957cm" svg:y="16.05cm" svg:viewBox="0 0 35 36" svg:d="M17 36c24 0 24-36 0-36-23 0-23 36 0 36z">
          <text:p/>
        </draw:path>
        <draw:path draw:style-name="gr1" draw:text-style-name="P1" draw:layer="layout" svg:width="0.034cm" svg:height="0.035cm" svg:x="11.957cm" svg:y="16.552cm" svg:viewBox="0 0 35 36" svg:d="M17 36c24 0 24-36 0-36-23 0-23 36 0 36z">
          <text:p/>
        </draw:path>
        <draw:path draw:style-name="gr1" draw:text-style-name="P1" draw:layer="layout" svg:width="0.034cm" svg:height="0.036cm" svg:x="11.957cm" svg:y="17.054cm" svg:viewBox="0 0 35 37" svg:d="M17 37c24 0 24-37 0-37-23 0-23 37 0 37z">
          <text:p/>
        </draw:path>
        <draw:path draw:style-name="gr1" draw:text-style-name="P1" draw:layer="layout" svg:width="0.034cm" svg:height="0.035cm" svg:x="11.957cm" svg:y="17.557cm" svg:viewBox="0 0 35 36" svg:d="M17 36c24 0 24-36 0-36-23 0-23 36 0 36z">
          <text:p/>
        </draw:path>
        <draw:path draw:style-name="gr1" draw:text-style-name="P1" draw:layer="layout" svg:width="0.034cm" svg:height="0.035cm" svg:x="11.957cm" svg:y="18.059cm" svg:viewBox="0 0 35 36" svg:d="M17 36c24 0 24-36 0-36-23 0-23 36 0 36z">
          <text:p/>
        </draw:path>
        <draw:path draw:style-name="gr1" draw:text-style-name="P1" draw:layer="layout" svg:width="0.034cm" svg:height="0.035cm" svg:x="11.957cm" svg:y="18.561cm" svg:viewBox="0 0 35 36" svg:d="M17 36c24 0 24-36 0-36-23 0-23 36 0 36z">
          <text:p/>
        </draw:path>
        <draw:path draw:style-name="gr1" draw:text-style-name="P1" draw:layer="layout" svg:width="0.034cm" svg:height="0.035cm" svg:x="11.957cm" svg:y="19.063cm" svg:viewBox="0 0 35 36" svg:d="M17 36c24 0 24-36 0-36-23 0-23 36 0 36z">
          <text:p/>
        </draw:path>
        <draw:path draw:style-name="gr1" draw:text-style-name="P1" draw:layer="layout" svg:width="0.034cm" svg:height="0.036cm" svg:x="11.957cm" svg:y="19.565cm" svg:viewBox="0 0 35 37" svg:d="M17 37c24 0 24-37 0-37-23 0-23 37 0 37z">
          <text:p/>
        </draw:path>
        <draw:path draw:style-name="gr1" draw:text-style-name="P1" draw:layer="layout" svg:width="0.034cm" svg:height="0.036cm" svg:x="11.957cm" svg:y="20.067cm" svg:viewBox="0 0 35 37" svg:d="M17 37c24 0 24-37 0-37-23 0-23 37 0 37z">
          <text:p/>
        </draw:path>
        <draw:path draw:style-name="gr1" draw:text-style-name="P1" draw:layer="layout" svg:width="0.034cm" svg:height="0.035cm" svg:x="11.957cm" svg:y="20.57cm" svg:viewBox="0 0 35 36" svg:d="M17 36c24 0 24-36 0-36-23 0-23 36 0 36z">
          <text:p/>
        </draw:path>
        <draw:path draw:style-name="gr1" draw:text-style-name="P1" draw:layer="layout" svg:width="0.035cm" svg:height="0.035cm" svg:x="12.456cm" svg:y="3.495cm" svg:viewBox="0 0 36 36" svg:d="M18 36c24 0 24-36 0-36s-24 36 0 36z">
          <text:p/>
        </draw:path>
        <draw:path draw:style-name="gr1" draw:text-style-name="P1" draw:layer="layout" svg:width="0.035cm" svg:height="0.035cm" svg:x="12.456cm" svg:y="3.997cm" svg:viewBox="0 0 36 36" svg:d="M18 36c24 0 24-36 0-36s-24 36 0 36z">
          <text:p/>
        </draw:path>
        <draw:path draw:style-name="gr1" draw:text-style-name="P1" draw:layer="layout" svg:width="0.035cm" svg:height="0.036cm" svg:x="12.456cm" svg:y="4.499cm" svg:viewBox="0 0 36 37" svg:d="M18 37c24 0 24-37 0-37s-24 37 0 37z">
          <text:p/>
        </draw:path>
        <draw:path draw:style-name="gr1" draw:text-style-name="P1" draw:layer="layout" svg:width="0.035cm" svg:height="0.035cm" svg:x="12.456cm" svg:y="5.002cm" svg:viewBox="0 0 36 36" svg:d="M18 36c24 0 24-36 0-36s-24 36 0 36z">
          <text:p/>
        </draw:path>
        <draw:path draw:style-name="gr1" draw:text-style-name="P1" draw:layer="layout" svg:width="0.035cm" svg:height="0.035cm" svg:x="12.456cm" svg:y="5.504cm" svg:viewBox="0 0 36 36" svg:d="M18 36c24 0 24-36 0-36s-24 36 0 36z">
          <text:p/>
        </draw:path>
        <draw:path draw:style-name="gr1" draw:text-style-name="P1" draw:layer="layout" svg:width="0.035cm" svg:height="0.035cm" svg:x="12.456cm" svg:y="6.006cm" svg:viewBox="0 0 36 36" svg:d="M18 36c24 0 24-36 0-36s-24 36 0 36z">
          <text:p/>
        </draw:path>
        <draw:path draw:style-name="gr1" draw:text-style-name="P1" draw:layer="layout" svg:width="0.035cm" svg:height="0.036cm" svg:x="12.456cm" svg:y="6.508cm" svg:viewBox="0 0 36 37" svg:d="M18 37c24 0 24-37 0-37s-24 37 0 37z">
          <text:p/>
        </draw:path>
        <draw:path draw:style-name="gr1" draw:text-style-name="P1" draw:layer="layout" svg:width="0.035cm" svg:height="0.036cm" svg:x="12.456cm" svg:y="7.01cm" svg:viewBox="0 0 36 37" svg:d="M18 37c24 0 24-37 0-37s-24 37 0 37z">
          <text:p/>
        </draw:path>
        <draw:path draw:style-name="gr1" draw:text-style-name="P1" draw:layer="layout" svg:width="0.035cm" svg:height="0.035cm" svg:x="12.456cm" svg:y="7.513cm" svg:viewBox="0 0 36 36" svg:d="M18 36c24 0 24-36 0-36s-24 36 0 36z">
          <text:p/>
        </draw:path>
        <draw:path draw:style-name="gr1" draw:text-style-name="P1" draw:layer="layout" svg:width="0.035cm" svg:height="0.035cm" svg:x="12.456cm" svg:y="8.015cm" svg:viewBox="0 0 36 36" svg:d="M18 36c24 0 24-36 0-36s-24 36 0 36z">
          <text:p/>
        </draw:path>
        <draw:path draw:style-name="gr1" draw:text-style-name="P1" draw:layer="layout" svg:width="0.035cm" svg:height="0.035cm" svg:x="12.456cm" svg:y="8.517cm" svg:viewBox="0 0 36 36" svg:d="M18 36c24 0 24-36 0-36s-24 36 0 36z">
          <text:p/>
        </draw:path>
        <draw:path draw:style-name="gr1" draw:text-style-name="P1" draw:layer="layout" svg:width="0.035cm" svg:height="0.035cm" svg:x="12.456cm" svg:y="9.019cm" svg:viewBox="0 0 36 36" svg:d="M18 36c24 0 24-36 0-36s-24 36 0 36z">
          <text:p/>
        </draw:path>
        <draw:path draw:style-name="gr1" draw:text-style-name="P1" draw:layer="layout" svg:width="0.035cm" svg:height="0.036cm" svg:x="12.456cm" svg:y="9.521cm" svg:viewBox="0 0 36 37" svg:d="M18 37c24 0 24-37 0-37s-24 37 0 37z">
          <text:p/>
        </draw:path>
        <draw:path draw:style-name="gr1" draw:text-style-name="P1" draw:layer="layout" svg:width="0.035cm" svg:height="0.035cm" svg:x="12.456cm" svg:y="10.024cm" svg:viewBox="0 0 36 36" svg:d="M18 36c24 0 24-36 0-36s-24 36 0 36z">
          <text:p/>
        </draw:path>
        <draw:path draw:style-name="gr1" draw:text-style-name="P1" draw:layer="layout" svg:width="0.035cm" svg:height="0.035cm" svg:x="12.456cm" svg:y="10.526cm" svg:viewBox="0 0 36 36" svg:d="M18 36c24 0 24-36 0-36s-24 36 0 36z">
          <text:p/>
        </draw:path>
        <draw:path draw:style-name="gr1" draw:text-style-name="P1" draw:layer="layout" svg:width="0.035cm" svg:height="0.035cm" svg:x="12.456cm" svg:y="11.028cm" svg:viewBox="0 0 36 36" svg:d="M18 36c24 0 24-36 0-36s-24 36 0 36z">
          <text:p/>
        </draw:path>
        <draw:path draw:style-name="gr1" draw:text-style-name="P1" draw:layer="layout" svg:width="0.035cm" svg:height="0.035cm" svg:x="12.456cm" svg:y="11.53cm" svg:viewBox="0 0 36 36" svg:d="M18 36c24 0 24-36 0-36s-24 36 0 36z">
          <text:p/>
        </draw:path>
        <draw:path draw:style-name="gr1" draw:text-style-name="P1" draw:layer="layout" svg:width="0.035cm" svg:height="0.036cm" svg:x="12.456cm" svg:y="12.032cm" svg:viewBox="0 0 36 37" svg:d="M18 37c24 0 24-37 0-37s-24 37 0 37z">
          <text:p/>
        </draw:path>
        <draw:path draw:style-name="gr1" draw:text-style-name="P1" draw:layer="layout" svg:width="0.035cm" svg:height="0.035cm" svg:x="12.456cm" svg:y="12.535cm" svg:viewBox="0 0 36 36" svg:d="M18 36c24 0 24-36 0-36s-24 36 0 36z">
          <text:p/>
        </draw:path>
        <draw:path draw:style-name="gr1" draw:text-style-name="P1" draw:layer="layout" svg:width="0.035cm" svg:height="0.035cm" svg:x="12.456cm" svg:y="13.037cm" svg:viewBox="0 0 36 36" svg:d="M18 36c24 0 24-36 0-36s-24 36 0 36z">
          <text:p/>
        </draw:path>
        <draw:path draw:style-name="gr1" draw:text-style-name="P1" draw:layer="layout" svg:width="0.035cm" svg:height="0.035cm" svg:x="12.456cm" svg:y="13.539cm" svg:viewBox="0 0 36 36" svg:d="M18 36c24 0 24-36 0-36s-24 36 0 36z">
          <text:p/>
        </draw:path>
        <draw:path draw:style-name="gr1" draw:text-style-name="P1" draw:layer="layout" svg:width="0.035cm" svg:height="0.035cm" svg:x="12.456cm" svg:y="14.041cm" svg:viewBox="0 0 36 36" svg:d="M18 36c24 0 24-36 0-36s-24 36 0 36z">
          <text:p/>
        </draw:path>
        <draw:path draw:style-name="gr1" draw:text-style-name="P1" draw:layer="layout" svg:width="0.035cm" svg:height="0.036cm" svg:x="12.456cm" svg:y="14.543cm" svg:viewBox="0 0 36 37" svg:d="M18 37c24 0 24-37 0-37s-24 37 0 37z">
          <text:p/>
        </draw:path>
        <draw:path draw:style-name="gr1" draw:text-style-name="P1" draw:layer="layout" svg:width="0.035cm" svg:height="0.036cm" svg:x="12.456cm" svg:y="15.045cm" svg:viewBox="0 0 36 37" svg:d="M18 37c24 0 24-37 0-37s-24 37 0 37z">
          <text:p/>
        </draw:path>
        <draw:path draw:style-name="gr1" draw:text-style-name="P1" draw:layer="layout" svg:width="0.035cm" svg:height="0.035cm" svg:x="12.456cm" svg:y="15.548cm" svg:viewBox="0 0 36 36" svg:d="M18 36c24 0 24-36 0-36s-24 36 0 36z">
          <text:p/>
        </draw:path>
        <draw:path draw:style-name="gr1" draw:text-style-name="P1" draw:layer="layout" svg:width="0.035cm" svg:height="0.035cm" svg:x="12.456cm" svg:y="16.05cm" svg:viewBox="0 0 36 36" svg:d="M18 36c24 0 24-36 0-36s-24 36 0 36z">
          <text:p/>
        </draw:path>
        <draw:path draw:style-name="gr1" draw:text-style-name="P1" draw:layer="layout" svg:width="0.035cm" svg:height="0.035cm" svg:x="12.456cm" svg:y="16.552cm" svg:viewBox="0 0 36 36" svg:d="M18 36c24 0 24-36 0-36s-24 36 0 36z">
          <text:p/>
        </draw:path>
        <draw:path draw:style-name="gr1" draw:text-style-name="P1" draw:layer="layout" svg:width="0.035cm" svg:height="0.036cm" svg:x="12.456cm" svg:y="17.054cm" svg:viewBox="0 0 36 37" svg:d="M18 37c24 0 24-37 0-37s-24 37 0 37z">
          <text:p/>
        </draw:path>
        <draw:path draw:style-name="gr1" draw:text-style-name="P1" draw:layer="layout" svg:width="0.035cm" svg:height="0.035cm" svg:x="12.456cm" svg:y="17.557cm" svg:viewBox="0 0 36 36" svg:d="M18 36c24 0 24-36 0-36s-24 36 0 36z">
          <text:p/>
        </draw:path>
        <draw:path draw:style-name="gr1" draw:text-style-name="P1" draw:layer="layout" svg:width="0.035cm" svg:height="0.035cm" svg:x="12.456cm" svg:y="18.059cm" svg:viewBox="0 0 36 36" svg:d="M18 36c24 0 24-36 0-36s-24 36 0 36z">
          <text:p/>
        </draw:path>
        <draw:path draw:style-name="gr1" draw:text-style-name="P1" draw:layer="layout" svg:width="0.035cm" svg:height="0.035cm" svg:x="12.456cm" svg:y="18.561cm" svg:viewBox="0 0 36 36" svg:d="M18 36c24 0 24-36 0-36s-24 36 0 36z">
          <text:p/>
        </draw:path>
        <draw:path draw:style-name="gr1" draw:text-style-name="P1" draw:layer="layout" svg:width="0.035cm" svg:height="0.035cm" svg:x="12.456cm" svg:y="19.063cm" svg:viewBox="0 0 36 36" svg:d="M18 36c24 0 24-36 0-36s-24 36 0 36z">
          <text:p/>
        </draw:path>
        <draw:path draw:style-name="gr1" draw:text-style-name="P1" draw:layer="layout" svg:width="0.035cm" svg:height="0.036cm" svg:x="12.456cm" svg:y="19.565cm" svg:viewBox="0 0 36 37" svg:d="M18 37c24 0 24-37 0-37s-24 37 0 37z">
          <text:p/>
        </draw:path>
        <draw:path draw:style-name="gr1" draw:text-style-name="P1" draw:layer="layout" svg:width="0.035cm" svg:height="0.036cm" svg:x="12.456cm" svg:y="20.067cm" svg:viewBox="0 0 36 37" svg:d="M18 37c24 0 24-37 0-37s-24 37 0 37z">
          <text:p/>
        </draw:path>
        <draw:path draw:style-name="gr1" draw:text-style-name="P1" draw:layer="layout" svg:width="0.035cm" svg:height="0.035cm" svg:x="12.456cm" svg:y="20.57cm" svg:viewBox="0 0 36 36" svg:d="M18 36c24 0 24-36 0-36s-24 36 0 36z">
          <text:p/>
        </draw:path>
        <draw:path draw:style-name="gr1" draw:text-style-name="P1" draw:layer="layout" svg:width="0.034cm" svg:height="0.035cm" svg:x="12.956cm" svg:y="3.495cm" svg:viewBox="0 0 35 36" svg:d="M18 36c22 0 22-36 0-36-24 0-24 36 0 36z">
          <text:p/>
        </draw:path>
        <draw:path draw:style-name="gr1" draw:text-style-name="P1" draw:layer="layout" svg:width="0.034cm" svg:height="0.035cm" svg:x="12.956cm" svg:y="3.997cm" svg:viewBox="0 0 35 36" svg:d="M18 36c22 0 22-36 0-36-24 0-24 36 0 36z">
          <text:p/>
        </draw:path>
        <draw:path draw:style-name="gr1" draw:text-style-name="P1" draw:layer="layout" svg:width="0.034cm" svg:height="0.036cm" svg:x="12.956cm" svg:y="4.499cm" svg:viewBox="0 0 35 37" svg:d="M18 37c22 0 22-37 0-37-24 0-24 37 0 37z">
          <text:p/>
        </draw:path>
        <draw:path draw:style-name="gr1" draw:text-style-name="P1" draw:layer="layout" svg:width="0.034cm" svg:height="0.035cm" svg:x="12.956cm" svg:y="5.002cm" svg:viewBox="0 0 35 36" svg:d="M18 36c22 0 22-36 0-36-24 0-24 36 0 36z">
          <text:p/>
        </draw:path>
        <draw:path draw:style-name="gr1" draw:text-style-name="P1" draw:layer="layout" svg:width="0.034cm" svg:height="0.035cm" svg:x="12.956cm" svg:y="5.504cm" svg:viewBox="0 0 35 36" svg:d="M18 36c22 0 22-36 0-36-24 0-24 36 0 36z">
          <text:p/>
        </draw:path>
        <draw:path draw:style-name="gr1" draw:text-style-name="P1" draw:layer="layout" svg:width="0.034cm" svg:height="0.035cm" svg:x="12.956cm" svg:y="6.006cm" svg:viewBox="0 0 35 36" svg:d="M18 36c22 0 22-36 0-36-24 0-24 36 0 36z">
          <text:p/>
        </draw:path>
        <draw:path draw:style-name="gr1" draw:text-style-name="P1" draw:layer="layout" svg:width="0.034cm" svg:height="0.036cm" svg:x="12.956cm" svg:y="6.508cm" svg:viewBox="0 0 35 37" svg:d="M18 37c22 0 22-37 0-37-24 0-24 37 0 37z">
          <text:p/>
        </draw:path>
        <draw:path draw:style-name="gr1" draw:text-style-name="P1" draw:layer="layout" svg:width="0.034cm" svg:height="0.036cm" svg:x="12.956cm" svg:y="7.01cm" svg:viewBox="0 0 35 37" svg:d="M18 37c22 0 22-37 0-37-24 0-24 37 0 37z">
          <text:p/>
        </draw:path>
        <draw:path draw:style-name="gr1" draw:text-style-name="P1" draw:layer="layout" svg:width="0.034cm" svg:height="0.035cm" svg:x="12.956cm" svg:y="7.513cm" svg:viewBox="0 0 35 36" svg:d="M18 36c22 0 22-36 0-36-24 0-24 36 0 36z">
          <text:p/>
        </draw:path>
        <draw:path draw:style-name="gr1" draw:text-style-name="P1" draw:layer="layout" svg:width="0.034cm" svg:height="0.035cm" svg:x="12.956cm" svg:y="8.015cm" svg:viewBox="0 0 35 36" svg:d="M18 36c22 0 22-36 0-36-24 0-24 36 0 36z">
          <text:p/>
        </draw:path>
        <draw:path draw:style-name="gr1" draw:text-style-name="P1" draw:layer="layout" svg:width="0.034cm" svg:height="0.035cm" svg:x="12.956cm" svg:y="8.517cm" svg:viewBox="0 0 35 36" svg:d="M18 36c22 0 22-36 0-36-24 0-24 36 0 36z">
          <text:p/>
        </draw:path>
        <draw:path draw:style-name="gr1" draw:text-style-name="P1" draw:layer="layout" svg:width="0.034cm" svg:height="0.035cm" svg:x="12.956cm" svg:y="9.019cm" svg:viewBox="0 0 35 36" svg:d="M18 36c22 0 22-36 0-36-24 0-24 36 0 36z">
          <text:p/>
        </draw:path>
        <draw:path draw:style-name="gr1" draw:text-style-name="P1" draw:layer="layout" svg:width="0.034cm" svg:height="0.036cm" svg:x="12.956cm" svg:y="9.521cm" svg:viewBox="0 0 35 37" svg:d="M18 37c22 0 22-37 0-37-24 0-24 37 0 37z">
          <text:p/>
        </draw:path>
        <draw:path draw:style-name="gr1" draw:text-style-name="P1" draw:layer="layout" svg:width="0.034cm" svg:height="0.035cm" svg:x="12.956cm" svg:y="10.024cm" svg:viewBox="0 0 35 36" svg:d="M18 36c22 0 22-36 0-36-24 0-24 36 0 36z">
          <text:p/>
        </draw:path>
        <draw:path draw:style-name="gr1" draw:text-style-name="P1" draw:layer="layout" svg:width="0.034cm" svg:height="0.035cm" svg:x="12.956cm" svg:y="10.526cm" svg:viewBox="0 0 35 36" svg:d="M18 36c22 0 22-36 0-36-24 0-24 36 0 36z">
          <text:p/>
        </draw:path>
        <draw:path draw:style-name="gr1" draw:text-style-name="P1" draw:layer="layout" svg:width="0.034cm" svg:height="0.035cm" svg:x="12.956cm" svg:y="11.028cm" svg:viewBox="0 0 35 36" svg:d="M18 36c22 0 22-36 0-36-24 0-24 36 0 36z">
          <text:p/>
        </draw:path>
        <draw:path draw:style-name="gr1" draw:text-style-name="P1" draw:layer="layout" svg:width="0.034cm" svg:height="0.035cm" svg:x="12.956cm" svg:y="11.53cm" svg:viewBox="0 0 35 36" svg:d="M18 36c22 0 22-36 0-36-24 0-24 36 0 36z">
          <text:p/>
        </draw:path>
        <draw:path draw:style-name="gr1" draw:text-style-name="P1" draw:layer="layout" svg:width="0.034cm" svg:height="0.036cm" svg:x="12.956cm" svg:y="12.032cm" svg:viewBox="0 0 35 37" svg:d="M18 37c22 0 22-37 0-37-24 0-24 37 0 37z">
          <text:p/>
        </draw:path>
        <draw:path draw:style-name="gr1" draw:text-style-name="P1" draw:layer="layout" svg:width="0.034cm" svg:height="0.035cm" svg:x="12.956cm" svg:y="12.535cm" svg:viewBox="0 0 35 36" svg:d="M18 36c22 0 22-36 0-36-24 0-24 36 0 36z">
          <text:p/>
        </draw:path>
        <draw:path draw:style-name="gr1" draw:text-style-name="P1" draw:layer="layout" svg:width="0.034cm" svg:height="0.035cm" svg:x="12.956cm" svg:y="13.037cm" svg:viewBox="0 0 35 36" svg:d="M18 36c22 0 22-36 0-36-24 0-24 36 0 36z">
          <text:p/>
        </draw:path>
        <draw:path draw:style-name="gr1" draw:text-style-name="P1" draw:layer="layout" svg:width="0.034cm" svg:height="0.035cm" svg:x="12.956cm" svg:y="13.539cm" svg:viewBox="0 0 35 36" svg:d="M18 36c22 0 22-36 0-36-24 0-24 36 0 36z">
          <text:p/>
        </draw:path>
        <draw:path draw:style-name="gr1" draw:text-style-name="P1" draw:layer="layout" svg:width="0.034cm" svg:height="0.035cm" svg:x="12.956cm" svg:y="14.041cm" svg:viewBox="0 0 35 36" svg:d="M18 36c22 0 22-36 0-36-24 0-24 36 0 36z">
          <text:p/>
        </draw:path>
        <draw:path draw:style-name="gr1" draw:text-style-name="P1" draw:layer="layout" svg:width="0.034cm" svg:height="0.036cm" svg:x="12.956cm" svg:y="14.543cm" svg:viewBox="0 0 35 37" svg:d="M18 37c22 0 22-37 0-37-24 0-24 37 0 37z">
          <text:p/>
        </draw:path>
        <draw:path draw:style-name="gr1" draw:text-style-name="P1" draw:layer="layout" svg:width="0.034cm" svg:height="0.036cm" svg:x="12.956cm" svg:y="15.045cm" svg:viewBox="0 0 35 37" svg:d="M18 37c22 0 22-37 0-37-24 0-24 37 0 37z">
          <text:p/>
        </draw:path>
        <draw:path draw:style-name="gr1" draw:text-style-name="P1" draw:layer="layout" svg:width="0.034cm" svg:height="0.035cm" svg:x="12.956cm" svg:y="15.548cm" svg:viewBox="0 0 35 36" svg:d="M18 36c22 0 22-36 0-36-24 0-24 36 0 36z">
          <text:p/>
        </draw:path>
        <draw:path draw:style-name="gr1" draw:text-style-name="P1" draw:layer="layout" svg:width="0.034cm" svg:height="0.035cm" svg:x="12.956cm" svg:y="16.05cm" svg:viewBox="0 0 35 36" svg:d="M18 36c22 0 22-36 0-36-24 0-24 36 0 36z">
          <text:p/>
        </draw:path>
        <draw:path draw:style-name="gr1" draw:text-style-name="P1" draw:layer="layout" svg:width="0.034cm" svg:height="0.035cm" svg:x="12.956cm" svg:y="16.552cm" svg:viewBox="0 0 35 36" svg:d="M18 36c22 0 22-36 0-36-24 0-24 36 0 36z">
          <text:p/>
        </draw:path>
        <draw:path draw:style-name="gr1" draw:text-style-name="P1" draw:layer="layout" svg:width="0.034cm" svg:height="0.036cm" svg:x="12.956cm" svg:y="17.054cm" svg:viewBox="0 0 35 37" svg:d="M18 37c22 0 22-37 0-37-24 0-24 37 0 37z">
          <text:p/>
        </draw:path>
        <draw:path draw:style-name="gr1" draw:text-style-name="P1" draw:layer="layout" svg:width="0.034cm" svg:height="0.035cm" svg:x="12.956cm" svg:y="17.557cm" svg:viewBox="0 0 35 36" svg:d="M18 36c22 0 22-36 0-36-24 0-24 36 0 36z">
          <text:p/>
        </draw:path>
        <draw:path draw:style-name="gr1" draw:text-style-name="P1" draw:layer="layout" svg:width="0.034cm" svg:height="0.035cm" svg:x="12.956cm" svg:y="18.059cm" svg:viewBox="0 0 35 36" svg:d="M18 36c22 0 22-36 0-36-24 0-24 36 0 36z">
          <text:p/>
        </draw:path>
        <draw:path draw:style-name="gr1" draw:text-style-name="P1" draw:layer="layout" svg:width="0.034cm" svg:height="0.035cm" svg:x="12.956cm" svg:y="18.561cm" svg:viewBox="0 0 35 36" svg:d="M18 36c22 0 22-36 0-36-24 0-24 36 0 36z">
          <text:p/>
        </draw:path>
        <draw:path draw:style-name="gr1" draw:text-style-name="P1" draw:layer="layout" svg:width="0.034cm" svg:height="0.035cm" svg:x="12.956cm" svg:y="19.063cm" svg:viewBox="0 0 35 36" svg:d="M18 36c22 0 22-36 0-36-24 0-24 36 0 36z">
          <text:p/>
        </draw:path>
        <draw:path draw:style-name="gr1" draw:text-style-name="P1" draw:layer="layout" svg:width="0.034cm" svg:height="0.036cm" svg:x="12.956cm" svg:y="19.565cm" svg:viewBox="0 0 35 37" svg:d="M18 37c22 0 22-37 0-37-24 0-24 37 0 37z">
          <text:p/>
        </draw:path>
        <draw:path draw:style-name="gr1" draw:text-style-name="P1" draw:layer="layout" svg:width="0.034cm" svg:height="0.036cm" svg:x="12.956cm" svg:y="20.067cm" svg:viewBox="0 0 35 37" svg:d="M18 37c22 0 22-37 0-37-24 0-24 37 0 37z">
          <text:p/>
        </draw:path>
        <draw:path draw:style-name="gr1" draw:text-style-name="P1" draw:layer="layout" svg:width="0.034cm" svg:height="0.035cm" svg:x="12.956cm" svg:y="20.57cm" svg:viewBox="0 0 35 36" svg:d="M18 36c22 0 22-36 0-36-24 0-24 36 0 36z">
          <text:p/>
        </draw:path>
        <draw:path draw:style-name="gr1" draw:text-style-name="P1" draw:layer="layout" svg:width="0.034cm" svg:height="0.035cm" svg:x="0.981cm" svg:y="0.984cm" svg:viewBox="0 0 35 36" svg:d="M17 36c24 0 24-36 0-36-22 0-23 36 0 36z">
          <text:p/>
        </draw:path>
        <draw:path draw:style-name="gr1" draw:text-style-name="P1" draw:layer="layout" svg:width="0.034cm" svg:height="0.036cm" svg:x="0.981cm" svg:y="1.486cm" svg:viewBox="0 0 35 37" svg:d="M17 37c24 0 24-37 0-37-22 0-23 37 0 37z">
          <text:p/>
        </draw:path>
        <draw:path draw:style-name="gr1" draw:text-style-name="P1" draw:layer="layout" svg:width="0.034cm" svg:height="0.036cm" svg:x="0.981cm" svg:y="1.988cm" svg:viewBox="0 0 35 37" svg:d="M17 37c24 0 24-37 0-37-22 0-23 37 0 37z">
          <text:p/>
        </draw:path>
        <draw:path draw:style-name="gr1" draw:text-style-name="P1" draw:layer="layout" svg:width="0.034cm" svg:height="0.035cm" svg:x="0.981cm" svg:y="2.491cm" svg:viewBox="0 0 35 36" svg:d="M17 36c24 0 24-36 0-36-22 0-23 36 0 36z">
          <text:p/>
        </draw:path>
        <draw:path draw:style-name="gr1" draw:text-style-name="P1" draw:layer="layout" svg:width="0.034cm" svg:height="0.035cm" svg:x="0.981cm" svg:y="2.993cm" svg:viewBox="0 0 35 36" svg:d="M17 36c24 0 24-36 0-36-22 0-23 36 0 36z">
          <text:p/>
        </draw:path>
        <draw:path draw:style-name="gr1" draw:text-style-name="P1" draw:layer="layout" svg:width="0.035cm" svg:height="0.035cm" svg:x="1.48cm" svg:y="0.984cm" svg:viewBox="0 0 36 36" svg:d="M18 36c24 0 24-36 0-36-23 0-24 36 0 36z">
          <text:p/>
        </draw:path>
        <draw:path draw:style-name="gr1" draw:text-style-name="P1" draw:layer="layout" svg:width="0.035cm" svg:height="0.036cm" svg:x="1.48cm" svg:y="1.486cm" svg:viewBox="0 0 36 37" svg:d="M18 37c24 0 24-37 0-37-23 0-24 37 0 37z">
          <text:p/>
        </draw:path>
        <draw:path draw:style-name="gr1" draw:text-style-name="P1" draw:layer="layout" svg:width="0.035cm" svg:height="0.036cm" svg:x="1.48cm" svg:y="1.988cm" svg:viewBox="0 0 36 37" svg:d="M18 37c24 0 24-37 0-37-23 0-24 37 0 37z">
          <text:p/>
        </draw:path>
        <draw:path draw:style-name="gr1" draw:text-style-name="P1" draw:layer="layout" svg:width="0.035cm" svg:height="0.035cm" svg:x="1.48cm" svg:y="2.491cm" svg:viewBox="0 0 36 36" svg:d="M18 36c24 0 24-36 0-36-23 0-24 36 0 36z">
          <text:p/>
        </draw:path>
        <draw:path draw:style-name="gr1" draw:text-style-name="P1" draw:layer="layout" svg:width="0.035cm" svg:height="0.035cm" svg:x="1.48cm" svg:y="2.993cm" svg:viewBox="0 0 36 36" svg:d="M18 36c24 0 24-36 0-36-23 0-24 36 0 36z">
          <text:p/>
        </draw:path>
        <draw:path draw:style-name="gr1" draw:text-style-name="P1" draw:layer="layout" svg:width="0.034cm" svg:height="0.035cm" svg:x="1.979cm" svg:y="0.984cm" svg:viewBox="0 0 35 36" svg:d="M18 36c23 0 23-36 0-36-24 0-24 36 0 36z">
          <text:p/>
        </draw:path>
        <draw:path draw:style-name="gr1" draw:text-style-name="P1" draw:layer="layout" svg:width="0.034cm" svg:height="0.036cm" svg:x="1.979cm" svg:y="1.486cm" svg:viewBox="0 0 35 37" svg:d="M18 37c23 0 23-37 0-37-24 0-24 37 0 37z">
          <text:p/>
        </draw:path>
        <draw:path draw:style-name="gr1" draw:text-style-name="P1" draw:layer="layout" svg:width="0.034cm" svg:height="0.036cm" svg:x="1.979cm" svg:y="1.988cm" svg:viewBox="0 0 35 37" svg:d="M18 37c23 0 23-37 0-37-24 0-24 37 0 37z">
          <text:p/>
        </draw:path>
        <draw:path draw:style-name="gr1" draw:text-style-name="P1" draw:layer="layout" svg:width="0.034cm" svg:height="0.035cm" svg:x="1.979cm" svg:y="2.491cm" svg:viewBox="0 0 35 36" svg:d="M18 36c23 0 23-36 0-36-24 0-24 36 0 36z">
          <text:p/>
        </draw:path>
        <draw:path draw:style-name="gr1" draw:text-style-name="P1" draw:layer="layout" svg:width="0.034cm" svg:height="0.035cm" svg:x="1.979cm" svg:y="2.993cm" svg:viewBox="0 0 35 36" svg:d="M18 36c23 0 23-36 0-36-24 0-24 36 0 36z">
          <text:p/>
        </draw:path>
        <draw:path draw:style-name="gr1" draw:text-style-name="P1" draw:layer="layout" svg:width="0.034cm" svg:height="0.035cm" svg:x="2.478cm" svg:y="0.984cm" svg:viewBox="0 0 35 36" svg:d="M17 36c24 0 24-36 0-36-22 0-23 36 0 36z">
          <text:p/>
        </draw:path>
        <draw:path draw:style-name="gr1" draw:text-style-name="P1" draw:layer="layout" svg:width="0.034cm" svg:height="0.036cm" svg:x="2.478cm" svg:y="1.486cm" svg:viewBox="0 0 35 37" svg:d="M17 37c24 0 24-37 0-37-22 0-23 37 0 37z">
          <text:p/>
        </draw:path>
        <draw:path draw:style-name="gr1" draw:text-style-name="P1" draw:layer="layout" svg:width="0.034cm" svg:height="0.036cm" svg:x="2.478cm" svg:y="1.988cm" svg:viewBox="0 0 35 37" svg:d="M17 37c24 0 24-37 0-37-22 0-23 37 0 37z">
          <text:p/>
        </draw:path>
        <draw:path draw:style-name="gr1" draw:text-style-name="P1" draw:layer="layout" svg:width="0.034cm" svg:height="0.035cm" svg:x="2.478cm" svg:y="2.491cm" svg:viewBox="0 0 35 36" svg:d="M17 36c24 0 24-36 0-36-22 0-23 36 0 36z">
          <text:p/>
        </draw:path>
        <draw:path draw:style-name="gr1" draw:text-style-name="P1" draw:layer="layout" svg:width="0.034cm" svg:height="0.035cm" svg:x="2.478cm" svg:y="2.993cm" svg:viewBox="0 0 35 36" svg:d="M17 36c24 0 24-36 0-36-22 0-23 36 0 36z">
          <text:p/>
        </draw:path>
        <draw:path draw:style-name="gr1" draw:text-style-name="P1" draw:layer="layout" svg:width="0.034cm" svg:height="0.035cm" svg:x="2.977cm" svg:y="0.984cm" svg:viewBox="0 0 35 36" svg:d="M18 36c23 0 23-36 0-36-24 0-24 36 0 36z">
          <text:p/>
        </draw:path>
        <draw:path draw:style-name="gr1" draw:text-style-name="P1" draw:layer="layout" svg:width="0.034cm" svg:height="0.036cm" svg:x="2.977cm" svg:y="1.486cm" svg:viewBox="0 0 35 37" svg:d="M18 37c23 0 23-37 0-37-24 0-24 37 0 37z">
          <text:p/>
        </draw:path>
        <draw:path draw:style-name="gr1" draw:text-style-name="P1" draw:layer="layout" svg:width="0.034cm" svg:height="0.036cm" svg:x="2.977cm" svg:y="1.988cm" svg:viewBox="0 0 35 37" svg:d="M18 37c23 0 23-37 0-37-24 0-24 37 0 37z">
          <text:p/>
        </draw:path>
        <draw:path draw:style-name="gr1" draw:text-style-name="P1" draw:layer="layout" svg:width="0.034cm" svg:height="0.035cm" svg:x="2.977cm" svg:y="2.491cm" svg:viewBox="0 0 35 36" svg:d="M18 36c23 0 23-36 0-36-24 0-24 36 0 36z">
          <text:p/>
        </draw:path>
        <draw:path draw:style-name="gr1" draw:text-style-name="P1" draw:layer="layout" svg:width="0.034cm" svg:height="0.035cm" svg:x="2.977cm" svg:y="2.993cm" svg:viewBox="0 0 35 36" svg:d="M18 36c23 0 23-36 0-36-24 0-24 36 0 36z">
          <text:p/>
        </draw:path>
        <draw:path draw:style-name="gr1" draw:text-style-name="P1" draw:layer="layout" svg:width="0.034cm" svg:height="0.035cm" svg:x="3.475cm" svg:y="0.984cm" svg:viewBox="0 0 35 36" svg:d="M17 36c23 0 23-36 0-36s-23 36 0 36z">
          <text:p/>
        </draw:path>
        <draw:path draw:style-name="gr1" draw:text-style-name="P1" draw:layer="layout" svg:width="0.034cm" svg:height="0.036cm" svg:x="3.475cm" svg:y="1.486cm" svg:viewBox="0 0 35 37" svg:d="M17 37c23 0 23-37 0-37s-23 37 0 37z">
          <text:p/>
        </draw:path>
        <draw:path draw:style-name="gr1" draw:text-style-name="P1" draw:layer="layout" svg:width="0.034cm" svg:height="0.036cm" svg:x="3.475cm" svg:y="1.988cm" svg:viewBox="0 0 35 37" svg:d="M17 37c23 0 23-37 0-37s-23 37 0 37z">
          <text:p/>
        </draw:path>
        <draw:path draw:style-name="gr1" draw:text-style-name="P1" draw:layer="layout" svg:width="0.034cm" svg:height="0.035cm" svg:x="3.475cm" svg:y="2.491cm" svg:viewBox="0 0 35 36" svg:d="M17 36c23 0 23-36 0-36s-23 36 0 36z">
          <text:p/>
        </draw:path>
        <draw:path draw:style-name="gr1" draw:text-style-name="P1" draw:layer="layout" svg:width="0.034cm" svg:height="0.035cm" svg:x="3.475cm" svg:y="2.993cm" svg:viewBox="0 0 35 36" svg:d="M17 36c23 0 23-36 0-36s-23 36 0 36z">
          <text:p/>
        </draw:path>
        <draw:path draw:style-name="gr1" draw:text-style-name="P1" draw:layer="layout" svg:width="0.034cm" svg:height="0.035cm" svg:x="3.975cm" svg:y="0.984cm" svg:viewBox="0 0 35 36" svg:d="M17 36c24 0 24-36 0-36-23 0-23 36 0 36z">
          <text:p/>
        </draw:path>
        <draw:path draw:style-name="gr1" draw:text-style-name="P1" draw:layer="layout" svg:width="0.034cm" svg:height="0.036cm" svg:x="3.975cm" svg:y="1.486cm" svg:viewBox="0 0 35 37" svg:d="M17 37c24 0 24-37 0-37-23 0-23 37 0 37z">
          <text:p/>
        </draw:path>
        <draw:path draw:style-name="gr1" draw:text-style-name="P1" draw:layer="layout" svg:width="0.034cm" svg:height="0.036cm" svg:x="3.975cm" svg:y="1.988cm" svg:viewBox="0 0 35 37" svg:d="M17 37c24 0 24-37 0-37-23 0-23 37 0 37z">
          <text:p/>
        </draw:path>
        <draw:path draw:style-name="gr1" draw:text-style-name="P1" draw:layer="layout" svg:width="0.034cm" svg:height="0.035cm" svg:x="3.975cm" svg:y="2.491cm" svg:viewBox="0 0 35 36" svg:d="M17 36c24 0 24-36 0-36-23 0-23 36 0 36z">
          <text:p/>
        </draw:path>
        <draw:path draw:style-name="gr1" draw:text-style-name="P1" draw:layer="layout" svg:width="0.034cm" svg:height="0.035cm" svg:x="3.975cm" svg:y="2.993cm" svg:viewBox="0 0 35 36" svg:d="M17 36c24 0 24-36 0-36-23 0-23 36 0 36z">
          <text:p/>
        </draw:path>
        <draw:path draw:style-name="gr1" draw:text-style-name="P1" draw:layer="layout" svg:width="0.034cm" svg:height="0.035cm" svg:x="4.473cm" svg:y="0.984cm" svg:viewBox="0 0 35 36" svg:d="M18 36c23 0 23-36 0-36-24 0-24 36 0 36z">
          <text:p/>
        </draw:path>
        <draw:path draw:style-name="gr1" draw:text-style-name="P1" draw:layer="layout" svg:width="0.034cm" svg:height="0.036cm" svg:x="4.473cm" svg:y="1.486cm" svg:viewBox="0 0 35 37" svg:d="M18 37c23 0 23-37 0-37-24 0-24 37 0 37z">
          <text:p/>
        </draw:path>
        <draw:path draw:style-name="gr1" draw:text-style-name="P1" draw:layer="layout" svg:width="0.034cm" svg:height="0.036cm" svg:x="4.473cm" svg:y="1.988cm" svg:viewBox="0 0 35 37" svg:d="M18 37c23 0 23-37 0-37-24 0-24 37 0 37z">
          <text:p/>
        </draw:path>
        <draw:path draw:style-name="gr1" draw:text-style-name="P1" draw:layer="layout" svg:width="0.034cm" svg:height="0.035cm" svg:x="4.473cm" svg:y="2.491cm" svg:viewBox="0 0 35 36" svg:d="M18 36c23 0 23-36 0-36-24 0-24 36 0 36z">
          <text:p/>
        </draw:path>
        <draw:path draw:style-name="gr1" draw:text-style-name="P1" draw:layer="layout" svg:width="0.034cm" svg:height="0.035cm" svg:x="4.473cm" svg:y="2.993cm" svg:viewBox="0 0 35 36" svg:d="M18 36c23 0 23-36 0-36-24 0-24 36 0 36z">
          <text:p/>
        </draw:path>
        <draw:path draw:style-name="gr1" draw:text-style-name="P1" draw:layer="layout" svg:width="0.034cm" svg:height="0.035cm" svg:x="4.972cm" svg:y="0.984cm" svg:viewBox="0 0 35 36" svg:d="M18 36c22 0 23-36 0-36-24 0-24 36 0 36z">
          <text:p/>
        </draw:path>
        <draw:path draw:style-name="gr1" draw:text-style-name="P1" draw:layer="layout" svg:width="0.034cm" svg:height="0.036cm" svg:x="4.972cm" svg:y="1.486cm" svg:viewBox="0 0 35 37" svg:d="M18 37c22 0 23-37 0-37-24 0-24 37 0 37z">
          <text:p/>
        </draw:path>
        <draw:path draw:style-name="gr1" draw:text-style-name="P1" draw:layer="layout" svg:width="0.034cm" svg:height="0.036cm" svg:x="4.972cm" svg:y="1.988cm" svg:viewBox="0 0 35 37" svg:d="M18 37c22 0 23-37 0-37-24 0-24 37 0 37z">
          <text:p/>
        </draw:path>
        <draw:path draw:style-name="gr1" draw:text-style-name="P1" draw:layer="layout" svg:width="0.034cm" svg:height="0.035cm" svg:x="4.972cm" svg:y="2.491cm" svg:viewBox="0 0 35 36" svg:d="M18 36c22 0 23-36 0-36-24 0-24 36 0 36z">
          <text:p/>
        </draw:path>
        <draw:path draw:style-name="gr1" draw:text-style-name="P1" draw:layer="layout" svg:width="0.034cm" svg:height="0.035cm" svg:x="4.972cm" svg:y="2.993cm" svg:viewBox="0 0 35 36" svg:d="M18 36c22 0 23-36 0-36-24 0-24 36 0 36z">
          <text:p/>
        </draw:path>
        <draw:path draw:style-name="gr1" draw:text-style-name="P1" draw:layer="layout" svg:width="0.034cm" svg:height="0.035cm" svg:x="5.471cm" svg:y="0.984cm" svg:viewBox="0 0 35 36" svg:d="M17 36c24 0 24-36 0-36-23 0-23 36 0 36z">
          <text:p/>
        </draw:path>
        <draw:path draw:style-name="gr1" draw:text-style-name="P1" draw:layer="layout" svg:width="0.034cm" svg:height="0.036cm" svg:x="5.471cm" svg:y="1.486cm" svg:viewBox="0 0 35 37" svg:d="M17 37c24 0 24-37 0-37-23 0-23 37 0 37z">
          <text:p/>
        </draw:path>
        <draw:path draw:style-name="gr1" draw:text-style-name="P1" draw:layer="layout" svg:width="0.034cm" svg:height="0.036cm" svg:x="5.471cm" svg:y="1.988cm" svg:viewBox="0 0 35 37" svg:d="M17 37c24 0 24-37 0-37-23 0-23 37 0 37z">
          <text:p/>
        </draw:path>
        <draw:path draw:style-name="gr1" draw:text-style-name="P1" draw:layer="layout" svg:width="0.034cm" svg:height="0.035cm" svg:x="5.471cm" svg:y="2.491cm" svg:viewBox="0 0 35 36" svg:d="M17 36c24 0 24-36 0-36-23 0-23 36 0 36z">
          <text:p/>
        </draw:path>
        <draw:path draw:style-name="gr1" draw:text-style-name="P1" draw:layer="layout" svg:width="0.034cm" svg:height="0.035cm" svg:x="5.471cm" svg:y="2.993cm" svg:viewBox="0 0 35 36" svg:d="M17 36c24 0 24-36 0-36-23 0-23 36 0 36z">
          <text:p/>
        </draw:path>
        <draw:path draw:style-name="gr1" draw:text-style-name="P1" draw:layer="layout" svg:width="0.035cm" svg:height="0.035cm" svg:x="5.971cm" svg:y="0.984cm" svg:viewBox="0 0 36 36" svg:d="M18 36c23 0 24-36 0-36s-24 36 0 36z">
          <text:p/>
        </draw:path>
        <draw:path draw:style-name="gr1" draw:text-style-name="P1" draw:layer="layout" svg:width="0.035cm" svg:height="0.036cm" svg:x="5.971cm" svg:y="1.486cm" svg:viewBox="0 0 36 37" svg:d="M18 37c23 0 24-37 0-37s-24 37 0 37z">
          <text:p/>
        </draw:path>
        <draw:path draw:style-name="gr1" draw:text-style-name="P1" draw:layer="layout" svg:width="0.035cm" svg:height="0.036cm" svg:x="5.971cm" svg:y="1.988cm" svg:viewBox="0 0 36 37" svg:d="M18 37c23 0 24-37 0-37s-24 37 0 37z">
          <text:p/>
        </draw:path>
        <draw:path draw:style-name="gr1" draw:text-style-name="P1" draw:layer="layout" svg:width="0.035cm" svg:height="0.035cm" svg:x="5.971cm" svg:y="2.491cm" svg:viewBox="0 0 36 36" svg:d="M18 36c23 0 24-36 0-36s-24 36 0 36z">
          <text:p/>
        </draw:path>
        <draw:path draw:style-name="gr1" draw:text-style-name="P1" draw:layer="layout" svg:width="0.035cm" svg:height="0.035cm" svg:x="5.971cm" svg:y="2.993cm" svg:viewBox="0 0 36 36" svg:d="M18 36c23 0 24-36 0-36s-24 36 0 36z">
          <text:p/>
        </draw:path>
        <draw:path draw:style-name="gr1" draw:text-style-name="P1" draw:layer="layout" svg:width="0.034cm" svg:height="0.035cm" svg:x="6.469cm" svg:y="0.984cm" svg:viewBox="0 0 35 36" svg:d="M18 36c23 0 23-36 0-36s-24 36 0 36z">
          <text:p/>
        </draw:path>
        <draw:path draw:style-name="gr1" draw:text-style-name="P1" draw:layer="layout" svg:width="0.034cm" svg:height="0.036cm" svg:x="6.469cm" svg:y="1.486cm" svg:viewBox="0 0 35 37" svg:d="M18 37c23 0 23-37 0-37s-24 37 0 37z">
          <text:p/>
        </draw:path>
        <draw:path draw:style-name="gr1" draw:text-style-name="P1" draw:layer="layout" svg:width="0.034cm" svg:height="0.036cm" svg:x="6.469cm" svg:y="1.988cm" svg:viewBox="0 0 35 37" svg:d="M18 37c23 0 23-37 0-37s-24 37 0 37z">
          <text:p/>
        </draw:path>
        <draw:path draw:style-name="gr1" draw:text-style-name="P1" draw:layer="layout" svg:width="0.034cm" svg:height="0.035cm" svg:x="6.469cm" svg:y="2.491cm" svg:viewBox="0 0 35 36" svg:d="M18 36c23 0 23-36 0-36s-24 36 0 36z">
          <text:p/>
        </draw:path>
        <draw:path draw:style-name="gr1" draw:text-style-name="P1" draw:layer="layout" svg:width="0.034cm" svg:height="0.035cm" svg:x="6.469cm" svg:y="2.993cm" svg:viewBox="0 0 35 36" svg:d="M18 36c23 0 23-36 0-36s-24 36 0 36z">
          <text:p/>
        </draw:path>
        <draw:path draw:style-name="gr1" draw:text-style-name="P1" draw:layer="layout" svg:width="0.034cm" svg:height="0.035cm" svg:x="6.968cm" svg:y="0.984cm" svg:viewBox="0 0 35 36" svg:d="M17 36c24 0 24-36 0-36-23 0-23 36 0 36z">
          <text:p/>
        </draw:path>
        <draw:path draw:style-name="gr1" draw:text-style-name="P1" draw:layer="layout" svg:width="0.034cm" svg:height="0.036cm" svg:x="6.968cm" svg:y="1.486cm" svg:viewBox="0 0 35 37" svg:d="M17 37c24 0 24-37 0-37-23 0-23 37 0 37z">
          <text:p/>
        </draw:path>
        <draw:path draw:style-name="gr1" draw:text-style-name="P1" draw:layer="layout" svg:width="0.034cm" svg:height="0.036cm" svg:x="6.968cm" svg:y="1.988cm" svg:viewBox="0 0 35 37" svg:d="M17 37c24 0 24-37 0-37-23 0-23 37 0 37z">
          <text:p/>
        </draw:path>
        <draw:path draw:style-name="gr1" draw:text-style-name="P1" draw:layer="layout" svg:width="0.034cm" svg:height="0.035cm" svg:x="6.968cm" svg:y="2.491cm" svg:viewBox="0 0 35 36" svg:d="M17 36c24 0 24-36 0-36-23 0-23 36 0 36z">
          <text:p/>
        </draw:path>
        <draw:path draw:style-name="gr1" draw:text-style-name="P1" draw:layer="layout" svg:width="0.034cm" svg:height="0.035cm" svg:x="6.968cm" svg:y="2.993cm" svg:viewBox="0 0 35 36" svg:d="M17 36c24 0 24-36 0-36-23 0-23 36 0 36z">
          <text:p/>
        </draw:path>
        <draw:path draw:style-name="gr1" draw:text-style-name="P1" draw:layer="layout" svg:width="0.035cm" svg:height="0.035cm" svg:x="7.467cm" svg:y="0.984cm" svg:viewBox="0 0 36 36" svg:d="M18 36c24 0 24-36 0-36s-24 36 0 36z">
          <text:p/>
        </draw:path>
        <draw:path draw:style-name="gr1" draw:text-style-name="P1" draw:layer="layout" svg:width="0.035cm" svg:height="0.036cm" svg:x="7.467cm" svg:y="1.486cm" svg:viewBox="0 0 36 37" svg:d="M18 37c24 0 24-37 0-37s-24 37 0 37z">
          <text:p/>
        </draw:path>
        <draw:path draw:style-name="gr1" draw:text-style-name="P1" draw:layer="layout" svg:width="0.035cm" svg:height="0.036cm" svg:x="7.467cm" svg:y="1.988cm" svg:viewBox="0 0 36 37" svg:d="M18 37c24 0 24-37 0-37s-24 37 0 37z">
          <text:p/>
        </draw:path>
        <draw:path draw:style-name="gr1" draw:text-style-name="P1" draw:layer="layout" svg:width="0.035cm" svg:height="0.035cm" svg:x="7.467cm" svg:y="2.491cm" svg:viewBox="0 0 36 36" svg:d="M18 36c24 0 24-36 0-36s-24 36 0 36z">
          <text:p/>
        </draw:path>
        <draw:path draw:style-name="gr1" draw:text-style-name="P1" draw:layer="layout" svg:width="0.035cm" svg:height="0.035cm" svg:x="7.467cm" svg:y="2.993cm" svg:viewBox="0 0 36 36" svg:d="M18 36c24 0 24-36 0-36s-24 36 0 36z">
          <text:p/>
        </draw:path>
        <draw:path draw:style-name="gr1" draw:text-style-name="P1" draw:layer="layout" svg:width="0.034cm" svg:height="0.035cm" svg:x="7.966cm" svg:y="0.984cm" svg:viewBox="0 0 35 36" svg:d="M18 36c22 0 22-36 0-36-24 0-24 36 0 36z">
          <text:p/>
        </draw:path>
        <draw:path draw:style-name="gr1" draw:text-style-name="P1" draw:layer="layout" svg:width="0.034cm" svg:height="0.036cm" svg:x="7.966cm" svg:y="1.486cm" svg:viewBox="0 0 35 37" svg:d="M18 37c22 0 22-37 0-37-24 0-24 37 0 37z">
          <text:p/>
        </draw:path>
        <draw:path draw:style-name="gr1" draw:text-style-name="P1" draw:layer="layout" svg:width="0.034cm" svg:height="0.036cm" svg:x="7.966cm" svg:y="1.988cm" svg:viewBox="0 0 35 37" svg:d="M18 37c22 0 22-37 0-37-24 0-24 37 0 37z">
          <text:p/>
        </draw:path>
        <draw:path draw:style-name="gr1" draw:text-style-name="P1" draw:layer="layout" svg:width="0.034cm" svg:height="0.035cm" svg:x="7.966cm" svg:y="2.491cm" svg:viewBox="0 0 35 36" svg:d="M18 36c22 0 22-36 0-36-24 0-24 36 0 36z">
          <text:p/>
        </draw:path>
        <draw:path draw:style-name="gr1" draw:text-style-name="P1" draw:layer="layout" svg:width="0.034cm" svg:height="0.035cm" svg:x="7.966cm" svg:y="2.993cm" svg:viewBox="0 0 35 36" svg:d="M18 36c22 0 22-36 0-36-24 0-24 36 0 36z">
          <text:p/>
        </draw:path>
        <draw:path draw:style-name="gr1" draw:text-style-name="P1" draw:layer="layout" svg:width="0.034cm" svg:height="0.035cm" svg:x="8.465cm" svg:y="0.984cm" svg:viewBox="0 0 35 36" svg:d="M17 36c24 0 24-36 0-36-23 0-23 36 0 36z">
          <text:p/>
        </draw:path>
        <draw:path draw:style-name="gr1" draw:text-style-name="P1" draw:layer="layout" svg:width="0.034cm" svg:height="0.036cm" svg:x="8.465cm" svg:y="1.486cm" svg:viewBox="0 0 35 37" svg:d="M17 37c24 0 24-37 0-37-23 0-23 37 0 37z">
          <text:p/>
        </draw:path>
        <draw:path draw:style-name="gr1" draw:text-style-name="P1" draw:layer="layout" svg:width="0.034cm" svg:height="0.036cm" svg:x="8.465cm" svg:y="1.988cm" svg:viewBox="0 0 35 37" svg:d="M17 37c24 0 24-37 0-37-23 0-23 37 0 37z">
          <text:p/>
        </draw:path>
        <draw:path draw:style-name="gr1" draw:text-style-name="P1" draw:layer="layout" svg:width="0.034cm" svg:height="0.035cm" svg:x="8.465cm" svg:y="2.491cm" svg:viewBox="0 0 35 36" svg:d="M17 36c24 0 24-36 0-36-23 0-23 36 0 36z">
          <text:p/>
        </draw:path>
        <draw:path draw:style-name="gr1" draw:text-style-name="P1" draw:layer="layout" svg:width="0.034cm" svg:height="0.035cm" svg:x="8.465cm" svg:y="2.993cm" svg:viewBox="0 0 35 36" svg:d="M17 36c24 0 24-36 0-36-23 0-23 36 0 36z">
          <text:p/>
        </draw:path>
        <draw:path draw:style-name="gr1" draw:text-style-name="P1" draw:layer="layout" svg:width="0.034cm" svg:height="0.035cm" svg:x="8.963cm" svg:y="0.984cm" svg:viewBox="0 0 35 36" svg:d="M17 36c24 0 24-36 0-36-23 0-23 36 0 36z">
          <text:p/>
        </draw:path>
        <draw:path draw:style-name="gr1" draw:text-style-name="P1" draw:layer="layout" svg:width="0.034cm" svg:height="0.036cm" svg:x="8.963cm" svg:y="1.486cm" svg:viewBox="0 0 35 37" svg:d="M17 37c24 0 24-37 0-37-23 0-23 37 0 37z">
          <text:p/>
        </draw:path>
        <draw:path draw:style-name="gr1" draw:text-style-name="P1" draw:layer="layout" svg:width="0.034cm" svg:height="0.036cm" svg:x="8.963cm" svg:y="1.988cm" svg:viewBox="0 0 35 37" svg:d="M17 37c24 0 24-37 0-37-23 0-23 37 0 37z">
          <text:p/>
        </draw:path>
        <draw:path draw:style-name="gr1" draw:text-style-name="P1" draw:layer="layout" svg:width="0.034cm" svg:height="0.035cm" svg:x="8.963cm" svg:y="2.491cm" svg:viewBox="0 0 35 36" svg:d="M17 36c24 0 24-36 0-36-23 0-23 36 0 36z">
          <text:p/>
        </draw:path>
        <draw:path draw:style-name="gr1" draw:text-style-name="P1" draw:layer="layout" svg:width="0.034cm" svg:height="0.035cm" svg:x="8.963cm" svg:y="2.993cm" svg:viewBox="0 0 35 36" svg:d="M17 36c24 0 24-36 0-36-23 0-23 36 0 36z">
          <text:p/>
        </draw:path>
        <draw:path draw:style-name="gr1" draw:text-style-name="P1" draw:layer="layout" svg:width="0.034cm" svg:height="0.035cm" svg:x="9.463cm" svg:y="0.984cm" svg:viewBox="0 0 35 36" svg:d="M18 36c22 0 24-36 0-36s-24 36 0 36z">
          <text:p/>
        </draw:path>
        <draw:path draw:style-name="gr1" draw:text-style-name="P1" draw:layer="layout" svg:width="0.034cm" svg:height="0.036cm" svg:x="9.463cm" svg:y="1.486cm" svg:viewBox="0 0 35 37" svg:d="M18 37c22 0 24-37 0-37s-24 37 0 37z">
          <text:p/>
        </draw:path>
        <draw:path draw:style-name="gr1" draw:text-style-name="P1" draw:layer="layout" svg:width="0.034cm" svg:height="0.036cm" svg:x="9.463cm" svg:y="1.988cm" svg:viewBox="0 0 35 37" svg:d="M18 37c22 0 24-37 0-37s-24 37 0 37z">
          <text:p/>
        </draw:path>
        <draw:path draw:style-name="gr1" draw:text-style-name="P1" draw:layer="layout" svg:width="0.034cm" svg:height="0.035cm" svg:x="9.463cm" svg:y="2.491cm" svg:viewBox="0 0 35 36" svg:d="M18 36c22 0 24-36 0-36s-24 36 0 36z">
          <text:p/>
        </draw:path>
        <draw:path draw:style-name="gr1" draw:text-style-name="P1" draw:layer="layout" svg:width="0.034cm" svg:height="0.035cm" svg:x="9.463cm" svg:y="2.993cm" svg:viewBox="0 0 35 36" svg:d="M18 36c22 0 24-36 0-36s-24 36 0 36z">
          <text:p/>
        </draw:path>
        <draw:path draw:style-name="gr1" draw:text-style-name="P1" draw:layer="layout" svg:width="0.034cm" svg:height="0.035cm" svg:x="9.962cm" svg:y="0.984cm" svg:viewBox="0 0 35 36" svg:d="M17 36c24 0 24-36 0-36-23 0-23 36 0 36z">
          <text:p/>
        </draw:path>
        <draw:path draw:style-name="gr1" draw:text-style-name="P1" draw:layer="layout" svg:width="0.034cm" svg:height="0.036cm" svg:x="9.962cm" svg:y="1.486cm" svg:viewBox="0 0 35 37" svg:d="M17 37c24 0 24-37 0-37-23 0-23 37 0 37z">
          <text:p/>
        </draw:path>
        <draw:path draw:style-name="gr1" draw:text-style-name="P1" draw:layer="layout" svg:width="0.034cm" svg:height="0.036cm" svg:x="9.962cm" svg:y="1.988cm" svg:viewBox="0 0 35 37" svg:d="M17 37c24 0 24-37 0-37-23 0-23 37 0 37z">
          <text:p/>
        </draw:path>
        <draw:path draw:style-name="gr1" draw:text-style-name="P1" draw:layer="layout" svg:width="0.034cm" svg:height="0.035cm" svg:x="9.962cm" svg:y="2.491cm" svg:viewBox="0 0 35 36" svg:d="M17 36c24 0 24-36 0-36-23 0-23 36 0 36z">
          <text:p/>
        </draw:path>
        <draw:path draw:style-name="gr1" draw:text-style-name="P1" draw:layer="layout" svg:width="0.034cm" svg:height="0.035cm" svg:x="9.962cm" svg:y="2.993cm" svg:viewBox="0 0 35 36" svg:d="M17 36c24 0 24-36 0-36-23 0-23 36 0 36z">
          <text:p/>
        </draw:path>
        <draw:path draw:style-name="gr1" draw:text-style-name="P1" draw:layer="layout" svg:width="0.034cm" svg:height="0.035cm" svg:x="10.46cm" svg:y="0.984cm" svg:viewBox="0 0 35 36" svg:d="M17 36c24 0 24-36 0-36-23 0-23 36 0 36z">
          <text:p/>
        </draw:path>
        <draw:path draw:style-name="gr1" draw:text-style-name="P1" draw:layer="layout" svg:width="0.034cm" svg:height="0.036cm" svg:x="10.46cm" svg:y="1.486cm" svg:viewBox="0 0 35 37" svg:d="M17 37c24 0 24-37 0-37-23 0-23 37 0 37z">
          <text:p/>
        </draw:path>
        <draw:path draw:style-name="gr1" draw:text-style-name="P1" draw:layer="layout" svg:width="0.034cm" svg:height="0.036cm" svg:x="10.46cm" svg:y="1.988cm" svg:viewBox="0 0 35 37" svg:d="M17 37c24 0 24-37 0-37-23 0-23 37 0 37z">
          <text:p/>
        </draw:path>
        <draw:path draw:style-name="gr1" draw:text-style-name="P1" draw:layer="layout" svg:width="0.034cm" svg:height="0.035cm" svg:x="10.46cm" svg:y="2.491cm" svg:viewBox="0 0 35 36" svg:d="M17 36c24 0 24-36 0-36-23 0-23 36 0 36z">
          <text:p/>
        </draw:path>
        <draw:path draw:style-name="gr1" draw:text-style-name="P1" draw:layer="layout" svg:width="0.034cm" svg:height="0.035cm" svg:x="10.46cm" svg:y="2.993cm" svg:viewBox="0 0 35 36" svg:d="M17 36c24 0 24-36 0-36-23 0-23 36 0 36z">
          <text:p/>
        </draw:path>
        <draw:path draw:style-name="gr1" draw:text-style-name="P1" draw:layer="layout" svg:width="0.034cm" svg:height="0.035cm" svg:x="10.96cm" svg:y="0.984cm" svg:viewBox="0 0 35 36" svg:d="M18 36c23 0 23-36 0-36-24 0-24 36 0 36z">
          <text:p/>
        </draw:path>
        <draw:path draw:style-name="gr1" draw:text-style-name="P1" draw:layer="layout" svg:width="0.034cm" svg:height="0.036cm" svg:x="10.96cm" svg:y="1.486cm" svg:viewBox="0 0 35 37" svg:d="M18 37c23 0 23-37 0-37-24 0-24 37 0 37z">
          <text:p/>
        </draw:path>
        <draw:path draw:style-name="gr1" draw:text-style-name="P1" draw:layer="layout" svg:width="0.034cm" svg:height="0.036cm" svg:x="10.96cm" svg:y="1.988cm" svg:viewBox="0 0 35 37" svg:d="M18 37c23 0 23-37 0-37-24 0-24 37 0 37z">
          <text:p/>
        </draw:path>
        <draw:path draw:style-name="gr1" draw:text-style-name="P1" draw:layer="layout" svg:width="0.034cm" svg:height="0.035cm" svg:x="10.96cm" svg:y="2.491cm" svg:viewBox="0 0 35 36" svg:d="M18 36c23 0 23-36 0-36-24 0-24 36 0 36z">
          <text:p/>
        </draw:path>
        <draw:path draw:style-name="gr1" draw:text-style-name="P1" draw:layer="layout" svg:width="0.034cm" svg:height="0.035cm" svg:x="10.96cm" svg:y="2.993cm" svg:viewBox="0 0 35 36" svg:d="M18 36c23 0 23-36 0-36-24 0-24 36 0 36z">
          <text:p/>
        </draw:path>
        <draw:path draw:style-name="gr1" draw:text-style-name="P1" draw:layer="layout" svg:width="0.034cm" svg:height="0.035cm" svg:x="11.458cm" svg:y="0.984cm" svg:viewBox="0 0 35 36" svg:d="M18 36c22 0 22-36 0-36-24 0-24 36 0 36z">
          <text:p/>
        </draw:path>
        <draw:path draw:style-name="gr1" draw:text-style-name="P1" draw:layer="layout" svg:width="0.034cm" svg:height="0.036cm" svg:x="11.458cm" svg:y="1.486cm" svg:viewBox="0 0 35 37" svg:d="M18 37c22 0 22-37 0-37-24 0-24 37 0 37z">
          <text:p/>
        </draw:path>
        <draw:path draw:style-name="gr1" draw:text-style-name="P1" draw:layer="layout" svg:width="0.034cm" svg:height="0.036cm" svg:x="11.458cm" svg:y="1.988cm" svg:viewBox="0 0 35 37" svg:d="M18 37c22 0 22-37 0-37-24 0-24 37 0 37z">
          <text:p/>
        </draw:path>
        <draw:path draw:style-name="gr1" draw:text-style-name="P1" draw:layer="layout" svg:width="0.034cm" svg:height="0.035cm" svg:x="11.458cm" svg:y="2.491cm" svg:viewBox="0 0 35 36" svg:d="M18 36c22 0 22-36 0-36-24 0-24 36 0 36z">
          <text:p/>
        </draw:path>
        <draw:path draw:style-name="gr1" draw:text-style-name="P1" draw:layer="layout" svg:width="0.034cm" svg:height="0.035cm" svg:x="11.458cm" svg:y="2.993cm" svg:viewBox="0 0 35 36" svg:d="M18 36c22 0 22-36 0-36-24 0-24 36 0 36z">
          <text:p/>
        </draw:path>
        <draw:path draw:style-name="gr1" draw:text-style-name="P1" draw:layer="layout" svg:width="0.034cm" svg:height="0.035cm" svg:x="11.957cm" svg:y="0.984cm" svg:viewBox="0 0 35 36" svg:d="M17 36c24 0 24-36 0-36-23 0-23 36 0 36z">
          <text:p/>
        </draw:path>
        <draw:path draw:style-name="gr1" draw:text-style-name="P1" draw:layer="layout" svg:width="0.034cm" svg:height="0.036cm" svg:x="11.957cm" svg:y="1.486cm" svg:viewBox="0 0 35 37" svg:d="M17 37c24 0 24-37 0-37-23 0-23 37 0 37z">
          <text:p/>
        </draw:path>
        <draw:path draw:style-name="gr1" draw:text-style-name="P1" draw:layer="layout" svg:width="0.034cm" svg:height="0.036cm" svg:x="11.957cm" svg:y="1.988cm" svg:viewBox="0 0 35 37" svg:d="M17 37c24 0 24-37 0-37-23 0-23 37 0 37z">
          <text:p/>
        </draw:path>
        <draw:path draw:style-name="gr1" draw:text-style-name="P1" draw:layer="layout" svg:width="0.034cm" svg:height="0.035cm" svg:x="11.957cm" svg:y="2.491cm" svg:viewBox="0 0 35 36" svg:d="M17 36c24 0 24-36 0-36-23 0-23 36 0 36z">
          <text:p/>
        </draw:path>
        <draw:path draw:style-name="gr1" draw:text-style-name="P1" draw:layer="layout" svg:width="0.034cm" svg:height="0.035cm" svg:x="11.957cm" svg:y="2.993cm" svg:viewBox="0 0 35 36" svg:d="M17 36c24 0 24-36 0-36-23 0-23 36 0 36z">
          <text:p/>
        </draw:path>
        <draw:path draw:style-name="gr1" draw:text-style-name="P1" draw:layer="layout" svg:width="0.035cm" svg:height="0.035cm" svg:x="12.456cm" svg:y="0.984cm" svg:viewBox="0 0 36 36" svg:d="M18 36c24 0 24-36 0-36s-24 36 0 36z">
          <text:p/>
        </draw:path>
        <draw:path draw:style-name="gr1" draw:text-style-name="P1" draw:layer="layout" svg:width="0.035cm" svg:height="0.036cm" svg:x="12.456cm" svg:y="1.486cm" svg:viewBox="0 0 36 37" svg:d="M18 37c24 0 24-37 0-37s-24 37 0 37z">
          <text:p/>
        </draw:path>
        <draw:path draw:style-name="gr1" draw:text-style-name="P1" draw:layer="layout" svg:width="0.035cm" svg:height="0.036cm" svg:x="12.456cm" svg:y="1.988cm" svg:viewBox="0 0 36 37" svg:d="M18 37c24 0 24-37 0-37s-24 37 0 37z">
          <text:p/>
        </draw:path>
        <draw:path draw:style-name="gr1" draw:text-style-name="P1" draw:layer="layout" svg:width="0.035cm" svg:height="0.035cm" svg:x="12.456cm" svg:y="2.491cm" svg:viewBox="0 0 36 36" svg:d="M18 36c24 0 24-36 0-36s-24 36 0 36z">
          <text:p/>
        </draw:path>
        <draw:path draw:style-name="gr1" draw:text-style-name="P1" draw:layer="layout" svg:width="0.035cm" svg:height="0.035cm" svg:x="12.456cm" svg:y="2.993cm" svg:viewBox="0 0 36 36" svg:d="M18 36c24 0 24-36 0-36s-24 36 0 36z">
          <text:p/>
        </draw:path>
        <draw:path draw:style-name="gr1" draw:text-style-name="P1" draw:layer="layout" svg:width="0.034cm" svg:height="0.035cm" svg:x="12.956cm" svg:y="0.984cm" svg:viewBox="0 0 35 36" svg:d="M18 36c22 0 22-36 0-36-24 0-24 36 0 36z">
          <text:p/>
        </draw:path>
        <draw:path draw:style-name="gr1" draw:text-style-name="P1" draw:layer="layout" svg:width="0.034cm" svg:height="0.036cm" svg:x="12.956cm" svg:y="1.486cm" svg:viewBox="0 0 35 37" svg:d="M18 37c22 0 22-37 0-37-24 0-24 37 0 37z">
          <text:p/>
        </draw:path>
        <draw:path draw:style-name="gr1" draw:text-style-name="P1" draw:layer="layout" svg:width="0.034cm" svg:height="0.036cm" svg:x="12.956cm" svg:y="1.988cm" svg:viewBox="0 0 35 37" svg:d="M18 37c22 0 22-37 0-37-24 0-24 37 0 37z">
          <text:p/>
        </draw:path>
        <draw:path draw:style-name="gr1" draw:text-style-name="P1" draw:layer="layout" svg:width="0.034cm" svg:height="0.035cm" svg:x="12.956cm" svg:y="2.491cm" svg:viewBox="0 0 35 36" svg:d="M18 36c22 0 22-36 0-36-24 0-24 36 0 36z">
          <text:p/>
        </draw:path>
        <draw:path draw:style-name="gr1" draw:text-style-name="P1" draw:layer="layout" svg:width="0.034cm" svg:height="0.035cm" svg:x="12.956cm" svg:y="2.993cm" svg:viewBox="0 0 35 36" svg:d="M18 36c22 0 22-36 0-36-24 0-24 36 0 36z">
          <text:p/>
        </draw:path>
        <draw:path draw:style-name="gr1" draw:text-style-name="P1" draw:layer="layout" svg:width="0.034cm" svg:height="0.035cm" svg:x="13.454cm" svg:y="0.984cm" svg:viewBox="0 0 35 36" svg:d="M17 36c24 0 24-36 0-36-23 0-23 36 0 36z">
          <text:p/>
        </draw:path>
        <draw:path draw:style-name="gr1" draw:text-style-name="P1" draw:layer="layout" svg:width="0.034cm" svg:height="0.036cm" svg:x="13.454cm" svg:y="1.486cm" svg:viewBox="0 0 35 37" svg:d="M17 37c24 0 24-37 0-37-23 0-23 37 0 37z">
          <text:p/>
        </draw:path>
        <draw:path draw:style-name="gr1" draw:text-style-name="P1" draw:layer="layout" svg:width="0.034cm" svg:height="0.036cm" svg:x="13.454cm" svg:y="1.988cm" svg:viewBox="0 0 35 37" svg:d="M17 37c24 0 24-37 0-37-23 0-23 37 0 37z">
          <text:p/>
        </draw:path>
        <draw:path draw:style-name="gr1" draw:text-style-name="P1" draw:layer="layout" svg:width="0.034cm" svg:height="0.035cm" svg:x="13.454cm" svg:y="2.491cm" svg:viewBox="0 0 35 36" svg:d="M17 36c24 0 24-36 0-36-23 0-23 36 0 36z">
          <text:p/>
        </draw:path>
        <draw:path draw:style-name="gr1" draw:text-style-name="P1" draw:layer="layout" svg:width="0.034cm" svg:height="0.035cm" svg:x="13.454cm" svg:y="2.993cm" svg:viewBox="0 0 35 36" svg:d="M17 36c24 0 24-36 0-36-23 0-23 36 0 36z">
          <text:p/>
        </draw:path>
        <draw:path draw:style-name="gr1" draw:text-style-name="P1" draw:layer="layout" svg:width="0.034cm" svg:height="0.035cm" svg:x="13.454cm" svg:y="3.495cm" svg:viewBox="0 0 35 36" svg:d="M17 36c24 0 24-36 0-36-23 0-23 36 0 36z">
          <text:p/>
        </draw:path>
        <draw:path draw:style-name="gr1" draw:text-style-name="P1" draw:layer="layout" svg:width="0.034cm" svg:height="0.035cm" svg:x="13.454cm" svg:y="3.997cm" svg:viewBox="0 0 35 36" svg:d="M17 36c24 0 24-36 0-36-23 0-23 36 0 36z">
          <text:p/>
        </draw:path>
        <draw:path draw:style-name="gr1" draw:text-style-name="P1" draw:layer="layout" svg:width="0.034cm" svg:height="0.036cm" svg:x="13.454cm" svg:y="4.499cm" svg:viewBox="0 0 35 37" svg:d="M17 37c24 0 24-37 0-37-23 0-23 37 0 37z">
          <text:p/>
        </draw:path>
        <draw:path draw:style-name="gr1" draw:text-style-name="P1" draw:layer="layout" svg:width="0.034cm" svg:height="0.035cm" svg:x="13.454cm" svg:y="5.002cm" svg:viewBox="0 0 35 36" svg:d="M17 36c24 0 24-36 0-36-23 0-23 36 0 36z">
          <text:p/>
        </draw:path>
        <draw:path draw:style-name="gr1" draw:text-style-name="P1" draw:layer="layout" svg:width="0.034cm" svg:height="0.035cm" svg:x="13.454cm" svg:y="5.504cm" svg:viewBox="0 0 35 36" svg:d="M17 36c24 0 24-36 0-36-23 0-23 36 0 36z">
          <text:p/>
        </draw:path>
        <draw:path draw:style-name="gr1" draw:text-style-name="P1" draw:layer="layout" svg:width="0.034cm" svg:height="0.035cm" svg:x="13.454cm" svg:y="6.006cm" svg:viewBox="0 0 35 36" svg:d="M17 36c24 0 24-36 0-36-23 0-23 36 0 36z">
          <text:p/>
        </draw:path>
        <draw:path draw:style-name="gr1" draw:text-style-name="P1" draw:layer="layout" svg:width="0.034cm" svg:height="0.036cm" svg:x="13.454cm" svg:y="6.508cm" svg:viewBox="0 0 35 37" svg:d="M17 37c24 0 24-37 0-37-23 0-23 37 0 37z">
          <text:p/>
        </draw:path>
        <draw:path draw:style-name="gr1" draw:text-style-name="P1" draw:layer="layout" svg:width="0.034cm" svg:height="0.036cm" svg:x="13.454cm" svg:y="7.01cm" svg:viewBox="0 0 35 37" svg:d="M17 37c24 0 24-37 0-37-23 0-23 37 0 37z">
          <text:p/>
        </draw:path>
        <draw:path draw:style-name="gr1" draw:text-style-name="P1" draw:layer="layout" svg:width="0.034cm" svg:height="0.035cm" svg:x="13.454cm" svg:y="7.513cm" svg:viewBox="0 0 35 36" svg:d="M17 36c24 0 24-36 0-36-23 0-23 36 0 36z">
          <text:p/>
        </draw:path>
        <draw:path draw:style-name="gr1" draw:text-style-name="P1" draw:layer="layout" svg:width="0.034cm" svg:height="0.035cm" svg:x="13.454cm" svg:y="8.015cm" svg:viewBox="0 0 35 36" svg:d="M17 36c24 0 24-36 0-36-23 0-23 36 0 36z">
          <text:p/>
        </draw:path>
        <draw:path draw:style-name="gr1" draw:text-style-name="P1" draw:layer="layout" svg:width="0.034cm" svg:height="0.035cm" svg:x="13.454cm" svg:y="8.517cm" svg:viewBox="0 0 35 36" svg:d="M17 36c24 0 24-36 0-36-23 0-23 36 0 36z">
          <text:p/>
        </draw:path>
        <draw:path draw:style-name="gr1" draw:text-style-name="P1" draw:layer="layout" svg:width="0.034cm" svg:height="0.035cm" svg:x="13.454cm" svg:y="9.019cm" svg:viewBox="0 0 35 36" svg:d="M17 36c24 0 24-36 0-36-23 0-23 36 0 36z">
          <text:p/>
        </draw:path>
        <draw:path draw:style-name="gr1" draw:text-style-name="P1" draw:layer="layout" svg:width="0.034cm" svg:height="0.036cm" svg:x="13.454cm" svg:y="9.521cm" svg:viewBox="0 0 35 37" svg:d="M17 37c24 0 24-37 0-37-23 0-23 37 0 37z">
          <text:p/>
        </draw:path>
        <draw:path draw:style-name="gr1" draw:text-style-name="P1" draw:layer="layout" svg:width="0.034cm" svg:height="0.035cm" svg:x="13.454cm" svg:y="10.024cm" svg:viewBox="0 0 35 36" svg:d="M17 36c24 0 24-36 0-36-23 0-23 36 0 36z">
          <text:p/>
        </draw:path>
        <draw:path draw:style-name="gr1" draw:text-style-name="P1" draw:layer="layout" svg:width="0.034cm" svg:height="0.035cm" svg:x="13.454cm" svg:y="10.526cm" svg:viewBox="0 0 35 36" svg:d="M17 36c24 0 24-36 0-36-23 0-23 36 0 36z">
          <text:p/>
        </draw:path>
        <draw:path draw:style-name="gr1" draw:text-style-name="P1" draw:layer="layout" svg:width="0.034cm" svg:height="0.035cm" svg:x="13.454cm" svg:y="11.028cm" svg:viewBox="0 0 35 36" svg:d="M17 36c24 0 24-36 0-36-23 0-23 36 0 36z">
          <text:p/>
        </draw:path>
        <draw:path draw:style-name="gr1" draw:text-style-name="P1" draw:layer="layout" svg:width="0.034cm" svg:height="0.035cm" svg:x="13.454cm" svg:y="11.53cm" svg:viewBox="0 0 35 36" svg:d="M17 36c24 0 24-36 0-36-23 0-23 36 0 36z">
          <text:p/>
        </draw:path>
        <draw:path draw:style-name="gr1" draw:text-style-name="P1" draw:layer="layout" svg:width="0.034cm" svg:height="0.036cm" svg:x="13.454cm" svg:y="12.032cm" svg:viewBox="0 0 35 37" svg:d="M17 37c24 0 24-37 0-37-23 0-23 37 0 37z">
          <text:p/>
        </draw:path>
        <draw:path draw:style-name="gr1" draw:text-style-name="P1" draw:layer="layout" svg:width="0.034cm" svg:height="0.035cm" svg:x="13.454cm" svg:y="12.535cm" svg:viewBox="0 0 35 36" svg:d="M17 36c24 0 24-36 0-36-23 0-23 36 0 36z">
          <text:p/>
        </draw:path>
        <draw:path draw:style-name="gr1" draw:text-style-name="P1" draw:layer="layout" svg:width="0.034cm" svg:height="0.035cm" svg:x="13.454cm" svg:y="13.037cm" svg:viewBox="0 0 35 36" svg:d="M17 36c24 0 24-36 0-36-23 0-23 36 0 36z">
          <text:p/>
        </draw:path>
        <draw:path draw:style-name="gr1" draw:text-style-name="P1" draw:layer="layout" svg:width="0.034cm" svg:height="0.035cm" svg:x="13.454cm" svg:y="13.539cm" svg:viewBox="0 0 35 36" svg:d="M17 36c24 0 24-36 0-36-23 0-23 36 0 36z">
          <text:p/>
        </draw:path>
        <draw:path draw:style-name="gr1" draw:text-style-name="P1" draw:layer="layout" svg:width="0.034cm" svg:height="0.035cm" svg:x="13.454cm" svg:y="14.041cm" svg:viewBox="0 0 35 36" svg:d="M17 36c24 0 24-36 0-36-23 0-23 36 0 36z">
          <text:p/>
        </draw:path>
        <draw:path draw:style-name="gr1" draw:text-style-name="P1" draw:layer="layout" svg:width="0.034cm" svg:height="0.036cm" svg:x="13.454cm" svg:y="14.543cm" svg:viewBox="0 0 35 37" svg:d="M17 37c24 0 24-37 0-37-23 0-23 37 0 37z">
          <text:p/>
        </draw:path>
        <draw:path draw:style-name="gr1" draw:text-style-name="P1" draw:layer="layout" svg:width="0.034cm" svg:height="0.036cm" svg:x="13.454cm" svg:y="15.045cm" svg:viewBox="0 0 35 37" svg:d="M17 37c24 0 24-37 0-37-23 0-23 37 0 37z">
          <text:p/>
        </draw:path>
        <draw:path draw:style-name="gr1" draw:text-style-name="P1" draw:layer="layout" svg:width="0.034cm" svg:height="0.035cm" svg:x="13.454cm" svg:y="15.548cm" svg:viewBox="0 0 35 36" svg:d="M17 36c24 0 24-36 0-36-23 0-23 36 0 36z">
          <text:p/>
        </draw:path>
        <draw:path draw:style-name="gr1" draw:text-style-name="P1" draw:layer="layout" svg:width="0.034cm" svg:height="0.035cm" svg:x="13.454cm" svg:y="16.05cm" svg:viewBox="0 0 35 36" svg:d="M17 36c24 0 24-36 0-36-23 0-23 36 0 36z">
          <text:p/>
        </draw:path>
        <draw:path draw:style-name="gr1" draw:text-style-name="P1" draw:layer="layout" svg:width="0.034cm" svg:height="0.035cm" svg:x="13.454cm" svg:y="16.552cm" svg:viewBox="0 0 35 36" svg:d="M17 36c24 0 24-36 0-36-23 0-23 36 0 36z">
          <text:p/>
        </draw:path>
        <draw:path draw:style-name="gr1" draw:text-style-name="P1" draw:layer="layout" svg:width="0.034cm" svg:height="0.036cm" svg:x="13.454cm" svg:y="17.054cm" svg:viewBox="0 0 35 37" svg:d="M17 37c24 0 24-37 0-37-23 0-23 37 0 37z">
          <text:p/>
        </draw:path>
        <draw:path draw:style-name="gr1" draw:text-style-name="P1" draw:layer="layout" svg:width="0.034cm" svg:height="0.035cm" svg:x="13.454cm" svg:y="17.557cm" svg:viewBox="0 0 35 36" svg:d="M17 36c24 0 24-36 0-36-23 0-23 36 0 36z">
          <text:p/>
        </draw:path>
        <draw:path draw:style-name="gr1" draw:text-style-name="P1" draw:layer="layout" svg:width="0.034cm" svg:height="0.035cm" svg:x="13.454cm" svg:y="18.059cm" svg:viewBox="0 0 35 36" svg:d="M17 36c24 0 24-36 0-36-23 0-23 36 0 36z">
          <text:p/>
        </draw:path>
        <draw:path draw:style-name="gr1" draw:text-style-name="P1" draw:layer="layout" svg:width="0.034cm" svg:height="0.035cm" svg:x="13.454cm" svg:y="18.561cm" svg:viewBox="0 0 35 36" svg:d="M17 36c24 0 24-36 0-36-23 0-23 36 0 36z">
          <text:p/>
        </draw:path>
        <draw:path draw:style-name="gr1" draw:text-style-name="P1" draw:layer="layout" svg:width="0.034cm" svg:height="0.035cm" svg:x="13.454cm" svg:y="19.063cm" svg:viewBox="0 0 35 36" svg:d="M17 36c24 0 24-36 0-36-23 0-23 36 0 36z">
          <text:p/>
        </draw:path>
        <draw:path draw:style-name="gr1" draw:text-style-name="P1" draw:layer="layout" svg:width="0.034cm" svg:height="0.036cm" svg:x="13.454cm" svg:y="19.565cm" svg:viewBox="0 0 35 37" svg:d="M17 37c24 0 24-37 0-37-23 0-23 37 0 37z">
          <text:p/>
        </draw:path>
        <draw:path draw:style-name="gr1" draw:text-style-name="P1" draw:layer="layout" svg:width="0.034cm" svg:height="0.036cm" svg:x="13.454cm" svg:y="20.067cm" svg:viewBox="0 0 35 37" svg:d="M17 37c24 0 24-37 0-37-23 0-23 37 0 37z">
          <text:p/>
        </draw:path>
        <draw:path draw:style-name="gr1" draw:text-style-name="P1" draw:layer="layout" svg:width="0.034cm" svg:height="0.035cm" svg:x="13.454cm" svg:y="20.57cm" svg:viewBox="0 0 35 36" svg:d="M17 36c24 0 24-36 0-36-23 0-23 36 0 36z">
          <text:p/>
        </draw:path>
      </draw:page>
      <draw:page draw:name="page2" draw:style-name="dp1" draw:master-page-name="master-page3">
        <draw:path draw:style-name="gr1" draw:text-style-name="P1" draw:layer="layout" svg:width="0.034cm" svg:height="0.035cm" svg:x="14.45cm" svg:y="0.984cm" svg:viewBox="0 0 35 36" svg:d="M17 36c24 0 24-36 0-36-23 0-23 36 0 36z">
          <text:p/>
        </draw:path>
        <draw:path draw:style-name="gr1" draw:text-style-name="P1" draw:layer="layout" svg:width="0.034cm" svg:height="0.036cm" svg:x="14.45cm" svg:y="1.486cm" svg:viewBox="0 0 35 37" svg:d="M17 37c24 0 24-37 0-37-23 0-23 37 0 37z">
          <text:p/>
        </draw:path>
        <draw:path draw:style-name="gr1" draw:text-style-name="P1" draw:layer="layout" svg:width="0.034cm" svg:height="0.036cm" svg:x="14.45cm" svg:y="1.988cm" svg:viewBox="0 0 35 37" svg:d="M17 37c24 0 24-37 0-37-23 0-23 37 0 37z">
          <text:p/>
        </draw:path>
        <draw:path draw:style-name="gr1" draw:text-style-name="P1" draw:layer="layout" svg:width="0.034cm" svg:height="0.035cm" svg:x="14.45cm" svg:y="2.491cm" svg:viewBox="0 0 35 36" svg:d="M17 36c24 0 24-36 0-36-23 0-23 36 0 36z">
          <text:p/>
        </draw:path>
        <draw:path draw:style-name="gr1" draw:text-style-name="P1" draw:layer="layout" svg:width="0.034cm" svg:height="0.035cm" svg:x="14.45cm" svg:y="2.993cm" svg:viewBox="0 0 35 36" svg:d="M17 36c24 0 24-36 0-36-23 0-23 36 0 36z">
          <text:p/>
        </draw:path>
        <draw:path draw:style-name="gr1" draw:text-style-name="P1" draw:layer="layout" svg:width="0.034cm" svg:height="0.035cm" svg:x="14.45cm" svg:y="3.495cm" svg:viewBox="0 0 35 36" svg:d="M17 36c24 0 24-36 0-36-23 0-23 36 0 36z">
          <text:p/>
        </draw:path>
        <draw:path draw:style-name="gr1" draw:text-style-name="P1" draw:layer="layout" svg:width="0.034cm" svg:height="0.035cm" svg:x="14.45cm" svg:y="3.997cm" svg:viewBox="0 0 35 36" svg:d="M17 36c24 0 24-36 0-36-23 0-23 36 0 36z">
          <text:p/>
        </draw:path>
        <draw:path draw:style-name="gr1" draw:text-style-name="P1" draw:layer="layout" svg:width="0.034cm" svg:height="0.036cm" svg:x="14.45cm" svg:y="4.499cm" svg:viewBox="0 0 35 37" svg:d="M17 37c24 0 24-37 0-37-23 0-23 37 0 37z">
          <text:p/>
        </draw:path>
        <draw:path draw:style-name="gr1" draw:text-style-name="P1" draw:layer="layout" svg:width="0.034cm" svg:height="0.035cm" svg:x="14.45cm" svg:y="5.002cm" svg:viewBox="0 0 35 36" svg:d="M17 36c24 0 24-36 0-36-23 0-23 36 0 36z">
          <text:p/>
        </draw:path>
        <draw:path draw:style-name="gr1" draw:text-style-name="P1" draw:layer="layout" svg:width="0.034cm" svg:height="0.035cm" svg:x="14.45cm" svg:y="5.504cm" svg:viewBox="0 0 35 36" svg:d="M17 36c24 0 24-36 0-36-23 0-23 36 0 36z">
          <text:p/>
        </draw:path>
        <draw:path draw:style-name="gr1" draw:text-style-name="P1" draw:layer="layout" svg:width="0.034cm" svg:height="0.035cm" svg:x="14.45cm" svg:y="6.006cm" svg:viewBox="0 0 35 36" svg:d="M17 36c24 0 24-36 0-36-23 0-23 36 0 36z">
          <text:p/>
        </draw:path>
        <draw:path draw:style-name="gr1" draw:text-style-name="P1" draw:layer="layout" svg:width="0.034cm" svg:height="0.036cm" svg:x="14.45cm" svg:y="6.508cm" svg:viewBox="0 0 35 37" svg:d="M17 37c24 0 24-37 0-37-23 0-23 37 0 37z">
          <text:p/>
        </draw:path>
        <draw:path draw:style-name="gr1" draw:text-style-name="P1" draw:layer="layout" svg:width="0.034cm" svg:height="0.036cm" svg:x="14.45cm" svg:y="7.01cm" svg:viewBox="0 0 35 37" svg:d="M17 37c24 0 24-37 0-37-23 0-23 37 0 37z">
          <text:p/>
        </draw:path>
        <draw:path draw:style-name="gr1" draw:text-style-name="P1" draw:layer="layout" svg:width="0.034cm" svg:height="0.035cm" svg:x="14.45cm" svg:y="7.513cm" svg:viewBox="0 0 35 36" svg:d="M17 36c24 0 24-36 0-36-23 0-23 36 0 36z">
          <text:p/>
        </draw:path>
        <draw:path draw:style-name="gr1" draw:text-style-name="P1" draw:layer="layout" svg:width="0.034cm" svg:height="0.035cm" svg:x="14.45cm" svg:y="8.015cm" svg:viewBox="0 0 35 36" svg:d="M17 36c24 0 24-36 0-36-23 0-23 36 0 36z">
          <text:p/>
        </draw:path>
        <draw:path draw:style-name="gr1" draw:text-style-name="P1" draw:layer="layout" svg:width="0.034cm" svg:height="0.035cm" svg:x="14.45cm" svg:y="8.517cm" svg:viewBox="0 0 35 36" svg:d="M17 36c24 0 24-36 0-36-23 0-23 36 0 36z">
          <text:p/>
        </draw:path>
        <draw:path draw:style-name="gr1" draw:text-style-name="P1" draw:layer="layout" svg:width="0.034cm" svg:height="0.035cm" svg:x="14.45cm" svg:y="9.019cm" svg:viewBox="0 0 35 36" svg:d="M17 36c24 0 24-36 0-36-23 0-23 36 0 36z">
          <text:p/>
        </draw:path>
        <draw:path draw:style-name="gr1" draw:text-style-name="P1" draw:layer="layout" svg:width="0.034cm" svg:height="0.036cm" svg:x="14.45cm" svg:y="9.521cm" svg:viewBox="0 0 35 37" svg:d="M17 37c24 0 24-37 0-37-23 0-23 37 0 37z">
          <text:p/>
        </draw:path>
        <draw:path draw:style-name="gr1" draw:text-style-name="P1" draw:layer="layout" svg:width="0.034cm" svg:height="0.035cm" svg:x="14.45cm" svg:y="10.024cm" svg:viewBox="0 0 35 36" svg:d="M17 36c24 0 24-36 0-36-23 0-23 36 0 36z">
          <text:p/>
        </draw:path>
        <draw:path draw:style-name="gr1" draw:text-style-name="P1" draw:layer="layout" svg:width="0.034cm" svg:height="0.035cm" svg:x="14.45cm" svg:y="10.526cm" svg:viewBox="0 0 35 36" svg:d="M17 36c24 0 24-36 0-36-23 0-23 36 0 36z">
          <text:p/>
        </draw:path>
        <draw:path draw:style-name="gr1" draw:text-style-name="P1" draw:layer="layout" svg:width="0.034cm" svg:height="0.035cm" svg:x="14.45cm" svg:y="11.028cm" svg:viewBox="0 0 35 36" svg:d="M17 36c24 0 24-36 0-36-23 0-23 36 0 36z">
          <text:p/>
        </draw:path>
        <draw:path draw:style-name="gr1" draw:text-style-name="P1" draw:layer="layout" svg:width="0.034cm" svg:height="0.035cm" svg:x="14.45cm" svg:y="11.53cm" svg:viewBox="0 0 35 36" svg:d="M17 36c24 0 24-36 0-36-23 0-23 36 0 36z">
          <text:p/>
        </draw:path>
        <draw:path draw:style-name="gr1" draw:text-style-name="P1" draw:layer="layout" svg:width="0.034cm" svg:height="0.036cm" svg:x="14.45cm" svg:y="12.032cm" svg:viewBox="0 0 35 37" svg:d="M17 37c24 0 24-37 0-37-23 0-23 37 0 37z">
          <text:p/>
        </draw:path>
        <draw:path draw:style-name="gr1" draw:text-style-name="P1" draw:layer="layout" svg:width="0.034cm" svg:height="0.035cm" svg:x="14.45cm" svg:y="12.535cm" svg:viewBox="0 0 35 36" svg:d="M17 36c24 0 24-36 0-36-23 0-23 36 0 36z">
          <text:p/>
        </draw:path>
        <draw:path draw:style-name="gr1" draw:text-style-name="P1" draw:layer="layout" svg:width="0.034cm" svg:height="0.035cm" svg:x="14.45cm" svg:y="13.037cm" svg:viewBox="0 0 35 36" svg:d="M17 36c24 0 24-36 0-36-23 0-23 36 0 36z">
          <text:p/>
        </draw:path>
        <draw:path draw:style-name="gr1" draw:text-style-name="P1" draw:layer="layout" svg:width="0.034cm" svg:height="0.035cm" svg:x="14.45cm" svg:y="13.539cm" svg:viewBox="0 0 35 36" svg:d="M17 36c24 0 24-36 0-36-23 0-23 36 0 36z">
          <text:p/>
        </draw:path>
        <draw:path draw:style-name="gr1" draw:text-style-name="P1" draw:layer="layout" svg:width="0.034cm" svg:height="0.035cm" svg:x="14.45cm" svg:y="14.041cm" svg:viewBox="0 0 35 36" svg:d="M17 36c24 0 24-36 0-36-23 0-23 36 0 36z">
          <text:p/>
        </draw:path>
        <draw:path draw:style-name="gr1" draw:text-style-name="P1" draw:layer="layout" svg:width="0.034cm" svg:height="0.036cm" svg:x="14.45cm" svg:y="14.543cm" svg:viewBox="0 0 35 37" svg:d="M17 37c24 0 24-37 0-37-23 0-23 37 0 37z">
          <text:p/>
        </draw:path>
        <draw:path draw:style-name="gr1" draw:text-style-name="P1" draw:layer="layout" svg:width="0.034cm" svg:height="0.036cm" svg:x="14.45cm" svg:y="15.045cm" svg:viewBox="0 0 35 37" svg:d="M17 37c24 0 24-37 0-37-23 0-23 37 0 37z">
          <text:p/>
        </draw:path>
        <draw:path draw:style-name="gr1" draw:text-style-name="P1" draw:layer="layout" svg:width="0.034cm" svg:height="0.035cm" svg:x="14.45cm" svg:y="15.548cm" svg:viewBox="0 0 35 36" svg:d="M17 36c24 0 24-36 0-36-23 0-23 36 0 36z">
          <text:p/>
        </draw:path>
        <draw:path draw:style-name="gr1" draw:text-style-name="P1" draw:layer="layout" svg:width="0.034cm" svg:height="0.035cm" svg:x="14.45cm" svg:y="16.05cm" svg:viewBox="0 0 35 36" svg:d="M17 36c24 0 24-36 0-36-23 0-23 36 0 36z">
          <text:p/>
        </draw:path>
        <draw:path draw:style-name="gr1" draw:text-style-name="P1" draw:layer="layout" svg:width="0.034cm" svg:height="0.035cm" svg:x="14.45cm" svg:y="16.552cm" svg:viewBox="0 0 35 36" svg:d="M17 36c24 0 24-36 0-36-23 0-23 36 0 36z">
          <text:p/>
        </draw:path>
        <draw:path draw:style-name="gr1" draw:text-style-name="P1" draw:layer="layout" svg:width="0.034cm" svg:height="0.036cm" svg:x="14.45cm" svg:y="17.054cm" svg:viewBox="0 0 35 37" svg:d="M17 37c24 0 24-37 0-37-23 0-23 37 0 37z">
          <text:p/>
        </draw:path>
        <draw:path draw:style-name="gr1" draw:text-style-name="P1" draw:layer="layout" svg:width="0.034cm" svg:height="0.035cm" svg:x="14.45cm" svg:y="17.557cm" svg:viewBox="0 0 35 36" svg:d="M17 36c24 0 24-36 0-36-23 0-23 36 0 36z">
          <text:p/>
        </draw:path>
        <draw:path draw:style-name="gr1" draw:text-style-name="P1" draw:layer="layout" svg:width="0.034cm" svg:height="0.035cm" svg:x="14.45cm" svg:y="18.059cm" svg:viewBox="0 0 35 36" svg:d="M17 36c24 0 24-36 0-36-23 0-23 36 0 36z">
          <text:p/>
        </draw:path>
        <draw:path draw:style-name="gr1" draw:text-style-name="P1" draw:layer="layout" svg:width="0.034cm" svg:height="0.035cm" svg:x="14.45cm" svg:y="18.561cm" svg:viewBox="0 0 35 36" svg:d="M17 36c24 0 24-36 0-36-23 0-23 36 0 36z">
          <text:p/>
        </draw:path>
        <draw:path draw:style-name="gr1" draw:text-style-name="P1" draw:layer="layout" svg:width="0.034cm" svg:height="0.035cm" svg:x="14.45cm" svg:y="19.063cm" svg:viewBox="0 0 35 36" svg:d="M17 36c24 0 24-36 0-36-23 0-23 36 0 36z">
          <text:p/>
        </draw:path>
        <draw:path draw:style-name="gr1" draw:text-style-name="P1" draw:layer="layout" svg:width="0.034cm" svg:height="0.036cm" svg:x="14.45cm" svg:y="19.565cm" svg:viewBox="0 0 35 37" svg:d="M17 37c24 0 24-37 0-37-23 0-23 37 0 37z">
          <text:p/>
        </draw:path>
        <draw:path draw:style-name="gr1" draw:text-style-name="P1" draw:layer="layout" svg:width="0.034cm" svg:height="0.036cm" svg:x="14.45cm" svg:y="20.067cm" svg:viewBox="0 0 35 37" svg:d="M17 37c24 0 24-37 0-37-23 0-23 37 0 37z">
          <text:p/>
        </draw:path>
        <draw:path draw:style-name="gr1" draw:text-style-name="P1" draw:layer="layout" svg:width="0.034cm" svg:height="0.035cm" svg:x="14.45cm" svg:y="20.57cm" svg:viewBox="0 0 35 36" svg:d="M17 36c24 0 24-36 0-36-23 0-23 36 0 36z">
          <text:p/>
        </draw:path>
        <draw:path draw:style-name="gr1" draw:text-style-name="P1" draw:layer="layout" svg:width="0.035cm" svg:height="0.035cm" svg:x="14.949cm" svg:y="0.984cm" svg:viewBox="0 0 36 36" svg:d="M18 36c24 0 24-36 0-36s-24 36 0 36z">
          <text:p/>
        </draw:path>
        <draw:path draw:style-name="gr1" draw:text-style-name="P1" draw:layer="layout" svg:width="0.035cm" svg:height="0.036cm" svg:x="14.949cm" svg:y="1.486cm" svg:viewBox="0 0 36 37" svg:d="M18 37c24 0 24-37 0-37s-24 37 0 37z">
          <text:p/>
        </draw:path>
        <draw:path draw:style-name="gr1" draw:text-style-name="P1" draw:layer="layout" svg:width="0.035cm" svg:height="0.036cm" svg:x="14.949cm" svg:y="1.988cm" svg:viewBox="0 0 36 37" svg:d="M18 37c24 0 24-37 0-37s-24 37 0 37z">
          <text:p/>
        </draw:path>
        <draw:path draw:style-name="gr1" draw:text-style-name="P1" draw:layer="layout" svg:width="0.035cm" svg:height="0.035cm" svg:x="14.949cm" svg:y="2.491cm" svg:viewBox="0 0 36 36" svg:d="M18 36c24 0 24-36 0-36s-24 36 0 36z">
          <text:p/>
        </draw:path>
        <draw:path draw:style-name="gr1" draw:text-style-name="P1" draw:layer="layout" svg:width="0.035cm" svg:height="0.035cm" svg:x="14.949cm" svg:y="2.993cm" svg:viewBox="0 0 36 36" svg:d="M18 36c24 0 24-36 0-36s-24 36 0 36z">
          <text:p/>
        </draw:path>
        <draw:path draw:style-name="gr1" draw:text-style-name="P1" draw:layer="layout" svg:width="0.035cm" svg:height="0.035cm" svg:x="14.949cm" svg:y="3.495cm" svg:viewBox="0 0 36 36" svg:d="M18 36c24 0 24-36 0-36s-24 36 0 36z">
          <text:p/>
        </draw:path>
        <draw:path draw:style-name="gr1" draw:text-style-name="P1" draw:layer="layout" svg:width="0.035cm" svg:height="0.035cm" svg:x="14.949cm" svg:y="3.997cm" svg:viewBox="0 0 36 36" svg:d="M18 36c24 0 24-36 0-36s-24 36 0 36z">
          <text:p/>
        </draw:path>
        <draw:path draw:style-name="gr1" draw:text-style-name="P1" draw:layer="layout" svg:width="0.035cm" svg:height="0.036cm" svg:x="14.949cm" svg:y="4.499cm" svg:viewBox="0 0 36 37" svg:d="M18 37c24 0 24-37 0-37s-24 37 0 37z">
          <text:p/>
        </draw:path>
        <draw:path draw:style-name="gr1" draw:text-style-name="P1" draw:layer="layout" svg:width="0.035cm" svg:height="0.035cm" svg:x="14.949cm" svg:y="5.002cm" svg:viewBox="0 0 36 36" svg:d="M18 36c24 0 24-36 0-36s-24 36 0 36z">
          <text:p/>
        </draw:path>
        <draw:path draw:style-name="gr1" draw:text-style-name="P1" draw:layer="layout" svg:width="0.035cm" svg:height="0.035cm" svg:x="14.949cm" svg:y="5.504cm" svg:viewBox="0 0 36 36" svg:d="M18 36c24 0 24-36 0-36s-24 36 0 36z">
          <text:p/>
        </draw:path>
        <draw:path draw:style-name="gr1" draw:text-style-name="P1" draw:layer="layout" svg:width="0.035cm" svg:height="0.035cm" svg:x="14.949cm" svg:y="6.006cm" svg:viewBox="0 0 36 36" svg:d="M18 36c24 0 24-36 0-36s-24 36 0 36z">
          <text:p/>
        </draw:path>
        <draw:path draw:style-name="gr1" draw:text-style-name="P1" draw:layer="layout" svg:width="0.035cm" svg:height="0.036cm" svg:x="14.949cm" svg:y="6.508cm" svg:viewBox="0 0 36 37" svg:d="M18 37c24 0 24-37 0-37s-24 37 0 37z">
          <text:p/>
        </draw:path>
        <draw:path draw:style-name="gr1" draw:text-style-name="P1" draw:layer="layout" svg:width="0.035cm" svg:height="0.036cm" svg:x="14.949cm" svg:y="7.01cm" svg:viewBox="0 0 36 37" svg:d="M18 37c24 0 24-37 0-37s-24 37 0 37z">
          <text:p/>
        </draw:path>
        <draw:path draw:style-name="gr1" draw:text-style-name="P1" draw:layer="layout" svg:width="0.035cm" svg:height="0.035cm" svg:x="14.949cm" svg:y="7.513cm" svg:viewBox="0 0 36 36" svg:d="M18 36c24 0 24-36 0-36s-24 36 0 36z">
          <text:p/>
        </draw:path>
        <draw:path draw:style-name="gr1" draw:text-style-name="P1" draw:layer="layout" svg:width="0.035cm" svg:height="0.035cm" svg:x="14.949cm" svg:y="8.015cm" svg:viewBox="0 0 36 36" svg:d="M18 36c24 0 24-36 0-36s-24 36 0 36z">
          <text:p/>
        </draw:path>
        <draw:path draw:style-name="gr1" draw:text-style-name="P1" draw:layer="layout" svg:width="0.035cm" svg:height="0.035cm" svg:x="14.949cm" svg:y="8.517cm" svg:viewBox="0 0 36 36" svg:d="M18 36c24 0 24-36 0-36s-24 36 0 36z">
          <text:p/>
        </draw:path>
        <draw:path draw:style-name="gr1" draw:text-style-name="P1" draw:layer="layout" svg:width="0.035cm" svg:height="0.035cm" svg:x="14.949cm" svg:y="9.019cm" svg:viewBox="0 0 36 36" svg:d="M18 36c24 0 24-36 0-36s-24 36 0 36z">
          <text:p/>
        </draw:path>
        <draw:path draw:style-name="gr1" draw:text-style-name="P1" draw:layer="layout" svg:width="0.035cm" svg:height="0.036cm" svg:x="14.949cm" svg:y="9.521cm" svg:viewBox="0 0 36 37" svg:d="M18 37c24 0 24-37 0-37s-24 37 0 37z">
          <text:p/>
        </draw:path>
        <draw:path draw:style-name="gr1" draw:text-style-name="P1" draw:layer="layout" svg:width="0.035cm" svg:height="0.035cm" svg:x="14.949cm" svg:y="10.024cm" svg:viewBox="0 0 36 36" svg:d="M18 36c24 0 24-36 0-36s-24 36 0 36z">
          <text:p/>
        </draw:path>
        <draw:path draw:style-name="gr1" draw:text-style-name="P1" draw:layer="layout" svg:width="0.035cm" svg:height="0.035cm" svg:x="14.949cm" svg:y="10.526cm" svg:viewBox="0 0 36 36" svg:d="M18 36c24 0 24-36 0-36s-24 36 0 36z">
          <text:p/>
        </draw:path>
        <draw:path draw:style-name="gr1" draw:text-style-name="P1" draw:layer="layout" svg:width="0.035cm" svg:height="0.035cm" svg:x="14.949cm" svg:y="11.028cm" svg:viewBox="0 0 36 36" svg:d="M18 36c24 0 24-36 0-36s-24 36 0 36z">
          <text:p/>
        </draw:path>
        <draw:path draw:style-name="gr1" draw:text-style-name="P1" draw:layer="layout" svg:width="0.035cm" svg:height="0.035cm" svg:x="14.949cm" svg:y="11.53cm" svg:viewBox="0 0 36 36" svg:d="M18 36c24 0 24-36 0-36s-24 36 0 36z">
          <text:p/>
        </draw:path>
        <draw:path draw:style-name="gr1" draw:text-style-name="P1" draw:layer="layout" svg:width="0.035cm" svg:height="0.036cm" svg:x="14.949cm" svg:y="12.032cm" svg:viewBox="0 0 36 37" svg:d="M18 37c24 0 24-37 0-37s-24 37 0 37z">
          <text:p/>
        </draw:path>
        <draw:path draw:style-name="gr1" draw:text-style-name="P1" draw:layer="layout" svg:width="0.035cm" svg:height="0.035cm" svg:x="14.949cm" svg:y="12.535cm" svg:viewBox="0 0 36 36" svg:d="M18 36c24 0 24-36 0-36s-24 36 0 36z">
          <text:p/>
        </draw:path>
        <draw:path draw:style-name="gr1" draw:text-style-name="P1" draw:layer="layout" svg:width="0.035cm" svg:height="0.035cm" svg:x="14.949cm" svg:y="13.037cm" svg:viewBox="0 0 36 36" svg:d="M18 36c24 0 24-36 0-36s-24 36 0 36z">
          <text:p/>
        </draw:path>
        <draw:path draw:style-name="gr1" draw:text-style-name="P1" draw:layer="layout" svg:width="0.035cm" svg:height="0.035cm" svg:x="14.949cm" svg:y="13.539cm" svg:viewBox="0 0 36 36" svg:d="M18 36c24 0 24-36 0-36s-24 36 0 36z">
          <text:p/>
        </draw:path>
        <draw:path draw:style-name="gr1" draw:text-style-name="P1" draw:layer="layout" svg:width="0.035cm" svg:height="0.035cm" svg:x="14.949cm" svg:y="14.041cm" svg:viewBox="0 0 36 36" svg:d="M18 36c24 0 24-36 0-36s-24 36 0 36z">
          <text:p/>
        </draw:path>
        <draw:path draw:style-name="gr1" draw:text-style-name="P1" draw:layer="layout" svg:width="0.035cm" svg:height="0.036cm" svg:x="14.949cm" svg:y="14.543cm" svg:viewBox="0 0 36 37" svg:d="M18 37c24 0 24-37 0-37s-24 37 0 37z">
          <text:p/>
        </draw:path>
        <draw:path draw:style-name="gr1" draw:text-style-name="P1" draw:layer="layout" svg:width="0.035cm" svg:height="0.036cm" svg:x="14.949cm" svg:y="15.045cm" svg:viewBox="0 0 36 37" svg:d="M18 37c24 0 24-37 0-37s-24 37 0 37z">
          <text:p/>
        </draw:path>
        <draw:path draw:style-name="gr1" draw:text-style-name="P1" draw:layer="layout" svg:width="0.035cm" svg:height="0.035cm" svg:x="14.949cm" svg:y="15.548cm" svg:viewBox="0 0 36 36" svg:d="M18 36c24 0 24-36 0-36s-24 36 0 36z">
          <text:p/>
        </draw:path>
        <draw:path draw:style-name="gr1" draw:text-style-name="P1" draw:layer="layout" svg:width="0.035cm" svg:height="0.035cm" svg:x="14.949cm" svg:y="16.05cm" svg:viewBox="0 0 36 36" svg:d="M18 36c24 0 24-36 0-36s-24 36 0 36z">
          <text:p/>
        </draw:path>
        <draw:path draw:style-name="gr1" draw:text-style-name="P1" draw:layer="layout" svg:width="0.035cm" svg:height="0.035cm" svg:x="14.949cm" svg:y="16.552cm" svg:viewBox="0 0 36 36" svg:d="M18 36c24 0 24-36 0-36s-24 36 0 36z">
          <text:p/>
        </draw:path>
        <draw:path draw:style-name="gr1" draw:text-style-name="P1" draw:layer="layout" svg:width="0.035cm" svg:height="0.036cm" svg:x="14.949cm" svg:y="17.054cm" svg:viewBox="0 0 36 37" svg:d="M18 37c24 0 24-37 0-37s-24 37 0 37z">
          <text:p/>
        </draw:path>
        <draw:path draw:style-name="gr1" draw:text-style-name="P1" draw:layer="layout" svg:width="0.035cm" svg:height="0.035cm" svg:x="14.949cm" svg:y="17.557cm" svg:viewBox="0 0 36 36" svg:d="M18 36c24 0 24-36 0-36s-24 36 0 36z">
          <text:p/>
        </draw:path>
        <draw:path draw:style-name="gr1" draw:text-style-name="P1" draw:layer="layout" svg:width="0.035cm" svg:height="0.035cm" svg:x="14.949cm" svg:y="18.059cm" svg:viewBox="0 0 36 36" svg:d="M18 36c24 0 24-36 0-36s-24 36 0 36z">
          <text:p/>
        </draw:path>
        <draw:path draw:style-name="gr1" draw:text-style-name="P1" draw:layer="layout" svg:width="0.035cm" svg:height="0.035cm" svg:x="14.949cm" svg:y="18.561cm" svg:viewBox="0 0 36 36" svg:d="M18 36c24 0 24-36 0-36s-24 36 0 36z">
          <text:p/>
        </draw:path>
        <draw:path draw:style-name="gr1" draw:text-style-name="P1" draw:layer="layout" svg:width="0.035cm" svg:height="0.035cm" svg:x="14.949cm" svg:y="19.063cm" svg:viewBox="0 0 36 36" svg:d="M18 36c24 0 24-36 0-36s-24 36 0 36z">
          <text:p/>
        </draw:path>
        <draw:path draw:style-name="gr1" draw:text-style-name="P1" draw:layer="layout" svg:width="0.035cm" svg:height="0.036cm" svg:x="14.949cm" svg:y="19.565cm" svg:viewBox="0 0 36 37" svg:d="M18 37c24 0 24-37 0-37s-24 37 0 37z">
          <text:p/>
        </draw:path>
        <draw:path draw:style-name="gr1" draw:text-style-name="P1" draw:layer="layout" svg:width="0.035cm" svg:height="0.036cm" svg:x="14.949cm" svg:y="20.067cm" svg:viewBox="0 0 36 37" svg:d="M18 37c24 0 24-37 0-37s-24 37 0 37z">
          <text:p/>
        </draw:path>
        <draw:path draw:style-name="gr1" draw:text-style-name="P1" draw:layer="layout" svg:width="0.035cm" svg:height="0.035cm" svg:x="14.949cm" svg:y="20.57cm" svg:viewBox="0 0 36 36" svg:d="M18 36c24 0 24-36 0-36s-24 36 0 36z">
          <text:p/>
        </draw:path>
        <draw:path draw:style-name="gr1" draw:text-style-name="P1" draw:layer="layout" svg:width="0.035cm" svg:height="0.035cm" svg:x="15.449cm" svg:y="0.984cm" svg:viewBox="0 0 36 36" svg:d="M18 36c24 0 24-36 0-36-23 0-24 36 0 36z">
          <text:p/>
        </draw:path>
        <draw:path draw:style-name="gr1" draw:text-style-name="P1" draw:layer="layout" svg:width="0.035cm" svg:height="0.036cm" svg:x="15.449cm" svg:y="1.486cm" svg:viewBox="0 0 36 37" svg:d="M18 37c24 0 24-37 0-37-23 0-24 37 0 37z">
          <text:p/>
        </draw:path>
        <draw:path draw:style-name="gr1" draw:text-style-name="P1" draw:layer="layout" svg:width="0.035cm" svg:height="0.036cm" svg:x="15.449cm" svg:y="1.988cm" svg:viewBox="0 0 36 37" svg:d="M18 37c24 0 24-37 0-37-23 0-24 37 0 37z">
          <text:p/>
        </draw:path>
        <draw:path draw:style-name="gr1" draw:text-style-name="P1" draw:layer="layout" svg:width="0.035cm" svg:height="0.035cm" svg:x="15.449cm" svg:y="2.491cm" svg:viewBox="0 0 36 36" svg:d="M18 36c24 0 24-36 0-36-23 0-24 36 0 36z">
          <text:p/>
        </draw:path>
        <draw:path draw:style-name="gr1" draw:text-style-name="P1" draw:layer="layout" svg:width="0.035cm" svg:height="0.035cm" svg:x="15.449cm" svg:y="2.993cm" svg:viewBox="0 0 36 36" svg:d="M18 36c24 0 24-36 0-36-23 0-24 36 0 36z">
          <text:p/>
        </draw:path>
        <draw:path draw:style-name="gr1" draw:text-style-name="P1" draw:layer="layout" svg:width="0.035cm" svg:height="0.035cm" svg:x="15.449cm" svg:y="3.495cm" svg:viewBox="0 0 36 36" svg:d="M18 36c24 0 24-36 0-36-23 0-24 36 0 36z">
          <text:p/>
        </draw:path>
        <draw:path draw:style-name="gr1" draw:text-style-name="P1" draw:layer="layout" svg:width="0.035cm" svg:height="0.035cm" svg:x="15.449cm" svg:y="3.997cm" svg:viewBox="0 0 36 36" svg:d="M18 36c24 0 24-36 0-36-23 0-24 36 0 36z">
          <text:p/>
        </draw:path>
        <draw:path draw:style-name="gr1" draw:text-style-name="P1" draw:layer="layout" svg:width="0.035cm" svg:height="0.036cm" svg:x="15.449cm" svg:y="4.499cm" svg:viewBox="0 0 36 37" svg:d="M18 37c24 0 24-37 0-37-23 0-24 37 0 37z">
          <text:p/>
        </draw:path>
        <draw:path draw:style-name="gr1" draw:text-style-name="P1" draw:layer="layout" svg:width="0.035cm" svg:height="0.035cm" svg:x="15.449cm" svg:y="5.002cm" svg:viewBox="0 0 36 36" svg:d="M18 36c24 0 24-36 0-36-23 0-24 36 0 36z">
          <text:p/>
        </draw:path>
        <draw:path draw:style-name="gr1" draw:text-style-name="P1" draw:layer="layout" svg:width="0.035cm" svg:height="0.035cm" svg:x="15.449cm" svg:y="5.504cm" svg:viewBox="0 0 36 36" svg:d="M18 36c24 0 24-36 0-36-23 0-24 36 0 36z">
          <text:p/>
        </draw:path>
        <draw:path draw:style-name="gr1" draw:text-style-name="P1" draw:layer="layout" svg:width="0.035cm" svg:height="0.035cm" svg:x="15.449cm" svg:y="6.006cm" svg:viewBox="0 0 36 36" svg:d="M18 36c24 0 24-36 0-36-23 0-24 36 0 36z">
          <text:p/>
        </draw:path>
        <draw:path draw:style-name="gr1" draw:text-style-name="P1" draw:layer="layout" svg:width="0.035cm" svg:height="0.036cm" svg:x="15.449cm" svg:y="6.508cm" svg:viewBox="0 0 36 37" svg:d="M18 37c24 0 24-37 0-37-23 0-24 37 0 37z">
          <text:p/>
        </draw:path>
        <draw:path draw:style-name="gr1" draw:text-style-name="P1" draw:layer="layout" svg:width="0.035cm" svg:height="0.036cm" svg:x="15.449cm" svg:y="7.01cm" svg:viewBox="0 0 36 37" svg:d="M18 37c24 0 24-37 0-37-23 0-24 37 0 37z">
          <text:p/>
        </draw:path>
        <draw:path draw:style-name="gr1" draw:text-style-name="P1" draw:layer="layout" svg:width="0.035cm" svg:height="0.035cm" svg:x="15.449cm" svg:y="7.513cm" svg:viewBox="0 0 36 36" svg:d="M18 36c24 0 24-36 0-36-23 0-24 36 0 36z">
          <text:p/>
        </draw:path>
        <draw:path draw:style-name="gr1" draw:text-style-name="P1" draw:layer="layout" svg:width="0.035cm" svg:height="0.035cm" svg:x="15.449cm" svg:y="8.015cm" svg:viewBox="0 0 36 36" svg:d="M18 36c24 0 24-36 0-36-23 0-24 36 0 36z">
          <text:p/>
        </draw:path>
        <draw:path draw:style-name="gr1" draw:text-style-name="P1" draw:layer="layout" svg:width="0.035cm" svg:height="0.035cm" svg:x="15.449cm" svg:y="8.517cm" svg:viewBox="0 0 36 36" svg:d="M18 36c24 0 24-36 0-36-23 0-24 36 0 36z">
          <text:p/>
        </draw:path>
        <draw:path draw:style-name="gr1" draw:text-style-name="P1" draw:layer="layout" svg:width="0.035cm" svg:height="0.035cm" svg:x="15.449cm" svg:y="9.019cm" svg:viewBox="0 0 36 36" svg:d="M18 36c24 0 24-36 0-36-23 0-24 36 0 36z">
          <text:p/>
        </draw:path>
        <draw:path draw:style-name="gr1" draw:text-style-name="P1" draw:layer="layout" svg:width="0.035cm" svg:height="0.036cm" svg:x="15.449cm" svg:y="9.521cm" svg:viewBox="0 0 36 37" svg:d="M18 37c24 0 24-37 0-37-23 0-24 37 0 37z">
          <text:p/>
        </draw:path>
        <draw:path draw:style-name="gr1" draw:text-style-name="P1" draw:layer="layout" svg:width="0.035cm" svg:height="0.035cm" svg:x="15.449cm" svg:y="10.024cm" svg:viewBox="0 0 36 36" svg:d="M18 36c24 0 24-36 0-36-23 0-24 36 0 36z">
          <text:p/>
        </draw:path>
        <draw:path draw:style-name="gr1" draw:text-style-name="P1" draw:layer="layout" svg:width="0.035cm" svg:height="0.035cm" svg:x="15.449cm" svg:y="10.526cm" svg:viewBox="0 0 36 36" svg:d="M18 36c24 0 24-36 0-36-23 0-24 36 0 36z">
          <text:p/>
        </draw:path>
        <draw:path draw:style-name="gr1" draw:text-style-name="P1" draw:layer="layout" svg:width="0.035cm" svg:height="0.035cm" svg:x="15.449cm" svg:y="11.028cm" svg:viewBox="0 0 36 36" svg:d="M18 36c24 0 24-36 0-36-23 0-24 36 0 36z">
          <text:p/>
        </draw:path>
        <draw:path draw:style-name="gr1" draw:text-style-name="P1" draw:layer="layout" svg:width="0.035cm" svg:height="0.035cm" svg:x="15.449cm" svg:y="11.53cm" svg:viewBox="0 0 36 36" svg:d="M18 36c24 0 24-36 0-36-23 0-24 36 0 36z">
          <text:p/>
        </draw:path>
        <draw:path draw:style-name="gr1" draw:text-style-name="P1" draw:layer="layout" svg:width="0.035cm" svg:height="0.036cm" svg:x="15.449cm" svg:y="12.032cm" svg:viewBox="0 0 36 37" svg:d="M18 37c24 0 24-37 0-37-23 0-24 37 0 37z">
          <text:p/>
        </draw:path>
        <draw:path draw:style-name="gr1" draw:text-style-name="P1" draw:layer="layout" svg:width="0.035cm" svg:height="0.035cm" svg:x="15.449cm" svg:y="12.535cm" svg:viewBox="0 0 36 36" svg:d="M18 36c24 0 24-36 0-36-23 0-24 36 0 36z">
          <text:p/>
        </draw:path>
        <draw:path draw:style-name="gr1" draw:text-style-name="P1" draw:layer="layout" svg:width="0.035cm" svg:height="0.035cm" svg:x="15.449cm" svg:y="13.037cm" svg:viewBox="0 0 36 36" svg:d="M18 36c24 0 24-36 0-36-23 0-24 36 0 36z">
          <text:p/>
        </draw:path>
        <draw:path draw:style-name="gr1" draw:text-style-name="P1" draw:layer="layout" svg:width="0.035cm" svg:height="0.035cm" svg:x="15.449cm" svg:y="13.539cm" svg:viewBox="0 0 36 36" svg:d="M18 36c24 0 24-36 0-36-23 0-24 36 0 36z">
          <text:p/>
        </draw:path>
        <draw:path draw:style-name="gr1" draw:text-style-name="P1" draw:layer="layout" svg:width="0.035cm" svg:height="0.035cm" svg:x="15.449cm" svg:y="14.041cm" svg:viewBox="0 0 36 36" svg:d="M18 36c24 0 24-36 0-36-23 0-24 36 0 36z">
          <text:p/>
        </draw:path>
        <draw:path draw:style-name="gr1" draw:text-style-name="P1" draw:layer="layout" svg:width="0.035cm" svg:height="0.036cm" svg:x="15.449cm" svg:y="14.543cm" svg:viewBox="0 0 36 37" svg:d="M18 37c24 0 24-37 0-37-23 0-24 37 0 37z">
          <text:p/>
        </draw:path>
        <draw:path draw:style-name="gr1" draw:text-style-name="P1" draw:layer="layout" svg:width="0.035cm" svg:height="0.036cm" svg:x="15.449cm" svg:y="15.045cm" svg:viewBox="0 0 36 37" svg:d="M18 37c24 0 24-37 0-37-23 0-24 37 0 37z">
          <text:p/>
        </draw:path>
        <draw:path draw:style-name="gr1" draw:text-style-name="P1" draw:layer="layout" svg:width="0.035cm" svg:height="0.035cm" svg:x="15.449cm" svg:y="15.548cm" svg:viewBox="0 0 36 36" svg:d="M18 36c24 0 24-36 0-36-23 0-24 36 0 36z">
          <text:p/>
        </draw:path>
        <draw:path draw:style-name="gr1" draw:text-style-name="P1" draw:layer="layout" svg:width="0.035cm" svg:height="0.035cm" svg:x="15.449cm" svg:y="16.05cm" svg:viewBox="0 0 36 36" svg:d="M18 36c24 0 24-36 0-36-23 0-24 36 0 36z">
          <text:p/>
        </draw:path>
        <draw:path draw:style-name="gr1" draw:text-style-name="P1" draw:layer="layout" svg:width="0.035cm" svg:height="0.035cm" svg:x="15.449cm" svg:y="16.552cm" svg:viewBox="0 0 36 36" svg:d="M18 36c24 0 24-36 0-36-23 0-24 36 0 36z">
          <text:p/>
        </draw:path>
        <draw:path draw:style-name="gr1" draw:text-style-name="P1" draw:layer="layout" svg:width="0.035cm" svg:height="0.036cm" svg:x="15.449cm" svg:y="17.054cm" svg:viewBox="0 0 36 37" svg:d="M18 37c24 0 24-37 0-37-23 0-24 37 0 37z">
          <text:p/>
        </draw:path>
        <draw:path draw:style-name="gr1" draw:text-style-name="P1" draw:layer="layout" svg:width="0.035cm" svg:height="0.035cm" svg:x="15.449cm" svg:y="17.557cm" svg:viewBox="0 0 36 36" svg:d="M18 36c24 0 24-36 0-36-23 0-24 36 0 36z">
          <text:p/>
        </draw:path>
        <draw:path draw:style-name="gr1" draw:text-style-name="P1" draw:layer="layout" svg:width="0.035cm" svg:height="0.035cm" svg:x="15.449cm" svg:y="18.059cm" svg:viewBox="0 0 36 36" svg:d="M18 36c24 0 24-36 0-36-23 0-24 36 0 36z">
          <text:p/>
        </draw:path>
        <draw:path draw:style-name="gr1" draw:text-style-name="P1" draw:layer="layout" svg:width="0.035cm" svg:height="0.035cm" svg:x="15.449cm" svg:y="18.561cm" svg:viewBox="0 0 36 36" svg:d="M18 36c24 0 24-36 0-36-23 0-24 36 0 36z">
          <text:p/>
        </draw:path>
        <draw:path draw:style-name="gr1" draw:text-style-name="P1" draw:layer="layout" svg:width="0.035cm" svg:height="0.035cm" svg:x="15.449cm" svg:y="19.063cm" svg:viewBox="0 0 36 36" svg:d="M18 36c24 0 24-36 0-36-23 0-24 36 0 36z">
          <text:p/>
        </draw:path>
        <draw:path draw:style-name="gr1" draw:text-style-name="P1" draw:layer="layout" svg:width="0.035cm" svg:height="0.036cm" svg:x="15.449cm" svg:y="19.565cm" svg:viewBox="0 0 36 37" svg:d="M18 37c24 0 24-37 0-37-23 0-24 37 0 37z">
          <text:p/>
        </draw:path>
        <draw:path draw:style-name="gr1" draw:text-style-name="P1" draw:layer="layout" svg:width="0.035cm" svg:height="0.036cm" svg:x="15.449cm" svg:y="20.067cm" svg:viewBox="0 0 36 37" svg:d="M18 37c24 0 24-37 0-37-23 0-24 37 0 37z">
          <text:p/>
        </draw:path>
        <draw:path draw:style-name="gr1" draw:text-style-name="P1" draw:layer="layout" svg:width="0.035cm" svg:height="0.035cm" svg:x="15.449cm" svg:y="20.57cm" svg:viewBox="0 0 36 36" svg:d="M18 36c24 0 24-36 0-36-23 0-24 36 0 36z">
          <text:p/>
        </draw:path>
        <draw:path draw:style-name="gr1" draw:text-style-name="P1" draw:layer="layout" svg:width="0.034cm" svg:height="0.035cm" svg:x="15.948cm" svg:y="0.984cm" svg:viewBox="0 0 35 36" svg:d="M18 36c23 0 23-36 0-36s-24 36 0 36z">
          <text:p/>
        </draw:path>
        <draw:path draw:style-name="gr1" draw:text-style-name="P1" draw:layer="layout" svg:width="0.034cm" svg:height="0.036cm" svg:x="15.948cm" svg:y="1.486cm" svg:viewBox="0 0 35 37" svg:d="M18 37c23 0 23-37 0-37s-24 37 0 37z">
          <text:p/>
        </draw:path>
        <draw:path draw:style-name="gr1" draw:text-style-name="P1" draw:layer="layout" svg:width="0.034cm" svg:height="0.036cm" svg:x="15.948cm" svg:y="1.988cm" svg:viewBox="0 0 35 37" svg:d="M18 37c23 0 23-37 0-37s-24 37 0 37z">
          <text:p/>
        </draw:path>
        <draw:path draw:style-name="gr1" draw:text-style-name="P1" draw:layer="layout" svg:width="0.034cm" svg:height="0.035cm" svg:x="15.948cm" svg:y="2.491cm" svg:viewBox="0 0 35 36" svg:d="M18 36c23 0 23-36 0-36s-24 36 0 36z">
          <text:p/>
        </draw:path>
        <draw:path draw:style-name="gr1" draw:text-style-name="P1" draw:layer="layout" svg:width="0.034cm" svg:height="0.035cm" svg:x="15.948cm" svg:y="2.993cm" svg:viewBox="0 0 35 36" svg:d="M18 36c23 0 23-36 0-36s-24 36 0 36z">
          <text:p/>
        </draw:path>
        <draw:path draw:style-name="gr1" draw:text-style-name="P1" draw:layer="layout" svg:width="0.034cm" svg:height="0.035cm" svg:x="15.948cm" svg:y="3.495cm" svg:viewBox="0 0 35 36" svg:d="M18 36c23 0 23-36 0-36s-24 36 0 36z">
          <text:p/>
        </draw:path>
        <draw:path draw:style-name="gr1" draw:text-style-name="P1" draw:layer="layout" svg:width="0.034cm" svg:height="0.035cm" svg:x="15.948cm" svg:y="3.997cm" svg:viewBox="0 0 35 36" svg:d="M18 36c23 0 23-36 0-36s-24 36 0 36z">
          <text:p/>
        </draw:path>
        <draw:path draw:style-name="gr1" draw:text-style-name="P1" draw:layer="layout" svg:width="0.034cm" svg:height="0.036cm" svg:x="15.948cm" svg:y="4.499cm" svg:viewBox="0 0 35 37" svg:d="M18 37c23 0 23-37 0-37s-24 37 0 37z">
          <text:p/>
        </draw:path>
        <draw:path draw:style-name="gr1" draw:text-style-name="P1" draw:layer="layout" svg:width="0.034cm" svg:height="0.035cm" svg:x="15.948cm" svg:y="5.002cm" svg:viewBox="0 0 35 36" svg:d="M18 36c23 0 23-36 0-36s-24 36 0 36z">
          <text:p/>
        </draw:path>
        <draw:path draw:style-name="gr1" draw:text-style-name="P1" draw:layer="layout" svg:width="0.034cm" svg:height="0.035cm" svg:x="15.948cm" svg:y="5.504cm" svg:viewBox="0 0 35 36" svg:d="M18 36c23 0 23-36 0-36s-24 36 0 36z">
          <text:p/>
        </draw:path>
        <draw:path draw:style-name="gr1" draw:text-style-name="P1" draw:layer="layout" svg:width="0.034cm" svg:height="0.035cm" svg:x="15.948cm" svg:y="6.006cm" svg:viewBox="0 0 35 36" svg:d="M18 36c23 0 23-36 0-36s-24 36 0 36z">
          <text:p/>
        </draw:path>
        <draw:path draw:style-name="gr1" draw:text-style-name="P1" draw:layer="layout" svg:width="0.034cm" svg:height="0.036cm" svg:x="15.948cm" svg:y="6.508cm" svg:viewBox="0 0 35 37" svg:d="M18 37c23 0 23-37 0-37s-24 37 0 37z">
          <text:p/>
        </draw:path>
        <draw:path draw:style-name="gr1" draw:text-style-name="P1" draw:layer="layout" svg:width="0.034cm" svg:height="0.036cm" svg:x="15.948cm" svg:y="7.01cm" svg:viewBox="0 0 35 37" svg:d="M18 37c23 0 23-37 0-37s-24 37 0 37z">
          <text:p/>
        </draw:path>
        <draw:path draw:style-name="gr1" draw:text-style-name="P1" draw:layer="layout" svg:width="0.034cm" svg:height="0.035cm" svg:x="15.948cm" svg:y="7.513cm" svg:viewBox="0 0 35 36" svg:d="M18 36c23 0 23-36 0-36s-24 36 0 36z">
          <text:p/>
        </draw:path>
        <draw:path draw:style-name="gr1" draw:text-style-name="P1" draw:layer="layout" svg:width="0.034cm" svg:height="0.035cm" svg:x="15.948cm" svg:y="8.015cm" svg:viewBox="0 0 35 36" svg:d="M18 36c23 0 23-36 0-36s-24 36 0 36z">
          <text:p/>
        </draw:path>
        <draw:path draw:style-name="gr1" draw:text-style-name="P1" draw:layer="layout" svg:width="0.034cm" svg:height="0.035cm" svg:x="15.948cm" svg:y="8.517cm" svg:viewBox="0 0 35 36" svg:d="M18 36c23 0 23-36 0-36s-24 36 0 36z">
          <text:p/>
        </draw:path>
        <draw:path draw:style-name="gr1" draw:text-style-name="P1" draw:layer="layout" svg:width="0.034cm" svg:height="0.035cm" svg:x="15.948cm" svg:y="9.019cm" svg:viewBox="0 0 35 36" svg:d="M18 36c23 0 23-36 0-36s-24 36 0 36z">
          <text:p/>
        </draw:path>
        <draw:path draw:style-name="gr1" draw:text-style-name="P1" draw:layer="layout" svg:width="0.034cm" svg:height="0.036cm" svg:x="15.948cm" svg:y="9.521cm" svg:viewBox="0 0 35 37" svg:d="M18 37c23 0 23-37 0-37s-24 37 0 37z">
          <text:p/>
        </draw:path>
        <draw:path draw:style-name="gr1" draw:text-style-name="P1" draw:layer="layout" svg:width="0.034cm" svg:height="0.035cm" svg:x="15.948cm" svg:y="10.024cm" svg:viewBox="0 0 35 36" svg:d="M18 36c23 0 23-36 0-36s-24 36 0 36z">
          <text:p/>
        </draw:path>
        <draw:path draw:style-name="gr1" draw:text-style-name="P1" draw:layer="layout" svg:width="0.034cm" svg:height="0.035cm" svg:x="15.948cm" svg:y="10.526cm" svg:viewBox="0 0 35 36" svg:d="M18 36c23 0 23-36 0-36s-24 36 0 36z">
          <text:p/>
        </draw:path>
        <draw:path draw:style-name="gr1" draw:text-style-name="P1" draw:layer="layout" svg:width="0.034cm" svg:height="0.035cm" svg:x="15.948cm" svg:y="11.028cm" svg:viewBox="0 0 35 36" svg:d="M18 36c23 0 23-36 0-36s-24 36 0 36z">
          <text:p/>
        </draw:path>
        <draw:path draw:style-name="gr1" draw:text-style-name="P1" draw:layer="layout" svg:width="0.034cm" svg:height="0.035cm" svg:x="15.948cm" svg:y="11.53cm" svg:viewBox="0 0 35 36" svg:d="M18 36c23 0 23-36 0-36s-24 36 0 36z">
          <text:p/>
        </draw:path>
        <draw:path draw:style-name="gr1" draw:text-style-name="P1" draw:layer="layout" svg:width="0.034cm" svg:height="0.036cm" svg:x="15.948cm" svg:y="12.032cm" svg:viewBox="0 0 35 37" svg:d="M18 37c23 0 23-37 0-37s-24 37 0 37z">
          <text:p/>
        </draw:path>
        <draw:path draw:style-name="gr1" draw:text-style-name="P1" draw:layer="layout" svg:width="0.034cm" svg:height="0.035cm" svg:x="15.948cm" svg:y="12.535cm" svg:viewBox="0 0 35 36" svg:d="M18 36c23 0 23-36 0-36s-24 36 0 36z">
          <text:p/>
        </draw:path>
        <draw:path draw:style-name="gr1" draw:text-style-name="P1" draw:layer="layout" svg:width="0.034cm" svg:height="0.035cm" svg:x="15.948cm" svg:y="13.037cm" svg:viewBox="0 0 35 36" svg:d="M18 36c23 0 23-36 0-36s-24 36 0 36z">
          <text:p/>
        </draw:path>
        <draw:path draw:style-name="gr1" draw:text-style-name="P1" draw:layer="layout" svg:width="0.034cm" svg:height="0.035cm" svg:x="15.948cm" svg:y="13.539cm" svg:viewBox="0 0 35 36" svg:d="M18 36c23 0 23-36 0-36s-24 36 0 36z">
          <text:p/>
        </draw:path>
        <draw:path draw:style-name="gr1" draw:text-style-name="P1" draw:layer="layout" svg:width="0.034cm" svg:height="0.035cm" svg:x="15.948cm" svg:y="14.041cm" svg:viewBox="0 0 35 36" svg:d="M18 36c23 0 23-36 0-36s-24 36 0 36z">
          <text:p/>
        </draw:path>
        <draw:path draw:style-name="gr1" draw:text-style-name="P1" draw:layer="layout" svg:width="0.034cm" svg:height="0.036cm" svg:x="15.948cm" svg:y="14.543cm" svg:viewBox="0 0 35 37" svg:d="M18 37c23 0 23-37 0-37s-24 37 0 37z">
          <text:p/>
        </draw:path>
        <draw:path draw:style-name="gr1" draw:text-style-name="P1" draw:layer="layout" svg:width="0.034cm" svg:height="0.036cm" svg:x="15.948cm" svg:y="15.045cm" svg:viewBox="0 0 35 37" svg:d="M18 37c23 0 23-37 0-37s-24 37 0 37z">
          <text:p/>
        </draw:path>
        <draw:path draw:style-name="gr1" draw:text-style-name="P1" draw:layer="layout" svg:width="0.034cm" svg:height="0.035cm" svg:x="15.948cm" svg:y="15.548cm" svg:viewBox="0 0 35 36" svg:d="M18 36c23 0 23-36 0-36s-24 36 0 36z">
          <text:p/>
        </draw:path>
        <draw:path draw:style-name="gr1" draw:text-style-name="P1" draw:layer="layout" svg:width="0.034cm" svg:height="0.035cm" svg:x="15.948cm" svg:y="16.05cm" svg:viewBox="0 0 35 36" svg:d="M18 36c23 0 23-36 0-36s-24 36 0 36z">
          <text:p/>
        </draw:path>
        <draw:path draw:style-name="gr1" draw:text-style-name="P1" draw:layer="layout" svg:width="0.034cm" svg:height="0.035cm" svg:x="15.948cm" svg:y="16.552cm" svg:viewBox="0 0 35 36" svg:d="M18 36c23 0 23-36 0-36s-24 36 0 36z">
          <text:p/>
        </draw:path>
        <draw:path draw:style-name="gr1" draw:text-style-name="P1" draw:layer="layout" svg:width="0.034cm" svg:height="0.036cm" svg:x="15.948cm" svg:y="17.054cm" svg:viewBox="0 0 35 37" svg:d="M18 37c23 0 23-37 0-37s-24 37 0 37z">
          <text:p/>
        </draw:path>
        <draw:path draw:style-name="gr1" draw:text-style-name="P1" draw:layer="layout" svg:width="0.034cm" svg:height="0.035cm" svg:x="15.948cm" svg:y="17.557cm" svg:viewBox="0 0 35 36" svg:d="M18 36c23 0 23-36 0-36s-24 36 0 36z">
          <text:p/>
        </draw:path>
        <draw:path draw:style-name="gr1" draw:text-style-name="P1" draw:layer="layout" svg:width="0.034cm" svg:height="0.035cm" svg:x="15.948cm" svg:y="18.059cm" svg:viewBox="0 0 35 36" svg:d="M18 36c23 0 23-36 0-36s-24 36 0 36z">
          <text:p/>
        </draw:path>
        <draw:path draw:style-name="gr1" draw:text-style-name="P1" draw:layer="layout" svg:width="0.034cm" svg:height="0.035cm" svg:x="15.948cm" svg:y="18.561cm" svg:viewBox="0 0 35 36" svg:d="M18 36c23 0 23-36 0-36s-24 36 0 36z">
          <text:p/>
        </draw:path>
        <draw:path draw:style-name="gr1" draw:text-style-name="P1" draw:layer="layout" svg:width="0.034cm" svg:height="0.035cm" svg:x="15.948cm" svg:y="19.063cm" svg:viewBox="0 0 35 36" svg:d="M18 36c23 0 23-36 0-36s-24 36 0 36z">
          <text:p/>
        </draw:path>
        <draw:path draw:style-name="gr1" draw:text-style-name="P1" draw:layer="layout" svg:width="0.034cm" svg:height="0.036cm" svg:x="15.948cm" svg:y="19.565cm" svg:viewBox="0 0 35 37" svg:d="M18 37c23 0 23-37 0-37s-24 37 0 37z">
          <text:p/>
        </draw:path>
        <draw:path draw:style-name="gr1" draw:text-style-name="P1" draw:layer="layout" svg:width="0.034cm" svg:height="0.036cm" svg:x="15.948cm" svg:y="20.067cm" svg:viewBox="0 0 35 37" svg:d="M18 37c23 0 23-37 0-37s-24 37 0 37z">
          <text:p/>
        </draw:path>
        <draw:path draw:style-name="gr1" draw:text-style-name="P1" draw:layer="layout" svg:width="0.034cm" svg:height="0.035cm" svg:x="15.948cm" svg:y="20.57cm" svg:viewBox="0 0 35 36" svg:d="M18 36c23 0 23-36 0-36s-24 36 0 36z">
          <text:p/>
        </draw:path>
        <draw:path draw:style-name="gr1" draw:text-style-name="P1" draw:layer="layout" svg:width="0.034cm" svg:height="0.035cm" svg:x="16.447cm" svg:y="0.984cm" svg:viewBox="0 0 35 36" svg:d="M17 36c24 0 24-36 0-36-23 0-23 36 0 36z">
          <text:p/>
        </draw:path>
        <draw:path draw:style-name="gr1" draw:text-style-name="P1" draw:layer="layout" svg:width="0.034cm" svg:height="0.036cm" svg:x="16.447cm" svg:y="1.486cm" svg:viewBox="0 0 35 37" svg:d="M17 37c24 0 24-37 0-37-23 0-23 37 0 37z">
          <text:p/>
        </draw:path>
        <draw:path draw:style-name="gr1" draw:text-style-name="P1" draw:layer="layout" svg:width="0.034cm" svg:height="0.036cm" svg:x="16.447cm" svg:y="1.988cm" svg:viewBox="0 0 35 37" svg:d="M17 37c24 0 24-37 0-37-23 0-23 37 0 37z">
          <text:p/>
        </draw:path>
        <draw:path draw:style-name="gr1" draw:text-style-name="P1" draw:layer="layout" svg:width="0.034cm" svg:height="0.035cm" svg:x="16.447cm" svg:y="2.491cm" svg:viewBox="0 0 35 36" svg:d="M17 36c24 0 24-36 0-36-23 0-23 36 0 36z">
          <text:p/>
        </draw:path>
        <draw:path draw:style-name="gr1" draw:text-style-name="P1" draw:layer="layout" svg:width="0.034cm" svg:height="0.035cm" svg:x="16.447cm" svg:y="2.993cm" svg:viewBox="0 0 35 36" svg:d="M17 36c24 0 24-36 0-36-23 0-23 36 0 36z">
          <text:p/>
        </draw:path>
        <draw:path draw:style-name="gr1" draw:text-style-name="P1" draw:layer="layout" svg:width="0.034cm" svg:height="0.035cm" svg:x="16.447cm" svg:y="3.495cm" svg:viewBox="0 0 35 36" svg:d="M17 36c24 0 24-36 0-36-23 0-23 36 0 36z">
          <text:p/>
        </draw:path>
        <draw:path draw:style-name="gr1" draw:text-style-name="P1" draw:layer="layout" svg:width="0.034cm" svg:height="0.035cm" svg:x="16.447cm" svg:y="3.997cm" svg:viewBox="0 0 35 36" svg:d="M17 36c24 0 24-36 0-36-23 0-23 36 0 36z">
          <text:p/>
        </draw:path>
        <draw:path draw:style-name="gr1" draw:text-style-name="P1" draw:layer="layout" svg:width="0.034cm" svg:height="0.036cm" svg:x="16.447cm" svg:y="4.499cm" svg:viewBox="0 0 35 37" svg:d="M17 37c24 0 24-37 0-37-23 0-23 37 0 37z">
          <text:p/>
        </draw:path>
        <draw:path draw:style-name="gr1" draw:text-style-name="P1" draw:layer="layout" svg:width="0.034cm" svg:height="0.035cm" svg:x="16.447cm" svg:y="5.002cm" svg:viewBox="0 0 35 36" svg:d="M17 36c24 0 24-36 0-36-23 0-23 36 0 36z">
          <text:p/>
        </draw:path>
        <draw:path draw:style-name="gr1" draw:text-style-name="P1" draw:layer="layout" svg:width="0.034cm" svg:height="0.035cm" svg:x="16.447cm" svg:y="5.504cm" svg:viewBox="0 0 35 36" svg:d="M17 36c24 0 24-36 0-36-23 0-23 36 0 36z">
          <text:p/>
        </draw:path>
        <draw:path draw:style-name="gr1" draw:text-style-name="P1" draw:layer="layout" svg:width="0.034cm" svg:height="0.035cm" svg:x="16.447cm" svg:y="6.006cm" svg:viewBox="0 0 35 36" svg:d="M17 36c24 0 24-36 0-36-23 0-23 36 0 36z">
          <text:p/>
        </draw:path>
        <draw:path draw:style-name="gr1" draw:text-style-name="P1" draw:layer="layout" svg:width="0.034cm" svg:height="0.036cm" svg:x="16.447cm" svg:y="6.508cm" svg:viewBox="0 0 35 37" svg:d="M17 37c24 0 24-37 0-37-23 0-23 37 0 37z">
          <text:p/>
        </draw:path>
        <draw:path draw:style-name="gr1" draw:text-style-name="P1" draw:layer="layout" svg:width="0.034cm" svg:height="0.036cm" svg:x="16.447cm" svg:y="7.01cm" svg:viewBox="0 0 35 37" svg:d="M17 37c24 0 24-37 0-37-23 0-23 37 0 37z">
          <text:p/>
        </draw:path>
        <draw:path draw:style-name="gr1" draw:text-style-name="P1" draw:layer="layout" svg:width="0.034cm" svg:height="0.035cm" svg:x="16.447cm" svg:y="7.513cm" svg:viewBox="0 0 35 36" svg:d="M17 36c24 0 24-36 0-36-23 0-23 36 0 36z">
          <text:p/>
        </draw:path>
        <draw:path draw:style-name="gr1" draw:text-style-name="P1" draw:layer="layout" svg:width="0.034cm" svg:height="0.035cm" svg:x="16.447cm" svg:y="8.015cm" svg:viewBox="0 0 35 36" svg:d="M17 36c24 0 24-36 0-36-23 0-23 36 0 36z">
          <text:p/>
        </draw:path>
        <draw:path draw:style-name="gr1" draw:text-style-name="P1" draw:layer="layout" svg:width="0.034cm" svg:height="0.035cm" svg:x="16.447cm" svg:y="8.517cm" svg:viewBox="0 0 35 36" svg:d="M17 36c24 0 24-36 0-36-23 0-23 36 0 36z">
          <text:p/>
        </draw:path>
        <draw:path draw:style-name="gr1" draw:text-style-name="P1" draw:layer="layout" svg:width="0.034cm" svg:height="0.035cm" svg:x="16.447cm" svg:y="9.019cm" svg:viewBox="0 0 35 36" svg:d="M17 36c24 0 24-36 0-36-23 0-23 36 0 36z">
          <text:p/>
        </draw:path>
        <draw:path draw:style-name="gr1" draw:text-style-name="P1" draw:layer="layout" svg:width="0.034cm" svg:height="0.036cm" svg:x="16.447cm" svg:y="9.521cm" svg:viewBox="0 0 35 37" svg:d="M17 37c24 0 24-37 0-37-23 0-23 37 0 37z">
          <text:p/>
        </draw:path>
        <draw:path draw:style-name="gr1" draw:text-style-name="P1" draw:layer="layout" svg:width="0.034cm" svg:height="0.035cm" svg:x="16.447cm" svg:y="10.024cm" svg:viewBox="0 0 35 36" svg:d="M17 36c24 0 24-36 0-36-23 0-23 36 0 36z">
          <text:p/>
        </draw:path>
        <draw:path draw:style-name="gr1" draw:text-style-name="P1" draw:layer="layout" svg:width="0.034cm" svg:height="0.035cm" svg:x="16.447cm" svg:y="10.526cm" svg:viewBox="0 0 35 36" svg:d="M17 36c24 0 24-36 0-36-23 0-23 36 0 36z">
          <text:p/>
        </draw:path>
        <draw:path draw:style-name="gr1" draw:text-style-name="P1" draw:layer="layout" svg:width="0.034cm" svg:height="0.035cm" svg:x="16.447cm" svg:y="11.028cm" svg:viewBox="0 0 35 36" svg:d="M17 36c24 0 24-36 0-36-23 0-23 36 0 36z">
          <text:p/>
        </draw:path>
        <draw:path draw:style-name="gr1" draw:text-style-name="P1" draw:layer="layout" svg:width="0.034cm" svg:height="0.035cm" svg:x="16.447cm" svg:y="11.53cm" svg:viewBox="0 0 35 36" svg:d="M17 36c24 0 24-36 0-36-23 0-23 36 0 36z">
          <text:p/>
        </draw:path>
        <draw:path draw:style-name="gr1" draw:text-style-name="P1" draw:layer="layout" svg:width="0.034cm" svg:height="0.036cm" svg:x="16.447cm" svg:y="12.032cm" svg:viewBox="0 0 35 37" svg:d="M17 37c24 0 24-37 0-37-23 0-23 37 0 37z">
          <text:p/>
        </draw:path>
        <draw:path draw:style-name="gr1" draw:text-style-name="P1" draw:layer="layout" svg:width="0.034cm" svg:height="0.035cm" svg:x="16.447cm" svg:y="12.535cm" svg:viewBox="0 0 35 36" svg:d="M17 36c24 0 24-36 0-36-23 0-23 36 0 36z">
          <text:p/>
        </draw:path>
        <draw:path draw:style-name="gr1" draw:text-style-name="P1" draw:layer="layout" svg:width="0.034cm" svg:height="0.035cm" svg:x="16.447cm" svg:y="13.037cm" svg:viewBox="0 0 35 36" svg:d="M17 36c24 0 24-36 0-36-23 0-23 36 0 36z">
          <text:p/>
        </draw:path>
        <draw:path draw:style-name="gr1" draw:text-style-name="P1" draw:layer="layout" svg:width="0.034cm" svg:height="0.035cm" svg:x="16.447cm" svg:y="13.539cm" svg:viewBox="0 0 35 36" svg:d="M17 36c24 0 24-36 0-36-23 0-23 36 0 36z">
          <text:p/>
        </draw:path>
        <draw:path draw:style-name="gr1" draw:text-style-name="P1" draw:layer="layout" svg:width="0.034cm" svg:height="0.035cm" svg:x="16.447cm" svg:y="14.041cm" svg:viewBox="0 0 35 36" svg:d="M17 36c24 0 24-36 0-36-23 0-23 36 0 36z">
          <text:p/>
        </draw:path>
        <draw:path draw:style-name="gr1" draw:text-style-name="P1" draw:layer="layout" svg:width="0.034cm" svg:height="0.036cm" svg:x="16.447cm" svg:y="14.543cm" svg:viewBox="0 0 35 37" svg:d="M17 37c24 0 24-37 0-37-23 0-23 37 0 37z">
          <text:p/>
        </draw:path>
        <draw:path draw:style-name="gr1" draw:text-style-name="P1" draw:layer="layout" svg:width="0.034cm" svg:height="0.036cm" svg:x="16.447cm" svg:y="15.045cm" svg:viewBox="0 0 35 37" svg:d="M17 37c24 0 24-37 0-37-23 0-23 37 0 37z">
          <text:p/>
        </draw:path>
        <draw:path draw:style-name="gr1" draw:text-style-name="P1" draw:layer="layout" svg:width="0.034cm" svg:height="0.035cm" svg:x="16.447cm" svg:y="15.548cm" svg:viewBox="0 0 35 36" svg:d="M17 36c24 0 24-36 0-36-23 0-23 36 0 36z">
          <text:p/>
        </draw:path>
        <draw:path draw:style-name="gr1" draw:text-style-name="P1" draw:layer="layout" svg:width="0.034cm" svg:height="0.035cm" svg:x="16.447cm" svg:y="16.05cm" svg:viewBox="0 0 35 36" svg:d="M17 36c24 0 24-36 0-36-23 0-23 36 0 36z">
          <text:p/>
        </draw:path>
        <draw:path draw:style-name="gr1" draw:text-style-name="P1" draw:layer="layout" svg:width="0.034cm" svg:height="0.035cm" svg:x="16.447cm" svg:y="16.552cm" svg:viewBox="0 0 35 36" svg:d="M17 36c24 0 24-36 0-36-23 0-23 36 0 36z">
          <text:p/>
        </draw:path>
        <draw:path draw:style-name="gr1" draw:text-style-name="P1" draw:layer="layout" svg:width="0.034cm" svg:height="0.036cm" svg:x="16.447cm" svg:y="17.054cm" svg:viewBox="0 0 35 37" svg:d="M17 37c24 0 24-37 0-37-23 0-23 37 0 37z">
          <text:p/>
        </draw:path>
        <draw:path draw:style-name="gr1" draw:text-style-name="P1" draw:layer="layout" svg:width="0.034cm" svg:height="0.035cm" svg:x="16.447cm" svg:y="17.557cm" svg:viewBox="0 0 35 36" svg:d="M17 36c24 0 24-36 0-36-23 0-23 36 0 36z">
          <text:p/>
        </draw:path>
        <draw:path draw:style-name="gr1" draw:text-style-name="P1" draw:layer="layout" svg:width="0.034cm" svg:height="0.035cm" svg:x="16.447cm" svg:y="18.059cm" svg:viewBox="0 0 35 36" svg:d="M17 36c24 0 24-36 0-36-23 0-23 36 0 36z">
          <text:p/>
        </draw:path>
        <draw:path draw:style-name="gr1" draw:text-style-name="P1" draw:layer="layout" svg:width="0.034cm" svg:height="0.035cm" svg:x="16.447cm" svg:y="18.561cm" svg:viewBox="0 0 35 36" svg:d="M17 36c24 0 24-36 0-36-23 0-23 36 0 36z">
          <text:p/>
        </draw:path>
        <draw:path draw:style-name="gr1" draw:text-style-name="P1" draw:layer="layout" svg:width="0.034cm" svg:height="0.035cm" svg:x="16.447cm" svg:y="19.063cm" svg:viewBox="0 0 35 36" svg:d="M17 36c24 0 24-36 0-36-23 0-23 36 0 36z">
          <text:p/>
        </draw:path>
        <draw:path draw:style-name="gr1" draw:text-style-name="P1" draw:layer="layout" svg:width="0.034cm" svg:height="0.036cm" svg:x="16.447cm" svg:y="19.565cm" svg:viewBox="0 0 35 37" svg:d="M17 37c24 0 24-37 0-37-23 0-23 37 0 37z">
          <text:p/>
        </draw:path>
        <draw:path draw:style-name="gr1" draw:text-style-name="P1" draw:layer="layout" svg:width="0.034cm" svg:height="0.036cm" svg:x="16.447cm" svg:y="20.067cm" svg:viewBox="0 0 35 37" svg:d="M17 37c24 0 24-37 0-37-23 0-23 37 0 37z">
          <text:p/>
        </draw:path>
        <draw:path draw:style-name="gr1" draw:text-style-name="P1" draw:layer="layout" svg:width="0.034cm" svg:height="0.035cm" svg:x="16.447cm" svg:y="20.57cm" svg:viewBox="0 0 35 36" svg:d="M17 36c24 0 24-36 0-36-23 0-23 36 0 36z">
          <text:p/>
        </draw:path>
        <draw:path draw:style-name="gr1" draw:text-style-name="P1" draw:layer="layout" svg:width="0.035cm" svg:height="0.035cm" svg:x="16.946cm" svg:y="0.984cm" svg:viewBox="0 0 36 36" svg:d="M18 36c24 0 24-36 0-36-23 0-24 36 0 36z">
          <text:p/>
        </draw:path>
        <draw:path draw:style-name="gr1" draw:text-style-name="P1" draw:layer="layout" svg:width="0.035cm" svg:height="0.036cm" svg:x="16.946cm" svg:y="1.486cm" svg:viewBox="0 0 36 37" svg:d="M18 37c24 0 24-37 0-37-23 0-24 37 0 37z">
          <text:p/>
        </draw:path>
        <draw:path draw:style-name="gr1" draw:text-style-name="P1" draw:layer="layout" svg:width="0.035cm" svg:height="0.036cm" svg:x="16.946cm" svg:y="1.988cm" svg:viewBox="0 0 36 37" svg:d="M18 37c24 0 24-37 0-37-23 0-24 37 0 37z">
          <text:p/>
        </draw:path>
        <draw:path draw:style-name="gr1" draw:text-style-name="P1" draw:layer="layout" svg:width="0.035cm" svg:height="0.035cm" svg:x="16.946cm" svg:y="2.491cm" svg:viewBox="0 0 36 36" svg:d="M18 36c24 0 24-36 0-36-23 0-24 36 0 36z">
          <text:p/>
        </draw:path>
        <draw:path draw:style-name="gr1" draw:text-style-name="P1" draw:layer="layout" svg:width="0.035cm" svg:height="0.035cm" svg:x="16.946cm" svg:y="2.993cm" svg:viewBox="0 0 36 36" svg:d="M18 36c24 0 24-36 0-36-23 0-24 36 0 36z">
          <text:p/>
        </draw:path>
        <draw:path draw:style-name="gr1" draw:text-style-name="P1" draw:layer="layout" svg:width="0.035cm" svg:height="0.035cm" svg:x="16.946cm" svg:y="3.495cm" svg:viewBox="0 0 36 36" svg:d="M18 36c24 0 24-36 0-36-23 0-24 36 0 36z">
          <text:p/>
        </draw:path>
        <draw:path draw:style-name="gr1" draw:text-style-name="P1" draw:layer="layout" svg:width="0.035cm" svg:height="0.035cm" svg:x="16.946cm" svg:y="3.997cm" svg:viewBox="0 0 36 36" svg:d="M18 36c24 0 24-36 0-36-23 0-24 36 0 36z">
          <text:p/>
        </draw:path>
        <draw:path draw:style-name="gr1" draw:text-style-name="P1" draw:layer="layout" svg:width="0.035cm" svg:height="0.036cm" svg:x="16.946cm" svg:y="4.499cm" svg:viewBox="0 0 36 37" svg:d="M18 37c24 0 24-37 0-37-23 0-24 37 0 37z">
          <text:p/>
        </draw:path>
        <draw:path draw:style-name="gr1" draw:text-style-name="P1" draw:layer="layout" svg:width="0.035cm" svg:height="0.035cm" svg:x="16.946cm" svg:y="5.002cm" svg:viewBox="0 0 36 36" svg:d="M18 36c24 0 24-36 0-36-23 0-24 36 0 36z">
          <text:p/>
        </draw:path>
        <draw:path draw:style-name="gr1" draw:text-style-name="P1" draw:layer="layout" svg:width="0.035cm" svg:height="0.035cm" svg:x="16.946cm" svg:y="5.504cm" svg:viewBox="0 0 36 36" svg:d="M18 36c24 0 24-36 0-36-23 0-24 36 0 36z">
          <text:p/>
        </draw:path>
        <draw:path draw:style-name="gr1" draw:text-style-name="P1" draw:layer="layout" svg:width="0.035cm" svg:height="0.035cm" svg:x="16.946cm" svg:y="6.006cm" svg:viewBox="0 0 36 36" svg:d="M18 36c24 0 24-36 0-36-23 0-24 36 0 36z">
          <text:p/>
        </draw:path>
        <draw:path draw:style-name="gr1" draw:text-style-name="P1" draw:layer="layout" svg:width="0.035cm" svg:height="0.036cm" svg:x="16.946cm" svg:y="6.508cm" svg:viewBox="0 0 36 37" svg:d="M18 37c24 0 24-37 0-37-23 0-24 37 0 37z">
          <text:p/>
        </draw:path>
        <draw:path draw:style-name="gr1" draw:text-style-name="P1" draw:layer="layout" svg:width="0.035cm" svg:height="0.036cm" svg:x="16.946cm" svg:y="7.01cm" svg:viewBox="0 0 36 37" svg:d="M18 37c24 0 24-37 0-37-23 0-24 37 0 37z">
          <text:p/>
        </draw:path>
        <draw:path draw:style-name="gr1" draw:text-style-name="P1" draw:layer="layout" svg:width="0.035cm" svg:height="0.035cm" svg:x="16.946cm" svg:y="7.513cm" svg:viewBox="0 0 36 36" svg:d="M18 36c24 0 24-36 0-36-23 0-24 36 0 36z">
          <text:p/>
        </draw:path>
        <draw:path draw:style-name="gr1" draw:text-style-name="P1" draw:layer="layout" svg:width="0.035cm" svg:height="0.035cm" svg:x="16.946cm" svg:y="8.015cm" svg:viewBox="0 0 36 36" svg:d="M18 36c24 0 24-36 0-36-23 0-24 36 0 36z">
          <text:p/>
        </draw:path>
        <draw:path draw:style-name="gr1" draw:text-style-name="P1" draw:layer="layout" svg:width="0.035cm" svg:height="0.035cm" svg:x="16.946cm" svg:y="8.517cm" svg:viewBox="0 0 36 36" svg:d="M18 36c24 0 24-36 0-36-23 0-24 36 0 36z">
          <text:p/>
        </draw:path>
        <draw:path draw:style-name="gr1" draw:text-style-name="P1" draw:layer="layout" svg:width="0.035cm" svg:height="0.035cm" svg:x="16.946cm" svg:y="9.019cm" svg:viewBox="0 0 36 36" svg:d="M18 36c24 0 24-36 0-36-23 0-24 36 0 36z">
          <text:p/>
        </draw:path>
        <draw:path draw:style-name="gr1" draw:text-style-name="P1" draw:layer="layout" svg:width="0.035cm" svg:height="0.036cm" svg:x="16.946cm" svg:y="9.521cm" svg:viewBox="0 0 36 37" svg:d="M18 37c24 0 24-37 0-37-23 0-24 37 0 37z">
          <text:p/>
        </draw:path>
        <draw:path draw:style-name="gr1" draw:text-style-name="P1" draw:layer="layout" svg:width="0.035cm" svg:height="0.035cm" svg:x="16.946cm" svg:y="10.024cm" svg:viewBox="0 0 36 36" svg:d="M18 36c24 0 24-36 0-36-23 0-24 36 0 36z">
          <text:p/>
        </draw:path>
        <draw:path draw:style-name="gr1" draw:text-style-name="P1" draw:layer="layout" svg:width="0.035cm" svg:height="0.035cm" svg:x="16.946cm" svg:y="10.526cm" svg:viewBox="0 0 36 36" svg:d="M18 36c24 0 24-36 0-36-23 0-24 36 0 36z">
          <text:p/>
        </draw:path>
        <draw:path draw:style-name="gr1" draw:text-style-name="P1" draw:layer="layout" svg:width="0.035cm" svg:height="0.035cm" svg:x="16.946cm" svg:y="11.028cm" svg:viewBox="0 0 36 36" svg:d="M18 36c24 0 24-36 0-36-23 0-24 36 0 36z">
          <text:p/>
        </draw:path>
        <draw:path draw:style-name="gr1" draw:text-style-name="P1" draw:layer="layout" svg:width="0.035cm" svg:height="0.035cm" svg:x="16.946cm" svg:y="11.53cm" svg:viewBox="0 0 36 36" svg:d="M18 36c24 0 24-36 0-36-23 0-24 36 0 36z">
          <text:p/>
        </draw:path>
        <draw:path draw:style-name="gr1" draw:text-style-name="P1" draw:layer="layout" svg:width="0.035cm" svg:height="0.036cm" svg:x="16.946cm" svg:y="12.032cm" svg:viewBox="0 0 36 37" svg:d="M18 37c24 0 24-37 0-37-23 0-24 37 0 37z">
          <text:p/>
        </draw:path>
        <draw:path draw:style-name="gr1" draw:text-style-name="P1" draw:layer="layout" svg:width="0.035cm" svg:height="0.035cm" svg:x="16.946cm" svg:y="12.535cm" svg:viewBox="0 0 36 36" svg:d="M18 36c24 0 24-36 0-36-23 0-24 36 0 36z">
          <text:p/>
        </draw:path>
        <draw:path draw:style-name="gr1" draw:text-style-name="P1" draw:layer="layout" svg:width="0.035cm" svg:height="0.035cm" svg:x="16.946cm" svg:y="13.037cm" svg:viewBox="0 0 36 36" svg:d="M18 36c24 0 24-36 0-36-23 0-24 36 0 36z">
          <text:p/>
        </draw:path>
        <draw:path draw:style-name="gr1" draw:text-style-name="P1" draw:layer="layout" svg:width="0.035cm" svg:height="0.035cm" svg:x="16.946cm" svg:y="13.539cm" svg:viewBox="0 0 36 36" svg:d="M18 36c24 0 24-36 0-36-23 0-24 36 0 36z">
          <text:p/>
        </draw:path>
        <draw:path draw:style-name="gr1" draw:text-style-name="P1" draw:layer="layout" svg:width="0.035cm" svg:height="0.035cm" svg:x="16.946cm" svg:y="14.041cm" svg:viewBox="0 0 36 36" svg:d="M18 36c24 0 24-36 0-36-23 0-24 36 0 36z">
          <text:p/>
        </draw:path>
        <draw:path draw:style-name="gr1" draw:text-style-name="P1" draw:layer="layout" svg:width="0.035cm" svg:height="0.036cm" svg:x="16.946cm" svg:y="14.543cm" svg:viewBox="0 0 36 37" svg:d="M18 37c24 0 24-37 0-37-23 0-24 37 0 37z">
          <text:p/>
        </draw:path>
        <draw:path draw:style-name="gr1" draw:text-style-name="P1" draw:layer="layout" svg:width="0.035cm" svg:height="0.036cm" svg:x="16.946cm" svg:y="15.045cm" svg:viewBox="0 0 36 37" svg:d="M18 37c24 0 24-37 0-37-23 0-24 37 0 37z">
          <text:p/>
        </draw:path>
        <draw:path draw:style-name="gr1" draw:text-style-name="P1" draw:layer="layout" svg:width="0.035cm" svg:height="0.035cm" svg:x="16.946cm" svg:y="15.548cm" svg:viewBox="0 0 36 36" svg:d="M18 36c24 0 24-36 0-36-23 0-24 36 0 36z">
          <text:p/>
        </draw:path>
        <draw:path draw:style-name="gr1" draw:text-style-name="P1" draw:layer="layout" svg:width="0.035cm" svg:height="0.035cm" svg:x="16.946cm" svg:y="16.05cm" svg:viewBox="0 0 36 36" svg:d="M18 36c24 0 24-36 0-36-23 0-24 36 0 36z">
          <text:p/>
        </draw:path>
        <draw:path draw:style-name="gr1" draw:text-style-name="P1" draw:layer="layout" svg:width="0.035cm" svg:height="0.035cm" svg:x="16.946cm" svg:y="16.552cm" svg:viewBox="0 0 36 36" svg:d="M18 36c24 0 24-36 0-36-23 0-24 36 0 36z">
          <text:p/>
        </draw:path>
        <draw:path draw:style-name="gr1" draw:text-style-name="P1" draw:layer="layout" svg:width="0.035cm" svg:height="0.036cm" svg:x="16.946cm" svg:y="17.054cm" svg:viewBox="0 0 36 37" svg:d="M18 37c24 0 24-37 0-37-23 0-24 37 0 37z">
          <text:p/>
        </draw:path>
        <draw:path draw:style-name="gr1" draw:text-style-name="P1" draw:layer="layout" svg:width="0.035cm" svg:height="0.035cm" svg:x="16.946cm" svg:y="17.557cm" svg:viewBox="0 0 36 36" svg:d="M18 36c24 0 24-36 0-36-23 0-24 36 0 36z">
          <text:p/>
        </draw:path>
        <draw:path draw:style-name="gr1" draw:text-style-name="P1" draw:layer="layout" svg:width="0.035cm" svg:height="0.035cm" svg:x="16.946cm" svg:y="18.059cm" svg:viewBox="0 0 36 36" svg:d="M18 36c24 0 24-36 0-36-23 0-24 36 0 36z">
          <text:p/>
        </draw:path>
        <draw:path draw:style-name="gr1" draw:text-style-name="P1" draw:layer="layout" svg:width="0.035cm" svg:height="0.035cm" svg:x="16.946cm" svg:y="18.561cm" svg:viewBox="0 0 36 36" svg:d="M18 36c24 0 24-36 0-36-23 0-24 36 0 36z">
          <text:p/>
        </draw:path>
        <draw:path draw:style-name="gr1" draw:text-style-name="P1" draw:layer="layout" svg:width="0.035cm" svg:height="0.035cm" svg:x="16.946cm" svg:y="19.063cm" svg:viewBox="0 0 36 36" svg:d="M18 36c24 0 24-36 0-36-23 0-24 36 0 36z">
          <text:p/>
        </draw:path>
        <draw:path draw:style-name="gr1" draw:text-style-name="P1" draw:layer="layout" svg:width="0.035cm" svg:height="0.036cm" svg:x="16.946cm" svg:y="19.565cm" svg:viewBox="0 0 36 37" svg:d="M18 37c24 0 24-37 0-37-23 0-24 37 0 37z">
          <text:p/>
        </draw:path>
        <draw:path draw:style-name="gr1" draw:text-style-name="P1" draw:layer="layout" svg:width="0.035cm" svg:height="0.036cm" svg:x="16.946cm" svg:y="20.067cm" svg:viewBox="0 0 36 37" svg:d="M18 37c24 0 24-37 0-37-23 0-24 37 0 37z">
          <text:p/>
        </draw:path>
        <draw:path draw:style-name="gr1" draw:text-style-name="P1" draw:layer="layout" svg:width="0.035cm" svg:height="0.035cm" svg:x="16.946cm" svg:y="20.57cm" svg:viewBox="0 0 36 36" svg:d="M18 36c24 0 24-36 0-36-23 0-24 36 0 36z">
          <text:p/>
        </draw:path>
        <draw:path draw:style-name="gr1" draw:text-style-name="P1" draw:layer="layout" svg:width="0.034cm" svg:height="0.035cm" svg:x="17.445cm" svg:y="0.984cm" svg:viewBox="0 0 35 36" svg:d="M18 36c22 0 22-36 0-36-24 0-24 36 0 36z">
          <text:p/>
        </draw:path>
        <draw:path draw:style-name="gr1" draw:text-style-name="P1" draw:layer="layout" svg:width="0.034cm" svg:height="0.036cm" svg:x="17.445cm" svg:y="1.486cm" svg:viewBox="0 0 35 37" svg:d="M18 37c22 0 22-37 0-37-24 0-24 37 0 37z">
          <text:p/>
        </draw:path>
        <draw:path draw:style-name="gr1" draw:text-style-name="P1" draw:layer="layout" svg:width="0.034cm" svg:height="0.036cm" svg:x="17.445cm" svg:y="1.988cm" svg:viewBox="0 0 35 37" svg:d="M18 37c22 0 22-37 0-37-24 0-24 37 0 37z">
          <text:p/>
        </draw:path>
        <draw:path draw:style-name="gr1" draw:text-style-name="P1" draw:layer="layout" svg:width="0.034cm" svg:height="0.035cm" svg:x="17.445cm" svg:y="2.491cm" svg:viewBox="0 0 35 36" svg:d="M18 36c22 0 22-36 0-36-24 0-24 36 0 36z">
          <text:p/>
        </draw:path>
        <draw:path draw:style-name="gr1" draw:text-style-name="P1" draw:layer="layout" svg:width="0.034cm" svg:height="0.035cm" svg:x="17.445cm" svg:y="2.993cm" svg:viewBox="0 0 35 36" svg:d="M18 36c22 0 22-36 0-36-24 0-24 36 0 36z">
          <text:p/>
        </draw:path>
        <draw:path draw:style-name="gr1" draw:text-style-name="P1" draw:layer="layout" svg:width="0.034cm" svg:height="0.035cm" svg:x="17.445cm" svg:y="3.495cm" svg:viewBox="0 0 35 36" svg:d="M18 36c22 0 22-36 0-36-24 0-24 36 0 36z">
          <text:p/>
        </draw:path>
        <draw:path draw:style-name="gr1" draw:text-style-name="P1" draw:layer="layout" svg:width="0.034cm" svg:height="0.035cm" svg:x="17.445cm" svg:y="3.997cm" svg:viewBox="0 0 35 36" svg:d="M18 36c22 0 22-36 0-36-24 0-24 36 0 36z">
          <text:p/>
        </draw:path>
        <draw:path draw:style-name="gr1" draw:text-style-name="P1" draw:layer="layout" svg:width="0.034cm" svg:height="0.036cm" svg:x="17.445cm" svg:y="4.499cm" svg:viewBox="0 0 35 37" svg:d="M18 37c22 0 22-37 0-37-24 0-24 37 0 37z">
          <text:p/>
        </draw:path>
        <draw:path draw:style-name="gr1" draw:text-style-name="P1" draw:layer="layout" svg:width="0.034cm" svg:height="0.035cm" svg:x="17.445cm" svg:y="5.002cm" svg:viewBox="0 0 35 36" svg:d="M18 36c22 0 22-36 0-36-24 0-24 36 0 36z">
          <text:p/>
        </draw:path>
        <draw:path draw:style-name="gr1" draw:text-style-name="P1" draw:layer="layout" svg:width="0.034cm" svg:height="0.035cm" svg:x="17.445cm" svg:y="5.504cm" svg:viewBox="0 0 35 36" svg:d="M18 36c22 0 22-36 0-36-24 0-24 36 0 36z">
          <text:p/>
        </draw:path>
        <draw:path draw:style-name="gr1" draw:text-style-name="P1" draw:layer="layout" svg:width="0.034cm" svg:height="0.035cm" svg:x="17.445cm" svg:y="6.006cm" svg:viewBox="0 0 35 36" svg:d="M18 36c22 0 22-36 0-36-24 0-24 36 0 36z">
          <text:p/>
        </draw:path>
        <draw:path draw:style-name="gr1" draw:text-style-name="P1" draw:layer="layout" svg:width="0.034cm" svg:height="0.036cm" svg:x="17.445cm" svg:y="6.508cm" svg:viewBox="0 0 35 37" svg:d="M18 37c22 0 22-37 0-37-24 0-24 37 0 37z">
          <text:p/>
        </draw:path>
        <draw:path draw:style-name="gr1" draw:text-style-name="P1" draw:layer="layout" svg:width="0.034cm" svg:height="0.036cm" svg:x="17.445cm" svg:y="7.01cm" svg:viewBox="0 0 35 37" svg:d="M18 37c22 0 22-37 0-37-24 0-24 37 0 37z">
          <text:p/>
        </draw:path>
        <draw:path draw:style-name="gr1" draw:text-style-name="P1" draw:layer="layout" svg:width="0.034cm" svg:height="0.035cm" svg:x="17.445cm" svg:y="7.513cm" svg:viewBox="0 0 35 36" svg:d="M18 36c22 0 22-36 0-36-24 0-24 36 0 36z">
          <text:p/>
        </draw:path>
        <draw:path draw:style-name="gr1" draw:text-style-name="P1" draw:layer="layout" svg:width="0.034cm" svg:height="0.035cm" svg:x="17.445cm" svg:y="8.015cm" svg:viewBox="0 0 35 36" svg:d="M18 36c22 0 22-36 0-36-24 0-24 36 0 36z">
          <text:p/>
        </draw:path>
        <draw:path draw:style-name="gr1" draw:text-style-name="P1" draw:layer="layout" svg:width="0.034cm" svg:height="0.035cm" svg:x="17.445cm" svg:y="8.517cm" svg:viewBox="0 0 35 36" svg:d="M18 36c22 0 22-36 0-36-24 0-24 36 0 36z">
          <text:p/>
        </draw:path>
        <draw:path draw:style-name="gr1" draw:text-style-name="P1" draw:layer="layout" svg:width="0.034cm" svg:height="0.035cm" svg:x="17.445cm" svg:y="9.019cm" svg:viewBox="0 0 35 36" svg:d="M18 36c22 0 22-36 0-36-24 0-24 36 0 36z">
          <text:p/>
        </draw:path>
        <draw:path draw:style-name="gr1" draw:text-style-name="P1" draw:layer="layout" svg:width="0.034cm" svg:height="0.036cm" svg:x="17.445cm" svg:y="9.521cm" svg:viewBox="0 0 35 37" svg:d="M18 37c22 0 22-37 0-37-24 0-24 37 0 37z">
          <text:p/>
        </draw:path>
        <draw:path draw:style-name="gr1" draw:text-style-name="P1" draw:layer="layout" svg:width="0.034cm" svg:height="0.035cm" svg:x="17.445cm" svg:y="10.024cm" svg:viewBox="0 0 35 36" svg:d="M18 36c22 0 22-36 0-36-24 0-24 36 0 36z">
          <text:p/>
        </draw:path>
        <draw:path draw:style-name="gr1" draw:text-style-name="P1" draw:layer="layout" svg:width="0.034cm" svg:height="0.035cm" svg:x="17.445cm" svg:y="10.526cm" svg:viewBox="0 0 35 36" svg:d="M18 36c22 0 22-36 0-36-24 0-24 36 0 36z">
          <text:p/>
        </draw:path>
        <draw:path draw:style-name="gr1" draw:text-style-name="P1" draw:layer="layout" svg:width="0.034cm" svg:height="0.035cm" svg:x="17.445cm" svg:y="11.028cm" svg:viewBox="0 0 35 36" svg:d="M18 36c22 0 22-36 0-36-24 0-24 36 0 36z">
          <text:p/>
        </draw:path>
        <draw:path draw:style-name="gr1" draw:text-style-name="P1" draw:layer="layout" svg:width="0.034cm" svg:height="0.035cm" svg:x="17.445cm" svg:y="11.53cm" svg:viewBox="0 0 35 36" svg:d="M18 36c22 0 22-36 0-36-24 0-24 36 0 36z">
          <text:p/>
        </draw:path>
        <draw:path draw:style-name="gr1" draw:text-style-name="P1" draw:layer="layout" svg:width="0.034cm" svg:height="0.036cm" svg:x="17.445cm" svg:y="12.032cm" svg:viewBox="0 0 35 37" svg:d="M18 37c22 0 22-37 0-37-24 0-24 37 0 37z">
          <text:p/>
        </draw:path>
        <draw:path draw:style-name="gr1" draw:text-style-name="P1" draw:layer="layout" svg:width="0.034cm" svg:height="0.035cm" svg:x="17.445cm" svg:y="12.535cm" svg:viewBox="0 0 35 36" svg:d="M18 36c22 0 22-36 0-36-24 0-24 36 0 36z">
          <text:p/>
        </draw:path>
        <draw:path draw:style-name="gr1" draw:text-style-name="P1" draw:layer="layout" svg:width="0.034cm" svg:height="0.035cm" svg:x="17.445cm" svg:y="13.037cm" svg:viewBox="0 0 35 36" svg:d="M18 36c22 0 22-36 0-36-24 0-24 36 0 36z">
          <text:p/>
        </draw:path>
        <draw:path draw:style-name="gr1" draw:text-style-name="P1" draw:layer="layout" svg:width="0.034cm" svg:height="0.035cm" svg:x="17.445cm" svg:y="13.539cm" svg:viewBox="0 0 35 36" svg:d="M18 36c22 0 22-36 0-36-24 0-24 36 0 36z">
          <text:p/>
        </draw:path>
        <draw:path draw:style-name="gr1" draw:text-style-name="P1" draw:layer="layout" svg:width="0.034cm" svg:height="0.035cm" svg:x="17.445cm" svg:y="14.041cm" svg:viewBox="0 0 35 36" svg:d="M18 36c22 0 22-36 0-36-24 0-24 36 0 36z">
          <text:p/>
        </draw:path>
        <draw:path draw:style-name="gr1" draw:text-style-name="P1" draw:layer="layout" svg:width="0.034cm" svg:height="0.036cm" svg:x="17.445cm" svg:y="14.543cm" svg:viewBox="0 0 35 37" svg:d="M18 37c22 0 22-37 0-37-24 0-24 37 0 37z">
          <text:p/>
        </draw:path>
        <draw:path draw:style-name="gr1" draw:text-style-name="P1" draw:layer="layout" svg:width="0.034cm" svg:height="0.036cm" svg:x="17.445cm" svg:y="15.045cm" svg:viewBox="0 0 35 37" svg:d="M18 37c22 0 22-37 0-37-24 0-24 37 0 37z">
          <text:p/>
        </draw:path>
        <draw:path draw:style-name="gr1" draw:text-style-name="P1" draw:layer="layout" svg:width="0.034cm" svg:height="0.035cm" svg:x="17.445cm" svg:y="15.548cm" svg:viewBox="0 0 35 36" svg:d="M18 36c22 0 22-36 0-36-24 0-24 36 0 36z">
          <text:p/>
        </draw:path>
        <draw:path draw:style-name="gr1" draw:text-style-name="P1" draw:layer="layout" svg:width="0.034cm" svg:height="0.035cm" svg:x="17.445cm" svg:y="16.05cm" svg:viewBox="0 0 35 36" svg:d="M18 36c22 0 22-36 0-36-24 0-24 36 0 36z">
          <text:p/>
        </draw:path>
        <draw:path draw:style-name="gr1" draw:text-style-name="P1" draw:layer="layout" svg:width="0.034cm" svg:height="0.035cm" svg:x="17.445cm" svg:y="16.552cm" svg:viewBox="0 0 35 36" svg:d="M18 36c22 0 22-36 0-36-24 0-24 36 0 36z">
          <text:p/>
        </draw:path>
        <draw:path draw:style-name="gr1" draw:text-style-name="P1" draw:layer="layout" svg:width="0.034cm" svg:height="0.036cm" svg:x="17.445cm" svg:y="17.054cm" svg:viewBox="0 0 35 37" svg:d="M18 37c22 0 22-37 0-37-24 0-24 37 0 37z">
          <text:p/>
        </draw:path>
        <draw:path draw:style-name="gr1" draw:text-style-name="P1" draw:layer="layout" svg:width="0.034cm" svg:height="0.035cm" svg:x="17.445cm" svg:y="17.557cm" svg:viewBox="0 0 35 36" svg:d="M18 36c22 0 22-36 0-36-24 0-24 36 0 36z">
          <text:p/>
        </draw:path>
        <draw:path draw:style-name="gr1" draw:text-style-name="P1" draw:layer="layout" svg:width="0.034cm" svg:height="0.035cm" svg:x="17.445cm" svg:y="18.059cm" svg:viewBox="0 0 35 36" svg:d="M18 36c22 0 22-36 0-36-24 0-24 36 0 36z">
          <text:p/>
        </draw:path>
        <draw:path draw:style-name="gr1" draw:text-style-name="P1" draw:layer="layout" svg:width="0.034cm" svg:height="0.035cm" svg:x="17.445cm" svg:y="18.561cm" svg:viewBox="0 0 35 36" svg:d="M18 36c22 0 22-36 0-36-24 0-24 36 0 36z">
          <text:p/>
        </draw:path>
        <draw:path draw:style-name="gr1" draw:text-style-name="P1" draw:layer="layout" svg:width="0.034cm" svg:height="0.035cm" svg:x="17.445cm" svg:y="19.063cm" svg:viewBox="0 0 35 36" svg:d="M18 36c22 0 22-36 0-36-24 0-24 36 0 36z">
          <text:p/>
        </draw:path>
        <draw:path draw:style-name="gr1" draw:text-style-name="P1" draw:layer="layout" svg:width="0.034cm" svg:height="0.036cm" svg:x="17.445cm" svg:y="19.565cm" svg:viewBox="0 0 35 37" svg:d="M18 37c22 0 22-37 0-37-24 0-24 37 0 37z">
          <text:p/>
        </draw:path>
        <draw:path draw:style-name="gr1" draw:text-style-name="P1" draw:layer="layout" svg:width="0.034cm" svg:height="0.036cm" svg:x="17.445cm" svg:y="20.067cm" svg:viewBox="0 0 35 37" svg:d="M18 37c22 0 22-37 0-37-24 0-24 37 0 37z">
          <text:p/>
        </draw:path>
        <draw:path draw:style-name="gr1" draw:text-style-name="P1" draw:layer="layout" svg:width="0.034cm" svg:height="0.035cm" svg:x="17.445cm" svg:y="20.57cm" svg:viewBox="0 0 35 36" svg:d="M18 36c22 0 22-36 0-36-24 0-24 36 0 36z">
          <text:p/>
        </draw:path>
        <draw:path draw:style-name="gr1" draw:text-style-name="P1" draw:layer="layout" svg:width="0.034cm" svg:height="0.035cm" svg:x="17.943cm" svg:y="0.984cm" svg:viewBox="0 0 35 36" svg:d="M17 36c24 0 24-36 0-36-23 0-23 36 0 36z">
          <text:p/>
        </draw:path>
        <draw:path draw:style-name="gr1" draw:text-style-name="P1" draw:layer="layout" svg:width="0.034cm" svg:height="0.036cm" svg:x="17.943cm" svg:y="1.486cm" svg:viewBox="0 0 35 37" svg:d="M17 37c24 0 24-37 0-37-23 0-23 37 0 37z">
          <text:p/>
        </draw:path>
        <draw:path draw:style-name="gr1" draw:text-style-name="P1" draw:layer="layout" svg:width="0.034cm" svg:height="0.036cm" svg:x="17.943cm" svg:y="1.988cm" svg:viewBox="0 0 35 37" svg:d="M17 37c24 0 24-37 0-37-23 0-23 37 0 37z">
          <text:p/>
        </draw:path>
        <draw:path draw:style-name="gr1" draw:text-style-name="P1" draw:layer="layout" svg:width="0.034cm" svg:height="0.035cm" svg:x="17.943cm" svg:y="2.491cm" svg:viewBox="0 0 35 36" svg:d="M17 36c24 0 24-36 0-36-23 0-23 36 0 36z">
          <text:p/>
        </draw:path>
        <draw:path draw:style-name="gr1" draw:text-style-name="P1" draw:layer="layout" svg:width="0.034cm" svg:height="0.035cm" svg:x="17.943cm" svg:y="2.993cm" svg:viewBox="0 0 35 36" svg:d="M17 36c24 0 24-36 0-36-23 0-23 36 0 36z">
          <text:p/>
        </draw:path>
        <draw:path draw:style-name="gr1" draw:text-style-name="P1" draw:layer="layout" svg:width="0.034cm" svg:height="0.035cm" svg:x="17.943cm" svg:y="3.495cm" svg:viewBox="0 0 35 36" svg:d="M17 36c24 0 24-36 0-36-23 0-23 36 0 36z">
          <text:p/>
        </draw:path>
        <draw:path draw:style-name="gr1" draw:text-style-name="P1" draw:layer="layout" svg:width="0.034cm" svg:height="0.035cm" svg:x="17.943cm" svg:y="3.997cm" svg:viewBox="0 0 35 36" svg:d="M17 36c24 0 24-36 0-36-23 0-23 36 0 36z">
          <text:p/>
        </draw:path>
        <draw:path draw:style-name="gr1" draw:text-style-name="P1" draw:layer="layout" svg:width="0.034cm" svg:height="0.036cm" svg:x="17.943cm" svg:y="4.499cm" svg:viewBox="0 0 35 37" svg:d="M17 37c24 0 24-37 0-37-23 0-23 37 0 37z">
          <text:p/>
        </draw:path>
        <draw:path draw:style-name="gr1" draw:text-style-name="P1" draw:layer="layout" svg:width="0.034cm" svg:height="0.035cm" svg:x="17.943cm" svg:y="5.002cm" svg:viewBox="0 0 35 36" svg:d="M17 36c24 0 24-36 0-36-23 0-23 36 0 36z">
          <text:p/>
        </draw:path>
        <draw:path draw:style-name="gr1" draw:text-style-name="P1" draw:layer="layout" svg:width="0.034cm" svg:height="0.035cm" svg:x="17.943cm" svg:y="5.504cm" svg:viewBox="0 0 35 36" svg:d="M17 36c24 0 24-36 0-36-23 0-23 36 0 36z">
          <text:p/>
        </draw:path>
        <draw:path draw:style-name="gr1" draw:text-style-name="P1" draw:layer="layout" svg:width="0.034cm" svg:height="0.035cm" svg:x="17.943cm" svg:y="6.006cm" svg:viewBox="0 0 35 36" svg:d="M17 36c24 0 24-36 0-36-23 0-23 36 0 36z">
          <text:p/>
        </draw:path>
        <draw:path draw:style-name="gr1" draw:text-style-name="P1" draw:layer="layout" svg:width="0.034cm" svg:height="0.036cm" svg:x="17.943cm" svg:y="6.508cm" svg:viewBox="0 0 35 37" svg:d="M17 37c24 0 24-37 0-37-23 0-23 37 0 37z">
          <text:p/>
        </draw:path>
        <draw:path draw:style-name="gr1" draw:text-style-name="P1" draw:layer="layout" svg:width="0.034cm" svg:height="0.036cm" svg:x="17.943cm" svg:y="7.01cm" svg:viewBox="0 0 35 37" svg:d="M17 37c24 0 24-37 0-37-23 0-23 37 0 37z">
          <text:p/>
        </draw:path>
        <draw:path draw:style-name="gr1" draw:text-style-name="P1" draw:layer="layout" svg:width="0.034cm" svg:height="0.035cm" svg:x="17.943cm" svg:y="7.513cm" svg:viewBox="0 0 35 36" svg:d="M17 36c24 0 24-36 0-36-23 0-23 36 0 36z">
          <text:p/>
        </draw:path>
        <draw:path draw:style-name="gr1" draw:text-style-name="P1" draw:layer="layout" svg:width="0.034cm" svg:height="0.035cm" svg:x="17.943cm" svg:y="8.015cm" svg:viewBox="0 0 35 36" svg:d="M17 36c24 0 24-36 0-36-23 0-23 36 0 36z">
          <text:p/>
        </draw:path>
        <draw:path draw:style-name="gr1" draw:text-style-name="P1" draw:layer="layout" svg:width="0.034cm" svg:height="0.035cm" svg:x="17.943cm" svg:y="8.517cm" svg:viewBox="0 0 35 36" svg:d="M17 36c24 0 24-36 0-36-23 0-23 36 0 36z">
          <text:p/>
        </draw:path>
        <draw:path draw:style-name="gr1" draw:text-style-name="P1" draw:layer="layout" svg:width="0.034cm" svg:height="0.035cm" svg:x="17.943cm" svg:y="9.019cm" svg:viewBox="0 0 35 36" svg:d="M17 36c24 0 24-36 0-36-23 0-23 36 0 36z">
          <text:p/>
        </draw:path>
        <draw:path draw:style-name="gr1" draw:text-style-name="P1" draw:layer="layout" svg:width="0.034cm" svg:height="0.036cm" svg:x="17.943cm" svg:y="9.521cm" svg:viewBox="0 0 35 37" svg:d="M17 37c24 0 24-37 0-37-23 0-23 37 0 37z">
          <text:p/>
        </draw:path>
        <draw:path draw:style-name="gr1" draw:text-style-name="P1" draw:layer="layout" svg:width="0.034cm" svg:height="0.035cm" svg:x="17.943cm" svg:y="10.024cm" svg:viewBox="0 0 35 36" svg:d="M17 36c24 0 24-36 0-36-23 0-23 36 0 36z">
          <text:p/>
        </draw:path>
        <draw:path draw:style-name="gr1" draw:text-style-name="P1" draw:layer="layout" svg:width="0.034cm" svg:height="0.035cm" svg:x="17.943cm" svg:y="10.526cm" svg:viewBox="0 0 35 36" svg:d="M17 36c24 0 24-36 0-36-23 0-23 36 0 36z">
          <text:p/>
        </draw:path>
        <draw:path draw:style-name="gr1" draw:text-style-name="P1" draw:layer="layout" svg:width="0.034cm" svg:height="0.035cm" svg:x="17.943cm" svg:y="11.028cm" svg:viewBox="0 0 35 36" svg:d="M17 36c24 0 24-36 0-36-23 0-23 36 0 36z">
          <text:p/>
        </draw:path>
        <draw:path draw:style-name="gr1" draw:text-style-name="P1" draw:layer="layout" svg:width="0.034cm" svg:height="0.035cm" svg:x="17.943cm" svg:y="11.53cm" svg:viewBox="0 0 35 36" svg:d="M17 36c24 0 24-36 0-36-23 0-23 36 0 36z">
          <text:p/>
        </draw:path>
        <draw:path draw:style-name="gr1" draw:text-style-name="P1" draw:layer="layout" svg:width="0.034cm" svg:height="0.036cm" svg:x="17.943cm" svg:y="12.032cm" svg:viewBox="0 0 35 37" svg:d="M17 37c24 0 24-37 0-37-23 0-23 37 0 37z">
          <text:p/>
        </draw:path>
        <draw:path draw:style-name="gr1" draw:text-style-name="P1" draw:layer="layout" svg:width="0.034cm" svg:height="0.035cm" svg:x="17.943cm" svg:y="12.535cm" svg:viewBox="0 0 35 36" svg:d="M17 36c24 0 24-36 0-36-23 0-23 36 0 36z">
          <text:p/>
        </draw:path>
        <draw:path draw:style-name="gr1" draw:text-style-name="P1" draw:layer="layout" svg:width="0.034cm" svg:height="0.035cm" svg:x="17.943cm" svg:y="13.037cm" svg:viewBox="0 0 35 36" svg:d="M17 36c24 0 24-36 0-36-23 0-23 36 0 36z">
          <text:p/>
        </draw:path>
        <draw:path draw:style-name="gr1" draw:text-style-name="P1" draw:layer="layout" svg:width="0.034cm" svg:height="0.035cm" svg:x="17.943cm" svg:y="13.539cm" svg:viewBox="0 0 35 36" svg:d="M17 36c24 0 24-36 0-36-23 0-23 36 0 36z">
          <text:p/>
        </draw:path>
        <draw:path draw:style-name="gr1" draw:text-style-name="P1" draw:layer="layout" svg:width="0.034cm" svg:height="0.035cm" svg:x="17.943cm" svg:y="14.041cm" svg:viewBox="0 0 35 36" svg:d="M17 36c24 0 24-36 0-36-23 0-23 36 0 36z">
          <text:p/>
        </draw:path>
        <draw:path draw:style-name="gr1" draw:text-style-name="P1" draw:layer="layout" svg:width="0.034cm" svg:height="0.036cm" svg:x="17.943cm" svg:y="14.543cm" svg:viewBox="0 0 35 37" svg:d="M17 37c24 0 24-37 0-37-23 0-23 37 0 37z">
          <text:p/>
        </draw:path>
        <draw:path draw:style-name="gr1" draw:text-style-name="P1" draw:layer="layout" svg:width="0.034cm" svg:height="0.036cm" svg:x="17.943cm" svg:y="15.045cm" svg:viewBox="0 0 35 37" svg:d="M17 37c24 0 24-37 0-37-23 0-23 37 0 37z">
          <text:p/>
        </draw:path>
        <draw:path draw:style-name="gr1" draw:text-style-name="P1" draw:layer="layout" svg:width="0.034cm" svg:height="0.035cm" svg:x="17.943cm" svg:y="15.548cm" svg:viewBox="0 0 35 36" svg:d="M17 36c24 0 24-36 0-36-23 0-23 36 0 36z">
          <text:p/>
        </draw:path>
        <draw:path draw:style-name="gr1" draw:text-style-name="P1" draw:layer="layout" svg:width="0.034cm" svg:height="0.035cm" svg:x="17.943cm" svg:y="16.05cm" svg:viewBox="0 0 35 36" svg:d="M17 36c24 0 24-36 0-36-23 0-23 36 0 36z">
          <text:p/>
        </draw:path>
        <draw:path draw:style-name="gr1" draw:text-style-name="P1" draw:layer="layout" svg:width="0.034cm" svg:height="0.035cm" svg:x="17.943cm" svg:y="16.552cm" svg:viewBox="0 0 35 36" svg:d="M17 36c24 0 24-36 0-36-23 0-23 36 0 36z">
          <text:p/>
        </draw:path>
        <draw:path draw:style-name="gr1" draw:text-style-name="P1" draw:layer="layout" svg:width="0.034cm" svg:height="0.036cm" svg:x="17.943cm" svg:y="17.054cm" svg:viewBox="0 0 35 37" svg:d="M17 37c24 0 24-37 0-37-23 0-23 37 0 37z">
          <text:p/>
        </draw:path>
        <draw:path draw:style-name="gr1" draw:text-style-name="P1" draw:layer="layout" svg:width="0.034cm" svg:height="0.035cm" svg:x="17.943cm" svg:y="17.557cm" svg:viewBox="0 0 35 36" svg:d="M17 36c24 0 24-36 0-36-23 0-23 36 0 36z">
          <text:p/>
        </draw:path>
        <draw:path draw:style-name="gr1" draw:text-style-name="P1" draw:layer="layout" svg:width="0.034cm" svg:height="0.035cm" svg:x="17.943cm" svg:y="18.059cm" svg:viewBox="0 0 35 36" svg:d="M17 36c24 0 24-36 0-36-23 0-23 36 0 36z">
          <text:p/>
        </draw:path>
        <draw:path draw:style-name="gr1" draw:text-style-name="P1" draw:layer="layout" svg:width="0.034cm" svg:height="0.035cm" svg:x="17.943cm" svg:y="18.561cm" svg:viewBox="0 0 35 36" svg:d="M17 36c24 0 24-36 0-36-23 0-23 36 0 36z">
          <text:p/>
        </draw:path>
        <draw:path draw:style-name="gr1" draw:text-style-name="P1" draw:layer="layout" svg:width="0.034cm" svg:height="0.035cm" svg:x="17.943cm" svg:y="19.063cm" svg:viewBox="0 0 35 36" svg:d="M17 36c24 0 24-36 0-36-23 0-23 36 0 36z">
          <text:p/>
        </draw:path>
        <draw:path draw:style-name="gr1" draw:text-style-name="P1" draw:layer="layout" svg:width="0.034cm" svg:height="0.036cm" svg:x="17.943cm" svg:y="19.565cm" svg:viewBox="0 0 35 37" svg:d="M17 37c24 0 24-37 0-37-23 0-23 37 0 37z">
          <text:p/>
        </draw:path>
        <draw:path draw:style-name="gr1" draw:text-style-name="P1" draw:layer="layout" svg:width="0.034cm" svg:height="0.036cm" svg:x="17.943cm" svg:y="20.067cm" svg:viewBox="0 0 35 37" svg:d="M17 37c24 0 24-37 0-37-23 0-23 37 0 37z">
          <text:p/>
        </draw:path>
        <draw:path draw:style-name="gr1" draw:text-style-name="P1" draw:layer="layout" svg:width="0.034cm" svg:height="0.035cm" svg:x="17.943cm" svg:y="20.57cm" svg:viewBox="0 0 35 36" svg:d="M17 36c24 0 24-36 0-36-23 0-23 36 0 36z">
          <text:p/>
        </draw:path>
        <draw:path draw:style-name="gr1" draw:text-style-name="P1" draw:layer="layout" svg:width="0.034cm" svg:height="0.035cm" svg:x="18.443cm" svg:y="0.984cm" svg:viewBox="0 0 35 36" svg:d="M17 36c24 0 24-36 0-36-23 0-23 36 0 36z">
          <text:p/>
        </draw:path>
        <draw:path draw:style-name="gr1" draw:text-style-name="P1" draw:layer="layout" svg:width="0.034cm" svg:height="0.036cm" svg:x="18.443cm" svg:y="1.486cm" svg:viewBox="0 0 35 37" svg:d="M17 37c24 0 24-37 0-37-23 0-23 37 0 37z">
          <text:p/>
        </draw:path>
        <draw:path draw:style-name="gr1" draw:text-style-name="P1" draw:layer="layout" svg:width="0.034cm" svg:height="0.036cm" svg:x="18.443cm" svg:y="1.988cm" svg:viewBox="0 0 35 37" svg:d="M17 37c24 0 24-37 0-37-23 0-23 37 0 37z">
          <text:p/>
        </draw:path>
        <draw:path draw:style-name="gr1" draw:text-style-name="P1" draw:layer="layout" svg:width="0.034cm" svg:height="0.035cm" svg:x="18.443cm" svg:y="2.491cm" svg:viewBox="0 0 35 36" svg:d="M17 36c24 0 24-36 0-36-23 0-23 36 0 36z">
          <text:p/>
        </draw:path>
        <draw:path draw:style-name="gr1" draw:text-style-name="P1" draw:layer="layout" svg:width="0.034cm" svg:height="0.035cm" svg:x="18.443cm" svg:y="2.993cm" svg:viewBox="0 0 35 36" svg:d="M17 36c24 0 24-36 0-36-23 0-23 36 0 36z">
          <text:p/>
        </draw:path>
        <draw:path draw:style-name="gr1" draw:text-style-name="P1" draw:layer="layout" svg:width="0.034cm" svg:height="0.035cm" svg:x="18.443cm" svg:y="3.495cm" svg:viewBox="0 0 35 36" svg:d="M17 36c24 0 24-36 0-36-23 0-23 36 0 36z">
          <text:p/>
        </draw:path>
        <draw:path draw:style-name="gr1" draw:text-style-name="P1" draw:layer="layout" svg:width="0.034cm" svg:height="0.035cm" svg:x="18.443cm" svg:y="3.997cm" svg:viewBox="0 0 35 36" svg:d="M17 36c24 0 24-36 0-36-23 0-23 36 0 36z">
          <text:p/>
        </draw:path>
        <draw:path draw:style-name="gr1" draw:text-style-name="P1" draw:layer="layout" svg:width="0.034cm" svg:height="0.036cm" svg:x="18.443cm" svg:y="4.499cm" svg:viewBox="0 0 35 37" svg:d="M17 37c24 0 24-37 0-37-23 0-23 37 0 37z">
          <text:p/>
        </draw:path>
        <draw:path draw:style-name="gr1" draw:text-style-name="P1" draw:layer="layout" svg:width="0.034cm" svg:height="0.035cm" svg:x="18.443cm" svg:y="5.002cm" svg:viewBox="0 0 35 36" svg:d="M17 36c24 0 24-36 0-36-23 0-23 36 0 36z">
          <text:p/>
        </draw:path>
        <draw:path draw:style-name="gr1" draw:text-style-name="P1" draw:layer="layout" svg:width="0.034cm" svg:height="0.035cm" svg:x="18.443cm" svg:y="5.504cm" svg:viewBox="0 0 35 36" svg:d="M17 36c24 0 24-36 0-36-23 0-23 36 0 36z">
          <text:p/>
        </draw:path>
        <draw:path draw:style-name="gr1" draw:text-style-name="P1" draw:layer="layout" svg:width="0.034cm" svg:height="0.035cm" svg:x="18.443cm" svg:y="6.006cm" svg:viewBox="0 0 35 36" svg:d="M17 36c24 0 24-36 0-36-23 0-23 36 0 36z">
          <text:p/>
        </draw:path>
        <draw:path draw:style-name="gr1" draw:text-style-name="P1" draw:layer="layout" svg:width="0.034cm" svg:height="0.036cm" svg:x="18.443cm" svg:y="6.508cm" svg:viewBox="0 0 35 37" svg:d="M17 37c24 0 24-37 0-37-23 0-23 37 0 37z">
          <text:p/>
        </draw:path>
        <draw:path draw:style-name="gr1" draw:text-style-name="P1" draw:layer="layout" svg:width="0.034cm" svg:height="0.036cm" svg:x="18.443cm" svg:y="7.01cm" svg:viewBox="0 0 35 37" svg:d="M17 37c24 0 24-37 0-37-23 0-23 37 0 37z">
          <text:p/>
        </draw:path>
        <draw:path draw:style-name="gr1" draw:text-style-name="P1" draw:layer="layout" svg:width="0.034cm" svg:height="0.035cm" svg:x="18.443cm" svg:y="7.513cm" svg:viewBox="0 0 35 36" svg:d="M17 36c24 0 24-36 0-36-23 0-23 36 0 36z">
          <text:p/>
        </draw:path>
        <draw:path draw:style-name="gr1" draw:text-style-name="P1" draw:layer="layout" svg:width="0.034cm" svg:height="0.035cm" svg:x="18.443cm" svg:y="8.015cm" svg:viewBox="0 0 35 36" svg:d="M17 36c24 0 24-36 0-36-23 0-23 36 0 36z">
          <text:p/>
        </draw:path>
        <draw:path draw:style-name="gr1" draw:text-style-name="P1" draw:layer="layout" svg:width="0.034cm" svg:height="0.035cm" svg:x="18.443cm" svg:y="8.517cm" svg:viewBox="0 0 35 36" svg:d="M17 36c24 0 24-36 0-36-23 0-23 36 0 36z">
          <text:p/>
        </draw:path>
        <draw:path draw:style-name="gr1" draw:text-style-name="P1" draw:layer="layout" svg:width="0.034cm" svg:height="0.035cm" svg:x="18.443cm" svg:y="9.019cm" svg:viewBox="0 0 35 36" svg:d="M17 36c24 0 24-36 0-36-23 0-23 36 0 36z">
          <text:p/>
        </draw:path>
        <draw:path draw:style-name="gr1" draw:text-style-name="P1" draw:layer="layout" svg:width="0.034cm" svg:height="0.036cm" svg:x="18.443cm" svg:y="9.521cm" svg:viewBox="0 0 35 37" svg:d="M17 37c24 0 24-37 0-37-23 0-23 37 0 37z">
          <text:p/>
        </draw:path>
        <draw:path draw:style-name="gr1" draw:text-style-name="P1" draw:layer="layout" svg:width="0.034cm" svg:height="0.035cm" svg:x="18.443cm" svg:y="10.024cm" svg:viewBox="0 0 35 36" svg:d="M17 36c24 0 24-36 0-36-23 0-23 36 0 36z">
          <text:p/>
        </draw:path>
        <draw:path draw:style-name="gr1" draw:text-style-name="P1" draw:layer="layout" svg:width="0.034cm" svg:height="0.035cm" svg:x="18.443cm" svg:y="10.526cm" svg:viewBox="0 0 35 36" svg:d="M17 36c24 0 24-36 0-36-23 0-23 36 0 36z">
          <text:p/>
        </draw:path>
        <draw:path draw:style-name="gr1" draw:text-style-name="P1" draw:layer="layout" svg:width="0.034cm" svg:height="0.035cm" svg:x="18.443cm" svg:y="11.028cm" svg:viewBox="0 0 35 36" svg:d="M17 36c24 0 24-36 0-36-23 0-23 36 0 36z">
          <text:p/>
        </draw:path>
        <draw:path draw:style-name="gr1" draw:text-style-name="P1" draw:layer="layout" svg:width="0.034cm" svg:height="0.035cm" svg:x="18.443cm" svg:y="11.53cm" svg:viewBox="0 0 35 36" svg:d="M17 36c24 0 24-36 0-36-23 0-23 36 0 36z">
          <text:p/>
        </draw:path>
        <draw:path draw:style-name="gr1" draw:text-style-name="P1" draw:layer="layout" svg:width="0.034cm" svg:height="0.036cm" svg:x="18.443cm" svg:y="12.032cm" svg:viewBox="0 0 35 37" svg:d="M17 37c24 0 24-37 0-37-23 0-23 37 0 37z">
          <text:p/>
        </draw:path>
        <draw:path draw:style-name="gr1" draw:text-style-name="P1" draw:layer="layout" svg:width="0.034cm" svg:height="0.035cm" svg:x="18.443cm" svg:y="12.535cm" svg:viewBox="0 0 35 36" svg:d="M17 36c24 0 24-36 0-36-23 0-23 36 0 36z">
          <text:p/>
        </draw:path>
        <draw:path draw:style-name="gr1" draw:text-style-name="P1" draw:layer="layout" svg:width="0.034cm" svg:height="0.035cm" svg:x="18.443cm" svg:y="13.037cm" svg:viewBox="0 0 35 36" svg:d="M17 36c24 0 24-36 0-36-23 0-23 36 0 36z">
          <text:p/>
        </draw:path>
        <draw:path draw:style-name="gr1" draw:text-style-name="P1" draw:layer="layout" svg:width="0.034cm" svg:height="0.035cm" svg:x="18.443cm" svg:y="13.539cm" svg:viewBox="0 0 35 36" svg:d="M17 36c24 0 24-36 0-36-23 0-23 36 0 36z">
          <text:p/>
        </draw:path>
        <draw:path draw:style-name="gr1" draw:text-style-name="P1" draw:layer="layout" svg:width="0.034cm" svg:height="0.035cm" svg:x="18.443cm" svg:y="14.041cm" svg:viewBox="0 0 35 36" svg:d="M17 36c24 0 24-36 0-36-23 0-23 36 0 36z">
          <text:p/>
        </draw:path>
        <draw:path draw:style-name="gr1" draw:text-style-name="P1" draw:layer="layout" svg:width="0.034cm" svg:height="0.036cm" svg:x="18.443cm" svg:y="14.543cm" svg:viewBox="0 0 35 37" svg:d="M17 37c24 0 24-37 0-37-23 0-23 37 0 37z">
          <text:p/>
        </draw:path>
        <draw:path draw:style-name="gr1" draw:text-style-name="P1" draw:layer="layout" svg:width="0.034cm" svg:height="0.036cm" svg:x="18.443cm" svg:y="15.045cm" svg:viewBox="0 0 35 37" svg:d="M17 37c24 0 24-37 0-37-23 0-23 37 0 37z">
          <text:p/>
        </draw:path>
        <draw:path draw:style-name="gr1" draw:text-style-name="P1" draw:layer="layout" svg:width="0.034cm" svg:height="0.035cm" svg:x="18.443cm" svg:y="15.548cm" svg:viewBox="0 0 35 36" svg:d="M17 36c24 0 24-36 0-36-23 0-23 36 0 36z">
          <text:p/>
        </draw:path>
        <draw:path draw:style-name="gr1" draw:text-style-name="P1" draw:layer="layout" svg:width="0.034cm" svg:height="0.035cm" svg:x="18.443cm" svg:y="16.05cm" svg:viewBox="0 0 35 36" svg:d="M17 36c24 0 24-36 0-36-23 0-23 36 0 36z">
          <text:p/>
        </draw:path>
        <draw:path draw:style-name="gr1" draw:text-style-name="P1" draw:layer="layout" svg:width="0.034cm" svg:height="0.035cm" svg:x="18.443cm" svg:y="16.552cm" svg:viewBox="0 0 35 36" svg:d="M17 36c24 0 24-36 0-36-23 0-23 36 0 36z">
          <text:p/>
        </draw:path>
        <draw:path draw:style-name="gr1" draw:text-style-name="P1" draw:layer="layout" svg:width="0.034cm" svg:height="0.036cm" svg:x="18.443cm" svg:y="17.054cm" svg:viewBox="0 0 35 37" svg:d="M17 37c24 0 24-37 0-37-23 0-23 37 0 37z">
          <text:p/>
        </draw:path>
        <draw:path draw:style-name="gr1" draw:text-style-name="P1" draw:layer="layout" svg:width="0.034cm" svg:height="0.035cm" svg:x="18.443cm" svg:y="17.557cm" svg:viewBox="0 0 35 36" svg:d="M17 36c24 0 24-36 0-36-23 0-23 36 0 36z">
          <text:p/>
        </draw:path>
        <draw:path draw:style-name="gr1" draw:text-style-name="P1" draw:layer="layout" svg:width="0.034cm" svg:height="0.035cm" svg:x="18.443cm" svg:y="18.059cm" svg:viewBox="0 0 35 36" svg:d="M17 36c24 0 24-36 0-36-23 0-23 36 0 36z">
          <text:p/>
        </draw:path>
        <draw:path draw:style-name="gr1" draw:text-style-name="P1" draw:layer="layout" svg:width="0.034cm" svg:height="0.035cm" svg:x="18.443cm" svg:y="18.561cm" svg:viewBox="0 0 35 36" svg:d="M17 36c24 0 24-36 0-36-23 0-23 36 0 36z">
          <text:p/>
        </draw:path>
        <draw:path draw:style-name="gr1" draw:text-style-name="P1" draw:layer="layout" svg:width="0.034cm" svg:height="0.035cm" svg:x="18.443cm" svg:y="19.063cm" svg:viewBox="0 0 35 36" svg:d="M17 36c24 0 24-36 0-36-23 0-23 36 0 36z">
          <text:p/>
        </draw:path>
        <draw:path draw:style-name="gr1" draw:text-style-name="P1" draw:layer="layout" svg:width="0.034cm" svg:height="0.036cm" svg:x="18.443cm" svg:y="19.565cm" svg:viewBox="0 0 35 37" svg:d="M17 37c24 0 24-37 0-37-23 0-23 37 0 37z">
          <text:p/>
        </draw:path>
        <draw:path draw:style-name="gr1" draw:text-style-name="P1" draw:layer="layout" svg:width="0.034cm" svg:height="0.036cm" svg:x="18.443cm" svg:y="20.067cm" svg:viewBox="0 0 35 37" svg:d="M17 37c24 0 24-37 0-37-23 0-23 37 0 37z">
          <text:p/>
        </draw:path>
        <draw:path draw:style-name="gr1" draw:text-style-name="P1" draw:layer="layout" svg:width="0.034cm" svg:height="0.035cm" svg:x="18.443cm" svg:y="20.57cm" svg:viewBox="0 0 35 36" svg:d="M17 36c24 0 24-36 0-36-23 0-23 36 0 36z">
          <text:p/>
        </draw:path>
        <draw:path draw:style-name="gr1" draw:text-style-name="P1" draw:layer="layout" svg:width="0.034cm" svg:height="0.035cm" svg:x="18.942cm" svg:y="0.984cm" svg:viewBox="0 0 35 36" svg:d="M18 36c22 0 22-36 0-36-24 0-24 36 0 36z">
          <text:p/>
        </draw:path>
        <draw:path draw:style-name="gr1" draw:text-style-name="P1" draw:layer="layout" svg:width="0.034cm" svg:height="0.036cm" svg:x="18.942cm" svg:y="1.486cm" svg:viewBox="0 0 35 37" svg:d="M18 37c22 0 22-37 0-37-24 0-24 37 0 37z">
          <text:p/>
        </draw:path>
        <draw:path draw:style-name="gr1" draw:text-style-name="P1" draw:layer="layout" svg:width="0.034cm" svg:height="0.036cm" svg:x="18.942cm" svg:y="1.988cm" svg:viewBox="0 0 35 37" svg:d="M18 37c22 0 22-37 0-37-24 0-24 37 0 37z">
          <text:p/>
        </draw:path>
        <draw:path draw:style-name="gr1" draw:text-style-name="P1" draw:layer="layout" svg:width="0.034cm" svg:height="0.035cm" svg:x="18.942cm" svg:y="2.491cm" svg:viewBox="0 0 35 36" svg:d="M18 36c22 0 22-36 0-36-24 0-24 36 0 36z">
          <text:p/>
        </draw:path>
        <draw:path draw:style-name="gr1" draw:text-style-name="P1" draw:layer="layout" svg:width="0.034cm" svg:height="0.035cm" svg:x="18.942cm" svg:y="2.993cm" svg:viewBox="0 0 35 36" svg:d="M18 36c22 0 22-36 0-36-24 0-24 36 0 36z">
          <text:p/>
        </draw:path>
        <draw:path draw:style-name="gr1" draw:text-style-name="P1" draw:layer="layout" svg:width="0.034cm" svg:height="0.035cm" svg:x="18.942cm" svg:y="3.495cm" svg:viewBox="0 0 35 36" svg:d="M18 36c22 0 22-36 0-36-24 0-24 36 0 36z">
          <text:p/>
        </draw:path>
        <draw:path draw:style-name="gr1" draw:text-style-name="P1" draw:layer="layout" svg:width="0.034cm" svg:height="0.035cm" svg:x="18.942cm" svg:y="3.997cm" svg:viewBox="0 0 35 36" svg:d="M18 36c22 0 22-36 0-36-24 0-24 36 0 36z">
          <text:p/>
        </draw:path>
        <draw:path draw:style-name="gr1" draw:text-style-name="P1" draw:layer="layout" svg:width="0.034cm" svg:height="0.036cm" svg:x="18.942cm" svg:y="4.499cm" svg:viewBox="0 0 35 37" svg:d="M18 37c22 0 22-37 0-37-24 0-24 37 0 37z">
          <text:p/>
        </draw:path>
        <draw:path draw:style-name="gr1" draw:text-style-name="P1" draw:layer="layout" svg:width="0.034cm" svg:height="0.035cm" svg:x="18.942cm" svg:y="5.002cm" svg:viewBox="0 0 35 36" svg:d="M18 36c22 0 22-36 0-36-24 0-24 36 0 36z">
          <text:p/>
        </draw:path>
        <draw:path draw:style-name="gr1" draw:text-style-name="P1" draw:layer="layout" svg:width="0.034cm" svg:height="0.035cm" svg:x="18.942cm" svg:y="5.504cm" svg:viewBox="0 0 35 36" svg:d="M18 36c22 0 22-36 0-36-24 0-24 36 0 36z">
          <text:p/>
        </draw:path>
        <draw:path draw:style-name="gr1" draw:text-style-name="P1" draw:layer="layout" svg:width="0.034cm" svg:height="0.035cm" svg:x="18.942cm" svg:y="6.006cm" svg:viewBox="0 0 35 36" svg:d="M18 36c22 0 22-36 0-36-24 0-24 36 0 36z">
          <text:p/>
        </draw:path>
        <draw:path draw:style-name="gr1" draw:text-style-name="P1" draw:layer="layout" svg:width="0.034cm" svg:height="0.036cm" svg:x="18.942cm" svg:y="6.508cm" svg:viewBox="0 0 35 37" svg:d="M18 37c22 0 22-37 0-37-24 0-24 37 0 37z">
          <text:p/>
        </draw:path>
        <draw:path draw:style-name="gr1" draw:text-style-name="P1" draw:layer="layout" svg:width="0.034cm" svg:height="0.036cm" svg:x="18.942cm" svg:y="7.01cm" svg:viewBox="0 0 35 37" svg:d="M18 37c22 0 22-37 0-37-24 0-24 37 0 37z">
          <text:p/>
        </draw:path>
        <draw:path draw:style-name="gr1" draw:text-style-name="P1" draw:layer="layout" svg:width="0.034cm" svg:height="0.035cm" svg:x="18.942cm" svg:y="7.513cm" svg:viewBox="0 0 35 36" svg:d="M18 36c22 0 22-36 0-36-24 0-24 36 0 36z">
          <text:p/>
        </draw:path>
        <draw:path draw:style-name="gr1" draw:text-style-name="P1" draw:layer="layout" svg:width="0.034cm" svg:height="0.035cm" svg:x="18.942cm" svg:y="8.015cm" svg:viewBox="0 0 35 36" svg:d="M18 36c22 0 22-36 0-36-24 0-24 36 0 36z">
          <text:p/>
        </draw:path>
        <draw:path draw:style-name="gr1" draw:text-style-name="P1" draw:layer="layout" svg:width="0.034cm" svg:height="0.035cm" svg:x="18.942cm" svg:y="8.517cm" svg:viewBox="0 0 35 36" svg:d="M18 36c22 0 22-36 0-36-24 0-24 36 0 36z">
          <text:p/>
        </draw:path>
        <draw:path draw:style-name="gr1" draw:text-style-name="P1" draw:layer="layout" svg:width="0.034cm" svg:height="0.035cm" svg:x="18.942cm" svg:y="9.019cm" svg:viewBox="0 0 35 36" svg:d="M18 36c22 0 22-36 0-36-24 0-24 36 0 36z">
          <text:p/>
        </draw:path>
        <draw:path draw:style-name="gr1" draw:text-style-name="P1" draw:layer="layout" svg:width="0.034cm" svg:height="0.036cm" svg:x="18.942cm" svg:y="9.521cm" svg:viewBox="0 0 35 37" svg:d="M18 37c22 0 22-37 0-37-24 0-24 37 0 37z">
          <text:p/>
        </draw:path>
        <draw:path draw:style-name="gr1" draw:text-style-name="P1" draw:layer="layout" svg:width="0.034cm" svg:height="0.035cm" svg:x="18.942cm" svg:y="10.024cm" svg:viewBox="0 0 35 36" svg:d="M18 36c22 0 22-36 0-36-24 0-24 36 0 36z">
          <text:p/>
        </draw:path>
        <draw:path draw:style-name="gr1" draw:text-style-name="P1" draw:layer="layout" svg:width="0.034cm" svg:height="0.035cm" svg:x="18.942cm" svg:y="10.526cm" svg:viewBox="0 0 35 36" svg:d="M18 36c22 0 22-36 0-36-24 0-24 36 0 36z">
          <text:p/>
        </draw:path>
        <draw:path draw:style-name="gr1" draw:text-style-name="P1" draw:layer="layout" svg:width="0.034cm" svg:height="0.035cm" svg:x="18.942cm" svg:y="11.028cm" svg:viewBox="0 0 35 36" svg:d="M18 36c22 0 22-36 0-36-24 0-24 36 0 36z">
          <text:p/>
        </draw:path>
        <draw:path draw:style-name="gr1" draw:text-style-name="P1" draw:layer="layout" svg:width="0.034cm" svg:height="0.035cm" svg:x="18.942cm" svg:y="11.53cm" svg:viewBox="0 0 35 36" svg:d="M18 36c22 0 22-36 0-36-24 0-24 36 0 36z">
          <text:p/>
        </draw:path>
        <draw:path draw:style-name="gr1" draw:text-style-name="P1" draw:layer="layout" svg:width="0.034cm" svg:height="0.036cm" svg:x="18.942cm" svg:y="12.032cm" svg:viewBox="0 0 35 37" svg:d="M18 37c22 0 22-37 0-37-24 0-24 37 0 37z">
          <text:p/>
        </draw:path>
        <draw:path draw:style-name="gr1" draw:text-style-name="P1" draw:layer="layout" svg:width="0.034cm" svg:height="0.035cm" svg:x="18.942cm" svg:y="12.535cm" svg:viewBox="0 0 35 36" svg:d="M18 36c22 0 22-36 0-36-24 0-24 36 0 36z">
          <text:p/>
        </draw:path>
        <draw:path draw:style-name="gr1" draw:text-style-name="P1" draw:layer="layout" svg:width="0.034cm" svg:height="0.035cm" svg:x="18.942cm" svg:y="13.037cm" svg:viewBox="0 0 35 36" svg:d="M18 36c22 0 22-36 0-36-24 0-24 36 0 36z">
          <text:p/>
        </draw:path>
        <draw:path draw:style-name="gr1" draw:text-style-name="P1" draw:layer="layout" svg:width="0.034cm" svg:height="0.035cm" svg:x="18.942cm" svg:y="13.539cm" svg:viewBox="0 0 35 36" svg:d="M18 36c22 0 22-36 0-36-24 0-24 36 0 36z">
          <text:p/>
        </draw:path>
        <draw:path draw:style-name="gr1" draw:text-style-name="P1" draw:layer="layout" svg:width="0.034cm" svg:height="0.035cm" svg:x="18.942cm" svg:y="14.041cm" svg:viewBox="0 0 35 36" svg:d="M18 36c22 0 22-36 0-36-24 0-24 36 0 36z">
          <text:p/>
        </draw:path>
        <draw:path draw:style-name="gr1" draw:text-style-name="P1" draw:layer="layout" svg:width="0.034cm" svg:height="0.036cm" svg:x="18.942cm" svg:y="14.543cm" svg:viewBox="0 0 35 37" svg:d="M18 37c22 0 22-37 0-37-24 0-24 37 0 37z">
          <text:p/>
        </draw:path>
        <draw:path draw:style-name="gr1" draw:text-style-name="P1" draw:layer="layout" svg:width="0.034cm" svg:height="0.036cm" svg:x="18.942cm" svg:y="15.045cm" svg:viewBox="0 0 35 37" svg:d="M18 37c22 0 22-37 0-37-24 0-24 37 0 37z">
          <text:p/>
        </draw:path>
        <draw:path draw:style-name="gr1" draw:text-style-name="P1" draw:layer="layout" svg:width="0.034cm" svg:height="0.035cm" svg:x="18.942cm" svg:y="15.548cm" svg:viewBox="0 0 35 36" svg:d="M18 36c22 0 22-36 0-36-24 0-24 36 0 36z">
          <text:p/>
        </draw:path>
        <draw:path draw:style-name="gr1" draw:text-style-name="P1" draw:layer="layout" svg:width="0.034cm" svg:height="0.035cm" svg:x="18.942cm" svg:y="16.05cm" svg:viewBox="0 0 35 36" svg:d="M18 36c22 0 22-36 0-36-24 0-24 36 0 36z">
          <text:p/>
        </draw:path>
        <draw:path draw:style-name="gr1" draw:text-style-name="P1" draw:layer="layout" svg:width="0.034cm" svg:height="0.035cm" svg:x="18.942cm" svg:y="16.552cm" svg:viewBox="0 0 35 36" svg:d="M18 36c22 0 22-36 0-36-24 0-24 36 0 36z">
          <text:p/>
        </draw:path>
        <draw:path draw:style-name="gr1" draw:text-style-name="P1" draw:layer="layout" svg:width="0.034cm" svg:height="0.036cm" svg:x="18.942cm" svg:y="17.054cm" svg:viewBox="0 0 35 37" svg:d="M18 37c22 0 22-37 0-37-24 0-24 37 0 37z">
          <text:p/>
        </draw:path>
        <draw:path draw:style-name="gr1" draw:text-style-name="P1" draw:layer="layout" svg:width="0.034cm" svg:height="0.035cm" svg:x="18.942cm" svg:y="17.557cm" svg:viewBox="0 0 35 36" svg:d="M18 36c22 0 22-36 0-36-24 0-24 36 0 36z">
          <text:p/>
        </draw:path>
        <draw:path draw:style-name="gr1" draw:text-style-name="P1" draw:layer="layout" svg:width="0.034cm" svg:height="0.035cm" svg:x="18.942cm" svg:y="18.059cm" svg:viewBox="0 0 35 36" svg:d="M18 36c22 0 22-36 0-36-24 0-24 36 0 36z">
          <text:p/>
        </draw:path>
        <draw:path draw:style-name="gr1" draw:text-style-name="P1" draw:layer="layout" svg:width="0.034cm" svg:height="0.035cm" svg:x="18.942cm" svg:y="18.561cm" svg:viewBox="0 0 35 36" svg:d="M18 36c22 0 22-36 0-36-24 0-24 36 0 36z">
          <text:p/>
        </draw:path>
        <draw:path draw:style-name="gr1" draw:text-style-name="P1" draw:layer="layout" svg:width="0.034cm" svg:height="0.035cm" svg:x="18.942cm" svg:y="19.063cm" svg:viewBox="0 0 35 36" svg:d="M18 36c22 0 22-36 0-36-24 0-24 36 0 36z">
          <text:p/>
        </draw:path>
        <draw:path draw:style-name="gr1" draw:text-style-name="P1" draw:layer="layout" svg:width="0.034cm" svg:height="0.036cm" svg:x="18.942cm" svg:y="19.565cm" svg:viewBox="0 0 35 37" svg:d="M18 37c22 0 22-37 0-37-24 0-24 37 0 37z">
          <text:p/>
        </draw:path>
        <draw:path draw:style-name="gr1" draw:text-style-name="P1" draw:layer="layout" svg:width="0.034cm" svg:height="0.036cm" svg:x="18.942cm" svg:y="20.067cm" svg:viewBox="0 0 35 37" svg:d="M18 37c22 0 22-37 0-37-24 0-24 37 0 37z">
          <text:p/>
        </draw:path>
        <draw:path draw:style-name="gr1" draw:text-style-name="P1" draw:layer="layout" svg:width="0.034cm" svg:height="0.035cm" svg:x="18.942cm" svg:y="20.57cm" svg:viewBox="0 0 35 36" svg:d="M18 36c22 0 22-36 0-36-24 0-24 36 0 36z">
          <text:p/>
        </draw:path>
        <draw:path draw:style-name="gr1" draw:text-style-name="P1" draw:layer="layout" svg:width="0.034cm" svg:height="0.035cm" svg:x="19.44cm" svg:y="0.984cm" svg:viewBox="0 0 35 36" svg:d="M17 36c23 0 24-36 0-36-23 0-23 36 0 36z">
          <text:p/>
        </draw:path>
        <draw:path draw:style-name="gr1" draw:text-style-name="P1" draw:layer="layout" svg:width="0.034cm" svg:height="0.036cm" svg:x="19.44cm" svg:y="1.486cm" svg:viewBox="0 0 35 37" svg:d="M17 37c23 0 24-37 0-37-23 0-23 37 0 37z">
          <text:p/>
        </draw:path>
        <draw:path draw:style-name="gr1" draw:text-style-name="P1" draw:layer="layout" svg:width="0.034cm" svg:height="0.036cm" svg:x="19.44cm" svg:y="1.988cm" svg:viewBox="0 0 35 37" svg:d="M17 37c23 0 24-37 0-37-23 0-23 37 0 37z">
          <text:p/>
        </draw:path>
        <draw:path draw:style-name="gr1" draw:text-style-name="P1" draw:layer="layout" svg:width="0.034cm" svg:height="0.035cm" svg:x="19.44cm" svg:y="2.491cm" svg:viewBox="0 0 35 36" svg:d="M17 36c23 0 24-36 0-36-23 0-23 36 0 36z">
          <text:p/>
        </draw:path>
        <draw:path draw:style-name="gr1" draw:text-style-name="P1" draw:layer="layout" svg:width="0.034cm" svg:height="0.035cm" svg:x="19.44cm" svg:y="2.993cm" svg:viewBox="0 0 35 36" svg:d="M17 36c23 0 24-36 0-36-23 0-23 36 0 36z">
          <text:p/>
        </draw:path>
        <draw:path draw:style-name="gr1" draw:text-style-name="P1" draw:layer="layout" svg:width="0.034cm" svg:height="0.035cm" svg:x="19.44cm" svg:y="3.495cm" svg:viewBox="0 0 35 36" svg:d="M17 36c23 0 24-36 0-36-23 0-23 36 0 36z">
          <text:p/>
        </draw:path>
        <draw:path draw:style-name="gr1" draw:text-style-name="P1" draw:layer="layout" svg:width="0.034cm" svg:height="0.035cm" svg:x="19.44cm" svg:y="3.997cm" svg:viewBox="0 0 35 36" svg:d="M17 36c23 0 24-36 0-36-23 0-23 36 0 36z">
          <text:p/>
        </draw:path>
        <draw:path draw:style-name="gr1" draw:text-style-name="P1" draw:layer="layout" svg:width="0.034cm" svg:height="0.036cm" svg:x="19.44cm" svg:y="4.499cm" svg:viewBox="0 0 35 37" svg:d="M17 37c23 0 24-37 0-37-23 0-23 37 0 37z">
          <text:p/>
        </draw:path>
        <draw:path draw:style-name="gr1" draw:text-style-name="P1" draw:layer="layout" svg:width="0.034cm" svg:height="0.035cm" svg:x="19.44cm" svg:y="5.002cm" svg:viewBox="0 0 35 36" svg:d="M17 36c23 0 24-36 0-36-23 0-23 36 0 36z">
          <text:p/>
        </draw:path>
        <draw:path draw:style-name="gr1" draw:text-style-name="P1" draw:layer="layout" svg:width="0.034cm" svg:height="0.035cm" svg:x="19.44cm" svg:y="5.504cm" svg:viewBox="0 0 35 36" svg:d="M17 36c23 0 24-36 0-36-23 0-23 36 0 36z">
          <text:p/>
        </draw:path>
        <draw:path draw:style-name="gr1" draw:text-style-name="P1" draw:layer="layout" svg:width="0.034cm" svg:height="0.035cm" svg:x="19.44cm" svg:y="6.006cm" svg:viewBox="0 0 35 36" svg:d="M17 36c23 0 24-36 0-36-23 0-23 36 0 36z">
          <text:p/>
        </draw:path>
        <draw:path draw:style-name="gr1" draw:text-style-name="P1" draw:layer="layout" svg:width="0.034cm" svg:height="0.036cm" svg:x="19.44cm" svg:y="6.508cm" svg:viewBox="0 0 35 37" svg:d="M17 37c23 0 24-37 0-37-23 0-23 37 0 37z">
          <text:p/>
        </draw:path>
        <draw:path draw:style-name="gr1" draw:text-style-name="P1" draw:layer="layout" svg:width="0.034cm" svg:height="0.036cm" svg:x="19.44cm" svg:y="7.01cm" svg:viewBox="0 0 35 37" svg:d="M17 37c23 0 24-37 0-37-23 0-23 37 0 37z">
          <text:p/>
        </draw:path>
        <draw:path draw:style-name="gr1" draw:text-style-name="P1" draw:layer="layout" svg:width="0.034cm" svg:height="0.035cm" svg:x="19.44cm" svg:y="7.513cm" svg:viewBox="0 0 35 36" svg:d="M17 36c23 0 24-36 0-36-23 0-23 36 0 36z">
          <text:p/>
        </draw:path>
        <draw:path draw:style-name="gr1" draw:text-style-name="P1" draw:layer="layout" svg:width="0.034cm" svg:height="0.035cm" svg:x="19.44cm" svg:y="8.015cm" svg:viewBox="0 0 35 36" svg:d="M17 36c23 0 24-36 0-36-23 0-23 36 0 36z">
          <text:p/>
        </draw:path>
        <draw:path draw:style-name="gr1" draw:text-style-name="P1" draw:layer="layout" svg:width="0.034cm" svg:height="0.035cm" svg:x="19.44cm" svg:y="8.517cm" svg:viewBox="0 0 35 36" svg:d="M17 36c23 0 24-36 0-36-23 0-23 36 0 36z">
          <text:p/>
        </draw:path>
        <draw:path draw:style-name="gr1" draw:text-style-name="P1" draw:layer="layout" svg:width="0.034cm" svg:height="0.035cm" svg:x="19.44cm" svg:y="9.019cm" svg:viewBox="0 0 35 36" svg:d="M17 36c23 0 24-36 0-36-23 0-23 36 0 36z">
          <text:p/>
        </draw:path>
        <draw:path draw:style-name="gr1" draw:text-style-name="P1" draw:layer="layout" svg:width="0.034cm" svg:height="0.036cm" svg:x="19.44cm" svg:y="9.521cm" svg:viewBox="0 0 35 37" svg:d="M17 37c23 0 24-37 0-37-23 0-23 37 0 37z">
          <text:p/>
        </draw:path>
        <draw:path draw:style-name="gr1" draw:text-style-name="P1" draw:layer="layout" svg:width="0.034cm" svg:height="0.035cm" svg:x="19.44cm" svg:y="10.024cm" svg:viewBox="0 0 35 36" svg:d="M17 36c23 0 24-36 0-36-23 0-23 36 0 36z">
          <text:p/>
        </draw:path>
        <draw:path draw:style-name="gr1" draw:text-style-name="P1" draw:layer="layout" svg:width="0.034cm" svg:height="0.035cm" svg:x="19.44cm" svg:y="10.526cm" svg:viewBox="0 0 35 36" svg:d="M17 36c23 0 24-36 0-36-23 0-23 36 0 36z">
          <text:p/>
        </draw:path>
        <draw:path draw:style-name="gr1" draw:text-style-name="P1" draw:layer="layout" svg:width="0.034cm" svg:height="0.035cm" svg:x="19.44cm" svg:y="11.028cm" svg:viewBox="0 0 35 36" svg:d="M17 36c23 0 24-36 0-36-23 0-23 36 0 36z">
          <text:p/>
        </draw:path>
        <draw:path draw:style-name="gr1" draw:text-style-name="P1" draw:layer="layout" svg:width="0.034cm" svg:height="0.035cm" svg:x="19.44cm" svg:y="11.53cm" svg:viewBox="0 0 35 36" svg:d="M17 36c23 0 24-36 0-36-23 0-23 36 0 36z">
          <text:p/>
        </draw:path>
        <draw:path draw:style-name="gr1" draw:text-style-name="P1" draw:layer="layout" svg:width="0.034cm" svg:height="0.036cm" svg:x="19.44cm" svg:y="12.032cm" svg:viewBox="0 0 35 37" svg:d="M17 37c23 0 24-37 0-37-23 0-23 37 0 37z">
          <text:p/>
        </draw:path>
        <draw:path draw:style-name="gr1" draw:text-style-name="P1" draw:layer="layout" svg:width="0.034cm" svg:height="0.035cm" svg:x="19.44cm" svg:y="12.535cm" svg:viewBox="0 0 35 36" svg:d="M17 36c23 0 24-36 0-36-23 0-23 36 0 36z">
          <text:p/>
        </draw:path>
        <draw:path draw:style-name="gr1" draw:text-style-name="P1" draw:layer="layout" svg:width="0.034cm" svg:height="0.035cm" svg:x="19.44cm" svg:y="13.037cm" svg:viewBox="0 0 35 36" svg:d="M17 36c23 0 24-36 0-36-23 0-23 36 0 36z">
          <text:p/>
        </draw:path>
        <draw:path draw:style-name="gr1" draw:text-style-name="P1" draw:layer="layout" svg:width="0.034cm" svg:height="0.035cm" svg:x="19.44cm" svg:y="13.539cm" svg:viewBox="0 0 35 36" svg:d="M17 36c23 0 24-36 0-36-23 0-23 36 0 36z">
          <text:p/>
        </draw:path>
        <draw:path draw:style-name="gr1" draw:text-style-name="P1" draw:layer="layout" svg:width="0.034cm" svg:height="0.035cm" svg:x="19.44cm" svg:y="14.041cm" svg:viewBox="0 0 35 36" svg:d="M17 36c23 0 24-36 0-36-23 0-23 36 0 36z">
          <text:p/>
        </draw:path>
        <draw:path draw:style-name="gr1" draw:text-style-name="P1" draw:layer="layout" svg:width="0.034cm" svg:height="0.036cm" svg:x="19.44cm" svg:y="14.543cm" svg:viewBox="0 0 35 37" svg:d="M17 37c23 0 24-37 0-37-23 0-23 37 0 37z">
          <text:p/>
        </draw:path>
        <draw:path draw:style-name="gr1" draw:text-style-name="P1" draw:layer="layout" svg:width="0.034cm" svg:height="0.036cm" svg:x="19.44cm" svg:y="15.045cm" svg:viewBox="0 0 35 37" svg:d="M17 37c23 0 24-37 0-37-23 0-23 37 0 37z">
          <text:p/>
        </draw:path>
        <draw:path draw:style-name="gr1" draw:text-style-name="P1" draw:layer="layout" svg:width="0.034cm" svg:height="0.035cm" svg:x="19.44cm" svg:y="15.548cm" svg:viewBox="0 0 35 36" svg:d="M17 36c23 0 24-36 0-36-23 0-23 36 0 36z">
          <text:p/>
        </draw:path>
        <draw:path draw:style-name="gr1" draw:text-style-name="P1" draw:layer="layout" svg:width="0.034cm" svg:height="0.035cm" svg:x="19.44cm" svg:y="16.05cm" svg:viewBox="0 0 35 36" svg:d="M17 36c23 0 24-36 0-36-23 0-23 36 0 36z">
          <text:p/>
        </draw:path>
        <draw:path draw:style-name="gr1" draw:text-style-name="P1" draw:layer="layout" svg:width="0.034cm" svg:height="0.035cm" svg:x="19.44cm" svg:y="16.552cm" svg:viewBox="0 0 35 36" svg:d="M17 36c23 0 24-36 0-36-23 0-23 36 0 36z">
          <text:p/>
        </draw:path>
        <draw:path draw:style-name="gr1" draw:text-style-name="P1" draw:layer="layout" svg:width="0.034cm" svg:height="0.036cm" svg:x="19.44cm" svg:y="17.054cm" svg:viewBox="0 0 35 37" svg:d="M17 37c23 0 24-37 0-37-23 0-23 37 0 37z">
          <text:p/>
        </draw:path>
        <draw:path draw:style-name="gr1" draw:text-style-name="P1" draw:layer="layout" svg:width="0.034cm" svg:height="0.035cm" svg:x="19.44cm" svg:y="17.557cm" svg:viewBox="0 0 35 36" svg:d="M17 36c23 0 24-36 0-36-23 0-23 36 0 36z">
          <text:p/>
        </draw:path>
        <draw:path draw:style-name="gr1" draw:text-style-name="P1" draw:layer="layout" svg:width="0.034cm" svg:height="0.035cm" svg:x="19.44cm" svg:y="18.059cm" svg:viewBox="0 0 35 36" svg:d="M17 36c23 0 24-36 0-36-23 0-23 36 0 36z">
          <text:p/>
        </draw:path>
        <draw:path draw:style-name="gr1" draw:text-style-name="P1" draw:layer="layout" svg:width="0.034cm" svg:height="0.035cm" svg:x="19.44cm" svg:y="18.561cm" svg:viewBox="0 0 35 36" svg:d="M17 36c23 0 24-36 0-36-23 0-23 36 0 36z">
          <text:p/>
        </draw:path>
        <draw:path draw:style-name="gr1" draw:text-style-name="P1" draw:layer="layout" svg:width="0.034cm" svg:height="0.035cm" svg:x="19.44cm" svg:y="19.063cm" svg:viewBox="0 0 35 36" svg:d="M17 36c23 0 24-36 0-36-23 0-23 36 0 36z">
          <text:p/>
        </draw:path>
        <draw:path draw:style-name="gr1" draw:text-style-name="P1" draw:layer="layout" svg:width="0.034cm" svg:height="0.036cm" svg:x="19.44cm" svg:y="19.565cm" svg:viewBox="0 0 35 37" svg:d="M17 37c23 0 24-37 0-37-23 0-23 37 0 37z">
          <text:p/>
        </draw:path>
        <draw:path draw:style-name="gr1" draw:text-style-name="P1" draw:layer="layout" svg:width="0.034cm" svg:height="0.036cm" svg:x="19.44cm" svg:y="20.067cm" svg:viewBox="0 0 35 37" svg:d="M17 37c23 0 24-37 0-37-23 0-23 37 0 37z">
          <text:p/>
        </draw:path>
        <draw:path draw:style-name="gr1" draw:text-style-name="P1" draw:layer="layout" svg:width="0.034cm" svg:height="0.035cm" svg:x="19.44cm" svg:y="20.57cm" svg:viewBox="0 0 35 36" svg:d="M17 36c23 0 24-36 0-36-23 0-23 36 0 36z">
          <text:p/>
        </draw:path>
        <draw:path draw:style-name="gr1" draw:text-style-name="P1" draw:layer="layout" svg:width="0.035cm" svg:height="0.035cm" svg:x="19.939cm" svg:y="0.984cm" svg:viewBox="0 0 36 36" svg:d="M18 36c24 0 24-36 0-36s-24 36 0 36z">
          <text:p/>
        </draw:path>
        <draw:path draw:style-name="gr1" draw:text-style-name="P1" draw:layer="layout" svg:width="0.035cm" svg:height="0.036cm" svg:x="19.939cm" svg:y="1.486cm" svg:viewBox="0 0 36 37" svg:d="M18 37c24 0 24-37 0-37s-24 37 0 37z">
          <text:p/>
        </draw:path>
        <draw:path draw:style-name="gr1" draw:text-style-name="P1" draw:layer="layout" svg:width="0.035cm" svg:height="0.036cm" svg:x="19.939cm" svg:y="1.988cm" svg:viewBox="0 0 36 37" svg:d="M18 37c24 0 24-37 0-37s-24 37 0 37z">
          <text:p/>
        </draw:path>
        <draw:path draw:style-name="gr1" draw:text-style-name="P1" draw:layer="layout" svg:width="0.035cm" svg:height="0.035cm" svg:x="19.939cm" svg:y="2.491cm" svg:viewBox="0 0 36 36" svg:d="M18 36c24 0 24-36 0-36s-24 36 0 36z">
          <text:p/>
        </draw:path>
        <draw:path draw:style-name="gr1" draw:text-style-name="P1" draw:layer="layout" svg:width="0.035cm" svg:height="0.035cm" svg:x="19.939cm" svg:y="2.993cm" svg:viewBox="0 0 36 36" svg:d="M18 36c24 0 24-36 0-36s-24 36 0 36z">
          <text:p/>
        </draw:path>
        <draw:path draw:style-name="gr1" draw:text-style-name="P1" draw:layer="layout" svg:width="0.035cm" svg:height="0.035cm" svg:x="19.939cm" svg:y="3.495cm" svg:viewBox="0 0 36 36" svg:d="M18 36c24 0 24-36 0-36s-24 36 0 36z">
          <text:p/>
        </draw:path>
        <draw:path draw:style-name="gr1" draw:text-style-name="P1" draw:layer="layout" svg:width="0.035cm" svg:height="0.035cm" svg:x="19.939cm" svg:y="3.997cm" svg:viewBox="0 0 36 36" svg:d="M18 36c24 0 24-36 0-36s-24 36 0 36z">
          <text:p/>
        </draw:path>
        <draw:path draw:style-name="gr1" draw:text-style-name="P1" draw:layer="layout" svg:width="0.035cm" svg:height="0.036cm" svg:x="19.939cm" svg:y="4.499cm" svg:viewBox="0 0 36 37" svg:d="M18 37c24 0 24-37 0-37s-24 37 0 37z">
          <text:p/>
        </draw:path>
        <draw:path draw:style-name="gr1" draw:text-style-name="P1" draw:layer="layout" svg:width="0.035cm" svg:height="0.035cm" svg:x="19.939cm" svg:y="5.002cm" svg:viewBox="0 0 36 36" svg:d="M18 36c24 0 24-36 0-36s-24 36 0 36z">
          <text:p/>
        </draw:path>
        <draw:path draw:style-name="gr1" draw:text-style-name="P1" draw:layer="layout" svg:width="0.035cm" svg:height="0.035cm" svg:x="19.939cm" svg:y="5.504cm" svg:viewBox="0 0 36 36" svg:d="M18 36c24 0 24-36 0-36s-24 36 0 36z">
          <text:p/>
        </draw:path>
        <draw:path draw:style-name="gr1" draw:text-style-name="P1" draw:layer="layout" svg:width="0.035cm" svg:height="0.035cm" svg:x="19.939cm" svg:y="6.006cm" svg:viewBox="0 0 36 36" svg:d="M18 36c24 0 24-36 0-36s-24 36 0 36z">
          <text:p/>
        </draw:path>
        <draw:path draw:style-name="gr1" draw:text-style-name="P1" draw:layer="layout" svg:width="0.035cm" svg:height="0.036cm" svg:x="19.939cm" svg:y="6.508cm" svg:viewBox="0 0 36 37" svg:d="M18 37c24 0 24-37 0-37s-24 37 0 37z">
          <text:p/>
        </draw:path>
        <draw:path draw:style-name="gr1" draw:text-style-name="P1" draw:layer="layout" svg:width="0.035cm" svg:height="0.036cm" svg:x="19.939cm" svg:y="7.01cm" svg:viewBox="0 0 36 37" svg:d="M18 37c24 0 24-37 0-37s-24 37 0 37z">
          <text:p/>
        </draw:path>
        <draw:path draw:style-name="gr1" draw:text-style-name="P1" draw:layer="layout" svg:width="0.035cm" svg:height="0.035cm" svg:x="19.939cm" svg:y="7.513cm" svg:viewBox="0 0 36 36" svg:d="M18 36c24 0 24-36 0-36s-24 36 0 36z">
          <text:p/>
        </draw:path>
        <draw:path draw:style-name="gr1" draw:text-style-name="P1" draw:layer="layout" svg:width="0.035cm" svg:height="0.035cm" svg:x="19.939cm" svg:y="8.015cm" svg:viewBox="0 0 36 36" svg:d="M18 36c24 0 24-36 0-36s-24 36 0 36z">
          <text:p/>
        </draw:path>
        <draw:path draw:style-name="gr1" draw:text-style-name="P1" draw:layer="layout" svg:width="0.035cm" svg:height="0.035cm" svg:x="19.939cm" svg:y="8.517cm" svg:viewBox="0 0 36 36" svg:d="M18 36c24 0 24-36 0-36s-24 36 0 36z">
          <text:p/>
        </draw:path>
        <draw:path draw:style-name="gr1" draw:text-style-name="P1" draw:layer="layout" svg:width="0.035cm" svg:height="0.035cm" svg:x="19.939cm" svg:y="9.019cm" svg:viewBox="0 0 36 36" svg:d="M18 36c24 0 24-36 0-36s-24 36 0 36z">
          <text:p/>
        </draw:path>
        <draw:path draw:style-name="gr1" draw:text-style-name="P1" draw:layer="layout" svg:width="0.035cm" svg:height="0.036cm" svg:x="19.939cm" svg:y="9.521cm" svg:viewBox="0 0 36 37" svg:d="M18 37c24 0 24-37 0-37s-24 37 0 37z">
          <text:p/>
        </draw:path>
        <draw:path draw:style-name="gr1" draw:text-style-name="P1" draw:layer="layout" svg:width="0.035cm" svg:height="0.035cm" svg:x="19.939cm" svg:y="10.024cm" svg:viewBox="0 0 36 36" svg:d="M18 36c24 0 24-36 0-36s-24 36 0 36z">
          <text:p/>
        </draw:path>
        <draw:path draw:style-name="gr1" draw:text-style-name="P1" draw:layer="layout" svg:width="0.035cm" svg:height="0.035cm" svg:x="19.939cm" svg:y="10.526cm" svg:viewBox="0 0 36 36" svg:d="M18 36c24 0 24-36 0-36s-24 36 0 36z">
          <text:p/>
        </draw:path>
        <draw:path draw:style-name="gr1" draw:text-style-name="P1" draw:layer="layout" svg:width="0.035cm" svg:height="0.035cm" svg:x="19.939cm" svg:y="11.028cm" svg:viewBox="0 0 36 36" svg:d="M18 36c24 0 24-36 0-36s-24 36 0 36z">
          <text:p/>
        </draw:path>
        <draw:path draw:style-name="gr1" draw:text-style-name="P1" draw:layer="layout" svg:width="0.035cm" svg:height="0.035cm" svg:x="19.939cm" svg:y="11.53cm" svg:viewBox="0 0 36 36" svg:d="M18 36c24 0 24-36 0-36s-24 36 0 36z">
          <text:p/>
        </draw:path>
        <draw:path draw:style-name="gr1" draw:text-style-name="P1" draw:layer="layout" svg:width="0.035cm" svg:height="0.036cm" svg:x="19.939cm" svg:y="12.032cm" svg:viewBox="0 0 36 37" svg:d="M18 37c24 0 24-37 0-37s-24 37 0 37z">
          <text:p/>
        </draw:path>
        <draw:path draw:style-name="gr1" draw:text-style-name="P1" draw:layer="layout" svg:width="0.035cm" svg:height="0.035cm" svg:x="19.939cm" svg:y="12.535cm" svg:viewBox="0 0 36 36" svg:d="M18 36c24 0 24-36 0-36s-24 36 0 36z">
          <text:p/>
        </draw:path>
        <draw:path draw:style-name="gr1" draw:text-style-name="P1" draw:layer="layout" svg:width="0.035cm" svg:height="0.035cm" svg:x="19.939cm" svg:y="13.037cm" svg:viewBox="0 0 36 36" svg:d="M18 36c24 0 24-36 0-36s-24 36 0 36z">
          <text:p/>
        </draw:path>
        <draw:path draw:style-name="gr1" draw:text-style-name="P1" draw:layer="layout" svg:width="0.035cm" svg:height="0.035cm" svg:x="19.939cm" svg:y="13.539cm" svg:viewBox="0 0 36 36" svg:d="M18 36c24 0 24-36 0-36s-24 36 0 36z">
          <text:p/>
        </draw:path>
        <draw:path draw:style-name="gr1" draw:text-style-name="P1" draw:layer="layout" svg:width="0.035cm" svg:height="0.035cm" svg:x="19.939cm" svg:y="14.041cm" svg:viewBox="0 0 36 36" svg:d="M18 36c24 0 24-36 0-36s-24 36 0 36z">
          <text:p/>
        </draw:path>
        <draw:path draw:style-name="gr1" draw:text-style-name="P1" draw:layer="layout" svg:width="0.035cm" svg:height="0.036cm" svg:x="19.939cm" svg:y="14.543cm" svg:viewBox="0 0 36 37" svg:d="M18 37c24 0 24-37 0-37s-24 37 0 37z">
          <text:p/>
        </draw:path>
        <draw:path draw:style-name="gr1" draw:text-style-name="P1" draw:layer="layout" svg:width="0.035cm" svg:height="0.036cm" svg:x="19.939cm" svg:y="15.045cm" svg:viewBox="0 0 36 37" svg:d="M18 37c24 0 24-37 0-37s-24 37 0 37z">
          <text:p/>
        </draw:path>
        <draw:path draw:style-name="gr1" draw:text-style-name="P1" draw:layer="layout" svg:width="0.035cm" svg:height="0.035cm" svg:x="19.939cm" svg:y="15.548cm" svg:viewBox="0 0 36 36" svg:d="M18 36c24 0 24-36 0-36s-24 36 0 36z">
          <text:p/>
        </draw:path>
        <draw:path draw:style-name="gr1" draw:text-style-name="P1" draw:layer="layout" svg:width="0.035cm" svg:height="0.035cm" svg:x="19.939cm" svg:y="16.05cm" svg:viewBox="0 0 36 36" svg:d="M18 36c24 0 24-36 0-36s-24 36 0 36z">
          <text:p/>
        </draw:path>
        <draw:path draw:style-name="gr1" draw:text-style-name="P1" draw:layer="layout" svg:width="0.035cm" svg:height="0.035cm" svg:x="19.939cm" svg:y="16.552cm" svg:viewBox="0 0 36 36" svg:d="M18 36c24 0 24-36 0-36s-24 36 0 36z">
          <text:p/>
        </draw:path>
        <draw:path draw:style-name="gr1" draw:text-style-name="P1" draw:layer="layout" svg:width="0.035cm" svg:height="0.036cm" svg:x="19.939cm" svg:y="17.054cm" svg:viewBox="0 0 36 37" svg:d="M18 37c24 0 24-37 0-37s-24 37 0 37z">
          <text:p/>
        </draw:path>
        <draw:path draw:style-name="gr1" draw:text-style-name="P1" draw:layer="layout" svg:width="0.035cm" svg:height="0.035cm" svg:x="19.939cm" svg:y="17.557cm" svg:viewBox="0 0 36 36" svg:d="M18 36c24 0 24-36 0-36s-24 36 0 36z">
          <text:p/>
        </draw:path>
        <draw:path draw:style-name="gr1" draw:text-style-name="P1" draw:layer="layout" svg:width="0.035cm" svg:height="0.035cm" svg:x="19.939cm" svg:y="18.059cm" svg:viewBox="0 0 36 36" svg:d="M18 36c24 0 24-36 0-36s-24 36 0 36z">
          <text:p/>
        </draw:path>
        <draw:path draw:style-name="gr1" draw:text-style-name="P1" draw:layer="layout" svg:width="0.035cm" svg:height="0.035cm" svg:x="19.939cm" svg:y="18.561cm" svg:viewBox="0 0 36 36" svg:d="M18 36c24 0 24-36 0-36s-24 36 0 36z">
          <text:p/>
        </draw:path>
        <draw:path draw:style-name="gr1" draw:text-style-name="P1" draw:layer="layout" svg:width="0.035cm" svg:height="0.035cm" svg:x="19.939cm" svg:y="19.063cm" svg:viewBox="0 0 36 36" svg:d="M18 36c24 0 24-36 0-36s-24 36 0 36z">
          <text:p/>
        </draw:path>
        <draw:path draw:style-name="gr1" draw:text-style-name="P1" draw:layer="layout" svg:width="0.035cm" svg:height="0.036cm" svg:x="19.939cm" svg:y="19.565cm" svg:viewBox="0 0 36 37" svg:d="M18 37c24 0 24-37 0-37s-24 37 0 37z">
          <text:p/>
        </draw:path>
        <draw:path draw:style-name="gr1" draw:text-style-name="P1" draw:layer="layout" svg:width="0.035cm" svg:height="0.036cm" svg:x="19.939cm" svg:y="20.067cm" svg:viewBox="0 0 36 37" svg:d="M18 37c24 0 24-37 0-37s-24 37 0 37z">
          <text:p/>
        </draw:path>
        <draw:path draw:style-name="gr1" draw:text-style-name="P1" draw:layer="layout" svg:width="0.035cm" svg:height="0.035cm" svg:x="19.939cm" svg:y="20.57cm" svg:viewBox="0 0 36 36" svg:d="M18 36c24 0 24-36 0-36s-24 36 0 36z">
          <text:p/>
        </draw:path>
        <draw:path draw:style-name="gr1" draw:text-style-name="P1" draw:layer="layout" svg:width="0.034cm" svg:height="0.035cm" svg:x="20.439cm" svg:y="0.984cm" svg:viewBox="0 0 35 36" svg:d="M18 36c22 0 23-36 0-36-24 0-24 36 0 36z">
          <text:p/>
        </draw:path>
        <draw:path draw:style-name="gr1" draw:text-style-name="P1" draw:layer="layout" svg:width="0.034cm" svg:height="0.036cm" svg:x="20.439cm" svg:y="1.486cm" svg:viewBox="0 0 35 37" svg:d="M18 37c22 0 23-37 0-37-24 0-24 37 0 37z">
          <text:p/>
        </draw:path>
        <draw:path draw:style-name="gr1" draw:text-style-name="P1" draw:layer="layout" svg:width="0.034cm" svg:height="0.036cm" svg:x="20.439cm" svg:y="1.988cm" svg:viewBox="0 0 35 37" svg:d="M18 37c22 0 23-37 0-37-24 0-24 37 0 37z">
          <text:p/>
        </draw:path>
        <draw:path draw:style-name="gr1" draw:text-style-name="P1" draw:layer="layout" svg:width="0.034cm" svg:height="0.035cm" svg:x="20.439cm" svg:y="2.491cm" svg:viewBox="0 0 35 36" svg:d="M18 36c22 0 23-36 0-36-24 0-24 36 0 36z">
          <text:p/>
        </draw:path>
        <draw:path draw:style-name="gr1" draw:text-style-name="P1" draw:layer="layout" svg:width="0.034cm" svg:height="0.035cm" svg:x="20.439cm" svg:y="2.993cm" svg:viewBox="0 0 35 36" svg:d="M18 36c22 0 23-36 0-36-24 0-24 36 0 36z">
          <text:p/>
        </draw:path>
        <draw:path draw:style-name="gr1" draw:text-style-name="P1" draw:layer="layout" svg:width="0.034cm" svg:height="0.035cm" svg:x="20.439cm" svg:y="3.495cm" svg:viewBox="0 0 35 36" svg:d="M18 36c22 0 23-36 0-36-24 0-24 36 0 36z">
          <text:p/>
        </draw:path>
        <draw:path draw:style-name="gr1" draw:text-style-name="P1" draw:layer="layout" svg:width="0.034cm" svg:height="0.035cm" svg:x="20.439cm" svg:y="3.997cm" svg:viewBox="0 0 35 36" svg:d="M18 36c22 0 23-36 0-36-24 0-24 36 0 36z">
          <text:p/>
        </draw:path>
        <draw:path draw:style-name="gr1" draw:text-style-name="P1" draw:layer="layout" svg:width="0.034cm" svg:height="0.036cm" svg:x="20.439cm" svg:y="4.499cm" svg:viewBox="0 0 35 37" svg:d="M18 37c22 0 23-37 0-37-24 0-24 37 0 37z">
          <text:p/>
        </draw:path>
        <draw:path draw:style-name="gr1" draw:text-style-name="P1" draw:layer="layout" svg:width="0.034cm" svg:height="0.035cm" svg:x="20.439cm" svg:y="5.002cm" svg:viewBox="0 0 35 36" svg:d="M18 36c22 0 23-36 0-36-24 0-24 36 0 36z">
          <text:p/>
        </draw:path>
        <draw:path draw:style-name="gr1" draw:text-style-name="P1" draw:layer="layout" svg:width="0.034cm" svg:height="0.035cm" svg:x="20.439cm" svg:y="5.504cm" svg:viewBox="0 0 35 36" svg:d="M18 36c22 0 23-36 0-36-24 0-24 36 0 36z">
          <text:p/>
        </draw:path>
        <draw:path draw:style-name="gr1" draw:text-style-name="P1" draw:layer="layout" svg:width="0.034cm" svg:height="0.035cm" svg:x="20.439cm" svg:y="6.006cm" svg:viewBox="0 0 35 36" svg:d="M18 36c22 0 23-36 0-36-24 0-24 36 0 36z">
          <text:p/>
        </draw:path>
        <draw:path draw:style-name="gr1" draw:text-style-name="P1" draw:layer="layout" svg:width="0.034cm" svg:height="0.036cm" svg:x="20.439cm" svg:y="6.508cm" svg:viewBox="0 0 35 37" svg:d="M18 37c22 0 23-37 0-37-24 0-24 37 0 37z">
          <text:p/>
        </draw:path>
        <draw:path draw:style-name="gr1" draw:text-style-name="P1" draw:layer="layout" svg:width="0.034cm" svg:height="0.036cm" svg:x="20.439cm" svg:y="7.01cm" svg:viewBox="0 0 35 37" svg:d="M18 37c22 0 23-37 0-37-24 0-24 37 0 37z">
          <text:p/>
        </draw:path>
        <draw:path draw:style-name="gr1" draw:text-style-name="P1" draw:layer="layout" svg:width="0.034cm" svg:height="0.035cm" svg:x="20.439cm" svg:y="7.513cm" svg:viewBox="0 0 35 36" svg:d="M18 36c22 0 23-36 0-36-24 0-24 36 0 36z">
          <text:p/>
        </draw:path>
        <draw:path draw:style-name="gr1" draw:text-style-name="P1" draw:layer="layout" svg:width="0.034cm" svg:height="0.035cm" svg:x="20.439cm" svg:y="8.015cm" svg:viewBox="0 0 35 36" svg:d="M18 36c22 0 23-36 0-36-24 0-24 36 0 36z">
          <text:p/>
        </draw:path>
        <draw:path draw:style-name="gr1" draw:text-style-name="P1" draw:layer="layout" svg:width="0.034cm" svg:height="0.035cm" svg:x="20.439cm" svg:y="8.517cm" svg:viewBox="0 0 35 36" svg:d="M18 36c22 0 23-36 0-36-24 0-24 36 0 36z">
          <text:p/>
        </draw:path>
        <draw:path draw:style-name="gr1" draw:text-style-name="P1" draw:layer="layout" svg:width="0.034cm" svg:height="0.035cm" svg:x="20.439cm" svg:y="9.019cm" svg:viewBox="0 0 35 36" svg:d="M18 36c22 0 23-36 0-36-24 0-24 36 0 36z">
          <text:p/>
        </draw:path>
        <draw:path draw:style-name="gr1" draw:text-style-name="P1" draw:layer="layout" svg:width="0.034cm" svg:height="0.036cm" svg:x="20.439cm" svg:y="9.521cm" svg:viewBox="0 0 35 37" svg:d="M18 37c22 0 23-37 0-37-24 0-24 37 0 37z">
          <text:p/>
        </draw:path>
        <draw:path draw:style-name="gr1" draw:text-style-name="P1" draw:layer="layout" svg:width="0.034cm" svg:height="0.035cm" svg:x="20.439cm" svg:y="10.024cm" svg:viewBox="0 0 35 36" svg:d="M18 36c22 0 23-36 0-36-24 0-24 36 0 36z">
          <text:p/>
        </draw:path>
        <draw:path draw:style-name="gr1" draw:text-style-name="P1" draw:layer="layout" svg:width="0.034cm" svg:height="0.035cm" svg:x="20.439cm" svg:y="10.526cm" svg:viewBox="0 0 35 36" svg:d="M18 36c22 0 23-36 0-36-24 0-24 36 0 36z">
          <text:p/>
        </draw:path>
        <draw:path draw:style-name="gr1" draw:text-style-name="P1" draw:layer="layout" svg:width="0.034cm" svg:height="0.035cm" svg:x="20.439cm" svg:y="11.028cm" svg:viewBox="0 0 35 36" svg:d="M18 36c22 0 23-36 0-36-24 0-24 36 0 36z">
          <text:p/>
        </draw:path>
        <draw:path draw:style-name="gr1" draw:text-style-name="P1" draw:layer="layout" svg:width="0.034cm" svg:height="0.035cm" svg:x="20.439cm" svg:y="11.53cm" svg:viewBox="0 0 35 36" svg:d="M18 36c22 0 23-36 0-36-24 0-24 36 0 36z">
          <text:p/>
        </draw:path>
        <draw:path draw:style-name="gr1" draw:text-style-name="P1" draw:layer="layout" svg:width="0.034cm" svg:height="0.036cm" svg:x="20.439cm" svg:y="12.032cm" svg:viewBox="0 0 35 37" svg:d="M18 37c22 0 23-37 0-37-24 0-24 37 0 37z">
          <text:p/>
        </draw:path>
        <draw:path draw:style-name="gr1" draw:text-style-name="P1" draw:layer="layout" svg:width="0.034cm" svg:height="0.035cm" svg:x="20.439cm" svg:y="12.535cm" svg:viewBox="0 0 35 36" svg:d="M18 36c22 0 23-36 0-36-24 0-24 36 0 36z">
          <text:p/>
        </draw:path>
        <draw:path draw:style-name="gr1" draw:text-style-name="P1" draw:layer="layout" svg:width="0.034cm" svg:height="0.035cm" svg:x="20.439cm" svg:y="13.037cm" svg:viewBox="0 0 35 36" svg:d="M18 36c22 0 23-36 0-36-24 0-24 36 0 36z">
          <text:p/>
        </draw:path>
        <draw:path draw:style-name="gr1" draw:text-style-name="P1" draw:layer="layout" svg:width="0.034cm" svg:height="0.035cm" svg:x="20.439cm" svg:y="13.539cm" svg:viewBox="0 0 35 36" svg:d="M18 36c22 0 23-36 0-36-24 0-24 36 0 36z">
          <text:p/>
        </draw:path>
        <draw:path draw:style-name="gr1" draw:text-style-name="P1" draw:layer="layout" svg:width="0.034cm" svg:height="0.035cm" svg:x="20.439cm" svg:y="14.041cm" svg:viewBox="0 0 35 36" svg:d="M18 36c22 0 23-36 0-36-24 0-24 36 0 36z">
          <text:p/>
        </draw:path>
        <draw:path draw:style-name="gr1" draw:text-style-name="P1" draw:layer="layout" svg:width="0.034cm" svg:height="0.036cm" svg:x="20.439cm" svg:y="14.543cm" svg:viewBox="0 0 35 37" svg:d="M18 37c22 0 23-37 0-37-24 0-24 37 0 37z">
          <text:p/>
        </draw:path>
        <draw:path draw:style-name="gr1" draw:text-style-name="P1" draw:layer="layout" svg:width="0.034cm" svg:height="0.036cm" svg:x="20.439cm" svg:y="15.045cm" svg:viewBox="0 0 35 37" svg:d="M18 37c22 0 23-37 0-37-24 0-24 37 0 37z">
          <text:p/>
        </draw:path>
        <draw:path draw:style-name="gr1" draw:text-style-name="P1" draw:layer="layout" svg:width="0.034cm" svg:height="0.035cm" svg:x="20.439cm" svg:y="15.548cm" svg:viewBox="0 0 35 36" svg:d="M18 36c22 0 23-36 0-36-24 0-24 36 0 36z">
          <text:p/>
        </draw:path>
        <draw:path draw:style-name="gr1" draw:text-style-name="P1" draw:layer="layout" svg:width="0.034cm" svg:height="0.035cm" svg:x="20.439cm" svg:y="16.05cm" svg:viewBox="0 0 35 36" svg:d="M18 36c22 0 23-36 0-36-24 0-24 36 0 36z">
          <text:p/>
        </draw:path>
        <draw:path draw:style-name="gr1" draw:text-style-name="P1" draw:layer="layout" svg:width="0.034cm" svg:height="0.035cm" svg:x="20.439cm" svg:y="16.552cm" svg:viewBox="0 0 35 36" svg:d="M18 36c22 0 23-36 0-36-24 0-24 36 0 36z">
          <text:p/>
        </draw:path>
        <draw:path draw:style-name="gr1" draw:text-style-name="P1" draw:layer="layout" svg:width="0.034cm" svg:height="0.036cm" svg:x="20.439cm" svg:y="17.054cm" svg:viewBox="0 0 35 37" svg:d="M18 37c22 0 23-37 0-37-24 0-24 37 0 37z">
          <text:p/>
        </draw:path>
        <draw:path draw:style-name="gr1" draw:text-style-name="P1" draw:layer="layout" svg:width="0.034cm" svg:height="0.035cm" svg:x="20.439cm" svg:y="17.557cm" svg:viewBox="0 0 35 36" svg:d="M18 36c22 0 23-36 0-36-24 0-24 36 0 36z">
          <text:p/>
        </draw:path>
        <draw:path draw:style-name="gr1" draw:text-style-name="P1" draw:layer="layout" svg:width="0.034cm" svg:height="0.035cm" svg:x="20.439cm" svg:y="18.059cm" svg:viewBox="0 0 35 36" svg:d="M18 36c22 0 23-36 0-36-24 0-24 36 0 36z">
          <text:p/>
        </draw:path>
        <draw:path draw:style-name="gr1" draw:text-style-name="P1" draw:layer="layout" svg:width="0.034cm" svg:height="0.035cm" svg:x="20.439cm" svg:y="18.561cm" svg:viewBox="0 0 35 36" svg:d="M18 36c22 0 23-36 0-36-24 0-24 36 0 36z">
          <text:p/>
        </draw:path>
        <draw:path draw:style-name="gr1" draw:text-style-name="P1" draw:layer="layout" svg:width="0.034cm" svg:height="0.035cm" svg:x="20.439cm" svg:y="19.063cm" svg:viewBox="0 0 35 36" svg:d="M18 36c22 0 23-36 0-36-24 0-24 36 0 36z">
          <text:p/>
        </draw:path>
        <draw:path draw:style-name="gr1" draw:text-style-name="P1" draw:layer="layout" svg:width="0.034cm" svg:height="0.036cm" svg:x="20.439cm" svg:y="19.565cm" svg:viewBox="0 0 35 37" svg:d="M18 37c22 0 23-37 0-37-24 0-24 37 0 37z">
          <text:p/>
        </draw:path>
        <draw:path draw:style-name="gr1" draw:text-style-name="P1" draw:layer="layout" svg:width="0.034cm" svg:height="0.036cm" svg:x="20.439cm" svg:y="20.067cm" svg:viewBox="0 0 35 37" svg:d="M18 37c22 0 23-37 0-37-24 0-24 37 0 37z">
          <text:p/>
        </draw:path>
        <draw:path draw:style-name="gr1" draw:text-style-name="P1" draw:layer="layout" svg:width="0.034cm" svg:height="0.035cm" svg:x="20.439cm" svg:y="20.57cm" svg:viewBox="0 0 35 36" svg:d="M18 36c22 0 23-36 0-36-24 0-24 36 0 36z">
          <text:p/>
        </draw:path>
        <draw:path draw:style-name="gr1" draw:text-style-name="P1" draw:layer="layout" svg:width="0.034cm" svg:height="0.035cm" svg:x="20.937cm" svg:y="0.984cm" svg:viewBox="0 0 35 36" svg:d="M17 36c24 0 24-36 0-36-22 0-23 36 0 36z">
          <text:p/>
        </draw:path>
        <draw:path draw:style-name="gr1" draw:text-style-name="P1" draw:layer="layout" svg:width="0.034cm" svg:height="0.036cm" svg:x="20.937cm" svg:y="1.486cm" svg:viewBox="0 0 35 37" svg:d="M17 37c24 0 24-37 0-37-22 0-23 37 0 37z">
          <text:p/>
        </draw:path>
        <draw:path draw:style-name="gr1" draw:text-style-name="P1" draw:layer="layout" svg:width="0.034cm" svg:height="0.036cm" svg:x="20.937cm" svg:y="1.988cm" svg:viewBox="0 0 35 37" svg:d="M17 37c24 0 24-37 0-37-22 0-23 37 0 37z">
          <text:p/>
        </draw:path>
        <draw:path draw:style-name="gr1" draw:text-style-name="P1" draw:layer="layout" svg:width="0.034cm" svg:height="0.035cm" svg:x="20.937cm" svg:y="2.491cm" svg:viewBox="0 0 35 36" svg:d="M17 36c24 0 24-36 0-36-22 0-23 36 0 36z">
          <text:p/>
        </draw:path>
        <draw:path draw:style-name="gr1" draw:text-style-name="P1" draw:layer="layout" svg:width="0.034cm" svg:height="0.035cm" svg:x="20.937cm" svg:y="2.993cm" svg:viewBox="0 0 35 36" svg:d="M17 36c24 0 24-36 0-36-22 0-23 36 0 36z">
          <text:p/>
        </draw:path>
        <draw:path draw:style-name="gr1" draw:text-style-name="P1" draw:layer="layout" svg:width="0.034cm" svg:height="0.035cm" svg:x="20.937cm" svg:y="3.495cm" svg:viewBox="0 0 35 36" svg:d="M17 36c24 0 24-36 0-36-22 0-23 36 0 36z">
          <text:p/>
        </draw:path>
        <draw:path draw:style-name="gr1" draw:text-style-name="P1" draw:layer="layout" svg:width="0.034cm" svg:height="0.035cm" svg:x="20.937cm" svg:y="3.997cm" svg:viewBox="0 0 35 36" svg:d="M17 36c24 0 24-36 0-36-22 0-23 36 0 36z">
          <text:p/>
        </draw:path>
        <draw:path draw:style-name="gr1" draw:text-style-name="P1" draw:layer="layout" svg:width="0.034cm" svg:height="0.036cm" svg:x="20.937cm" svg:y="4.499cm" svg:viewBox="0 0 35 37" svg:d="M17 37c24 0 24-37 0-37-22 0-23 37 0 37z">
          <text:p/>
        </draw:path>
        <draw:path draw:style-name="gr1" draw:text-style-name="P1" draw:layer="layout" svg:width="0.034cm" svg:height="0.035cm" svg:x="20.937cm" svg:y="5.002cm" svg:viewBox="0 0 35 36" svg:d="M17 36c24 0 24-36 0-36-22 0-23 36 0 36z">
          <text:p/>
        </draw:path>
        <draw:path draw:style-name="gr1" draw:text-style-name="P1" draw:layer="layout" svg:width="0.034cm" svg:height="0.035cm" svg:x="20.937cm" svg:y="5.504cm" svg:viewBox="0 0 35 36" svg:d="M17 36c24 0 24-36 0-36-22 0-23 36 0 36z">
          <text:p/>
        </draw:path>
        <draw:path draw:style-name="gr1" draw:text-style-name="P1" draw:layer="layout" svg:width="0.034cm" svg:height="0.035cm" svg:x="20.937cm" svg:y="6.006cm" svg:viewBox="0 0 35 36" svg:d="M17 36c24 0 24-36 0-36-22 0-23 36 0 36z">
          <text:p/>
        </draw:path>
        <draw:path draw:style-name="gr1" draw:text-style-name="P1" draw:layer="layout" svg:width="0.034cm" svg:height="0.036cm" svg:x="20.937cm" svg:y="6.508cm" svg:viewBox="0 0 35 37" svg:d="M17 37c24 0 24-37 0-37-22 0-23 37 0 37z">
          <text:p/>
        </draw:path>
        <draw:path draw:style-name="gr1" draw:text-style-name="P1" draw:layer="layout" svg:width="0.034cm" svg:height="0.036cm" svg:x="20.937cm" svg:y="7.01cm" svg:viewBox="0 0 35 37" svg:d="M17 37c24 0 24-37 0-37-22 0-23 37 0 37z">
          <text:p/>
        </draw:path>
        <draw:path draw:style-name="gr1" draw:text-style-name="P1" draw:layer="layout" svg:width="0.034cm" svg:height="0.035cm" svg:x="20.937cm" svg:y="7.513cm" svg:viewBox="0 0 35 36" svg:d="M17 36c24 0 24-36 0-36-22 0-23 36 0 36z">
          <text:p/>
        </draw:path>
        <draw:path draw:style-name="gr1" draw:text-style-name="P1" draw:layer="layout" svg:width="0.034cm" svg:height="0.035cm" svg:x="20.937cm" svg:y="8.015cm" svg:viewBox="0 0 35 36" svg:d="M17 36c24 0 24-36 0-36-22 0-23 36 0 36z">
          <text:p/>
        </draw:path>
        <draw:path draw:style-name="gr1" draw:text-style-name="P1" draw:layer="layout" svg:width="0.034cm" svg:height="0.035cm" svg:x="20.937cm" svg:y="8.517cm" svg:viewBox="0 0 35 36" svg:d="M17 36c24 0 24-36 0-36-22 0-23 36 0 36z">
          <text:p/>
        </draw:path>
        <draw:path draw:style-name="gr1" draw:text-style-name="P1" draw:layer="layout" svg:width="0.034cm" svg:height="0.035cm" svg:x="20.937cm" svg:y="9.019cm" svg:viewBox="0 0 35 36" svg:d="M17 36c24 0 24-36 0-36-22 0-23 36 0 36z">
          <text:p/>
        </draw:path>
        <draw:path draw:style-name="gr1" draw:text-style-name="P1" draw:layer="layout" svg:width="0.034cm" svg:height="0.036cm" svg:x="20.937cm" svg:y="9.521cm" svg:viewBox="0 0 35 37" svg:d="M17 37c24 0 24-37 0-37-22 0-23 37 0 37z">
          <text:p/>
        </draw:path>
        <draw:path draw:style-name="gr1" draw:text-style-name="P1" draw:layer="layout" svg:width="0.034cm" svg:height="0.035cm" svg:x="20.937cm" svg:y="10.024cm" svg:viewBox="0 0 35 36" svg:d="M17 36c24 0 24-36 0-36-22 0-23 36 0 36z">
          <text:p/>
        </draw:path>
        <draw:path draw:style-name="gr1" draw:text-style-name="P1" draw:layer="layout" svg:width="0.034cm" svg:height="0.035cm" svg:x="20.937cm" svg:y="10.526cm" svg:viewBox="0 0 35 36" svg:d="M17 36c24 0 24-36 0-36-22 0-23 36 0 36z">
          <text:p/>
        </draw:path>
        <draw:path draw:style-name="gr1" draw:text-style-name="P1" draw:layer="layout" svg:width="0.034cm" svg:height="0.035cm" svg:x="20.937cm" svg:y="11.028cm" svg:viewBox="0 0 35 36" svg:d="M17 36c24 0 24-36 0-36-22 0-23 36 0 36z">
          <text:p/>
        </draw:path>
        <draw:path draw:style-name="gr1" draw:text-style-name="P1" draw:layer="layout" svg:width="0.034cm" svg:height="0.035cm" svg:x="20.937cm" svg:y="11.53cm" svg:viewBox="0 0 35 36" svg:d="M17 36c24 0 24-36 0-36-22 0-23 36 0 36z">
          <text:p/>
        </draw:path>
        <draw:path draw:style-name="gr1" draw:text-style-name="P1" draw:layer="layout" svg:width="0.034cm" svg:height="0.036cm" svg:x="20.937cm" svg:y="12.032cm" svg:viewBox="0 0 35 37" svg:d="M17 37c24 0 24-37 0-37-22 0-23 37 0 37z">
          <text:p/>
        </draw:path>
        <draw:path draw:style-name="gr1" draw:text-style-name="P1" draw:layer="layout" svg:width="0.034cm" svg:height="0.035cm" svg:x="20.937cm" svg:y="12.535cm" svg:viewBox="0 0 35 36" svg:d="M17 36c24 0 24-36 0-36-22 0-23 36 0 36z">
          <text:p/>
        </draw:path>
        <draw:path draw:style-name="gr1" draw:text-style-name="P1" draw:layer="layout" svg:width="0.034cm" svg:height="0.035cm" svg:x="20.937cm" svg:y="13.037cm" svg:viewBox="0 0 35 36" svg:d="M17 36c24 0 24-36 0-36-22 0-23 36 0 36z">
          <text:p/>
        </draw:path>
        <draw:path draw:style-name="gr1" draw:text-style-name="P1" draw:layer="layout" svg:width="0.034cm" svg:height="0.035cm" svg:x="20.937cm" svg:y="13.539cm" svg:viewBox="0 0 35 36" svg:d="M17 36c24 0 24-36 0-36-22 0-23 36 0 36z">
          <text:p/>
        </draw:path>
        <draw:path draw:style-name="gr1" draw:text-style-name="P1" draw:layer="layout" svg:width="0.034cm" svg:height="0.035cm" svg:x="20.937cm" svg:y="14.041cm" svg:viewBox="0 0 35 36" svg:d="M17 36c24 0 24-36 0-36-22 0-23 36 0 36z">
          <text:p/>
        </draw:path>
        <draw:path draw:style-name="gr1" draw:text-style-name="P1" draw:layer="layout" svg:width="0.034cm" svg:height="0.036cm" svg:x="20.937cm" svg:y="14.543cm" svg:viewBox="0 0 35 37" svg:d="M17 37c24 0 24-37 0-37-22 0-23 37 0 37z">
          <text:p/>
        </draw:path>
        <draw:path draw:style-name="gr1" draw:text-style-name="P1" draw:layer="layout" svg:width="0.034cm" svg:height="0.036cm" svg:x="20.937cm" svg:y="15.045cm" svg:viewBox="0 0 35 37" svg:d="M17 37c24 0 24-37 0-37-22 0-23 37 0 37z">
          <text:p/>
        </draw:path>
        <draw:path draw:style-name="gr1" draw:text-style-name="P1" draw:layer="layout" svg:width="0.034cm" svg:height="0.035cm" svg:x="20.937cm" svg:y="15.548cm" svg:viewBox="0 0 35 36" svg:d="M17 36c24 0 24-36 0-36-22 0-23 36 0 36z">
          <text:p/>
        </draw:path>
        <draw:path draw:style-name="gr1" draw:text-style-name="P1" draw:layer="layout" svg:width="0.034cm" svg:height="0.035cm" svg:x="20.937cm" svg:y="16.05cm" svg:viewBox="0 0 35 36" svg:d="M17 36c24 0 24-36 0-36-22 0-23 36 0 36z">
          <text:p/>
        </draw:path>
        <draw:path draw:style-name="gr1" draw:text-style-name="P1" draw:layer="layout" svg:width="0.034cm" svg:height="0.035cm" svg:x="20.937cm" svg:y="16.552cm" svg:viewBox="0 0 35 36" svg:d="M17 36c24 0 24-36 0-36-22 0-23 36 0 36z">
          <text:p/>
        </draw:path>
        <draw:path draw:style-name="gr1" draw:text-style-name="P1" draw:layer="layout" svg:width="0.034cm" svg:height="0.036cm" svg:x="20.937cm" svg:y="17.054cm" svg:viewBox="0 0 35 37" svg:d="M17 37c24 0 24-37 0-37-22 0-23 37 0 37z">
          <text:p/>
        </draw:path>
        <draw:path draw:style-name="gr1" draw:text-style-name="P1" draw:layer="layout" svg:width="0.034cm" svg:height="0.035cm" svg:x="20.937cm" svg:y="17.557cm" svg:viewBox="0 0 35 36" svg:d="M17 36c24 0 24-36 0-36-22 0-23 36 0 36z">
          <text:p/>
        </draw:path>
        <draw:path draw:style-name="gr1" draw:text-style-name="P1" draw:layer="layout" svg:width="0.034cm" svg:height="0.035cm" svg:x="20.937cm" svg:y="18.059cm" svg:viewBox="0 0 35 36" svg:d="M17 36c24 0 24-36 0-36-22 0-23 36 0 36z">
          <text:p/>
        </draw:path>
        <draw:path draw:style-name="gr1" draw:text-style-name="P1" draw:layer="layout" svg:width="0.034cm" svg:height="0.035cm" svg:x="20.937cm" svg:y="18.561cm" svg:viewBox="0 0 35 36" svg:d="M17 36c24 0 24-36 0-36-22 0-23 36 0 36z">
          <text:p/>
        </draw:path>
        <draw:path draw:style-name="gr1" draw:text-style-name="P1" draw:layer="layout" svg:width="0.034cm" svg:height="0.035cm" svg:x="20.937cm" svg:y="19.063cm" svg:viewBox="0 0 35 36" svg:d="M17 36c24 0 24-36 0-36-22 0-23 36 0 36z">
          <text:p/>
        </draw:path>
        <draw:path draw:style-name="gr1" draw:text-style-name="P1" draw:layer="layout" svg:width="0.034cm" svg:height="0.036cm" svg:x="20.937cm" svg:y="19.565cm" svg:viewBox="0 0 35 37" svg:d="M17 37c24 0 24-37 0-37-22 0-23 37 0 37z">
          <text:p/>
        </draw:path>
        <draw:path draw:style-name="gr1" draw:text-style-name="P1" draw:layer="layout" svg:width="0.034cm" svg:height="0.036cm" svg:x="20.937cm" svg:y="20.067cm" svg:viewBox="0 0 35 37" svg:d="M17 37c24 0 24-37 0-37-22 0-23 37 0 37z">
          <text:p/>
        </draw:path>
        <draw:path draw:style-name="gr1" draw:text-style-name="P1" draw:layer="layout" svg:width="0.034cm" svg:height="0.035cm" svg:x="20.937cm" svg:y="20.57cm" svg:viewBox="0 0 35 36" svg:d="M17 36c24 0 24-36 0-36-22 0-23 36 0 36z">
          <text:p/>
        </draw:path>
        <draw:path draw:style-name="gr1" draw:text-style-name="P1" draw:layer="layout" svg:width="0.035cm" svg:height="0.035cm" svg:x="21.436cm" svg:y="0.984cm" svg:viewBox="0 0 36 36" svg:d="M18 36c24 0 24-36 0-36s-24 36 0 36z">
          <text:p/>
        </draw:path>
        <draw:path draw:style-name="gr1" draw:text-style-name="P1" draw:layer="layout" svg:width="0.035cm" svg:height="0.036cm" svg:x="21.436cm" svg:y="1.486cm" svg:viewBox="0 0 36 37" svg:d="M18 37c24 0 24-37 0-37s-24 37 0 37z">
          <text:p/>
        </draw:path>
        <draw:path draw:style-name="gr1" draw:text-style-name="P1" draw:layer="layout" svg:width="0.035cm" svg:height="0.036cm" svg:x="21.436cm" svg:y="1.988cm" svg:viewBox="0 0 36 37" svg:d="M18 37c24 0 24-37 0-37s-24 37 0 37z">
          <text:p/>
        </draw:path>
        <draw:path draw:style-name="gr1" draw:text-style-name="P1" draw:layer="layout" svg:width="0.035cm" svg:height="0.035cm" svg:x="21.436cm" svg:y="2.491cm" svg:viewBox="0 0 36 36" svg:d="M18 36c24 0 24-36 0-36s-24 36 0 36z">
          <text:p/>
        </draw:path>
        <draw:path draw:style-name="gr1" draw:text-style-name="P1" draw:layer="layout" svg:width="0.035cm" svg:height="0.035cm" svg:x="21.436cm" svg:y="2.993cm" svg:viewBox="0 0 36 36" svg:d="M18 36c24 0 24-36 0-36s-24 36 0 36z">
          <text:p/>
        </draw:path>
        <draw:path draw:style-name="gr1" draw:text-style-name="P1" draw:layer="layout" svg:width="0.035cm" svg:height="0.035cm" svg:x="21.436cm" svg:y="3.495cm" svg:viewBox="0 0 36 36" svg:d="M18 36c24 0 24-36 0-36s-24 36 0 36z">
          <text:p/>
        </draw:path>
        <draw:path draw:style-name="gr1" draw:text-style-name="P1" draw:layer="layout" svg:width="0.035cm" svg:height="0.035cm" svg:x="21.436cm" svg:y="3.997cm" svg:viewBox="0 0 36 36" svg:d="M18 36c24 0 24-36 0-36s-24 36 0 36z">
          <text:p/>
        </draw:path>
        <draw:path draw:style-name="gr1" draw:text-style-name="P1" draw:layer="layout" svg:width="0.035cm" svg:height="0.036cm" svg:x="21.436cm" svg:y="4.499cm" svg:viewBox="0 0 36 37" svg:d="M18 37c24 0 24-37 0-37s-24 37 0 37z">
          <text:p/>
        </draw:path>
        <draw:path draw:style-name="gr1" draw:text-style-name="P1" draw:layer="layout" svg:width="0.035cm" svg:height="0.035cm" svg:x="21.436cm" svg:y="5.002cm" svg:viewBox="0 0 36 36" svg:d="M18 36c24 0 24-36 0-36s-24 36 0 36z">
          <text:p/>
        </draw:path>
        <draw:path draw:style-name="gr1" draw:text-style-name="P1" draw:layer="layout" svg:width="0.035cm" svg:height="0.035cm" svg:x="21.436cm" svg:y="5.504cm" svg:viewBox="0 0 36 36" svg:d="M18 36c24 0 24-36 0-36s-24 36 0 36z">
          <text:p/>
        </draw:path>
        <draw:path draw:style-name="gr1" draw:text-style-name="P1" draw:layer="layout" svg:width="0.035cm" svg:height="0.035cm" svg:x="21.436cm" svg:y="6.006cm" svg:viewBox="0 0 36 36" svg:d="M18 36c24 0 24-36 0-36s-24 36 0 36z">
          <text:p/>
        </draw:path>
        <draw:path draw:style-name="gr1" draw:text-style-name="P1" draw:layer="layout" svg:width="0.035cm" svg:height="0.036cm" svg:x="21.436cm" svg:y="6.508cm" svg:viewBox="0 0 36 37" svg:d="M18 37c24 0 24-37 0-37s-24 37 0 37z">
          <text:p/>
        </draw:path>
        <draw:path draw:style-name="gr1" draw:text-style-name="P1" draw:layer="layout" svg:width="0.035cm" svg:height="0.036cm" svg:x="21.436cm" svg:y="7.01cm" svg:viewBox="0 0 36 37" svg:d="M18 37c24 0 24-37 0-37s-24 37 0 37z">
          <text:p/>
        </draw:path>
        <draw:path draw:style-name="gr1" draw:text-style-name="P1" draw:layer="layout" svg:width="0.035cm" svg:height="0.035cm" svg:x="21.436cm" svg:y="7.513cm" svg:viewBox="0 0 36 36" svg:d="M18 36c24 0 24-36 0-36s-24 36 0 36z">
          <text:p/>
        </draw:path>
        <draw:path draw:style-name="gr1" draw:text-style-name="P1" draw:layer="layout" svg:width="0.035cm" svg:height="0.035cm" svg:x="21.436cm" svg:y="8.015cm" svg:viewBox="0 0 36 36" svg:d="M18 36c24 0 24-36 0-36s-24 36 0 36z">
          <text:p/>
        </draw:path>
        <draw:path draw:style-name="gr1" draw:text-style-name="P1" draw:layer="layout" svg:width="0.035cm" svg:height="0.035cm" svg:x="21.436cm" svg:y="8.517cm" svg:viewBox="0 0 36 36" svg:d="M18 36c24 0 24-36 0-36s-24 36 0 36z">
          <text:p/>
        </draw:path>
        <draw:path draw:style-name="gr1" draw:text-style-name="P1" draw:layer="layout" svg:width="0.035cm" svg:height="0.035cm" svg:x="21.436cm" svg:y="9.019cm" svg:viewBox="0 0 36 36" svg:d="M18 36c24 0 24-36 0-36s-24 36 0 36z">
          <text:p/>
        </draw:path>
        <draw:path draw:style-name="gr1" draw:text-style-name="P1" draw:layer="layout" svg:width="0.035cm" svg:height="0.036cm" svg:x="21.436cm" svg:y="9.521cm" svg:viewBox="0 0 36 37" svg:d="M18 37c24 0 24-37 0-37s-24 37 0 37z">
          <text:p/>
        </draw:path>
        <draw:path draw:style-name="gr1" draw:text-style-name="P1" draw:layer="layout" svg:width="0.035cm" svg:height="0.035cm" svg:x="21.436cm" svg:y="10.024cm" svg:viewBox="0 0 36 36" svg:d="M18 36c24 0 24-36 0-36s-24 36 0 36z">
          <text:p/>
        </draw:path>
        <draw:path draw:style-name="gr1" draw:text-style-name="P1" draw:layer="layout" svg:width="0.035cm" svg:height="0.035cm" svg:x="21.436cm" svg:y="10.526cm" svg:viewBox="0 0 36 36" svg:d="M18 36c24 0 24-36 0-36s-24 36 0 36z">
          <text:p/>
        </draw:path>
        <draw:path draw:style-name="gr1" draw:text-style-name="P1" draw:layer="layout" svg:width="0.035cm" svg:height="0.035cm" svg:x="21.436cm" svg:y="11.028cm" svg:viewBox="0 0 36 36" svg:d="M18 36c24 0 24-36 0-36s-24 36 0 36z">
          <text:p/>
        </draw:path>
        <draw:path draw:style-name="gr1" draw:text-style-name="P1" draw:layer="layout" svg:width="0.035cm" svg:height="0.035cm" svg:x="21.436cm" svg:y="11.53cm" svg:viewBox="0 0 36 36" svg:d="M18 36c24 0 24-36 0-36s-24 36 0 36z">
          <text:p/>
        </draw:path>
        <draw:path draw:style-name="gr1" draw:text-style-name="P1" draw:layer="layout" svg:width="0.035cm" svg:height="0.036cm" svg:x="21.436cm" svg:y="12.032cm" svg:viewBox="0 0 36 37" svg:d="M18 37c24 0 24-37 0-37s-24 37 0 37z">
          <text:p/>
        </draw:path>
        <draw:path draw:style-name="gr1" draw:text-style-name="P1" draw:layer="layout" svg:width="0.035cm" svg:height="0.035cm" svg:x="21.436cm" svg:y="12.535cm" svg:viewBox="0 0 36 36" svg:d="M18 36c24 0 24-36 0-36s-24 36 0 36z">
          <text:p/>
        </draw:path>
        <draw:path draw:style-name="gr1" draw:text-style-name="P1" draw:layer="layout" svg:width="0.035cm" svg:height="0.035cm" svg:x="21.436cm" svg:y="13.037cm" svg:viewBox="0 0 36 36" svg:d="M18 36c24 0 24-36 0-36s-24 36 0 36z">
          <text:p/>
        </draw:path>
        <draw:path draw:style-name="gr1" draw:text-style-name="P1" draw:layer="layout" svg:width="0.035cm" svg:height="0.035cm" svg:x="21.436cm" svg:y="13.539cm" svg:viewBox="0 0 36 36" svg:d="M18 36c24 0 24-36 0-36s-24 36 0 36z">
          <text:p/>
        </draw:path>
        <draw:path draw:style-name="gr1" draw:text-style-name="P1" draw:layer="layout" svg:width="0.035cm" svg:height="0.035cm" svg:x="21.436cm" svg:y="14.041cm" svg:viewBox="0 0 36 36" svg:d="M18 36c24 0 24-36 0-36s-24 36 0 36z">
          <text:p/>
        </draw:path>
        <draw:path draw:style-name="gr1" draw:text-style-name="P1" draw:layer="layout" svg:width="0.035cm" svg:height="0.036cm" svg:x="21.436cm" svg:y="14.543cm" svg:viewBox="0 0 36 37" svg:d="M18 37c24 0 24-37 0-37s-24 37 0 37z">
          <text:p/>
        </draw:path>
        <draw:path draw:style-name="gr1" draw:text-style-name="P1" draw:layer="layout" svg:width="0.035cm" svg:height="0.036cm" svg:x="21.436cm" svg:y="15.045cm" svg:viewBox="0 0 36 37" svg:d="M18 37c24 0 24-37 0-37s-24 37 0 37z">
          <text:p/>
        </draw:path>
        <draw:path draw:style-name="gr1" draw:text-style-name="P1" draw:layer="layout" svg:width="0.035cm" svg:height="0.035cm" svg:x="21.436cm" svg:y="15.548cm" svg:viewBox="0 0 36 36" svg:d="M18 36c24 0 24-36 0-36s-24 36 0 36z">
          <text:p/>
        </draw:path>
        <draw:path draw:style-name="gr1" draw:text-style-name="P1" draw:layer="layout" svg:width="0.035cm" svg:height="0.035cm" svg:x="21.436cm" svg:y="16.05cm" svg:viewBox="0 0 36 36" svg:d="M18 36c24 0 24-36 0-36s-24 36 0 36z">
          <text:p/>
        </draw:path>
        <draw:path draw:style-name="gr1" draw:text-style-name="P1" draw:layer="layout" svg:width="0.035cm" svg:height="0.035cm" svg:x="21.436cm" svg:y="16.552cm" svg:viewBox="0 0 36 36" svg:d="M18 36c24 0 24-36 0-36s-24 36 0 36z">
          <text:p/>
        </draw:path>
        <draw:path draw:style-name="gr1" draw:text-style-name="P1" draw:layer="layout" svg:width="0.035cm" svg:height="0.036cm" svg:x="21.436cm" svg:y="17.054cm" svg:viewBox="0 0 36 37" svg:d="M18 37c24 0 24-37 0-37s-24 37 0 37z">
          <text:p/>
        </draw:path>
        <draw:path draw:style-name="gr1" draw:text-style-name="P1" draw:layer="layout" svg:width="0.035cm" svg:height="0.035cm" svg:x="21.436cm" svg:y="17.557cm" svg:viewBox="0 0 36 36" svg:d="M18 36c24 0 24-36 0-36s-24 36 0 36z">
          <text:p/>
        </draw:path>
        <draw:path draw:style-name="gr1" draw:text-style-name="P1" draw:layer="layout" svg:width="0.035cm" svg:height="0.035cm" svg:x="21.436cm" svg:y="18.059cm" svg:viewBox="0 0 36 36" svg:d="M18 36c24 0 24-36 0-36s-24 36 0 36z">
          <text:p/>
        </draw:path>
        <draw:path draw:style-name="gr1" draw:text-style-name="P1" draw:layer="layout" svg:width="0.035cm" svg:height="0.035cm" svg:x="21.436cm" svg:y="18.561cm" svg:viewBox="0 0 36 36" svg:d="M18 36c24 0 24-36 0-36s-24 36 0 36z">
          <text:p/>
        </draw:path>
        <draw:path draw:style-name="gr1" draw:text-style-name="P1" draw:layer="layout" svg:width="0.035cm" svg:height="0.035cm" svg:x="21.436cm" svg:y="19.063cm" svg:viewBox="0 0 36 36" svg:d="M18 36c24 0 24-36 0-36s-24 36 0 36z">
          <text:p/>
        </draw:path>
        <draw:path draw:style-name="gr1" draw:text-style-name="P1" draw:layer="layout" svg:width="0.035cm" svg:height="0.036cm" svg:x="21.436cm" svg:y="19.565cm" svg:viewBox="0 0 36 37" svg:d="M18 37c24 0 24-37 0-37s-24 37 0 37z">
          <text:p/>
        </draw:path>
        <draw:path draw:style-name="gr1" draw:text-style-name="P1" draw:layer="layout" svg:width="0.035cm" svg:height="0.036cm" svg:x="21.436cm" svg:y="20.067cm" svg:viewBox="0 0 36 37" svg:d="M18 37c24 0 24-37 0-37s-24 37 0 37z">
          <text:p/>
        </draw:path>
        <draw:path draw:style-name="gr1" draw:text-style-name="P1" draw:layer="layout" svg:width="0.035cm" svg:height="0.035cm" svg:x="21.436cm" svg:y="20.57cm" svg:viewBox="0 0 36 36" svg:d="M18 36c24 0 24-36 0-36s-24 36 0 36z">
          <text:p/>
        </draw:path>
        <draw:path draw:style-name="gr1" draw:text-style-name="P1" draw:layer="layout" svg:width="0.034cm" svg:height="0.035cm" svg:x="21.935cm" svg:y="0.984cm" svg:viewBox="0 0 35 36" svg:d="M18 36c23 0 23-36 0-36-24 0-24 36 0 36z">
          <text:p/>
        </draw:path>
        <draw:path draw:style-name="gr1" draw:text-style-name="P1" draw:layer="layout" svg:width="0.034cm" svg:height="0.036cm" svg:x="21.935cm" svg:y="1.486cm" svg:viewBox="0 0 35 37" svg:d="M18 37c23 0 23-37 0-37-24 0-24 37 0 37z">
          <text:p/>
        </draw:path>
        <draw:path draw:style-name="gr1" draw:text-style-name="P1" draw:layer="layout" svg:width="0.034cm" svg:height="0.036cm" svg:x="21.935cm" svg:y="1.988cm" svg:viewBox="0 0 35 37" svg:d="M18 37c23 0 23-37 0-37-24 0-24 37 0 37z">
          <text:p/>
        </draw:path>
        <draw:path draw:style-name="gr1" draw:text-style-name="P1" draw:layer="layout" svg:width="0.034cm" svg:height="0.035cm" svg:x="21.935cm" svg:y="2.491cm" svg:viewBox="0 0 35 36" svg:d="M18 36c23 0 23-36 0-36-24 0-24 36 0 36z">
          <text:p/>
        </draw:path>
        <draw:path draw:style-name="gr1" draw:text-style-name="P1" draw:layer="layout" svg:width="0.034cm" svg:height="0.035cm" svg:x="21.935cm" svg:y="2.993cm" svg:viewBox="0 0 35 36" svg:d="M18 36c23 0 23-36 0-36-24 0-24 36 0 36z">
          <text:p/>
        </draw:path>
        <draw:path draw:style-name="gr1" draw:text-style-name="P1" draw:layer="layout" svg:width="0.034cm" svg:height="0.035cm" svg:x="21.935cm" svg:y="3.495cm" svg:viewBox="0 0 35 36" svg:d="M18 36c23 0 23-36 0-36-24 0-24 36 0 36z">
          <text:p/>
        </draw:path>
        <draw:path draw:style-name="gr1" draw:text-style-name="P1" draw:layer="layout" svg:width="0.034cm" svg:height="0.035cm" svg:x="21.935cm" svg:y="3.997cm" svg:viewBox="0 0 35 36" svg:d="M18 36c23 0 23-36 0-36-24 0-24 36 0 36z">
          <text:p/>
        </draw:path>
        <draw:path draw:style-name="gr1" draw:text-style-name="P1" draw:layer="layout" svg:width="0.034cm" svg:height="0.036cm" svg:x="21.935cm" svg:y="4.499cm" svg:viewBox="0 0 35 37" svg:d="M18 37c23 0 23-37 0-37-24 0-24 37 0 37z">
          <text:p/>
        </draw:path>
        <draw:path draw:style-name="gr1" draw:text-style-name="P1" draw:layer="layout" svg:width="0.034cm" svg:height="0.035cm" svg:x="21.935cm" svg:y="5.002cm" svg:viewBox="0 0 35 36" svg:d="M18 36c23 0 23-36 0-36-24 0-24 36 0 36z">
          <text:p/>
        </draw:path>
        <draw:path draw:style-name="gr1" draw:text-style-name="P1" draw:layer="layout" svg:width="0.034cm" svg:height="0.035cm" svg:x="21.935cm" svg:y="5.504cm" svg:viewBox="0 0 35 36" svg:d="M18 36c23 0 23-36 0-36-24 0-24 36 0 36z">
          <text:p/>
        </draw:path>
        <draw:path draw:style-name="gr1" draw:text-style-name="P1" draw:layer="layout" svg:width="0.034cm" svg:height="0.035cm" svg:x="21.935cm" svg:y="6.006cm" svg:viewBox="0 0 35 36" svg:d="M18 36c23 0 23-36 0-36-24 0-24 36 0 36z">
          <text:p/>
        </draw:path>
        <draw:path draw:style-name="gr1" draw:text-style-name="P1" draw:layer="layout" svg:width="0.034cm" svg:height="0.036cm" svg:x="21.935cm" svg:y="6.508cm" svg:viewBox="0 0 35 37" svg:d="M18 37c23 0 23-37 0-37-24 0-24 37 0 37z">
          <text:p/>
        </draw:path>
        <draw:path draw:style-name="gr1" draw:text-style-name="P1" draw:layer="layout" svg:width="0.034cm" svg:height="0.036cm" svg:x="21.935cm" svg:y="7.01cm" svg:viewBox="0 0 35 37" svg:d="M18 37c23 0 23-37 0-37-24 0-24 37 0 37z">
          <text:p/>
        </draw:path>
        <draw:path draw:style-name="gr1" draw:text-style-name="P1" draw:layer="layout" svg:width="0.034cm" svg:height="0.035cm" svg:x="21.935cm" svg:y="7.513cm" svg:viewBox="0 0 35 36" svg:d="M18 36c23 0 23-36 0-36-24 0-24 36 0 36z">
          <text:p/>
        </draw:path>
        <draw:path draw:style-name="gr1" draw:text-style-name="P1" draw:layer="layout" svg:width="0.034cm" svg:height="0.035cm" svg:x="21.935cm" svg:y="8.015cm" svg:viewBox="0 0 35 36" svg:d="M18 36c23 0 23-36 0-36-24 0-24 36 0 36z">
          <text:p/>
        </draw:path>
        <draw:path draw:style-name="gr1" draw:text-style-name="P1" draw:layer="layout" svg:width="0.034cm" svg:height="0.035cm" svg:x="21.935cm" svg:y="8.517cm" svg:viewBox="0 0 35 36" svg:d="M18 36c23 0 23-36 0-36-24 0-24 36 0 36z">
          <text:p/>
        </draw:path>
        <draw:path draw:style-name="gr1" draw:text-style-name="P1" draw:layer="layout" svg:width="0.034cm" svg:height="0.035cm" svg:x="21.935cm" svg:y="9.019cm" svg:viewBox="0 0 35 36" svg:d="M18 36c23 0 23-36 0-36-24 0-24 36 0 36z">
          <text:p/>
        </draw:path>
        <draw:path draw:style-name="gr1" draw:text-style-name="P1" draw:layer="layout" svg:width="0.034cm" svg:height="0.036cm" svg:x="21.935cm" svg:y="9.521cm" svg:viewBox="0 0 35 37" svg:d="M18 37c23 0 23-37 0-37-24 0-24 37 0 37z">
          <text:p/>
        </draw:path>
        <draw:path draw:style-name="gr1" draw:text-style-name="P1" draw:layer="layout" svg:width="0.034cm" svg:height="0.035cm" svg:x="21.935cm" svg:y="10.024cm" svg:viewBox="0 0 35 36" svg:d="M18 36c23 0 23-36 0-36-24 0-24 36 0 36z">
          <text:p/>
        </draw:path>
        <draw:path draw:style-name="gr1" draw:text-style-name="P1" draw:layer="layout" svg:width="0.034cm" svg:height="0.035cm" svg:x="21.935cm" svg:y="10.526cm" svg:viewBox="0 0 35 36" svg:d="M18 36c23 0 23-36 0-36-24 0-24 36 0 36z">
          <text:p/>
        </draw:path>
        <draw:path draw:style-name="gr1" draw:text-style-name="P1" draw:layer="layout" svg:width="0.034cm" svg:height="0.035cm" svg:x="21.935cm" svg:y="11.028cm" svg:viewBox="0 0 35 36" svg:d="M18 36c23 0 23-36 0-36-24 0-24 36 0 36z">
          <text:p/>
        </draw:path>
        <draw:path draw:style-name="gr1" draw:text-style-name="P1" draw:layer="layout" svg:width="0.034cm" svg:height="0.035cm" svg:x="21.935cm" svg:y="11.53cm" svg:viewBox="0 0 35 36" svg:d="M18 36c23 0 23-36 0-36-24 0-24 36 0 36z">
          <text:p/>
        </draw:path>
        <draw:path draw:style-name="gr1" draw:text-style-name="P1" draw:layer="layout" svg:width="0.034cm" svg:height="0.036cm" svg:x="21.935cm" svg:y="12.032cm" svg:viewBox="0 0 35 37" svg:d="M18 37c23 0 23-37 0-37-24 0-24 37 0 37z">
          <text:p/>
        </draw:path>
        <draw:path draw:style-name="gr1" draw:text-style-name="P1" draw:layer="layout" svg:width="0.034cm" svg:height="0.035cm" svg:x="21.935cm" svg:y="12.535cm" svg:viewBox="0 0 35 36" svg:d="M18 36c23 0 23-36 0-36-24 0-24 36 0 36z">
          <text:p/>
        </draw:path>
        <draw:path draw:style-name="gr1" draw:text-style-name="P1" draw:layer="layout" svg:width="0.034cm" svg:height="0.035cm" svg:x="21.935cm" svg:y="13.037cm" svg:viewBox="0 0 35 36" svg:d="M18 36c23 0 23-36 0-36-24 0-24 36 0 36z">
          <text:p/>
        </draw:path>
        <draw:path draw:style-name="gr1" draw:text-style-name="P1" draw:layer="layout" svg:width="0.034cm" svg:height="0.035cm" svg:x="21.935cm" svg:y="13.539cm" svg:viewBox="0 0 35 36" svg:d="M18 36c23 0 23-36 0-36-24 0-24 36 0 36z">
          <text:p/>
        </draw:path>
        <draw:path draw:style-name="gr1" draw:text-style-name="P1" draw:layer="layout" svg:width="0.034cm" svg:height="0.035cm" svg:x="21.935cm" svg:y="14.041cm" svg:viewBox="0 0 35 36" svg:d="M18 36c23 0 23-36 0-36-24 0-24 36 0 36z">
          <text:p/>
        </draw:path>
        <draw:path draw:style-name="gr1" draw:text-style-name="P1" draw:layer="layout" svg:width="0.034cm" svg:height="0.036cm" svg:x="21.935cm" svg:y="14.543cm" svg:viewBox="0 0 35 37" svg:d="M18 37c23 0 23-37 0-37-24 0-24 37 0 37z">
          <text:p/>
        </draw:path>
        <draw:path draw:style-name="gr1" draw:text-style-name="P1" draw:layer="layout" svg:width="0.034cm" svg:height="0.036cm" svg:x="21.935cm" svg:y="15.045cm" svg:viewBox="0 0 35 37" svg:d="M18 37c23 0 23-37 0-37-24 0-24 37 0 37z">
          <text:p/>
        </draw:path>
        <draw:path draw:style-name="gr1" draw:text-style-name="P1" draw:layer="layout" svg:width="0.034cm" svg:height="0.035cm" svg:x="21.935cm" svg:y="15.548cm" svg:viewBox="0 0 35 36" svg:d="M18 36c23 0 23-36 0-36-24 0-24 36 0 36z">
          <text:p/>
        </draw:path>
        <draw:path draw:style-name="gr1" draw:text-style-name="P1" draw:layer="layout" svg:width="0.034cm" svg:height="0.035cm" svg:x="21.935cm" svg:y="16.05cm" svg:viewBox="0 0 35 36" svg:d="M18 36c23 0 23-36 0-36-24 0-24 36 0 36z">
          <text:p/>
        </draw:path>
        <draw:path draw:style-name="gr1" draw:text-style-name="P1" draw:layer="layout" svg:width="0.034cm" svg:height="0.035cm" svg:x="21.935cm" svg:y="16.552cm" svg:viewBox="0 0 35 36" svg:d="M18 36c23 0 23-36 0-36-24 0-24 36 0 36z">
          <text:p/>
        </draw:path>
        <draw:path draw:style-name="gr1" draw:text-style-name="P1" draw:layer="layout" svg:width="0.034cm" svg:height="0.036cm" svg:x="21.935cm" svg:y="17.054cm" svg:viewBox="0 0 35 37" svg:d="M18 37c23 0 23-37 0-37-24 0-24 37 0 37z">
          <text:p/>
        </draw:path>
        <draw:path draw:style-name="gr1" draw:text-style-name="P1" draw:layer="layout" svg:width="0.034cm" svg:height="0.035cm" svg:x="21.935cm" svg:y="17.557cm" svg:viewBox="0 0 35 36" svg:d="M18 36c23 0 23-36 0-36-24 0-24 36 0 36z">
          <text:p/>
        </draw:path>
        <draw:path draw:style-name="gr1" draw:text-style-name="P1" draw:layer="layout" svg:width="0.034cm" svg:height="0.035cm" svg:x="21.935cm" svg:y="18.059cm" svg:viewBox="0 0 35 36" svg:d="M18 36c23 0 23-36 0-36-24 0-24 36 0 36z">
          <text:p/>
        </draw:path>
        <draw:path draw:style-name="gr1" draw:text-style-name="P1" draw:layer="layout" svg:width="0.034cm" svg:height="0.035cm" svg:x="21.935cm" svg:y="18.561cm" svg:viewBox="0 0 35 36" svg:d="M18 36c23 0 23-36 0-36-24 0-24 36 0 36z">
          <text:p/>
        </draw:path>
        <draw:path draw:style-name="gr1" draw:text-style-name="P1" draw:layer="layout" svg:width="0.034cm" svg:height="0.035cm" svg:x="21.935cm" svg:y="19.063cm" svg:viewBox="0 0 35 36" svg:d="M18 36c23 0 23-36 0-36-24 0-24 36 0 36z">
          <text:p/>
        </draw:path>
        <draw:path draw:style-name="gr1" draw:text-style-name="P1" draw:layer="layout" svg:width="0.034cm" svg:height="0.036cm" svg:x="21.935cm" svg:y="19.565cm" svg:viewBox="0 0 35 37" svg:d="M18 37c23 0 23-37 0-37-24 0-24 37 0 37z">
          <text:p/>
        </draw:path>
        <draw:path draw:style-name="gr1" draw:text-style-name="P1" draw:layer="layout" svg:width="0.034cm" svg:height="0.036cm" svg:x="21.935cm" svg:y="20.067cm" svg:viewBox="0 0 35 37" svg:d="M18 37c23 0 23-37 0-37-24 0-24 37 0 37z">
          <text:p/>
        </draw:path>
        <draw:path draw:style-name="gr1" draw:text-style-name="P1" draw:layer="layout" svg:width="0.034cm" svg:height="0.035cm" svg:x="21.935cm" svg:y="20.57cm" svg:viewBox="0 0 35 36" svg:d="M18 36c23 0 23-36 0-36-24 0-24 36 0 36z">
          <text:p/>
        </draw:path>
        <draw:path draw:style-name="gr1" draw:text-style-name="P1" draw:layer="layout" svg:width="0.034cm" svg:height="0.035cm" svg:x="22.434cm" svg:y="0.984cm" svg:viewBox="0 0 35 36" svg:d="M17 36c24 0 24-36 0-36-23 0-23 36 0 36z">
          <text:p/>
        </draw:path>
        <draw:path draw:style-name="gr1" draw:text-style-name="P1" draw:layer="layout" svg:width="0.034cm" svg:height="0.036cm" svg:x="22.434cm" svg:y="1.486cm" svg:viewBox="0 0 35 37" svg:d="M17 37c24 0 24-37 0-37-23 0-23 37 0 37z">
          <text:p/>
        </draw:path>
        <draw:path draw:style-name="gr1" draw:text-style-name="P1" draw:layer="layout" svg:width="0.034cm" svg:height="0.036cm" svg:x="22.434cm" svg:y="1.988cm" svg:viewBox="0 0 35 37" svg:d="M17 37c24 0 24-37 0-37-23 0-23 37 0 37z">
          <text:p/>
        </draw:path>
        <draw:path draw:style-name="gr1" draw:text-style-name="P1" draw:layer="layout" svg:width="0.034cm" svg:height="0.035cm" svg:x="22.434cm" svg:y="2.491cm" svg:viewBox="0 0 35 36" svg:d="M17 36c24 0 24-36 0-36-23 0-23 36 0 36z">
          <text:p/>
        </draw:path>
        <draw:path draw:style-name="gr1" draw:text-style-name="P1" draw:layer="layout" svg:width="0.034cm" svg:height="0.035cm" svg:x="22.434cm" svg:y="2.993cm" svg:viewBox="0 0 35 36" svg:d="M17 36c24 0 24-36 0-36-23 0-23 36 0 36z">
          <text:p/>
        </draw:path>
        <draw:path draw:style-name="gr1" draw:text-style-name="P1" draw:layer="layout" svg:width="0.034cm" svg:height="0.035cm" svg:x="22.434cm" svg:y="3.495cm" svg:viewBox="0 0 35 36" svg:d="M17 36c24 0 24-36 0-36-23 0-23 36 0 36z">
          <text:p/>
        </draw:path>
        <draw:path draw:style-name="gr1" draw:text-style-name="P1" draw:layer="layout" svg:width="0.034cm" svg:height="0.035cm" svg:x="22.434cm" svg:y="3.997cm" svg:viewBox="0 0 35 36" svg:d="M17 36c24 0 24-36 0-36-23 0-23 36 0 36z">
          <text:p/>
        </draw:path>
        <draw:path draw:style-name="gr1" draw:text-style-name="P1" draw:layer="layout" svg:width="0.034cm" svg:height="0.036cm" svg:x="22.434cm" svg:y="4.499cm" svg:viewBox="0 0 35 37" svg:d="M17 37c24 0 24-37 0-37-23 0-23 37 0 37z">
          <text:p/>
        </draw:path>
        <draw:path draw:style-name="gr1" draw:text-style-name="P1" draw:layer="layout" svg:width="0.034cm" svg:height="0.035cm" svg:x="22.434cm" svg:y="5.002cm" svg:viewBox="0 0 35 36" svg:d="M17 36c24 0 24-36 0-36-23 0-23 36 0 36z">
          <text:p/>
        </draw:path>
        <draw:path draw:style-name="gr1" draw:text-style-name="P1" draw:layer="layout" svg:width="0.034cm" svg:height="0.035cm" svg:x="22.434cm" svg:y="5.504cm" svg:viewBox="0 0 35 36" svg:d="M17 36c24 0 24-36 0-36-23 0-23 36 0 36z">
          <text:p/>
        </draw:path>
        <draw:path draw:style-name="gr1" draw:text-style-name="P1" draw:layer="layout" svg:width="0.034cm" svg:height="0.035cm" svg:x="22.434cm" svg:y="6.006cm" svg:viewBox="0 0 35 36" svg:d="M17 36c24 0 24-36 0-36-23 0-23 36 0 36z">
          <text:p/>
        </draw:path>
        <draw:path draw:style-name="gr1" draw:text-style-name="P1" draw:layer="layout" svg:width="0.034cm" svg:height="0.036cm" svg:x="22.434cm" svg:y="6.508cm" svg:viewBox="0 0 35 37" svg:d="M17 37c24 0 24-37 0-37-23 0-23 37 0 37z">
          <text:p/>
        </draw:path>
        <draw:path draw:style-name="gr1" draw:text-style-name="P1" draw:layer="layout" svg:width="0.034cm" svg:height="0.036cm" svg:x="22.434cm" svg:y="7.01cm" svg:viewBox="0 0 35 37" svg:d="M17 37c24 0 24-37 0-37-23 0-23 37 0 37z">
          <text:p/>
        </draw:path>
        <draw:path draw:style-name="gr1" draw:text-style-name="P1" draw:layer="layout" svg:width="0.034cm" svg:height="0.035cm" svg:x="22.434cm" svg:y="7.513cm" svg:viewBox="0 0 35 36" svg:d="M17 36c24 0 24-36 0-36-23 0-23 36 0 36z">
          <text:p/>
        </draw:path>
        <draw:path draw:style-name="gr1" draw:text-style-name="P1" draw:layer="layout" svg:width="0.034cm" svg:height="0.035cm" svg:x="22.434cm" svg:y="8.015cm" svg:viewBox="0 0 35 36" svg:d="M17 36c24 0 24-36 0-36-23 0-23 36 0 36z">
          <text:p/>
        </draw:path>
        <draw:path draw:style-name="gr1" draw:text-style-name="P1" draw:layer="layout" svg:width="0.034cm" svg:height="0.035cm" svg:x="22.434cm" svg:y="8.517cm" svg:viewBox="0 0 35 36" svg:d="M17 36c24 0 24-36 0-36-23 0-23 36 0 36z">
          <text:p/>
        </draw:path>
        <draw:path draw:style-name="gr1" draw:text-style-name="P1" draw:layer="layout" svg:width="0.034cm" svg:height="0.035cm" svg:x="22.434cm" svg:y="9.019cm" svg:viewBox="0 0 35 36" svg:d="M17 36c24 0 24-36 0-36-23 0-23 36 0 36z">
          <text:p/>
        </draw:path>
        <draw:path draw:style-name="gr1" draw:text-style-name="P1" draw:layer="layout" svg:width="0.034cm" svg:height="0.036cm" svg:x="22.434cm" svg:y="9.521cm" svg:viewBox="0 0 35 37" svg:d="M17 37c24 0 24-37 0-37-23 0-23 37 0 37z">
          <text:p/>
        </draw:path>
        <draw:path draw:style-name="gr1" draw:text-style-name="P1" draw:layer="layout" svg:width="0.034cm" svg:height="0.035cm" svg:x="22.434cm" svg:y="10.024cm" svg:viewBox="0 0 35 36" svg:d="M17 36c24 0 24-36 0-36-23 0-23 36 0 36z">
          <text:p/>
        </draw:path>
        <draw:path draw:style-name="gr1" draw:text-style-name="P1" draw:layer="layout" svg:width="0.034cm" svg:height="0.035cm" svg:x="22.434cm" svg:y="10.526cm" svg:viewBox="0 0 35 36" svg:d="M17 36c24 0 24-36 0-36-23 0-23 36 0 36z">
          <text:p/>
        </draw:path>
        <draw:path draw:style-name="gr1" draw:text-style-name="P1" draw:layer="layout" svg:width="0.034cm" svg:height="0.035cm" svg:x="22.434cm" svg:y="11.028cm" svg:viewBox="0 0 35 36" svg:d="M17 36c24 0 24-36 0-36-23 0-23 36 0 36z">
          <text:p/>
        </draw:path>
        <draw:path draw:style-name="gr1" draw:text-style-name="P1" draw:layer="layout" svg:width="0.034cm" svg:height="0.035cm" svg:x="22.434cm" svg:y="11.53cm" svg:viewBox="0 0 35 36" svg:d="M17 36c24 0 24-36 0-36-23 0-23 36 0 36z">
          <text:p/>
        </draw:path>
        <draw:path draw:style-name="gr1" draw:text-style-name="P1" draw:layer="layout" svg:width="0.034cm" svg:height="0.036cm" svg:x="22.434cm" svg:y="12.032cm" svg:viewBox="0 0 35 37" svg:d="M17 37c24 0 24-37 0-37-23 0-23 37 0 37z">
          <text:p/>
        </draw:path>
        <draw:path draw:style-name="gr1" draw:text-style-name="P1" draw:layer="layout" svg:width="0.034cm" svg:height="0.035cm" svg:x="22.434cm" svg:y="12.535cm" svg:viewBox="0 0 35 36" svg:d="M17 36c24 0 24-36 0-36-23 0-23 36 0 36z">
          <text:p/>
        </draw:path>
        <draw:path draw:style-name="gr1" draw:text-style-name="P1" draw:layer="layout" svg:width="0.034cm" svg:height="0.035cm" svg:x="22.434cm" svg:y="13.037cm" svg:viewBox="0 0 35 36" svg:d="M17 36c24 0 24-36 0-36-23 0-23 36 0 36z">
          <text:p/>
        </draw:path>
        <draw:path draw:style-name="gr1" draw:text-style-name="P1" draw:layer="layout" svg:width="0.034cm" svg:height="0.035cm" svg:x="22.434cm" svg:y="13.539cm" svg:viewBox="0 0 35 36" svg:d="M17 36c24 0 24-36 0-36-23 0-23 36 0 36z">
          <text:p/>
        </draw:path>
        <draw:path draw:style-name="gr1" draw:text-style-name="P1" draw:layer="layout" svg:width="0.034cm" svg:height="0.035cm" svg:x="22.434cm" svg:y="14.041cm" svg:viewBox="0 0 35 36" svg:d="M17 36c24 0 24-36 0-36-23 0-23 36 0 36z">
          <text:p/>
        </draw:path>
        <draw:path draw:style-name="gr1" draw:text-style-name="P1" draw:layer="layout" svg:width="0.034cm" svg:height="0.036cm" svg:x="22.434cm" svg:y="14.543cm" svg:viewBox="0 0 35 37" svg:d="M17 37c24 0 24-37 0-37-23 0-23 37 0 37z">
          <text:p/>
        </draw:path>
        <draw:path draw:style-name="gr1" draw:text-style-name="P1" draw:layer="layout" svg:width="0.034cm" svg:height="0.036cm" svg:x="22.434cm" svg:y="15.045cm" svg:viewBox="0 0 35 37" svg:d="M17 37c24 0 24-37 0-37-23 0-23 37 0 37z">
          <text:p/>
        </draw:path>
        <draw:path draw:style-name="gr1" draw:text-style-name="P1" draw:layer="layout" svg:width="0.034cm" svg:height="0.035cm" svg:x="22.434cm" svg:y="15.548cm" svg:viewBox="0 0 35 36" svg:d="M17 36c24 0 24-36 0-36-23 0-23 36 0 36z">
          <text:p/>
        </draw:path>
        <draw:path draw:style-name="gr1" draw:text-style-name="P1" draw:layer="layout" svg:width="0.034cm" svg:height="0.035cm" svg:x="22.434cm" svg:y="16.05cm" svg:viewBox="0 0 35 36" svg:d="M17 36c24 0 24-36 0-36-23 0-23 36 0 36z">
          <text:p/>
        </draw:path>
        <draw:path draw:style-name="gr1" draw:text-style-name="P1" draw:layer="layout" svg:width="0.034cm" svg:height="0.035cm" svg:x="22.434cm" svg:y="16.552cm" svg:viewBox="0 0 35 36" svg:d="M17 36c24 0 24-36 0-36-23 0-23 36 0 36z">
          <text:p/>
        </draw:path>
        <draw:path draw:style-name="gr1" draw:text-style-name="P1" draw:layer="layout" svg:width="0.034cm" svg:height="0.036cm" svg:x="22.434cm" svg:y="17.054cm" svg:viewBox="0 0 35 37" svg:d="M17 37c24 0 24-37 0-37-23 0-23 37 0 37z">
          <text:p/>
        </draw:path>
        <draw:path draw:style-name="gr1" draw:text-style-name="P1" draw:layer="layout" svg:width="0.034cm" svg:height="0.035cm" svg:x="22.434cm" svg:y="17.557cm" svg:viewBox="0 0 35 36" svg:d="M17 36c24 0 24-36 0-36-23 0-23 36 0 36z">
          <text:p/>
        </draw:path>
        <draw:path draw:style-name="gr1" draw:text-style-name="P1" draw:layer="layout" svg:width="0.034cm" svg:height="0.035cm" svg:x="22.434cm" svg:y="18.059cm" svg:viewBox="0 0 35 36" svg:d="M17 36c24 0 24-36 0-36-23 0-23 36 0 36z">
          <text:p/>
        </draw:path>
        <draw:path draw:style-name="gr1" draw:text-style-name="P1" draw:layer="layout" svg:width="0.034cm" svg:height="0.035cm" svg:x="22.434cm" svg:y="18.561cm" svg:viewBox="0 0 35 36" svg:d="M17 36c24 0 24-36 0-36-23 0-23 36 0 36z">
          <text:p/>
        </draw:path>
        <draw:path draw:style-name="gr1" draw:text-style-name="P1" draw:layer="layout" svg:width="0.034cm" svg:height="0.035cm" svg:x="22.434cm" svg:y="19.063cm" svg:viewBox="0 0 35 36" svg:d="M17 36c24 0 24-36 0-36-23 0-23 36 0 36z">
          <text:p/>
        </draw:path>
        <draw:path draw:style-name="gr1" draw:text-style-name="P1" draw:layer="layout" svg:width="0.034cm" svg:height="0.036cm" svg:x="22.434cm" svg:y="19.565cm" svg:viewBox="0 0 35 37" svg:d="M17 37c24 0 24-37 0-37-23 0-23 37 0 37z">
          <text:p/>
        </draw:path>
        <draw:path draw:style-name="gr1" draw:text-style-name="P1" draw:layer="layout" svg:width="0.034cm" svg:height="0.036cm" svg:x="22.434cm" svg:y="20.067cm" svg:viewBox="0 0 35 37" svg:d="M17 37c24 0 24-37 0-37-23 0-23 37 0 37z">
          <text:p/>
        </draw:path>
        <draw:path draw:style-name="gr1" draw:text-style-name="P1" draw:layer="layout" svg:width="0.034cm" svg:height="0.035cm" svg:x="22.434cm" svg:y="20.57cm" svg:viewBox="0 0 35 36" svg:d="M17 36c24 0 24-36 0-36-23 0-23 36 0 36z">
          <text:p/>
        </draw:path>
        <draw:path draw:style-name="gr1" draw:text-style-name="P1" draw:layer="layout" svg:width="0.035cm" svg:height="0.035cm" svg:x="22.933cm" svg:y="0.984cm" svg:viewBox="0 0 36 36" svg:d="M18 36c24 0 24-36 0-36s-24 36 0 36z">
          <text:p/>
        </draw:path>
        <draw:path draw:style-name="gr1" draw:text-style-name="P1" draw:layer="layout" svg:width="0.035cm" svg:height="0.036cm" svg:x="22.933cm" svg:y="1.486cm" svg:viewBox="0 0 36 37" svg:d="M18 37c24 0 24-37 0-37s-24 37 0 37z">
          <text:p/>
        </draw:path>
        <draw:path draw:style-name="gr1" draw:text-style-name="P1" draw:layer="layout" svg:width="0.035cm" svg:height="0.036cm" svg:x="22.933cm" svg:y="1.988cm" svg:viewBox="0 0 36 37" svg:d="M18 37c24 0 24-37 0-37s-24 37 0 37z">
          <text:p/>
        </draw:path>
        <draw:path draw:style-name="gr1" draw:text-style-name="P1" draw:layer="layout" svg:width="0.035cm" svg:height="0.035cm" svg:x="22.933cm" svg:y="2.491cm" svg:viewBox="0 0 36 36" svg:d="M18 36c24 0 24-36 0-36s-24 36 0 36z">
          <text:p/>
        </draw:path>
        <draw:path draw:style-name="gr1" draw:text-style-name="P1" draw:layer="layout" svg:width="0.035cm" svg:height="0.035cm" svg:x="22.933cm" svg:y="2.993cm" svg:viewBox="0 0 36 36" svg:d="M18 36c24 0 24-36 0-36s-24 36 0 36z">
          <text:p/>
        </draw:path>
        <draw:path draw:style-name="gr1" draw:text-style-name="P1" draw:layer="layout" svg:width="0.035cm" svg:height="0.035cm" svg:x="22.933cm" svg:y="3.495cm" svg:viewBox="0 0 36 36" svg:d="M18 36c24 0 24-36 0-36s-24 36 0 36z">
          <text:p/>
        </draw:path>
        <draw:path draw:style-name="gr1" draw:text-style-name="P1" draw:layer="layout" svg:width="0.035cm" svg:height="0.035cm" svg:x="22.933cm" svg:y="3.997cm" svg:viewBox="0 0 36 36" svg:d="M18 36c24 0 24-36 0-36s-24 36 0 36z">
          <text:p/>
        </draw:path>
        <draw:path draw:style-name="gr1" draw:text-style-name="P1" draw:layer="layout" svg:width="0.035cm" svg:height="0.036cm" svg:x="22.933cm" svg:y="4.499cm" svg:viewBox="0 0 36 37" svg:d="M18 37c24 0 24-37 0-37s-24 37 0 37z">
          <text:p/>
        </draw:path>
        <draw:path draw:style-name="gr1" draw:text-style-name="P1" draw:layer="layout" svg:width="0.035cm" svg:height="0.035cm" svg:x="22.933cm" svg:y="5.002cm" svg:viewBox="0 0 36 36" svg:d="M18 36c24 0 24-36 0-36s-24 36 0 36z">
          <text:p/>
        </draw:path>
        <draw:path draw:style-name="gr1" draw:text-style-name="P1" draw:layer="layout" svg:width="0.035cm" svg:height="0.035cm" svg:x="22.933cm" svg:y="5.504cm" svg:viewBox="0 0 36 36" svg:d="M18 36c24 0 24-36 0-36s-24 36 0 36z">
          <text:p/>
        </draw:path>
        <draw:path draw:style-name="gr1" draw:text-style-name="P1" draw:layer="layout" svg:width="0.035cm" svg:height="0.035cm" svg:x="22.933cm" svg:y="6.006cm" svg:viewBox="0 0 36 36" svg:d="M18 36c24 0 24-36 0-36s-24 36 0 36z">
          <text:p/>
        </draw:path>
        <draw:path draw:style-name="gr1" draw:text-style-name="P1" draw:layer="layout" svg:width="0.035cm" svg:height="0.036cm" svg:x="22.933cm" svg:y="6.508cm" svg:viewBox="0 0 36 37" svg:d="M18 37c24 0 24-37 0-37s-24 37 0 37z">
          <text:p/>
        </draw:path>
        <draw:path draw:style-name="gr1" draw:text-style-name="P1" draw:layer="layout" svg:width="0.035cm" svg:height="0.036cm" svg:x="22.933cm" svg:y="7.01cm" svg:viewBox="0 0 36 37" svg:d="M18 37c24 0 24-37 0-37s-24 37 0 37z">
          <text:p/>
        </draw:path>
        <draw:path draw:style-name="gr1" draw:text-style-name="P1" draw:layer="layout" svg:width="0.035cm" svg:height="0.035cm" svg:x="22.933cm" svg:y="7.513cm" svg:viewBox="0 0 36 36" svg:d="M18 36c24 0 24-36 0-36s-24 36 0 36z">
          <text:p/>
        </draw:path>
        <draw:path draw:style-name="gr1" draw:text-style-name="P1" draw:layer="layout" svg:width="0.035cm" svg:height="0.035cm" svg:x="22.933cm" svg:y="8.015cm" svg:viewBox="0 0 36 36" svg:d="M18 36c24 0 24-36 0-36s-24 36 0 36z">
          <text:p/>
        </draw:path>
        <draw:path draw:style-name="gr1" draw:text-style-name="P1" draw:layer="layout" svg:width="0.035cm" svg:height="0.035cm" svg:x="22.933cm" svg:y="8.517cm" svg:viewBox="0 0 36 36" svg:d="M18 36c24 0 24-36 0-36s-24 36 0 36z">
          <text:p/>
        </draw:path>
        <draw:path draw:style-name="gr1" draw:text-style-name="P1" draw:layer="layout" svg:width="0.035cm" svg:height="0.035cm" svg:x="22.933cm" svg:y="9.019cm" svg:viewBox="0 0 36 36" svg:d="M18 36c24 0 24-36 0-36s-24 36 0 36z">
          <text:p/>
        </draw:path>
        <draw:path draw:style-name="gr1" draw:text-style-name="P1" draw:layer="layout" svg:width="0.035cm" svg:height="0.036cm" svg:x="22.933cm" svg:y="9.521cm" svg:viewBox="0 0 36 37" svg:d="M18 37c24 0 24-37 0-37s-24 37 0 37z">
          <text:p/>
        </draw:path>
        <draw:path draw:style-name="gr1" draw:text-style-name="P1" draw:layer="layout" svg:width="0.035cm" svg:height="0.035cm" svg:x="22.933cm" svg:y="10.024cm" svg:viewBox="0 0 36 36" svg:d="M18 36c24 0 24-36 0-36s-24 36 0 36z">
          <text:p/>
        </draw:path>
        <draw:path draw:style-name="gr1" draw:text-style-name="P1" draw:layer="layout" svg:width="0.035cm" svg:height="0.035cm" svg:x="22.933cm" svg:y="10.526cm" svg:viewBox="0 0 36 36" svg:d="M18 36c24 0 24-36 0-36s-24 36 0 36z">
          <text:p/>
        </draw:path>
        <draw:path draw:style-name="gr1" draw:text-style-name="P1" draw:layer="layout" svg:width="0.035cm" svg:height="0.035cm" svg:x="22.933cm" svg:y="11.028cm" svg:viewBox="0 0 36 36" svg:d="M18 36c24 0 24-36 0-36s-24 36 0 36z">
          <text:p/>
        </draw:path>
        <draw:path draw:style-name="gr1" draw:text-style-name="P1" draw:layer="layout" svg:width="0.035cm" svg:height="0.035cm" svg:x="22.933cm" svg:y="11.53cm" svg:viewBox="0 0 36 36" svg:d="M18 36c24 0 24-36 0-36s-24 36 0 36z">
          <text:p/>
        </draw:path>
        <draw:path draw:style-name="gr1" draw:text-style-name="P1" draw:layer="layout" svg:width="0.035cm" svg:height="0.036cm" svg:x="22.933cm" svg:y="12.032cm" svg:viewBox="0 0 36 37" svg:d="M18 37c24 0 24-37 0-37s-24 37 0 37z">
          <text:p/>
        </draw:path>
        <draw:path draw:style-name="gr1" draw:text-style-name="P1" draw:layer="layout" svg:width="0.035cm" svg:height="0.035cm" svg:x="22.933cm" svg:y="12.535cm" svg:viewBox="0 0 36 36" svg:d="M18 36c24 0 24-36 0-36s-24 36 0 36z">
          <text:p/>
        </draw:path>
        <draw:path draw:style-name="gr1" draw:text-style-name="P1" draw:layer="layout" svg:width="0.035cm" svg:height="0.035cm" svg:x="22.933cm" svg:y="13.037cm" svg:viewBox="0 0 36 36" svg:d="M18 36c24 0 24-36 0-36s-24 36 0 36z">
          <text:p/>
        </draw:path>
        <draw:path draw:style-name="gr1" draw:text-style-name="P1" draw:layer="layout" svg:width="0.035cm" svg:height="0.035cm" svg:x="22.933cm" svg:y="13.539cm" svg:viewBox="0 0 36 36" svg:d="M18 36c24 0 24-36 0-36s-24 36 0 36z">
          <text:p/>
        </draw:path>
        <draw:path draw:style-name="gr1" draw:text-style-name="P1" draw:layer="layout" svg:width="0.035cm" svg:height="0.035cm" svg:x="22.933cm" svg:y="14.041cm" svg:viewBox="0 0 36 36" svg:d="M18 36c24 0 24-36 0-36s-24 36 0 36z">
          <text:p/>
        </draw:path>
        <draw:path draw:style-name="gr1" draw:text-style-name="P1" draw:layer="layout" svg:width="0.035cm" svg:height="0.036cm" svg:x="22.933cm" svg:y="14.543cm" svg:viewBox="0 0 36 37" svg:d="M18 37c24 0 24-37 0-37s-24 37 0 37z">
          <text:p/>
        </draw:path>
        <draw:path draw:style-name="gr1" draw:text-style-name="P1" draw:layer="layout" svg:width="0.035cm" svg:height="0.036cm" svg:x="22.933cm" svg:y="15.045cm" svg:viewBox="0 0 36 37" svg:d="M18 37c24 0 24-37 0-37s-24 37 0 37z">
          <text:p/>
        </draw:path>
        <draw:path draw:style-name="gr1" draw:text-style-name="P1" draw:layer="layout" svg:width="0.035cm" svg:height="0.035cm" svg:x="22.933cm" svg:y="15.548cm" svg:viewBox="0 0 36 36" svg:d="M18 36c24 0 24-36 0-36s-24 36 0 36z">
          <text:p/>
        </draw:path>
        <draw:path draw:style-name="gr1" draw:text-style-name="P1" draw:layer="layout" svg:width="0.035cm" svg:height="0.035cm" svg:x="22.933cm" svg:y="16.05cm" svg:viewBox="0 0 36 36" svg:d="M18 36c24 0 24-36 0-36s-24 36 0 36z">
          <text:p/>
        </draw:path>
        <draw:path draw:style-name="gr1" draw:text-style-name="P1" draw:layer="layout" svg:width="0.035cm" svg:height="0.035cm" svg:x="22.933cm" svg:y="16.552cm" svg:viewBox="0 0 36 36" svg:d="M18 36c24 0 24-36 0-36s-24 36 0 36z">
          <text:p/>
        </draw:path>
        <draw:path draw:style-name="gr1" draw:text-style-name="P1" draw:layer="layout" svg:width="0.035cm" svg:height="0.036cm" svg:x="22.933cm" svg:y="17.054cm" svg:viewBox="0 0 36 37" svg:d="M18 37c24 0 24-37 0-37s-24 37 0 37z">
          <text:p/>
        </draw:path>
        <draw:path draw:style-name="gr1" draw:text-style-name="P1" draw:layer="layout" svg:width="0.035cm" svg:height="0.035cm" svg:x="22.933cm" svg:y="17.557cm" svg:viewBox="0 0 36 36" svg:d="M18 36c24 0 24-36 0-36s-24 36 0 36z">
          <text:p/>
        </draw:path>
        <draw:path draw:style-name="gr1" draw:text-style-name="P1" draw:layer="layout" svg:width="0.035cm" svg:height="0.035cm" svg:x="22.933cm" svg:y="18.059cm" svg:viewBox="0 0 36 36" svg:d="M18 36c24 0 24-36 0-36s-24 36 0 36z">
          <text:p/>
        </draw:path>
        <draw:path draw:style-name="gr1" draw:text-style-name="P1" draw:layer="layout" svg:width="0.035cm" svg:height="0.035cm" svg:x="22.933cm" svg:y="18.561cm" svg:viewBox="0 0 36 36" svg:d="M18 36c24 0 24-36 0-36s-24 36 0 36z">
          <text:p/>
        </draw:path>
        <draw:path draw:style-name="gr1" draw:text-style-name="P1" draw:layer="layout" svg:width="0.035cm" svg:height="0.035cm" svg:x="22.933cm" svg:y="19.063cm" svg:viewBox="0 0 36 36" svg:d="M18 36c24 0 24-36 0-36s-24 36 0 36z">
          <text:p/>
        </draw:path>
        <draw:path draw:style-name="gr1" draw:text-style-name="P1" draw:layer="layout" svg:width="0.035cm" svg:height="0.036cm" svg:x="22.933cm" svg:y="19.565cm" svg:viewBox="0 0 36 37" svg:d="M18 37c24 0 24-37 0-37s-24 37 0 37z">
          <text:p/>
        </draw:path>
        <draw:path draw:style-name="gr1" draw:text-style-name="P1" draw:layer="layout" svg:width="0.035cm" svg:height="0.036cm" svg:x="22.933cm" svg:y="20.067cm" svg:viewBox="0 0 36 37" svg:d="M18 37c24 0 24-37 0-37s-24 37 0 37z">
          <text:p/>
        </draw:path>
        <draw:path draw:style-name="gr1" draw:text-style-name="P1" draw:layer="layout" svg:width="0.035cm" svg:height="0.035cm" svg:x="22.933cm" svg:y="20.57cm" svg:viewBox="0 0 36 36" svg:d="M18 36c24 0 24-36 0-36s-24 36 0 36z">
          <text:p/>
        </draw:path>
        <draw:path draw:style-name="gr1" draw:text-style-name="P1" draw:layer="layout" svg:width="0.034cm" svg:height="0.035cm" svg:x="23.431cm" svg:y="0.984cm" svg:viewBox="0 0 35 36" svg:d="M17 36c23 0 23-36 0-36s-23 36 0 36z">
          <text:p/>
        </draw:path>
        <draw:path draw:style-name="gr1" draw:text-style-name="P1" draw:layer="layout" svg:width="0.034cm" svg:height="0.036cm" svg:x="23.431cm" svg:y="1.486cm" svg:viewBox="0 0 35 37" svg:d="M17 37c23 0 23-37 0-37s-23 37 0 37z">
          <text:p/>
        </draw:path>
        <draw:path draw:style-name="gr1" draw:text-style-name="P1" draw:layer="layout" svg:width="0.034cm" svg:height="0.036cm" svg:x="23.431cm" svg:y="1.988cm" svg:viewBox="0 0 35 37" svg:d="M17 37c23 0 23-37 0-37s-23 37 0 37z">
          <text:p/>
        </draw:path>
        <draw:path draw:style-name="gr1" draw:text-style-name="P1" draw:layer="layout" svg:width="0.034cm" svg:height="0.035cm" svg:x="23.431cm" svg:y="2.491cm" svg:viewBox="0 0 35 36" svg:d="M17 36c23 0 23-36 0-36s-23 36 0 36z">
          <text:p/>
        </draw:path>
        <draw:path draw:style-name="gr1" draw:text-style-name="P1" draw:layer="layout" svg:width="0.034cm" svg:height="0.035cm" svg:x="23.431cm" svg:y="2.993cm" svg:viewBox="0 0 35 36" svg:d="M17 36c23 0 23-36 0-36s-23 36 0 36z">
          <text:p/>
        </draw:path>
        <draw:path draw:style-name="gr1" draw:text-style-name="P1" draw:layer="layout" svg:width="0.034cm" svg:height="0.035cm" svg:x="23.431cm" svg:y="3.495cm" svg:viewBox="0 0 35 36" svg:d="M17 36c23 0 23-36 0-36s-23 36 0 36z">
          <text:p/>
        </draw:path>
        <draw:path draw:style-name="gr1" draw:text-style-name="P1" draw:layer="layout" svg:width="0.034cm" svg:height="0.035cm" svg:x="23.431cm" svg:y="3.997cm" svg:viewBox="0 0 35 36" svg:d="M17 36c23 0 23-36 0-36s-23 36 0 36z">
          <text:p/>
        </draw:path>
        <draw:path draw:style-name="gr1" draw:text-style-name="P1" draw:layer="layout" svg:width="0.034cm" svg:height="0.036cm" svg:x="23.431cm" svg:y="4.499cm" svg:viewBox="0 0 35 37" svg:d="M17 37c23 0 23-37 0-37s-23 37 0 37z">
          <text:p/>
        </draw:path>
        <draw:path draw:style-name="gr1" draw:text-style-name="P1" draw:layer="layout" svg:width="0.034cm" svg:height="0.035cm" svg:x="23.431cm" svg:y="5.002cm" svg:viewBox="0 0 35 36" svg:d="M17 36c23 0 23-36 0-36s-23 36 0 36z">
          <text:p/>
        </draw:path>
        <draw:path draw:style-name="gr1" draw:text-style-name="P1" draw:layer="layout" svg:width="0.034cm" svg:height="0.035cm" svg:x="23.431cm" svg:y="5.504cm" svg:viewBox="0 0 35 36" svg:d="M17 36c23 0 23-36 0-36s-23 36 0 36z">
          <text:p/>
        </draw:path>
        <draw:path draw:style-name="gr1" draw:text-style-name="P1" draw:layer="layout" svg:width="0.034cm" svg:height="0.035cm" svg:x="23.431cm" svg:y="6.006cm" svg:viewBox="0 0 35 36" svg:d="M17 36c23 0 23-36 0-36s-23 36 0 36z">
          <text:p/>
        </draw:path>
        <draw:path draw:style-name="gr1" draw:text-style-name="P1" draw:layer="layout" svg:width="0.034cm" svg:height="0.036cm" svg:x="23.431cm" svg:y="6.508cm" svg:viewBox="0 0 35 37" svg:d="M17 37c23 0 23-37 0-37s-23 37 0 37z">
          <text:p/>
        </draw:path>
        <draw:path draw:style-name="gr1" draw:text-style-name="P1" draw:layer="layout" svg:width="0.034cm" svg:height="0.036cm" svg:x="23.431cm" svg:y="7.01cm" svg:viewBox="0 0 35 37" svg:d="M17 37c23 0 23-37 0-37s-23 37 0 37z">
          <text:p/>
        </draw:path>
        <draw:path draw:style-name="gr1" draw:text-style-name="P1" draw:layer="layout" svg:width="0.034cm" svg:height="0.035cm" svg:x="23.431cm" svg:y="7.513cm" svg:viewBox="0 0 35 36" svg:d="M17 36c23 0 23-36 0-36s-23 36 0 36z">
          <text:p/>
        </draw:path>
        <draw:path draw:style-name="gr1" draw:text-style-name="P1" draw:layer="layout" svg:width="0.034cm" svg:height="0.035cm" svg:x="23.431cm" svg:y="8.015cm" svg:viewBox="0 0 35 36" svg:d="M17 36c23 0 23-36 0-36s-23 36 0 36z">
          <text:p/>
        </draw:path>
        <draw:path draw:style-name="gr1" draw:text-style-name="P1" draw:layer="layout" svg:width="0.034cm" svg:height="0.035cm" svg:x="23.431cm" svg:y="8.517cm" svg:viewBox="0 0 35 36" svg:d="M17 36c23 0 23-36 0-36s-23 36 0 36z">
          <text:p/>
        </draw:path>
        <draw:path draw:style-name="gr1" draw:text-style-name="P1" draw:layer="layout" svg:width="0.034cm" svg:height="0.035cm" svg:x="23.431cm" svg:y="9.019cm" svg:viewBox="0 0 35 36" svg:d="M17 36c23 0 23-36 0-36s-23 36 0 36z">
          <text:p/>
        </draw:path>
        <draw:path draw:style-name="gr1" draw:text-style-name="P1" draw:layer="layout" svg:width="0.034cm" svg:height="0.036cm" svg:x="23.431cm" svg:y="9.521cm" svg:viewBox="0 0 35 37" svg:d="M17 37c23 0 23-37 0-37s-23 37 0 37z">
          <text:p/>
        </draw:path>
        <draw:path draw:style-name="gr1" draw:text-style-name="P1" draw:layer="layout" svg:width="0.034cm" svg:height="0.035cm" svg:x="23.431cm" svg:y="10.024cm" svg:viewBox="0 0 35 36" svg:d="M17 36c23 0 23-36 0-36s-23 36 0 36z">
          <text:p/>
        </draw:path>
        <draw:path draw:style-name="gr1" draw:text-style-name="P1" draw:layer="layout" svg:width="0.034cm" svg:height="0.035cm" svg:x="23.431cm" svg:y="10.526cm" svg:viewBox="0 0 35 36" svg:d="M17 36c23 0 23-36 0-36s-23 36 0 36z">
          <text:p/>
        </draw:path>
        <draw:path draw:style-name="gr1" draw:text-style-name="P1" draw:layer="layout" svg:width="0.034cm" svg:height="0.035cm" svg:x="23.431cm" svg:y="11.028cm" svg:viewBox="0 0 35 36" svg:d="M17 36c23 0 23-36 0-36s-23 36 0 36z">
          <text:p/>
        </draw:path>
        <draw:path draw:style-name="gr1" draw:text-style-name="P1" draw:layer="layout" svg:width="0.034cm" svg:height="0.035cm" svg:x="23.431cm" svg:y="11.53cm" svg:viewBox="0 0 35 36" svg:d="M17 36c23 0 23-36 0-36s-23 36 0 36z">
          <text:p/>
        </draw:path>
        <draw:path draw:style-name="gr1" draw:text-style-name="P1" draw:layer="layout" svg:width="0.034cm" svg:height="0.036cm" svg:x="23.431cm" svg:y="12.032cm" svg:viewBox="0 0 35 37" svg:d="M17 37c23 0 23-37 0-37s-23 37 0 37z">
          <text:p/>
        </draw:path>
        <draw:path draw:style-name="gr1" draw:text-style-name="P1" draw:layer="layout" svg:width="0.034cm" svg:height="0.035cm" svg:x="23.431cm" svg:y="12.535cm" svg:viewBox="0 0 35 36" svg:d="M17 36c23 0 23-36 0-36s-23 36 0 36z">
          <text:p/>
        </draw:path>
        <draw:path draw:style-name="gr1" draw:text-style-name="P1" draw:layer="layout" svg:width="0.034cm" svg:height="0.035cm" svg:x="23.431cm" svg:y="13.037cm" svg:viewBox="0 0 35 36" svg:d="M17 36c23 0 23-36 0-36s-23 36 0 36z">
          <text:p/>
        </draw:path>
        <draw:path draw:style-name="gr1" draw:text-style-name="P1" draw:layer="layout" svg:width="0.034cm" svg:height="0.035cm" svg:x="23.431cm" svg:y="13.539cm" svg:viewBox="0 0 35 36" svg:d="M17 36c23 0 23-36 0-36s-23 36 0 36z">
          <text:p/>
        </draw:path>
        <draw:path draw:style-name="gr1" draw:text-style-name="P1" draw:layer="layout" svg:width="0.034cm" svg:height="0.035cm" svg:x="23.431cm" svg:y="14.041cm" svg:viewBox="0 0 35 36" svg:d="M17 36c23 0 23-36 0-36s-23 36 0 36z">
          <text:p/>
        </draw:path>
        <draw:path draw:style-name="gr1" draw:text-style-name="P1" draw:layer="layout" svg:width="0.034cm" svg:height="0.036cm" svg:x="23.431cm" svg:y="14.543cm" svg:viewBox="0 0 35 37" svg:d="M17 37c23 0 23-37 0-37s-23 37 0 37z">
          <text:p/>
        </draw:path>
        <draw:path draw:style-name="gr1" draw:text-style-name="P1" draw:layer="layout" svg:width="0.034cm" svg:height="0.036cm" svg:x="23.431cm" svg:y="15.045cm" svg:viewBox="0 0 35 37" svg:d="M17 37c23 0 23-37 0-37s-23 37 0 37z">
          <text:p/>
        </draw:path>
        <draw:path draw:style-name="gr1" draw:text-style-name="P1" draw:layer="layout" svg:width="0.034cm" svg:height="0.035cm" svg:x="23.431cm" svg:y="15.548cm" svg:viewBox="0 0 35 36" svg:d="M17 36c23 0 23-36 0-36s-23 36 0 36z">
          <text:p/>
        </draw:path>
        <draw:path draw:style-name="gr1" draw:text-style-name="P1" draw:layer="layout" svg:width="0.034cm" svg:height="0.035cm" svg:x="23.431cm" svg:y="16.05cm" svg:viewBox="0 0 35 36" svg:d="M17 36c23 0 23-36 0-36s-23 36 0 36z">
          <text:p/>
        </draw:path>
        <draw:path draw:style-name="gr1" draw:text-style-name="P1" draw:layer="layout" svg:width="0.034cm" svg:height="0.035cm" svg:x="23.431cm" svg:y="16.552cm" svg:viewBox="0 0 35 36" svg:d="M17 36c23 0 23-36 0-36s-23 36 0 36z">
          <text:p/>
        </draw:path>
        <draw:path draw:style-name="gr1" draw:text-style-name="P1" draw:layer="layout" svg:width="0.034cm" svg:height="0.036cm" svg:x="23.431cm" svg:y="17.054cm" svg:viewBox="0 0 35 37" svg:d="M17 37c23 0 23-37 0-37s-23 37 0 37z">
          <text:p/>
        </draw:path>
        <draw:path draw:style-name="gr1" draw:text-style-name="P1" draw:layer="layout" svg:width="0.034cm" svg:height="0.035cm" svg:x="23.431cm" svg:y="17.557cm" svg:viewBox="0 0 35 36" svg:d="M17 36c23 0 23-36 0-36s-23 36 0 36z">
          <text:p/>
        </draw:path>
        <draw:path draw:style-name="gr1" draw:text-style-name="P1" draw:layer="layout" svg:width="0.034cm" svg:height="0.035cm" svg:x="23.431cm" svg:y="18.059cm" svg:viewBox="0 0 35 36" svg:d="M17 36c23 0 23-36 0-36s-23 36 0 36z">
          <text:p/>
        </draw:path>
        <draw:path draw:style-name="gr1" draw:text-style-name="P1" draw:layer="layout" svg:width="0.034cm" svg:height="0.035cm" svg:x="23.431cm" svg:y="18.561cm" svg:viewBox="0 0 35 36" svg:d="M17 36c23 0 23-36 0-36s-23 36 0 36z">
          <text:p/>
        </draw:path>
        <draw:path draw:style-name="gr1" draw:text-style-name="P1" draw:layer="layout" svg:width="0.034cm" svg:height="0.035cm" svg:x="23.431cm" svg:y="19.063cm" svg:viewBox="0 0 35 36" svg:d="M17 36c23 0 23-36 0-36s-23 36 0 36z">
          <text:p/>
        </draw:path>
        <draw:path draw:style-name="gr1" draw:text-style-name="P1" draw:layer="layout" svg:width="0.034cm" svg:height="0.036cm" svg:x="23.431cm" svg:y="19.565cm" svg:viewBox="0 0 35 37" svg:d="M17 37c23 0 23-37 0-37s-23 37 0 37z">
          <text:p/>
        </draw:path>
        <draw:path draw:style-name="gr1" draw:text-style-name="P1" draw:layer="layout" svg:width="0.034cm" svg:height="0.036cm" svg:x="23.431cm" svg:y="20.067cm" svg:viewBox="0 0 35 37" svg:d="M17 37c23 0 23-37 0-37s-23 37 0 37z">
          <text:p/>
        </draw:path>
        <draw:path draw:style-name="gr1" draw:text-style-name="P1" draw:layer="layout" svg:width="0.034cm" svg:height="0.035cm" svg:x="23.431cm" svg:y="20.57cm" svg:viewBox="0 0 35 36" svg:d="M17 36c23 0 23-36 0-36s-23 36 0 36z">
          <text:p/>
        </draw:path>
        <draw:path draw:style-name="gr1" draw:text-style-name="P1" draw:layer="layout" svg:width="0.034cm" svg:height="0.035cm" svg:x="23.931cm" svg:y="0.984cm" svg:viewBox="0 0 35 36" svg:d="M17 36c24 0 24-36 0-36-23 0-23 36 0 36z">
          <text:p/>
        </draw:path>
        <draw:path draw:style-name="gr1" draw:text-style-name="P1" draw:layer="layout" svg:width="0.034cm" svg:height="0.036cm" svg:x="23.931cm" svg:y="1.486cm" svg:viewBox="0 0 35 37" svg:d="M17 37c24 0 24-37 0-37-23 0-23 37 0 37z">
          <text:p/>
        </draw:path>
        <draw:path draw:style-name="gr1" draw:text-style-name="P1" draw:layer="layout" svg:width="0.034cm" svg:height="0.036cm" svg:x="23.931cm" svg:y="1.988cm" svg:viewBox="0 0 35 37" svg:d="M17 37c24 0 24-37 0-37-23 0-23 37 0 37z">
          <text:p/>
        </draw:path>
        <draw:path draw:style-name="gr1" draw:text-style-name="P1" draw:layer="layout" svg:width="0.034cm" svg:height="0.035cm" svg:x="23.931cm" svg:y="2.491cm" svg:viewBox="0 0 35 36" svg:d="M17 36c24 0 24-36 0-36-23 0-23 36 0 36z">
          <text:p/>
        </draw:path>
        <draw:path draw:style-name="gr1" draw:text-style-name="P1" draw:layer="layout" svg:width="0.034cm" svg:height="0.035cm" svg:x="23.931cm" svg:y="2.993cm" svg:viewBox="0 0 35 36" svg:d="M17 36c24 0 24-36 0-36-23 0-23 36 0 36z">
          <text:p/>
        </draw:path>
        <draw:path draw:style-name="gr1" draw:text-style-name="P1" draw:layer="layout" svg:width="0.034cm" svg:height="0.035cm" svg:x="23.931cm" svg:y="3.495cm" svg:viewBox="0 0 35 36" svg:d="M17 36c24 0 24-36 0-36-23 0-23 36 0 36z">
          <text:p/>
        </draw:path>
        <draw:path draw:style-name="gr1" draw:text-style-name="P1" draw:layer="layout" svg:width="0.034cm" svg:height="0.035cm" svg:x="23.931cm" svg:y="3.997cm" svg:viewBox="0 0 35 36" svg:d="M17 36c24 0 24-36 0-36-23 0-23 36 0 36z">
          <text:p/>
        </draw:path>
        <draw:path draw:style-name="gr1" draw:text-style-name="P1" draw:layer="layout" svg:width="0.034cm" svg:height="0.036cm" svg:x="23.931cm" svg:y="4.499cm" svg:viewBox="0 0 35 37" svg:d="M17 37c24 0 24-37 0-37-23 0-23 37 0 37z">
          <text:p/>
        </draw:path>
        <draw:path draw:style-name="gr1" draw:text-style-name="P1" draw:layer="layout" svg:width="0.034cm" svg:height="0.035cm" svg:x="23.931cm" svg:y="5.002cm" svg:viewBox="0 0 35 36" svg:d="M17 36c24 0 24-36 0-36-23 0-23 36 0 36z">
          <text:p/>
        </draw:path>
        <draw:path draw:style-name="gr1" draw:text-style-name="P1" draw:layer="layout" svg:width="0.034cm" svg:height="0.035cm" svg:x="23.931cm" svg:y="5.504cm" svg:viewBox="0 0 35 36" svg:d="M17 36c24 0 24-36 0-36-23 0-23 36 0 36z">
          <text:p/>
        </draw:path>
        <draw:path draw:style-name="gr1" draw:text-style-name="P1" draw:layer="layout" svg:width="0.034cm" svg:height="0.035cm" svg:x="23.931cm" svg:y="6.006cm" svg:viewBox="0 0 35 36" svg:d="M17 36c24 0 24-36 0-36-23 0-23 36 0 36z">
          <text:p/>
        </draw:path>
        <draw:path draw:style-name="gr1" draw:text-style-name="P1" draw:layer="layout" svg:width="0.034cm" svg:height="0.036cm" svg:x="23.931cm" svg:y="6.508cm" svg:viewBox="0 0 35 37" svg:d="M17 37c24 0 24-37 0-37-23 0-23 37 0 37z">
          <text:p/>
        </draw:path>
        <draw:path draw:style-name="gr1" draw:text-style-name="P1" draw:layer="layout" svg:width="0.034cm" svg:height="0.036cm" svg:x="23.931cm" svg:y="7.01cm" svg:viewBox="0 0 35 37" svg:d="M17 37c24 0 24-37 0-37-23 0-23 37 0 37z">
          <text:p/>
        </draw:path>
        <draw:path draw:style-name="gr1" draw:text-style-name="P1" draw:layer="layout" svg:width="0.034cm" svg:height="0.035cm" svg:x="23.931cm" svg:y="7.513cm" svg:viewBox="0 0 35 36" svg:d="M17 36c24 0 24-36 0-36-23 0-23 36 0 36z">
          <text:p/>
        </draw:path>
        <draw:path draw:style-name="gr1" draw:text-style-name="P1" draw:layer="layout" svg:width="0.034cm" svg:height="0.035cm" svg:x="23.931cm" svg:y="8.015cm" svg:viewBox="0 0 35 36" svg:d="M17 36c24 0 24-36 0-36-23 0-23 36 0 36z">
          <text:p/>
        </draw:path>
        <draw:path draw:style-name="gr1" draw:text-style-name="P1" draw:layer="layout" svg:width="0.034cm" svg:height="0.035cm" svg:x="23.931cm" svg:y="8.517cm" svg:viewBox="0 0 35 36" svg:d="M17 36c24 0 24-36 0-36-23 0-23 36 0 36z">
          <text:p/>
        </draw:path>
        <draw:path draw:style-name="gr1" draw:text-style-name="P1" draw:layer="layout" svg:width="0.034cm" svg:height="0.035cm" svg:x="23.931cm" svg:y="9.019cm" svg:viewBox="0 0 35 36" svg:d="M17 36c24 0 24-36 0-36-23 0-23 36 0 36z">
          <text:p/>
        </draw:path>
        <draw:path draw:style-name="gr1" draw:text-style-name="P1" draw:layer="layout" svg:width="0.034cm" svg:height="0.036cm" svg:x="23.931cm" svg:y="9.521cm" svg:viewBox="0 0 35 37" svg:d="M17 37c24 0 24-37 0-37-23 0-23 37 0 37z">
          <text:p/>
        </draw:path>
        <draw:path draw:style-name="gr1" draw:text-style-name="P1" draw:layer="layout" svg:width="0.034cm" svg:height="0.035cm" svg:x="23.931cm" svg:y="10.024cm" svg:viewBox="0 0 35 36" svg:d="M17 36c24 0 24-36 0-36-23 0-23 36 0 36z">
          <text:p/>
        </draw:path>
        <draw:path draw:style-name="gr1" draw:text-style-name="P1" draw:layer="layout" svg:width="0.034cm" svg:height="0.035cm" svg:x="23.931cm" svg:y="10.526cm" svg:viewBox="0 0 35 36" svg:d="M17 36c24 0 24-36 0-36-23 0-23 36 0 36z">
          <text:p/>
        </draw:path>
        <draw:path draw:style-name="gr1" draw:text-style-name="P1" draw:layer="layout" svg:width="0.034cm" svg:height="0.035cm" svg:x="23.931cm" svg:y="11.028cm" svg:viewBox="0 0 35 36" svg:d="M17 36c24 0 24-36 0-36-23 0-23 36 0 36z">
          <text:p/>
        </draw:path>
        <draw:path draw:style-name="gr1" draw:text-style-name="P1" draw:layer="layout" svg:width="0.034cm" svg:height="0.035cm" svg:x="23.931cm" svg:y="11.53cm" svg:viewBox="0 0 35 36" svg:d="M17 36c24 0 24-36 0-36-23 0-23 36 0 36z">
          <text:p/>
        </draw:path>
        <draw:path draw:style-name="gr1" draw:text-style-name="P1" draw:layer="layout" svg:width="0.034cm" svg:height="0.036cm" svg:x="23.931cm" svg:y="12.032cm" svg:viewBox="0 0 35 37" svg:d="M17 37c24 0 24-37 0-37-23 0-23 37 0 37z">
          <text:p/>
        </draw:path>
        <draw:path draw:style-name="gr1" draw:text-style-name="P1" draw:layer="layout" svg:width="0.034cm" svg:height="0.035cm" svg:x="23.931cm" svg:y="12.535cm" svg:viewBox="0 0 35 36" svg:d="M17 36c24 0 24-36 0-36-23 0-23 36 0 36z">
          <text:p/>
        </draw:path>
        <draw:path draw:style-name="gr1" draw:text-style-name="P1" draw:layer="layout" svg:width="0.034cm" svg:height="0.035cm" svg:x="23.931cm" svg:y="13.037cm" svg:viewBox="0 0 35 36" svg:d="M17 36c24 0 24-36 0-36-23 0-23 36 0 36z">
          <text:p/>
        </draw:path>
        <draw:path draw:style-name="gr1" draw:text-style-name="P1" draw:layer="layout" svg:width="0.034cm" svg:height="0.035cm" svg:x="23.931cm" svg:y="13.539cm" svg:viewBox="0 0 35 36" svg:d="M17 36c24 0 24-36 0-36-23 0-23 36 0 36z">
          <text:p/>
        </draw:path>
        <draw:path draw:style-name="gr1" draw:text-style-name="P1" draw:layer="layout" svg:width="0.034cm" svg:height="0.035cm" svg:x="23.931cm" svg:y="14.041cm" svg:viewBox="0 0 35 36" svg:d="M17 36c24 0 24-36 0-36-23 0-23 36 0 36z">
          <text:p/>
        </draw:path>
        <draw:path draw:style-name="gr1" draw:text-style-name="P1" draw:layer="layout" svg:width="0.034cm" svg:height="0.036cm" svg:x="23.931cm" svg:y="14.543cm" svg:viewBox="0 0 35 37" svg:d="M17 37c24 0 24-37 0-37-23 0-23 37 0 37z">
          <text:p/>
        </draw:path>
        <draw:path draw:style-name="gr1" draw:text-style-name="P1" draw:layer="layout" svg:width="0.034cm" svg:height="0.036cm" svg:x="23.931cm" svg:y="15.045cm" svg:viewBox="0 0 35 37" svg:d="M17 37c24 0 24-37 0-37-23 0-23 37 0 37z">
          <text:p/>
        </draw:path>
        <draw:path draw:style-name="gr1" draw:text-style-name="P1" draw:layer="layout" svg:width="0.034cm" svg:height="0.035cm" svg:x="23.931cm" svg:y="15.548cm" svg:viewBox="0 0 35 36" svg:d="M17 36c24 0 24-36 0-36-23 0-23 36 0 36z">
          <text:p/>
        </draw:path>
        <draw:path draw:style-name="gr1" draw:text-style-name="P1" draw:layer="layout" svg:width="0.034cm" svg:height="0.035cm" svg:x="23.931cm" svg:y="16.05cm" svg:viewBox="0 0 35 36" svg:d="M17 36c24 0 24-36 0-36-23 0-23 36 0 36z">
          <text:p/>
        </draw:path>
        <draw:path draw:style-name="gr1" draw:text-style-name="P1" draw:layer="layout" svg:width="0.034cm" svg:height="0.035cm" svg:x="23.931cm" svg:y="16.552cm" svg:viewBox="0 0 35 36" svg:d="M17 36c24 0 24-36 0-36-23 0-23 36 0 36z">
          <text:p/>
        </draw:path>
        <draw:path draw:style-name="gr1" draw:text-style-name="P1" draw:layer="layout" svg:width="0.034cm" svg:height="0.036cm" svg:x="23.931cm" svg:y="17.054cm" svg:viewBox="0 0 35 37" svg:d="M17 37c24 0 24-37 0-37-23 0-23 37 0 37z">
          <text:p/>
        </draw:path>
        <draw:path draw:style-name="gr1" draw:text-style-name="P1" draw:layer="layout" svg:width="0.034cm" svg:height="0.035cm" svg:x="23.931cm" svg:y="17.557cm" svg:viewBox="0 0 35 36" svg:d="M17 36c24 0 24-36 0-36-23 0-23 36 0 36z">
          <text:p/>
        </draw:path>
        <draw:path draw:style-name="gr1" draw:text-style-name="P1" draw:layer="layout" svg:width="0.034cm" svg:height="0.035cm" svg:x="23.931cm" svg:y="18.059cm" svg:viewBox="0 0 35 36" svg:d="M17 36c24 0 24-36 0-36-23 0-23 36 0 36z">
          <text:p/>
        </draw:path>
        <draw:path draw:style-name="gr1" draw:text-style-name="P1" draw:layer="layout" svg:width="0.034cm" svg:height="0.035cm" svg:x="23.931cm" svg:y="18.561cm" svg:viewBox="0 0 35 36" svg:d="M17 36c24 0 24-36 0-36-23 0-23 36 0 36z">
          <text:p/>
        </draw:path>
        <draw:path draw:style-name="gr1" draw:text-style-name="P1" draw:layer="layout" svg:width="0.034cm" svg:height="0.035cm" svg:x="23.931cm" svg:y="19.063cm" svg:viewBox="0 0 35 36" svg:d="M17 36c24 0 24-36 0-36-23 0-23 36 0 36z">
          <text:p/>
        </draw:path>
        <draw:path draw:style-name="gr1" draw:text-style-name="P1" draw:layer="layout" svg:width="0.034cm" svg:height="0.036cm" svg:x="23.931cm" svg:y="19.565cm" svg:viewBox="0 0 35 37" svg:d="M17 37c24 0 24-37 0-37-23 0-23 37 0 37z">
          <text:p/>
        </draw:path>
        <draw:path draw:style-name="gr1" draw:text-style-name="P1" draw:layer="layout" svg:width="0.034cm" svg:height="0.036cm" svg:x="23.931cm" svg:y="20.067cm" svg:viewBox="0 0 35 37" svg:d="M17 37c24 0 24-37 0-37-23 0-23 37 0 37z">
          <text:p/>
        </draw:path>
        <draw:path draw:style-name="gr1" draw:text-style-name="P1" draw:layer="layout" svg:width="0.034cm" svg:height="0.035cm" svg:x="23.931cm" svg:y="20.57cm" svg:viewBox="0 0 35 36" svg:d="M17 36c24 0 24-36 0-36-23 0-23 36 0 36z">
          <text:p/>
        </draw:path>
        <draw:path draw:style-name="gr1" draw:text-style-name="P1" draw:layer="layout" svg:width="0.035cm" svg:height="0.035cm" svg:x="24.43cm" svg:y="0.984cm" svg:viewBox="0 0 36 36" svg:d="M18 36c24 0 24-36 0-36s-24 36 0 36z">
          <text:p/>
        </draw:path>
        <draw:path draw:style-name="gr1" draw:text-style-name="P1" draw:layer="layout" svg:width="0.035cm" svg:height="0.036cm" svg:x="24.43cm" svg:y="1.486cm" svg:viewBox="0 0 36 37" svg:d="M18 37c24 0 24-37 0-37s-24 37 0 37z">
          <text:p/>
        </draw:path>
        <draw:path draw:style-name="gr1" draw:text-style-name="P1" draw:layer="layout" svg:width="0.035cm" svg:height="0.036cm" svg:x="24.43cm" svg:y="1.988cm" svg:viewBox="0 0 36 37" svg:d="M18 37c24 0 24-37 0-37s-24 37 0 37z">
          <text:p/>
        </draw:path>
        <draw:path draw:style-name="gr1" draw:text-style-name="P1" draw:layer="layout" svg:width="0.035cm" svg:height="0.035cm" svg:x="24.43cm" svg:y="2.491cm" svg:viewBox="0 0 36 36" svg:d="M18 36c24 0 24-36 0-36s-24 36 0 36z">
          <text:p/>
        </draw:path>
        <draw:path draw:style-name="gr1" draw:text-style-name="P1" draw:layer="layout" svg:width="0.035cm" svg:height="0.035cm" svg:x="24.43cm" svg:y="2.993cm" svg:viewBox="0 0 36 36" svg:d="M18 36c24 0 24-36 0-36s-24 36 0 36z">
          <text:p/>
        </draw:path>
        <draw:path draw:style-name="gr1" draw:text-style-name="P1" draw:layer="layout" svg:width="0.035cm" svg:height="0.035cm" svg:x="24.43cm" svg:y="3.495cm" svg:viewBox="0 0 36 36" svg:d="M18 36c24 0 24-36 0-36s-24 36 0 36z">
          <text:p/>
        </draw:path>
        <draw:path draw:style-name="gr1" draw:text-style-name="P1" draw:layer="layout" svg:width="0.035cm" svg:height="0.035cm" svg:x="24.43cm" svg:y="3.997cm" svg:viewBox="0 0 36 36" svg:d="M18 36c24 0 24-36 0-36s-24 36 0 36z">
          <text:p/>
        </draw:path>
        <draw:path draw:style-name="gr1" draw:text-style-name="P1" draw:layer="layout" svg:width="0.035cm" svg:height="0.036cm" svg:x="24.43cm" svg:y="4.499cm" svg:viewBox="0 0 36 37" svg:d="M18 37c24 0 24-37 0-37s-24 37 0 37z">
          <text:p/>
        </draw:path>
        <draw:path draw:style-name="gr1" draw:text-style-name="P1" draw:layer="layout" svg:width="0.035cm" svg:height="0.035cm" svg:x="24.43cm" svg:y="5.002cm" svg:viewBox="0 0 36 36" svg:d="M18 36c24 0 24-36 0-36s-24 36 0 36z">
          <text:p/>
        </draw:path>
        <draw:path draw:style-name="gr1" draw:text-style-name="P1" draw:layer="layout" svg:width="0.035cm" svg:height="0.035cm" svg:x="24.43cm" svg:y="5.504cm" svg:viewBox="0 0 36 36" svg:d="M18 36c24 0 24-36 0-36s-24 36 0 36z">
          <text:p/>
        </draw:path>
        <draw:path draw:style-name="gr1" draw:text-style-name="P1" draw:layer="layout" svg:width="0.035cm" svg:height="0.035cm" svg:x="24.43cm" svg:y="6.006cm" svg:viewBox="0 0 36 36" svg:d="M18 36c24 0 24-36 0-36s-24 36 0 36z">
          <text:p/>
        </draw:path>
        <draw:path draw:style-name="gr1" draw:text-style-name="P1" draw:layer="layout" svg:width="0.035cm" svg:height="0.036cm" svg:x="24.43cm" svg:y="6.508cm" svg:viewBox="0 0 36 37" svg:d="M18 37c24 0 24-37 0-37s-24 37 0 37z">
          <text:p/>
        </draw:path>
        <draw:path draw:style-name="gr1" draw:text-style-name="P1" draw:layer="layout" svg:width="0.035cm" svg:height="0.036cm" svg:x="24.43cm" svg:y="7.01cm" svg:viewBox="0 0 36 37" svg:d="M18 37c24 0 24-37 0-37s-24 37 0 37z">
          <text:p/>
        </draw:path>
        <draw:path draw:style-name="gr1" draw:text-style-name="P1" draw:layer="layout" svg:width="0.035cm" svg:height="0.035cm" svg:x="24.43cm" svg:y="7.513cm" svg:viewBox="0 0 36 36" svg:d="M18 36c24 0 24-36 0-36s-24 36 0 36z">
          <text:p/>
        </draw:path>
        <draw:path draw:style-name="gr1" draw:text-style-name="P1" draw:layer="layout" svg:width="0.035cm" svg:height="0.035cm" svg:x="24.43cm" svg:y="8.015cm" svg:viewBox="0 0 36 36" svg:d="M18 36c24 0 24-36 0-36s-24 36 0 36z">
          <text:p/>
        </draw:path>
        <draw:path draw:style-name="gr1" draw:text-style-name="P1" draw:layer="layout" svg:width="0.035cm" svg:height="0.035cm" svg:x="24.43cm" svg:y="8.517cm" svg:viewBox="0 0 36 36" svg:d="M18 36c24 0 24-36 0-36s-24 36 0 36z">
          <text:p/>
        </draw:path>
        <draw:path draw:style-name="gr1" draw:text-style-name="P1" draw:layer="layout" svg:width="0.035cm" svg:height="0.035cm" svg:x="24.43cm" svg:y="9.019cm" svg:viewBox="0 0 36 36" svg:d="M18 36c24 0 24-36 0-36s-24 36 0 36z">
          <text:p/>
        </draw:path>
        <draw:path draw:style-name="gr1" draw:text-style-name="P1" draw:layer="layout" svg:width="0.035cm" svg:height="0.036cm" svg:x="24.43cm" svg:y="9.521cm" svg:viewBox="0 0 36 37" svg:d="M18 37c24 0 24-37 0-37s-24 37 0 37z">
          <text:p/>
        </draw:path>
        <draw:path draw:style-name="gr1" draw:text-style-name="P1" draw:layer="layout" svg:width="0.035cm" svg:height="0.035cm" svg:x="24.43cm" svg:y="10.024cm" svg:viewBox="0 0 36 36" svg:d="M18 36c24 0 24-36 0-36s-24 36 0 36z">
          <text:p/>
        </draw:path>
        <draw:path draw:style-name="gr1" draw:text-style-name="P1" draw:layer="layout" svg:width="0.035cm" svg:height="0.035cm" svg:x="24.43cm" svg:y="10.526cm" svg:viewBox="0 0 36 36" svg:d="M18 36c24 0 24-36 0-36s-24 36 0 36z">
          <text:p/>
        </draw:path>
        <draw:path draw:style-name="gr1" draw:text-style-name="P1" draw:layer="layout" svg:width="0.035cm" svg:height="0.035cm" svg:x="24.43cm" svg:y="11.028cm" svg:viewBox="0 0 36 36" svg:d="M18 36c24 0 24-36 0-36s-24 36 0 36z">
          <text:p/>
        </draw:path>
        <draw:path draw:style-name="gr1" draw:text-style-name="P1" draw:layer="layout" svg:width="0.035cm" svg:height="0.035cm" svg:x="24.43cm" svg:y="11.53cm" svg:viewBox="0 0 36 36" svg:d="M18 36c24 0 24-36 0-36s-24 36 0 36z">
          <text:p/>
        </draw:path>
        <draw:path draw:style-name="gr1" draw:text-style-name="P1" draw:layer="layout" svg:width="0.035cm" svg:height="0.036cm" svg:x="24.43cm" svg:y="12.032cm" svg:viewBox="0 0 36 37" svg:d="M18 37c24 0 24-37 0-37s-24 37 0 37z">
          <text:p/>
        </draw:path>
        <draw:path draw:style-name="gr1" draw:text-style-name="P1" draw:layer="layout" svg:width="0.035cm" svg:height="0.035cm" svg:x="24.43cm" svg:y="12.535cm" svg:viewBox="0 0 36 36" svg:d="M18 36c24 0 24-36 0-36s-24 36 0 36z">
          <text:p/>
        </draw:path>
        <draw:path draw:style-name="gr1" draw:text-style-name="P1" draw:layer="layout" svg:width="0.035cm" svg:height="0.035cm" svg:x="24.43cm" svg:y="13.037cm" svg:viewBox="0 0 36 36" svg:d="M18 36c24 0 24-36 0-36s-24 36 0 36z">
          <text:p/>
        </draw:path>
        <draw:path draw:style-name="gr1" draw:text-style-name="P1" draw:layer="layout" svg:width="0.035cm" svg:height="0.035cm" svg:x="24.43cm" svg:y="13.539cm" svg:viewBox="0 0 36 36" svg:d="M18 36c24 0 24-36 0-36s-24 36 0 36z">
          <text:p/>
        </draw:path>
        <draw:path draw:style-name="gr1" draw:text-style-name="P1" draw:layer="layout" svg:width="0.035cm" svg:height="0.035cm" svg:x="24.43cm" svg:y="14.041cm" svg:viewBox="0 0 36 36" svg:d="M18 36c24 0 24-36 0-36s-24 36 0 36z">
          <text:p/>
        </draw:path>
        <draw:path draw:style-name="gr1" draw:text-style-name="P1" draw:layer="layout" svg:width="0.035cm" svg:height="0.036cm" svg:x="24.43cm" svg:y="14.543cm" svg:viewBox="0 0 36 37" svg:d="M18 37c24 0 24-37 0-37s-24 37 0 37z">
          <text:p/>
        </draw:path>
        <draw:path draw:style-name="gr1" draw:text-style-name="P1" draw:layer="layout" svg:width="0.035cm" svg:height="0.036cm" svg:x="24.43cm" svg:y="15.045cm" svg:viewBox="0 0 36 37" svg:d="M18 37c24 0 24-37 0-37s-24 37 0 37z">
          <text:p/>
        </draw:path>
        <draw:path draw:style-name="gr1" draw:text-style-name="P1" draw:layer="layout" svg:width="0.035cm" svg:height="0.035cm" svg:x="24.43cm" svg:y="15.548cm" svg:viewBox="0 0 36 36" svg:d="M18 36c24 0 24-36 0-36s-24 36 0 36z">
          <text:p/>
        </draw:path>
        <draw:path draw:style-name="gr1" draw:text-style-name="P1" draw:layer="layout" svg:width="0.035cm" svg:height="0.035cm" svg:x="24.43cm" svg:y="16.05cm" svg:viewBox="0 0 36 36" svg:d="M18 36c24 0 24-36 0-36s-24 36 0 36z">
          <text:p/>
        </draw:path>
        <draw:path draw:style-name="gr1" draw:text-style-name="P1" draw:layer="layout" svg:width="0.035cm" svg:height="0.035cm" svg:x="24.43cm" svg:y="16.552cm" svg:viewBox="0 0 36 36" svg:d="M18 36c24 0 24-36 0-36s-24 36 0 36z">
          <text:p/>
        </draw:path>
        <draw:path draw:style-name="gr1" draw:text-style-name="P1" draw:layer="layout" svg:width="0.035cm" svg:height="0.036cm" svg:x="24.43cm" svg:y="17.054cm" svg:viewBox="0 0 36 37" svg:d="M18 37c24 0 24-37 0-37s-24 37 0 37z">
          <text:p/>
        </draw:path>
        <draw:path draw:style-name="gr1" draw:text-style-name="P1" draw:layer="layout" svg:width="0.035cm" svg:height="0.035cm" svg:x="24.43cm" svg:y="17.557cm" svg:viewBox="0 0 36 36" svg:d="M18 36c24 0 24-36 0-36s-24 36 0 36z">
          <text:p/>
        </draw:path>
        <draw:path draw:style-name="gr1" draw:text-style-name="P1" draw:layer="layout" svg:width="0.035cm" svg:height="0.035cm" svg:x="24.43cm" svg:y="18.059cm" svg:viewBox="0 0 36 36" svg:d="M18 36c24 0 24-36 0-36s-24 36 0 36z">
          <text:p/>
        </draw:path>
        <draw:path draw:style-name="gr1" draw:text-style-name="P1" draw:layer="layout" svg:width="0.035cm" svg:height="0.035cm" svg:x="24.43cm" svg:y="18.561cm" svg:viewBox="0 0 36 36" svg:d="M18 36c24 0 24-36 0-36s-24 36 0 36z">
          <text:p/>
        </draw:path>
        <draw:path draw:style-name="gr1" draw:text-style-name="P1" draw:layer="layout" svg:width="0.035cm" svg:height="0.035cm" svg:x="24.43cm" svg:y="19.063cm" svg:viewBox="0 0 36 36" svg:d="M18 36c24 0 24-36 0-36s-24 36 0 36z">
          <text:p/>
        </draw:path>
        <draw:path draw:style-name="gr1" draw:text-style-name="P1" draw:layer="layout" svg:width="0.035cm" svg:height="0.036cm" svg:x="24.43cm" svg:y="19.565cm" svg:viewBox="0 0 36 37" svg:d="M18 37c24 0 24-37 0-37s-24 37 0 37z">
          <text:p/>
        </draw:path>
        <draw:path draw:style-name="gr1" draw:text-style-name="P1" draw:layer="layout" svg:width="0.035cm" svg:height="0.036cm" svg:x="24.43cm" svg:y="20.067cm" svg:viewBox="0 0 36 37" svg:d="M18 37c24 0 24-37 0-37s-24 37 0 37z">
          <text:p/>
        </draw:path>
        <draw:path draw:style-name="gr1" draw:text-style-name="P1" draw:layer="layout" svg:width="0.035cm" svg:height="0.035cm" svg:x="24.43cm" svg:y="20.57cm" svg:viewBox="0 0 36 36" svg:d="M18 36c24 0 24-36 0-36s-24 36 0 36z">
          <text:p/>
        </draw:path>
        <draw:path draw:style-name="gr1" draw:text-style-name="P1" draw:layer="layout" svg:width="0.034cm" svg:height="0.035cm" svg:x="24.928cm" svg:y="0.984cm" svg:viewBox="0 0 35 36" svg:d="M17 36c23 0 23-36 0-36s-23 36 0 36z">
          <text:p/>
        </draw:path>
        <draw:path draw:style-name="gr1" draw:text-style-name="P1" draw:layer="layout" svg:width="0.034cm" svg:height="0.036cm" svg:x="24.928cm" svg:y="1.486cm" svg:viewBox="0 0 35 37" svg:d="M17 37c23 0 23-37 0-37s-23 37 0 37z">
          <text:p/>
        </draw:path>
        <draw:path draw:style-name="gr1" draw:text-style-name="P1" draw:layer="layout" svg:width="0.034cm" svg:height="0.036cm" svg:x="24.928cm" svg:y="1.988cm" svg:viewBox="0 0 35 37" svg:d="M17 37c23 0 23-37 0-37s-23 37 0 37z">
          <text:p/>
        </draw:path>
        <draw:path draw:style-name="gr1" draw:text-style-name="P1" draw:layer="layout" svg:width="0.034cm" svg:height="0.035cm" svg:x="24.928cm" svg:y="2.491cm" svg:viewBox="0 0 35 36" svg:d="M17 36c23 0 23-36 0-36s-23 36 0 36z">
          <text:p/>
        </draw:path>
        <draw:path draw:style-name="gr1" draw:text-style-name="P1" draw:layer="layout" svg:width="0.034cm" svg:height="0.035cm" svg:x="24.928cm" svg:y="2.993cm" svg:viewBox="0 0 35 36" svg:d="M17 36c23 0 23-36 0-36s-23 36 0 36z">
          <text:p/>
        </draw:path>
        <draw:path draw:style-name="gr1" draw:text-style-name="P1" draw:layer="layout" svg:width="0.034cm" svg:height="0.035cm" svg:x="24.928cm" svg:y="3.495cm" svg:viewBox="0 0 35 36" svg:d="M17 36c23 0 23-36 0-36s-23 36 0 36z">
          <text:p/>
        </draw:path>
        <draw:path draw:style-name="gr1" draw:text-style-name="P1" draw:layer="layout" svg:width="0.034cm" svg:height="0.035cm" svg:x="24.928cm" svg:y="3.997cm" svg:viewBox="0 0 35 36" svg:d="M17 36c23 0 23-36 0-36s-23 36 0 36z">
          <text:p/>
        </draw:path>
        <draw:path draw:style-name="gr1" draw:text-style-name="P1" draw:layer="layout" svg:width="0.034cm" svg:height="0.036cm" svg:x="24.928cm" svg:y="4.499cm" svg:viewBox="0 0 35 37" svg:d="M17 37c23 0 23-37 0-37s-23 37 0 37z">
          <text:p/>
        </draw:path>
        <draw:path draw:style-name="gr1" draw:text-style-name="P1" draw:layer="layout" svg:width="0.034cm" svg:height="0.035cm" svg:x="24.928cm" svg:y="5.002cm" svg:viewBox="0 0 35 36" svg:d="M17 36c23 0 23-36 0-36s-23 36 0 36z">
          <text:p/>
        </draw:path>
        <draw:path draw:style-name="gr1" draw:text-style-name="P1" draw:layer="layout" svg:width="0.034cm" svg:height="0.035cm" svg:x="24.928cm" svg:y="5.504cm" svg:viewBox="0 0 35 36" svg:d="M17 36c23 0 23-36 0-36s-23 36 0 36z">
          <text:p/>
        </draw:path>
        <draw:path draw:style-name="gr1" draw:text-style-name="P1" draw:layer="layout" svg:width="0.034cm" svg:height="0.035cm" svg:x="24.928cm" svg:y="6.006cm" svg:viewBox="0 0 35 36" svg:d="M17 36c23 0 23-36 0-36s-23 36 0 36z">
          <text:p/>
        </draw:path>
        <draw:path draw:style-name="gr1" draw:text-style-name="P1" draw:layer="layout" svg:width="0.034cm" svg:height="0.036cm" svg:x="24.928cm" svg:y="6.508cm" svg:viewBox="0 0 35 37" svg:d="M17 37c23 0 23-37 0-37s-23 37 0 37z">
          <text:p/>
        </draw:path>
        <draw:path draw:style-name="gr1" draw:text-style-name="P1" draw:layer="layout" svg:width="0.034cm" svg:height="0.036cm" svg:x="24.928cm" svg:y="7.01cm" svg:viewBox="0 0 35 37" svg:d="M17 37c23 0 23-37 0-37s-23 37 0 37z">
          <text:p/>
        </draw:path>
        <draw:path draw:style-name="gr1" draw:text-style-name="P1" draw:layer="layout" svg:width="0.034cm" svg:height="0.035cm" svg:x="24.928cm" svg:y="7.513cm" svg:viewBox="0 0 35 36" svg:d="M17 36c23 0 23-36 0-36s-23 36 0 36z">
          <text:p/>
        </draw:path>
        <draw:path draw:style-name="gr1" draw:text-style-name="P1" draw:layer="layout" svg:width="0.034cm" svg:height="0.035cm" svg:x="24.928cm" svg:y="8.015cm" svg:viewBox="0 0 35 36" svg:d="M17 36c23 0 23-36 0-36s-23 36 0 36z">
          <text:p/>
        </draw:path>
        <draw:path draw:style-name="gr1" draw:text-style-name="P1" draw:layer="layout" svg:width="0.034cm" svg:height="0.035cm" svg:x="24.928cm" svg:y="8.517cm" svg:viewBox="0 0 35 36" svg:d="M17 36c23 0 23-36 0-36s-23 36 0 36z">
          <text:p/>
        </draw:path>
        <draw:path draw:style-name="gr1" draw:text-style-name="P1" draw:layer="layout" svg:width="0.034cm" svg:height="0.035cm" svg:x="24.928cm" svg:y="9.019cm" svg:viewBox="0 0 35 36" svg:d="M17 36c23 0 23-36 0-36s-23 36 0 36z">
          <text:p/>
        </draw:path>
        <draw:path draw:style-name="gr1" draw:text-style-name="P1" draw:layer="layout" svg:width="0.034cm" svg:height="0.036cm" svg:x="24.928cm" svg:y="9.521cm" svg:viewBox="0 0 35 37" svg:d="M17 37c23 0 23-37 0-37s-23 37 0 37z">
          <text:p/>
        </draw:path>
        <draw:path draw:style-name="gr1" draw:text-style-name="P1" draw:layer="layout" svg:width="0.034cm" svg:height="0.035cm" svg:x="24.928cm" svg:y="10.024cm" svg:viewBox="0 0 35 36" svg:d="M17 36c23 0 23-36 0-36s-23 36 0 36z">
          <text:p/>
        </draw:path>
        <draw:path draw:style-name="gr1" draw:text-style-name="P1" draw:layer="layout" svg:width="0.034cm" svg:height="0.035cm" svg:x="24.928cm" svg:y="10.526cm" svg:viewBox="0 0 35 36" svg:d="M17 36c23 0 23-36 0-36s-23 36 0 36z">
          <text:p/>
        </draw:path>
        <draw:path draw:style-name="gr1" draw:text-style-name="P1" draw:layer="layout" svg:width="0.034cm" svg:height="0.035cm" svg:x="24.928cm" svg:y="11.028cm" svg:viewBox="0 0 35 36" svg:d="M17 36c23 0 23-36 0-36s-23 36 0 36z">
          <text:p/>
        </draw:path>
        <draw:path draw:style-name="gr1" draw:text-style-name="P1" draw:layer="layout" svg:width="0.034cm" svg:height="0.035cm" svg:x="24.928cm" svg:y="11.53cm" svg:viewBox="0 0 35 36" svg:d="M17 36c23 0 23-36 0-36s-23 36 0 36z">
          <text:p/>
        </draw:path>
        <draw:path draw:style-name="gr1" draw:text-style-name="P1" draw:layer="layout" svg:width="0.034cm" svg:height="0.036cm" svg:x="24.928cm" svg:y="12.032cm" svg:viewBox="0 0 35 37" svg:d="M17 37c23 0 23-37 0-37s-23 37 0 37z">
          <text:p/>
        </draw:path>
        <draw:path draw:style-name="gr1" draw:text-style-name="P1" draw:layer="layout" svg:width="0.034cm" svg:height="0.035cm" svg:x="24.928cm" svg:y="12.535cm" svg:viewBox="0 0 35 36" svg:d="M17 36c23 0 23-36 0-36s-23 36 0 36z">
          <text:p/>
        </draw:path>
        <draw:path draw:style-name="gr1" draw:text-style-name="P1" draw:layer="layout" svg:width="0.034cm" svg:height="0.035cm" svg:x="24.928cm" svg:y="13.037cm" svg:viewBox="0 0 35 36" svg:d="M17 36c23 0 23-36 0-36s-23 36 0 36z">
          <text:p/>
        </draw:path>
        <draw:path draw:style-name="gr1" draw:text-style-name="P1" draw:layer="layout" svg:width="0.034cm" svg:height="0.035cm" svg:x="24.928cm" svg:y="13.539cm" svg:viewBox="0 0 35 36" svg:d="M17 36c23 0 23-36 0-36s-23 36 0 36z">
          <text:p/>
        </draw:path>
        <draw:path draw:style-name="gr1" draw:text-style-name="P1" draw:layer="layout" svg:width="0.034cm" svg:height="0.035cm" svg:x="24.928cm" svg:y="14.041cm" svg:viewBox="0 0 35 36" svg:d="M17 36c23 0 23-36 0-36s-23 36 0 36z">
          <text:p/>
        </draw:path>
        <draw:path draw:style-name="gr1" draw:text-style-name="P1" draw:layer="layout" svg:width="0.034cm" svg:height="0.036cm" svg:x="24.928cm" svg:y="14.543cm" svg:viewBox="0 0 35 37" svg:d="M17 37c23 0 23-37 0-37s-23 37 0 37z">
          <text:p/>
        </draw:path>
        <draw:path draw:style-name="gr1" draw:text-style-name="P1" draw:layer="layout" svg:width="0.034cm" svg:height="0.036cm" svg:x="24.928cm" svg:y="15.045cm" svg:viewBox="0 0 35 37" svg:d="M17 37c23 0 23-37 0-37s-23 37 0 37z">
          <text:p/>
        </draw:path>
        <draw:path draw:style-name="gr1" draw:text-style-name="P1" draw:layer="layout" svg:width="0.034cm" svg:height="0.035cm" svg:x="24.928cm" svg:y="15.548cm" svg:viewBox="0 0 35 36" svg:d="M17 36c23 0 23-36 0-36s-23 36 0 36z">
          <text:p/>
        </draw:path>
        <draw:path draw:style-name="gr1" draw:text-style-name="P1" draw:layer="layout" svg:width="0.034cm" svg:height="0.035cm" svg:x="24.928cm" svg:y="16.05cm" svg:viewBox="0 0 35 36" svg:d="M17 36c23 0 23-36 0-36s-23 36 0 36z">
          <text:p/>
        </draw:path>
        <draw:path draw:style-name="gr1" draw:text-style-name="P1" draw:layer="layout" svg:width="0.034cm" svg:height="0.035cm" svg:x="24.928cm" svg:y="16.552cm" svg:viewBox="0 0 35 36" svg:d="M17 36c23 0 23-36 0-36s-23 36 0 36z">
          <text:p/>
        </draw:path>
        <draw:path draw:style-name="gr1" draw:text-style-name="P1" draw:layer="layout" svg:width="0.034cm" svg:height="0.036cm" svg:x="24.928cm" svg:y="17.054cm" svg:viewBox="0 0 35 37" svg:d="M17 37c23 0 23-37 0-37s-23 37 0 37z">
          <text:p/>
        </draw:path>
        <draw:path draw:style-name="gr1" draw:text-style-name="P1" draw:layer="layout" svg:width="0.034cm" svg:height="0.035cm" svg:x="24.928cm" svg:y="17.557cm" svg:viewBox="0 0 35 36" svg:d="M17 36c23 0 23-36 0-36s-23 36 0 36z">
          <text:p/>
        </draw:path>
        <draw:path draw:style-name="gr1" draw:text-style-name="P1" draw:layer="layout" svg:width="0.034cm" svg:height="0.035cm" svg:x="24.928cm" svg:y="18.059cm" svg:viewBox="0 0 35 36" svg:d="M17 36c23 0 23-36 0-36s-23 36 0 36z">
          <text:p/>
        </draw:path>
        <draw:path draw:style-name="gr1" draw:text-style-name="P1" draw:layer="layout" svg:width="0.034cm" svg:height="0.035cm" svg:x="24.928cm" svg:y="18.561cm" svg:viewBox="0 0 35 36" svg:d="M17 36c23 0 23-36 0-36s-23 36 0 36z">
          <text:p/>
        </draw:path>
        <draw:path draw:style-name="gr1" draw:text-style-name="P1" draw:layer="layout" svg:width="0.034cm" svg:height="0.035cm" svg:x="24.928cm" svg:y="19.063cm" svg:viewBox="0 0 35 36" svg:d="M17 36c23 0 23-36 0-36s-23 36 0 36z">
          <text:p/>
        </draw:path>
        <draw:path draw:style-name="gr1" draw:text-style-name="P1" draw:layer="layout" svg:width="0.034cm" svg:height="0.036cm" svg:x="24.928cm" svg:y="19.565cm" svg:viewBox="0 0 35 37" svg:d="M17 37c23 0 23-37 0-37s-23 37 0 37z">
          <text:p/>
        </draw:path>
        <draw:path draw:style-name="gr1" draw:text-style-name="P1" draw:layer="layout" svg:width="0.034cm" svg:height="0.036cm" svg:x="24.928cm" svg:y="20.067cm" svg:viewBox="0 0 35 37" svg:d="M17 37c23 0 23-37 0-37s-23 37 0 37z">
          <text:p/>
        </draw:path>
        <draw:path draw:style-name="gr1" draw:text-style-name="P1" draw:layer="layout" svg:width="0.034cm" svg:height="0.035cm" svg:x="24.928cm" svg:y="20.57cm" svg:viewBox="0 0 35 36" svg:d="M17 36c23 0 23-36 0-36s-23 36 0 36z">
          <text:p/>
        </draw:path>
        <draw:path draw:style-name="gr1" draw:text-style-name="P1" draw:layer="layout" svg:width="0.034cm" svg:height="0.035cm" svg:x="25.428cm" svg:y="0.984cm" svg:viewBox="0 0 35 36" svg:d="M17 36c23 0 23-36 0-36s-23 36 0 36z">
          <text:p/>
        </draw:path>
        <draw:path draw:style-name="gr1" draw:text-style-name="P1" draw:layer="layout" svg:width="0.034cm" svg:height="0.036cm" svg:x="25.428cm" svg:y="1.486cm" svg:viewBox="0 0 35 37" svg:d="M17 37c23 0 23-37 0-37s-23 37 0 37z">
          <text:p/>
        </draw:path>
        <draw:path draw:style-name="gr1" draw:text-style-name="P1" draw:layer="layout" svg:width="0.034cm" svg:height="0.036cm" svg:x="25.428cm" svg:y="1.988cm" svg:viewBox="0 0 35 37" svg:d="M17 37c23 0 23-37 0-37s-23 37 0 37z">
          <text:p/>
        </draw:path>
        <draw:path draw:style-name="gr1" draw:text-style-name="P1" draw:layer="layout" svg:width="0.034cm" svg:height="0.035cm" svg:x="25.428cm" svg:y="2.491cm" svg:viewBox="0 0 35 36" svg:d="M17 36c23 0 23-36 0-36s-23 36 0 36z">
          <text:p/>
        </draw:path>
        <draw:path draw:style-name="gr1" draw:text-style-name="P1" draw:layer="layout" svg:width="0.034cm" svg:height="0.035cm" svg:x="25.428cm" svg:y="2.993cm" svg:viewBox="0 0 35 36" svg:d="M17 36c23 0 23-36 0-36s-23 36 0 36z">
          <text:p/>
        </draw:path>
        <draw:path draw:style-name="gr1" draw:text-style-name="P1" draw:layer="layout" svg:width="0.034cm" svg:height="0.035cm" svg:x="25.428cm" svg:y="3.495cm" svg:viewBox="0 0 35 36" svg:d="M17 36c23 0 23-36 0-36s-23 36 0 36z">
          <text:p/>
        </draw:path>
        <draw:path draw:style-name="gr1" draw:text-style-name="P1" draw:layer="layout" svg:width="0.034cm" svg:height="0.035cm" svg:x="25.428cm" svg:y="3.997cm" svg:viewBox="0 0 35 36" svg:d="M17 36c23 0 23-36 0-36s-23 36 0 36z">
          <text:p/>
        </draw:path>
        <draw:path draw:style-name="gr1" draw:text-style-name="P1" draw:layer="layout" svg:width="0.034cm" svg:height="0.036cm" svg:x="25.428cm" svg:y="4.499cm" svg:viewBox="0 0 35 37" svg:d="M17 37c23 0 23-37 0-37s-23 37 0 37z">
          <text:p/>
        </draw:path>
        <draw:path draw:style-name="gr1" draw:text-style-name="P1" draw:layer="layout" svg:width="0.034cm" svg:height="0.035cm" svg:x="25.428cm" svg:y="5.002cm" svg:viewBox="0 0 35 36" svg:d="M17 36c23 0 23-36 0-36s-23 36 0 36z">
          <text:p/>
        </draw:path>
        <draw:path draw:style-name="gr1" draw:text-style-name="P1" draw:layer="layout" svg:width="0.034cm" svg:height="0.035cm" svg:x="25.428cm" svg:y="5.504cm" svg:viewBox="0 0 35 36" svg:d="M17 36c23 0 23-36 0-36s-23 36 0 36z">
          <text:p/>
        </draw:path>
        <draw:path draw:style-name="gr1" draw:text-style-name="P1" draw:layer="layout" svg:width="0.034cm" svg:height="0.035cm" svg:x="25.428cm" svg:y="6.006cm" svg:viewBox="0 0 35 36" svg:d="M17 36c23 0 23-36 0-36s-23 36 0 36z">
          <text:p/>
        </draw:path>
        <draw:path draw:style-name="gr1" draw:text-style-name="P1" draw:layer="layout" svg:width="0.034cm" svg:height="0.036cm" svg:x="25.428cm" svg:y="6.508cm" svg:viewBox="0 0 35 37" svg:d="M17 37c23 0 23-37 0-37s-23 37 0 37z">
          <text:p/>
        </draw:path>
        <draw:path draw:style-name="gr1" draw:text-style-name="P1" draw:layer="layout" svg:width="0.034cm" svg:height="0.036cm" svg:x="25.428cm" svg:y="7.01cm" svg:viewBox="0 0 35 37" svg:d="M17 37c23 0 23-37 0-37s-23 37 0 37z">
          <text:p/>
        </draw:path>
        <draw:path draw:style-name="gr1" draw:text-style-name="P1" draw:layer="layout" svg:width="0.034cm" svg:height="0.035cm" svg:x="25.428cm" svg:y="7.513cm" svg:viewBox="0 0 35 36" svg:d="M17 36c23 0 23-36 0-36s-23 36 0 36z">
          <text:p/>
        </draw:path>
        <draw:path draw:style-name="gr1" draw:text-style-name="P1" draw:layer="layout" svg:width="0.034cm" svg:height="0.035cm" svg:x="25.428cm" svg:y="8.015cm" svg:viewBox="0 0 35 36" svg:d="M17 36c23 0 23-36 0-36s-23 36 0 36z">
          <text:p/>
        </draw:path>
        <draw:path draw:style-name="gr1" draw:text-style-name="P1" draw:layer="layout" svg:width="0.034cm" svg:height="0.035cm" svg:x="25.428cm" svg:y="8.517cm" svg:viewBox="0 0 35 36" svg:d="M17 36c23 0 23-36 0-36s-23 36 0 36z">
          <text:p/>
        </draw:path>
        <draw:path draw:style-name="gr1" draw:text-style-name="P1" draw:layer="layout" svg:width="0.034cm" svg:height="0.035cm" svg:x="25.428cm" svg:y="9.019cm" svg:viewBox="0 0 35 36" svg:d="M17 36c23 0 23-36 0-36s-23 36 0 36z">
          <text:p/>
        </draw:path>
        <draw:path draw:style-name="gr1" draw:text-style-name="P1" draw:layer="layout" svg:width="0.034cm" svg:height="0.036cm" svg:x="25.428cm" svg:y="9.521cm" svg:viewBox="0 0 35 37" svg:d="M17 37c23 0 23-37 0-37s-23 37 0 37z">
          <text:p/>
        </draw:path>
        <draw:path draw:style-name="gr1" draw:text-style-name="P1" draw:layer="layout" svg:width="0.034cm" svg:height="0.035cm" svg:x="25.428cm" svg:y="10.024cm" svg:viewBox="0 0 35 36" svg:d="M17 36c23 0 23-36 0-36s-23 36 0 36z">
          <text:p/>
        </draw:path>
        <draw:path draw:style-name="gr1" draw:text-style-name="P1" draw:layer="layout" svg:width="0.034cm" svg:height="0.035cm" svg:x="25.428cm" svg:y="10.526cm" svg:viewBox="0 0 35 36" svg:d="M17 36c23 0 23-36 0-36s-23 36 0 36z">
          <text:p/>
        </draw:path>
        <draw:path draw:style-name="gr1" draw:text-style-name="P1" draw:layer="layout" svg:width="0.034cm" svg:height="0.035cm" svg:x="25.428cm" svg:y="11.028cm" svg:viewBox="0 0 35 36" svg:d="M17 36c23 0 23-36 0-36s-23 36 0 36z">
          <text:p/>
        </draw:path>
        <draw:path draw:style-name="gr1" draw:text-style-name="P1" draw:layer="layout" svg:width="0.034cm" svg:height="0.035cm" svg:x="25.428cm" svg:y="11.53cm" svg:viewBox="0 0 35 36" svg:d="M17 36c23 0 23-36 0-36s-23 36 0 36z">
          <text:p/>
        </draw:path>
        <draw:path draw:style-name="gr1" draw:text-style-name="P1" draw:layer="layout" svg:width="0.034cm" svg:height="0.036cm" svg:x="25.428cm" svg:y="12.032cm" svg:viewBox="0 0 35 37" svg:d="M17 37c23 0 23-37 0-37s-23 37 0 37z">
          <text:p/>
        </draw:path>
        <draw:path draw:style-name="gr1" draw:text-style-name="P1" draw:layer="layout" svg:width="0.034cm" svg:height="0.035cm" svg:x="25.428cm" svg:y="12.535cm" svg:viewBox="0 0 35 36" svg:d="M17 36c23 0 23-36 0-36s-23 36 0 36z">
          <text:p/>
        </draw:path>
        <draw:path draw:style-name="gr1" draw:text-style-name="P1" draw:layer="layout" svg:width="0.034cm" svg:height="0.035cm" svg:x="25.428cm" svg:y="13.037cm" svg:viewBox="0 0 35 36" svg:d="M17 36c23 0 23-36 0-36s-23 36 0 36z">
          <text:p/>
        </draw:path>
        <draw:path draw:style-name="gr1" draw:text-style-name="P1" draw:layer="layout" svg:width="0.034cm" svg:height="0.035cm" svg:x="25.428cm" svg:y="13.539cm" svg:viewBox="0 0 35 36" svg:d="M17 36c23 0 23-36 0-36s-23 36 0 36z">
          <text:p/>
        </draw:path>
        <draw:path draw:style-name="gr1" draw:text-style-name="P1" draw:layer="layout" svg:width="0.034cm" svg:height="0.035cm" svg:x="25.428cm" svg:y="14.041cm" svg:viewBox="0 0 35 36" svg:d="M17 36c23 0 23-36 0-36s-23 36 0 36z">
          <text:p/>
        </draw:path>
        <draw:path draw:style-name="gr1" draw:text-style-name="P1" draw:layer="layout" svg:width="0.034cm" svg:height="0.036cm" svg:x="25.428cm" svg:y="14.543cm" svg:viewBox="0 0 35 37" svg:d="M17 37c23 0 23-37 0-37s-23 37 0 37z">
          <text:p/>
        </draw:path>
        <draw:path draw:style-name="gr1" draw:text-style-name="P1" draw:layer="layout" svg:width="0.034cm" svg:height="0.036cm" svg:x="25.428cm" svg:y="15.045cm" svg:viewBox="0 0 35 37" svg:d="M17 37c23 0 23-37 0-37s-23 37 0 37z">
          <text:p/>
        </draw:path>
        <draw:path draw:style-name="gr1" draw:text-style-name="P1" draw:layer="layout" svg:width="0.034cm" svg:height="0.035cm" svg:x="25.428cm" svg:y="15.548cm" svg:viewBox="0 0 35 36" svg:d="M17 36c23 0 23-36 0-36s-23 36 0 36z">
          <text:p/>
        </draw:path>
        <draw:path draw:style-name="gr1" draw:text-style-name="P1" draw:layer="layout" svg:width="0.034cm" svg:height="0.035cm" svg:x="25.428cm" svg:y="16.05cm" svg:viewBox="0 0 35 36" svg:d="M17 36c23 0 23-36 0-36s-23 36 0 36z">
          <text:p/>
        </draw:path>
        <draw:path draw:style-name="gr1" draw:text-style-name="P1" draw:layer="layout" svg:width="0.034cm" svg:height="0.035cm" svg:x="25.428cm" svg:y="16.552cm" svg:viewBox="0 0 35 36" svg:d="M17 36c23 0 23-36 0-36s-23 36 0 36z">
          <text:p/>
        </draw:path>
        <draw:path draw:style-name="gr1" draw:text-style-name="P1" draw:layer="layout" svg:width="0.034cm" svg:height="0.036cm" svg:x="25.428cm" svg:y="17.054cm" svg:viewBox="0 0 35 37" svg:d="M17 37c23 0 23-37 0-37s-23 37 0 37z">
          <text:p/>
        </draw:path>
        <draw:path draw:style-name="gr1" draw:text-style-name="P1" draw:layer="layout" svg:width="0.034cm" svg:height="0.035cm" svg:x="25.428cm" svg:y="17.557cm" svg:viewBox="0 0 35 36" svg:d="M17 36c23 0 23-36 0-36s-23 36 0 36z">
          <text:p/>
        </draw:path>
        <draw:path draw:style-name="gr1" draw:text-style-name="P1" draw:layer="layout" svg:width="0.034cm" svg:height="0.035cm" svg:x="25.428cm" svg:y="18.059cm" svg:viewBox="0 0 35 36" svg:d="M17 36c23 0 23-36 0-36s-23 36 0 36z">
          <text:p/>
        </draw:path>
        <draw:path draw:style-name="gr1" draw:text-style-name="P1" draw:layer="layout" svg:width="0.034cm" svg:height="0.035cm" svg:x="25.428cm" svg:y="18.561cm" svg:viewBox="0 0 35 36" svg:d="M17 36c23 0 23-36 0-36s-23 36 0 36z">
          <text:p/>
        </draw:path>
        <draw:path draw:style-name="gr1" draw:text-style-name="P1" draw:layer="layout" svg:width="0.034cm" svg:height="0.035cm" svg:x="25.428cm" svg:y="19.063cm" svg:viewBox="0 0 35 36" svg:d="M17 36c23 0 23-36 0-36s-23 36 0 36z">
          <text:p/>
        </draw:path>
        <draw:path draw:style-name="gr1" draw:text-style-name="P1" draw:layer="layout" svg:width="0.034cm" svg:height="0.036cm" svg:x="25.428cm" svg:y="19.565cm" svg:viewBox="0 0 35 37" svg:d="M17 37c23 0 23-37 0-37s-23 37 0 37z">
          <text:p/>
        </draw:path>
        <draw:path draw:style-name="gr1" draw:text-style-name="P1" draw:layer="layout" svg:width="0.034cm" svg:height="0.036cm" svg:x="25.428cm" svg:y="20.067cm" svg:viewBox="0 0 35 37" svg:d="M17 37c23 0 23-37 0-37s-23 37 0 37z">
          <text:p/>
        </draw:path>
        <draw:path draw:style-name="gr1" draw:text-style-name="P1" draw:layer="layout" svg:width="0.034cm" svg:height="0.035cm" svg:x="25.428cm" svg:y="20.57cm" svg:viewBox="0 0 35 36" svg:d="M17 36c23 0 23-36 0-36s-23 36 0 36z">
          <text:p/>
        </draw:path>
        <draw:path draw:style-name="gr1" draw:text-style-name="P1" draw:layer="layout" svg:width="0.034cm" svg:height="0.035cm" svg:x="25.926cm" svg:y="0.984cm" svg:viewBox="0 0 35 36" svg:d="M18 36c23 0 23-36 0-36-24 0-24 36 0 36z">
          <text:p/>
        </draw:path>
        <draw:path draw:style-name="gr1" draw:text-style-name="P1" draw:layer="layout" svg:width="0.034cm" svg:height="0.036cm" svg:x="25.926cm" svg:y="1.486cm" svg:viewBox="0 0 35 37" svg:d="M18 37c23 0 23-37 0-37-24 0-24 37 0 37z">
          <text:p/>
        </draw:path>
        <draw:path draw:style-name="gr1" draw:text-style-name="P1" draw:layer="layout" svg:width="0.034cm" svg:height="0.036cm" svg:x="25.926cm" svg:y="1.988cm" svg:viewBox="0 0 35 37" svg:d="M18 37c23 0 23-37 0-37-24 0-24 37 0 37z">
          <text:p/>
        </draw:path>
        <draw:path draw:style-name="gr1" draw:text-style-name="P1" draw:layer="layout" svg:width="0.034cm" svg:height="0.035cm" svg:x="25.926cm" svg:y="2.491cm" svg:viewBox="0 0 35 36" svg:d="M18 36c23 0 23-36 0-36-24 0-24 36 0 36z">
          <text:p/>
        </draw:path>
        <draw:path draw:style-name="gr1" draw:text-style-name="P1" draw:layer="layout" svg:width="0.034cm" svg:height="0.035cm" svg:x="25.926cm" svg:y="2.993cm" svg:viewBox="0 0 35 36" svg:d="M18 36c23 0 23-36 0-36-24 0-24 36 0 36z">
          <text:p/>
        </draw:path>
        <draw:path draw:style-name="gr1" draw:text-style-name="P1" draw:layer="layout" svg:width="0.034cm" svg:height="0.035cm" svg:x="25.926cm" svg:y="3.495cm" svg:viewBox="0 0 35 36" svg:d="M18 36c23 0 23-36 0-36-24 0-24 36 0 36z">
          <text:p/>
        </draw:path>
        <draw:path draw:style-name="gr1" draw:text-style-name="P1" draw:layer="layout" svg:width="0.034cm" svg:height="0.035cm" svg:x="25.926cm" svg:y="3.997cm" svg:viewBox="0 0 35 36" svg:d="M18 36c23 0 23-36 0-36-24 0-24 36 0 36z">
          <text:p/>
        </draw:path>
        <draw:path draw:style-name="gr1" draw:text-style-name="P1" draw:layer="layout" svg:width="0.034cm" svg:height="0.036cm" svg:x="25.926cm" svg:y="4.499cm" svg:viewBox="0 0 35 37" svg:d="M18 37c23 0 23-37 0-37-24 0-24 37 0 37z">
          <text:p/>
        </draw:path>
        <draw:path draw:style-name="gr1" draw:text-style-name="P1" draw:layer="layout" svg:width="0.034cm" svg:height="0.035cm" svg:x="25.926cm" svg:y="5.002cm" svg:viewBox="0 0 35 36" svg:d="M18 36c23 0 23-36 0-36-24 0-24 36 0 36z">
          <text:p/>
        </draw:path>
        <draw:path draw:style-name="gr1" draw:text-style-name="P1" draw:layer="layout" svg:width="0.034cm" svg:height="0.035cm" svg:x="25.926cm" svg:y="5.504cm" svg:viewBox="0 0 35 36" svg:d="M18 36c23 0 23-36 0-36-24 0-24 36 0 36z">
          <text:p/>
        </draw:path>
        <draw:path draw:style-name="gr1" draw:text-style-name="P1" draw:layer="layout" svg:width="0.034cm" svg:height="0.035cm" svg:x="25.926cm" svg:y="6.006cm" svg:viewBox="0 0 35 36" svg:d="M18 36c23 0 23-36 0-36-24 0-24 36 0 36z">
          <text:p/>
        </draw:path>
        <draw:path draw:style-name="gr1" draw:text-style-name="P1" draw:layer="layout" svg:width="0.034cm" svg:height="0.036cm" svg:x="25.926cm" svg:y="6.508cm" svg:viewBox="0 0 35 37" svg:d="M18 37c23 0 23-37 0-37-24 0-24 37 0 37z">
          <text:p/>
        </draw:path>
        <draw:path draw:style-name="gr1" draw:text-style-name="P1" draw:layer="layout" svg:width="0.034cm" svg:height="0.036cm" svg:x="25.926cm" svg:y="7.01cm" svg:viewBox="0 0 35 37" svg:d="M18 37c23 0 23-37 0-37-24 0-24 37 0 37z">
          <text:p/>
        </draw:path>
        <draw:path draw:style-name="gr1" draw:text-style-name="P1" draw:layer="layout" svg:width="0.034cm" svg:height="0.035cm" svg:x="25.926cm" svg:y="7.513cm" svg:viewBox="0 0 35 36" svg:d="M18 36c23 0 23-36 0-36-24 0-24 36 0 36z">
          <text:p/>
        </draw:path>
        <draw:path draw:style-name="gr1" draw:text-style-name="P1" draw:layer="layout" svg:width="0.034cm" svg:height="0.035cm" svg:x="25.926cm" svg:y="8.015cm" svg:viewBox="0 0 35 36" svg:d="M18 36c23 0 23-36 0-36-24 0-24 36 0 36z">
          <text:p/>
        </draw:path>
        <draw:path draw:style-name="gr1" draw:text-style-name="P1" draw:layer="layout" svg:width="0.034cm" svg:height="0.035cm" svg:x="25.926cm" svg:y="8.517cm" svg:viewBox="0 0 35 36" svg:d="M18 36c23 0 23-36 0-36-24 0-24 36 0 36z">
          <text:p/>
        </draw:path>
        <draw:path draw:style-name="gr1" draw:text-style-name="P1" draw:layer="layout" svg:width="0.034cm" svg:height="0.035cm" svg:x="25.926cm" svg:y="9.019cm" svg:viewBox="0 0 35 36" svg:d="M18 36c23 0 23-36 0-36-24 0-24 36 0 36z">
          <text:p/>
        </draw:path>
        <draw:path draw:style-name="gr1" draw:text-style-name="P1" draw:layer="layout" svg:width="0.034cm" svg:height="0.036cm" svg:x="25.926cm" svg:y="9.521cm" svg:viewBox="0 0 35 37" svg:d="M18 37c23 0 23-37 0-37-24 0-24 37 0 37z">
          <text:p/>
        </draw:path>
        <draw:path draw:style-name="gr1" draw:text-style-name="P1" draw:layer="layout" svg:width="0.034cm" svg:height="0.035cm" svg:x="25.926cm" svg:y="10.024cm" svg:viewBox="0 0 35 36" svg:d="M18 36c23 0 23-36 0-36-24 0-24 36 0 36z">
          <text:p/>
        </draw:path>
        <draw:path draw:style-name="gr1" draw:text-style-name="P1" draw:layer="layout" svg:width="0.034cm" svg:height="0.035cm" svg:x="25.926cm" svg:y="10.526cm" svg:viewBox="0 0 35 36" svg:d="M18 36c23 0 23-36 0-36-24 0-24 36 0 36z">
          <text:p/>
        </draw:path>
        <draw:path draw:style-name="gr1" draw:text-style-name="P1" draw:layer="layout" svg:width="0.034cm" svg:height="0.035cm" svg:x="25.926cm" svg:y="11.028cm" svg:viewBox="0 0 35 36" svg:d="M18 36c23 0 23-36 0-36-24 0-24 36 0 36z">
          <text:p/>
        </draw:path>
        <draw:path draw:style-name="gr1" draw:text-style-name="P1" draw:layer="layout" svg:width="0.034cm" svg:height="0.035cm" svg:x="25.926cm" svg:y="11.53cm" svg:viewBox="0 0 35 36" svg:d="M18 36c23 0 23-36 0-36-24 0-24 36 0 36z">
          <text:p/>
        </draw:path>
        <draw:path draw:style-name="gr1" draw:text-style-name="P1" draw:layer="layout" svg:width="0.034cm" svg:height="0.036cm" svg:x="25.926cm" svg:y="12.032cm" svg:viewBox="0 0 35 37" svg:d="M18 37c23 0 23-37 0-37-24 0-24 37 0 37z">
          <text:p/>
        </draw:path>
        <draw:path draw:style-name="gr1" draw:text-style-name="P1" draw:layer="layout" svg:width="0.034cm" svg:height="0.035cm" svg:x="25.926cm" svg:y="12.535cm" svg:viewBox="0 0 35 36" svg:d="M18 36c23 0 23-36 0-36-24 0-24 36 0 36z">
          <text:p/>
        </draw:path>
        <draw:path draw:style-name="gr1" draw:text-style-name="P1" draw:layer="layout" svg:width="0.034cm" svg:height="0.035cm" svg:x="25.926cm" svg:y="13.037cm" svg:viewBox="0 0 35 36" svg:d="M18 36c23 0 23-36 0-36-24 0-24 36 0 36z">
          <text:p/>
        </draw:path>
        <draw:path draw:style-name="gr1" draw:text-style-name="P1" draw:layer="layout" svg:width="0.034cm" svg:height="0.035cm" svg:x="25.926cm" svg:y="13.539cm" svg:viewBox="0 0 35 36" svg:d="M18 36c23 0 23-36 0-36-24 0-24 36 0 36z">
          <text:p/>
        </draw:path>
        <draw:path draw:style-name="gr1" draw:text-style-name="P1" draw:layer="layout" svg:width="0.034cm" svg:height="0.035cm" svg:x="25.926cm" svg:y="14.041cm" svg:viewBox="0 0 35 36" svg:d="M18 36c23 0 23-36 0-36-24 0-24 36 0 36z">
          <text:p/>
        </draw:path>
        <draw:path draw:style-name="gr1" draw:text-style-name="P1" draw:layer="layout" svg:width="0.034cm" svg:height="0.036cm" svg:x="25.926cm" svg:y="14.543cm" svg:viewBox="0 0 35 37" svg:d="M18 37c23 0 23-37 0-37-24 0-24 37 0 37z">
          <text:p/>
        </draw:path>
        <draw:path draw:style-name="gr1" draw:text-style-name="P1" draw:layer="layout" svg:width="0.034cm" svg:height="0.036cm" svg:x="25.926cm" svg:y="15.045cm" svg:viewBox="0 0 35 37" svg:d="M18 37c23 0 23-37 0-37-24 0-24 37 0 37z">
          <text:p/>
        </draw:path>
        <draw:path draw:style-name="gr1" draw:text-style-name="P1" draw:layer="layout" svg:width="0.034cm" svg:height="0.035cm" svg:x="25.926cm" svg:y="15.548cm" svg:viewBox="0 0 35 36" svg:d="M18 36c23 0 23-36 0-36-24 0-24 36 0 36z">
          <text:p/>
        </draw:path>
        <draw:path draw:style-name="gr1" draw:text-style-name="P1" draw:layer="layout" svg:width="0.034cm" svg:height="0.035cm" svg:x="25.926cm" svg:y="16.05cm" svg:viewBox="0 0 35 36" svg:d="M18 36c23 0 23-36 0-36-24 0-24 36 0 36z">
          <text:p/>
        </draw:path>
        <draw:path draw:style-name="gr1" draw:text-style-name="P1" draw:layer="layout" svg:width="0.034cm" svg:height="0.035cm" svg:x="25.926cm" svg:y="16.552cm" svg:viewBox="0 0 35 36" svg:d="M18 36c23 0 23-36 0-36-24 0-24 36 0 36z">
          <text:p/>
        </draw:path>
        <draw:path draw:style-name="gr1" draw:text-style-name="P1" draw:layer="layout" svg:width="0.034cm" svg:height="0.036cm" svg:x="25.926cm" svg:y="17.054cm" svg:viewBox="0 0 35 37" svg:d="M18 37c23 0 23-37 0-37-24 0-24 37 0 37z">
          <text:p/>
        </draw:path>
        <draw:path draw:style-name="gr1" draw:text-style-name="P1" draw:layer="layout" svg:width="0.034cm" svg:height="0.035cm" svg:x="25.926cm" svg:y="17.557cm" svg:viewBox="0 0 35 36" svg:d="M18 36c23 0 23-36 0-36-24 0-24 36 0 36z">
          <text:p/>
        </draw:path>
        <draw:path draw:style-name="gr1" draw:text-style-name="P1" draw:layer="layout" svg:width="0.034cm" svg:height="0.035cm" svg:x="25.926cm" svg:y="18.059cm" svg:viewBox="0 0 35 36" svg:d="M18 36c23 0 23-36 0-36-24 0-24 36 0 36z">
          <text:p/>
        </draw:path>
        <draw:path draw:style-name="gr1" draw:text-style-name="P1" draw:layer="layout" svg:width="0.034cm" svg:height="0.035cm" svg:x="25.926cm" svg:y="18.561cm" svg:viewBox="0 0 35 36" svg:d="M18 36c23 0 23-36 0-36-24 0-24 36 0 36z">
          <text:p/>
        </draw:path>
        <draw:path draw:style-name="gr1" draw:text-style-name="P1" draw:layer="layout" svg:width="0.034cm" svg:height="0.035cm" svg:x="25.926cm" svg:y="19.063cm" svg:viewBox="0 0 35 36" svg:d="M18 36c23 0 23-36 0-36-24 0-24 36 0 36z">
          <text:p/>
        </draw:path>
        <draw:path draw:style-name="gr1" draw:text-style-name="P1" draw:layer="layout" svg:width="0.034cm" svg:height="0.036cm" svg:x="25.926cm" svg:y="19.565cm" svg:viewBox="0 0 35 37" svg:d="M18 37c23 0 23-37 0-37-24 0-24 37 0 37z">
          <text:p/>
        </draw:path>
        <draw:path draw:style-name="gr1" draw:text-style-name="P1" draw:layer="layout" svg:width="0.034cm" svg:height="0.036cm" svg:x="25.926cm" svg:y="20.067cm" svg:viewBox="0 0 35 37" svg:d="M18 37c23 0 23-37 0-37-24 0-24 37 0 37z">
          <text:p/>
        </draw:path>
        <draw:path draw:style-name="gr1" draw:text-style-name="P1" draw:layer="layout" svg:width="0.034cm" svg:height="0.035cm" svg:x="25.926cm" svg:y="20.57cm" svg:viewBox="0 0 35 36" svg:d="M18 36c23 0 23-36 0-36-24 0-24 36 0 36z">
          <text:p/>
        </draw:path>
        <draw:path draw:style-name="gr1" draw:text-style-name="P1" draw:layer="layout" svg:width="0.034cm" svg:height="0.035cm" svg:x="26.425cm" svg:y="0.984cm" svg:viewBox="0 0 35 36" svg:d="M18 36c22 0 22-36 0-36-24 0-24 36 0 36z">
          <text:p/>
        </draw:path>
        <draw:path draw:style-name="gr1" draw:text-style-name="P1" draw:layer="layout" svg:width="0.034cm" svg:height="0.036cm" svg:x="26.425cm" svg:y="1.486cm" svg:viewBox="0 0 35 37" svg:d="M18 37c22 0 22-37 0-37-24 0-24 37 0 37z">
          <text:p/>
        </draw:path>
        <draw:path draw:style-name="gr1" draw:text-style-name="P1" draw:layer="layout" svg:width="0.034cm" svg:height="0.036cm" svg:x="26.425cm" svg:y="1.988cm" svg:viewBox="0 0 35 37" svg:d="M18 37c22 0 22-37 0-37-24 0-24 37 0 37z">
          <text:p/>
        </draw:path>
        <draw:path draw:style-name="gr1" draw:text-style-name="P1" draw:layer="layout" svg:width="0.034cm" svg:height="0.035cm" svg:x="26.425cm" svg:y="2.491cm" svg:viewBox="0 0 35 36" svg:d="M18 36c22 0 22-36 0-36-24 0-24 36 0 36z">
          <text:p/>
        </draw:path>
        <draw:path draw:style-name="gr1" draw:text-style-name="P1" draw:layer="layout" svg:width="0.034cm" svg:height="0.035cm" svg:x="26.425cm" svg:y="2.993cm" svg:viewBox="0 0 35 36" svg:d="M18 36c22 0 22-36 0-36-24 0-24 36 0 36z">
          <text:p/>
        </draw:path>
        <draw:path draw:style-name="gr1" draw:text-style-name="P1" draw:layer="layout" svg:width="0.034cm" svg:height="0.035cm" svg:x="26.425cm" svg:y="3.495cm" svg:viewBox="0 0 35 36" svg:d="M18 36c22 0 22-36 0-36-24 0-24 36 0 36z">
          <text:p/>
        </draw:path>
        <draw:path draw:style-name="gr1" draw:text-style-name="P1" draw:layer="layout" svg:width="0.034cm" svg:height="0.035cm" svg:x="26.425cm" svg:y="3.997cm" svg:viewBox="0 0 35 36" svg:d="M18 36c22 0 22-36 0-36-24 0-24 36 0 36z">
          <text:p/>
        </draw:path>
        <draw:path draw:style-name="gr1" draw:text-style-name="P1" draw:layer="layout" svg:width="0.034cm" svg:height="0.036cm" svg:x="26.425cm" svg:y="4.499cm" svg:viewBox="0 0 35 37" svg:d="M18 37c22 0 22-37 0-37-24 0-24 37 0 37z">
          <text:p/>
        </draw:path>
        <draw:path draw:style-name="gr1" draw:text-style-name="P1" draw:layer="layout" svg:width="0.034cm" svg:height="0.035cm" svg:x="26.425cm" svg:y="5.002cm" svg:viewBox="0 0 35 36" svg:d="M18 36c22 0 22-36 0-36-24 0-24 36 0 36z">
          <text:p/>
        </draw:path>
        <draw:path draw:style-name="gr1" draw:text-style-name="P1" draw:layer="layout" svg:width="0.034cm" svg:height="0.035cm" svg:x="26.425cm" svg:y="5.504cm" svg:viewBox="0 0 35 36" svg:d="M18 36c22 0 22-36 0-36-24 0-24 36 0 36z">
          <text:p/>
        </draw:path>
        <draw:path draw:style-name="gr1" draw:text-style-name="P1" draw:layer="layout" svg:width="0.034cm" svg:height="0.035cm" svg:x="26.425cm" svg:y="6.006cm" svg:viewBox="0 0 35 36" svg:d="M18 36c22 0 22-36 0-36-24 0-24 36 0 36z">
          <text:p/>
        </draw:path>
        <draw:path draw:style-name="gr1" draw:text-style-name="P1" draw:layer="layout" svg:width="0.034cm" svg:height="0.036cm" svg:x="26.425cm" svg:y="6.508cm" svg:viewBox="0 0 35 37" svg:d="M18 37c22 0 22-37 0-37-24 0-24 37 0 37z">
          <text:p/>
        </draw:path>
        <draw:path draw:style-name="gr1" draw:text-style-name="P1" draw:layer="layout" svg:width="0.034cm" svg:height="0.036cm" svg:x="26.425cm" svg:y="7.01cm" svg:viewBox="0 0 35 37" svg:d="M18 37c22 0 22-37 0-37-24 0-24 37 0 37z">
          <text:p/>
        </draw:path>
        <draw:path draw:style-name="gr1" draw:text-style-name="P1" draw:layer="layout" svg:width="0.034cm" svg:height="0.035cm" svg:x="26.425cm" svg:y="7.513cm" svg:viewBox="0 0 35 36" svg:d="M18 36c22 0 22-36 0-36-24 0-24 36 0 36z">
          <text:p/>
        </draw:path>
        <draw:path draw:style-name="gr1" draw:text-style-name="P1" draw:layer="layout" svg:width="0.034cm" svg:height="0.035cm" svg:x="26.425cm" svg:y="8.015cm" svg:viewBox="0 0 35 36" svg:d="M18 36c22 0 22-36 0-36-24 0-24 36 0 36z">
          <text:p/>
        </draw:path>
        <draw:path draw:style-name="gr1" draw:text-style-name="P1" draw:layer="layout" svg:width="0.034cm" svg:height="0.035cm" svg:x="26.425cm" svg:y="8.517cm" svg:viewBox="0 0 35 36" svg:d="M18 36c22 0 22-36 0-36-24 0-24 36 0 36z">
          <text:p/>
        </draw:path>
        <draw:path draw:style-name="gr1" draw:text-style-name="P1" draw:layer="layout" svg:width="0.034cm" svg:height="0.035cm" svg:x="26.425cm" svg:y="9.019cm" svg:viewBox="0 0 35 36" svg:d="M18 36c22 0 22-36 0-36-24 0-24 36 0 36z">
          <text:p/>
        </draw:path>
        <draw:path draw:style-name="gr1" draw:text-style-name="P1" draw:layer="layout" svg:width="0.034cm" svg:height="0.036cm" svg:x="26.425cm" svg:y="9.521cm" svg:viewBox="0 0 35 37" svg:d="M18 37c22 0 22-37 0-37-24 0-24 37 0 37z">
          <text:p/>
        </draw:path>
        <draw:path draw:style-name="gr1" draw:text-style-name="P1" draw:layer="layout" svg:width="0.034cm" svg:height="0.035cm" svg:x="26.425cm" svg:y="10.024cm" svg:viewBox="0 0 35 36" svg:d="M18 36c22 0 22-36 0-36-24 0-24 36 0 36z">
          <text:p/>
        </draw:path>
        <draw:path draw:style-name="gr1" draw:text-style-name="P1" draw:layer="layout" svg:width="0.034cm" svg:height="0.035cm" svg:x="26.425cm" svg:y="10.526cm" svg:viewBox="0 0 35 36" svg:d="M18 36c22 0 22-36 0-36-24 0-24 36 0 36z">
          <text:p/>
        </draw:path>
        <draw:path draw:style-name="gr1" draw:text-style-name="P1" draw:layer="layout" svg:width="0.034cm" svg:height="0.035cm" svg:x="26.425cm" svg:y="11.028cm" svg:viewBox="0 0 35 36" svg:d="M18 36c22 0 22-36 0-36-24 0-24 36 0 36z">
          <text:p/>
        </draw:path>
        <draw:path draw:style-name="gr1" draw:text-style-name="P1" draw:layer="layout" svg:width="0.034cm" svg:height="0.035cm" svg:x="26.425cm" svg:y="11.53cm" svg:viewBox="0 0 35 36" svg:d="M18 36c22 0 22-36 0-36-24 0-24 36 0 36z">
          <text:p/>
        </draw:path>
        <draw:path draw:style-name="gr1" draw:text-style-name="P1" draw:layer="layout" svg:width="0.034cm" svg:height="0.036cm" svg:x="26.425cm" svg:y="12.032cm" svg:viewBox="0 0 35 37" svg:d="M18 37c22 0 22-37 0-37-24 0-24 37 0 37z">
          <text:p/>
        </draw:path>
        <draw:path draw:style-name="gr1" draw:text-style-name="P1" draw:layer="layout" svg:width="0.034cm" svg:height="0.035cm" svg:x="26.425cm" svg:y="12.535cm" svg:viewBox="0 0 35 36" svg:d="M18 36c22 0 22-36 0-36-24 0-24 36 0 36z">
          <text:p/>
        </draw:path>
        <draw:path draw:style-name="gr1" draw:text-style-name="P1" draw:layer="layout" svg:width="0.034cm" svg:height="0.035cm" svg:x="26.425cm" svg:y="13.037cm" svg:viewBox="0 0 35 36" svg:d="M18 36c22 0 22-36 0-36-24 0-24 36 0 36z">
          <text:p/>
        </draw:path>
        <draw:path draw:style-name="gr1" draw:text-style-name="P1" draw:layer="layout" svg:width="0.034cm" svg:height="0.035cm" svg:x="26.425cm" svg:y="13.539cm" svg:viewBox="0 0 35 36" svg:d="M18 36c22 0 22-36 0-36-24 0-24 36 0 36z">
          <text:p/>
        </draw:path>
        <draw:path draw:style-name="gr1" draw:text-style-name="P1" draw:layer="layout" svg:width="0.034cm" svg:height="0.035cm" svg:x="26.425cm" svg:y="14.041cm" svg:viewBox="0 0 35 36" svg:d="M18 36c22 0 22-36 0-36-24 0-24 36 0 36z">
          <text:p/>
        </draw:path>
        <draw:path draw:style-name="gr1" draw:text-style-name="P1" draw:layer="layout" svg:width="0.034cm" svg:height="0.036cm" svg:x="26.425cm" svg:y="14.543cm" svg:viewBox="0 0 35 37" svg:d="M18 37c22 0 22-37 0-37-24 0-24 37 0 37z">
          <text:p/>
        </draw:path>
        <draw:path draw:style-name="gr1" draw:text-style-name="P1" draw:layer="layout" svg:width="0.034cm" svg:height="0.036cm" svg:x="26.425cm" svg:y="15.045cm" svg:viewBox="0 0 35 37" svg:d="M18 37c22 0 22-37 0-37-24 0-24 37 0 37z">
          <text:p/>
        </draw:path>
        <draw:path draw:style-name="gr1" draw:text-style-name="P1" draw:layer="layout" svg:width="0.034cm" svg:height="0.035cm" svg:x="26.425cm" svg:y="15.548cm" svg:viewBox="0 0 35 36" svg:d="M18 36c22 0 22-36 0-36-24 0-24 36 0 36z">
          <text:p/>
        </draw:path>
        <draw:path draw:style-name="gr1" draw:text-style-name="P1" draw:layer="layout" svg:width="0.034cm" svg:height="0.035cm" svg:x="26.425cm" svg:y="16.05cm" svg:viewBox="0 0 35 36" svg:d="M18 36c22 0 22-36 0-36-24 0-24 36 0 36z">
          <text:p/>
        </draw:path>
        <draw:path draw:style-name="gr1" draw:text-style-name="P1" draw:layer="layout" svg:width="0.034cm" svg:height="0.035cm" svg:x="26.425cm" svg:y="16.552cm" svg:viewBox="0 0 35 36" svg:d="M18 36c22 0 22-36 0-36-24 0-24 36 0 36z">
          <text:p/>
        </draw:path>
        <draw:path draw:style-name="gr1" draw:text-style-name="P1" draw:layer="layout" svg:width="0.034cm" svg:height="0.036cm" svg:x="26.425cm" svg:y="17.054cm" svg:viewBox="0 0 35 37" svg:d="M18 37c22 0 22-37 0-37-24 0-24 37 0 37z">
          <text:p/>
        </draw:path>
        <draw:path draw:style-name="gr1" draw:text-style-name="P1" draw:layer="layout" svg:width="0.034cm" svg:height="0.035cm" svg:x="26.425cm" svg:y="17.557cm" svg:viewBox="0 0 35 36" svg:d="M18 36c22 0 22-36 0-36-24 0-24 36 0 36z">
          <text:p/>
        </draw:path>
        <draw:path draw:style-name="gr1" draw:text-style-name="P1" draw:layer="layout" svg:width="0.034cm" svg:height="0.035cm" svg:x="26.425cm" svg:y="18.059cm" svg:viewBox="0 0 35 36" svg:d="M18 36c22 0 22-36 0-36-24 0-24 36 0 36z">
          <text:p/>
        </draw:path>
        <draw:path draw:style-name="gr1" draw:text-style-name="P1" draw:layer="layout" svg:width="0.034cm" svg:height="0.035cm" svg:x="26.425cm" svg:y="18.561cm" svg:viewBox="0 0 35 36" svg:d="M18 36c22 0 22-36 0-36-24 0-24 36 0 36z">
          <text:p/>
        </draw:path>
        <draw:path draw:style-name="gr1" draw:text-style-name="P1" draw:layer="layout" svg:width="0.034cm" svg:height="0.035cm" svg:x="26.425cm" svg:y="19.063cm" svg:viewBox="0 0 35 36" svg:d="M18 36c22 0 22-36 0-36-24 0-24 36 0 36z">
          <text:p/>
        </draw:path>
        <draw:path draw:style-name="gr1" draw:text-style-name="P1" draw:layer="layout" svg:width="0.034cm" svg:height="0.036cm" svg:x="26.425cm" svg:y="19.565cm" svg:viewBox="0 0 35 37" svg:d="M18 37c22 0 22-37 0-37-24 0-24 37 0 37z">
          <text:p/>
        </draw:path>
        <draw:path draw:style-name="gr1" draw:text-style-name="P1" draw:layer="layout" svg:width="0.034cm" svg:height="0.036cm" svg:x="26.425cm" svg:y="20.067cm" svg:viewBox="0 0 35 37" svg:d="M18 37c22 0 22-37 0-37-24 0-24 37 0 37z">
          <text:p/>
        </draw:path>
        <draw:path draw:style-name="gr1" draw:text-style-name="P1" draw:layer="layout" svg:width="0.034cm" svg:height="0.035cm" svg:x="26.425cm" svg:y="20.57cm" svg:viewBox="0 0 35 36" svg:d="M18 36c22 0 22-36 0-36-24 0-24 36 0 36z">
          <text:p/>
        </draw:path>
        <draw:path draw:style-name="gr1" draw:text-style-name="P1" draw:layer="layout" svg:width="0.034cm" svg:height="0.035cm" svg:x="26.924cm" svg:y="0.984cm" svg:viewBox="0 0 35 36" svg:d="M17 36c24 0 24-36 0-36-22 0-23 36 0 36z">
          <text:p/>
        </draw:path>
        <draw:path draw:style-name="gr1" draw:text-style-name="P1" draw:layer="layout" svg:width="0.034cm" svg:height="0.036cm" svg:x="26.924cm" svg:y="1.486cm" svg:viewBox="0 0 35 37" svg:d="M17 37c24 0 24-37 0-37-22 0-23 37 0 37z">
          <text:p/>
        </draw:path>
        <draw:path draw:style-name="gr1" draw:text-style-name="P1" draw:layer="layout" svg:width="0.034cm" svg:height="0.036cm" svg:x="26.924cm" svg:y="1.988cm" svg:viewBox="0 0 35 37" svg:d="M17 37c24 0 24-37 0-37-22 0-23 37 0 37z">
          <text:p/>
        </draw:path>
        <draw:path draw:style-name="gr1" draw:text-style-name="P1" draw:layer="layout" svg:width="0.034cm" svg:height="0.035cm" svg:x="26.924cm" svg:y="2.491cm" svg:viewBox="0 0 35 36" svg:d="M17 36c24 0 24-36 0-36-22 0-23 36 0 36z">
          <text:p/>
        </draw:path>
        <draw:path draw:style-name="gr1" draw:text-style-name="P1" draw:layer="layout" svg:width="0.034cm" svg:height="0.035cm" svg:x="26.924cm" svg:y="2.993cm" svg:viewBox="0 0 35 36" svg:d="M17 36c24 0 24-36 0-36-22 0-23 36 0 36z">
          <text:p/>
        </draw:path>
        <draw:path draw:style-name="gr1" draw:text-style-name="P1" draw:layer="layout" svg:width="0.034cm" svg:height="0.035cm" svg:x="26.924cm" svg:y="3.495cm" svg:viewBox="0 0 35 36" svg:d="M17 36c24 0 24-36 0-36-22 0-23 36 0 36z">
          <text:p/>
        </draw:path>
        <draw:path draw:style-name="gr1" draw:text-style-name="P1" draw:layer="layout" svg:width="0.034cm" svg:height="0.035cm" svg:x="26.924cm" svg:y="3.997cm" svg:viewBox="0 0 35 36" svg:d="M17 36c24 0 24-36 0-36-22 0-23 36 0 36z">
          <text:p/>
        </draw:path>
        <draw:path draw:style-name="gr1" draw:text-style-name="P1" draw:layer="layout" svg:width="0.034cm" svg:height="0.036cm" svg:x="26.924cm" svg:y="4.499cm" svg:viewBox="0 0 35 37" svg:d="M17 37c24 0 24-37 0-37-22 0-23 37 0 37z">
          <text:p/>
        </draw:path>
        <draw:path draw:style-name="gr1" draw:text-style-name="P1" draw:layer="layout" svg:width="0.034cm" svg:height="0.035cm" svg:x="26.924cm" svg:y="5.002cm" svg:viewBox="0 0 35 36" svg:d="M17 36c24 0 24-36 0-36-22 0-23 36 0 36z">
          <text:p/>
        </draw:path>
        <draw:path draw:style-name="gr1" draw:text-style-name="P1" draw:layer="layout" svg:width="0.034cm" svg:height="0.035cm" svg:x="26.924cm" svg:y="5.504cm" svg:viewBox="0 0 35 36" svg:d="M17 36c24 0 24-36 0-36-22 0-23 36 0 36z">
          <text:p/>
        </draw:path>
        <draw:path draw:style-name="gr1" draw:text-style-name="P1" draw:layer="layout" svg:width="0.034cm" svg:height="0.035cm" svg:x="26.924cm" svg:y="6.006cm" svg:viewBox="0 0 35 36" svg:d="M17 36c24 0 24-36 0-36-22 0-23 36 0 36z">
          <text:p/>
        </draw:path>
        <draw:path draw:style-name="gr1" draw:text-style-name="P1" draw:layer="layout" svg:width="0.034cm" svg:height="0.036cm" svg:x="26.924cm" svg:y="6.508cm" svg:viewBox="0 0 35 37" svg:d="M17 37c24 0 24-37 0-37-22 0-23 37 0 37z">
          <text:p/>
        </draw:path>
        <draw:path draw:style-name="gr1" draw:text-style-name="P1" draw:layer="layout" svg:width="0.034cm" svg:height="0.036cm" svg:x="26.924cm" svg:y="7.01cm" svg:viewBox="0 0 35 37" svg:d="M17 37c24 0 24-37 0-37-22 0-23 37 0 37z">
          <text:p/>
        </draw:path>
        <draw:path draw:style-name="gr1" draw:text-style-name="P1" draw:layer="layout" svg:width="0.034cm" svg:height="0.035cm" svg:x="26.924cm" svg:y="7.513cm" svg:viewBox="0 0 35 36" svg:d="M17 36c24 0 24-36 0-36-22 0-23 36 0 36z">
          <text:p/>
        </draw:path>
        <draw:path draw:style-name="gr1" draw:text-style-name="P1" draw:layer="layout" svg:width="0.034cm" svg:height="0.035cm" svg:x="26.924cm" svg:y="8.015cm" svg:viewBox="0 0 35 36" svg:d="M17 36c24 0 24-36 0-36-22 0-23 36 0 36z">
          <text:p/>
        </draw:path>
        <draw:path draw:style-name="gr1" draw:text-style-name="P1" draw:layer="layout" svg:width="0.034cm" svg:height="0.035cm" svg:x="26.924cm" svg:y="8.517cm" svg:viewBox="0 0 35 36" svg:d="M17 36c24 0 24-36 0-36-22 0-23 36 0 36z">
          <text:p/>
        </draw:path>
        <draw:path draw:style-name="gr1" draw:text-style-name="P1" draw:layer="layout" svg:width="0.034cm" svg:height="0.035cm" svg:x="26.924cm" svg:y="9.019cm" svg:viewBox="0 0 35 36" svg:d="M17 36c24 0 24-36 0-36-22 0-23 36 0 36z">
          <text:p/>
        </draw:path>
        <draw:path draw:style-name="gr1" draw:text-style-name="P1" draw:layer="layout" svg:width="0.034cm" svg:height="0.036cm" svg:x="26.924cm" svg:y="9.521cm" svg:viewBox="0 0 35 37" svg:d="M17 37c24 0 24-37 0-37-22 0-23 37 0 37z">
          <text:p/>
        </draw:path>
        <draw:path draw:style-name="gr1" draw:text-style-name="P1" draw:layer="layout" svg:width="0.034cm" svg:height="0.035cm" svg:x="26.924cm" svg:y="10.024cm" svg:viewBox="0 0 35 36" svg:d="M17 36c24 0 24-36 0-36-22 0-23 36 0 36z">
          <text:p/>
        </draw:path>
        <draw:path draw:style-name="gr1" draw:text-style-name="P1" draw:layer="layout" svg:width="0.034cm" svg:height="0.035cm" svg:x="26.924cm" svg:y="10.526cm" svg:viewBox="0 0 35 36" svg:d="M17 36c24 0 24-36 0-36-22 0-23 36 0 36z">
          <text:p/>
        </draw:path>
        <draw:path draw:style-name="gr1" draw:text-style-name="P1" draw:layer="layout" svg:width="0.034cm" svg:height="0.035cm" svg:x="26.924cm" svg:y="11.028cm" svg:viewBox="0 0 35 36" svg:d="M17 36c24 0 24-36 0-36-22 0-23 36 0 36z">
          <text:p/>
        </draw:path>
        <draw:path draw:style-name="gr1" draw:text-style-name="P1" draw:layer="layout" svg:width="0.034cm" svg:height="0.035cm" svg:x="26.924cm" svg:y="11.53cm" svg:viewBox="0 0 35 36" svg:d="M17 36c24 0 24-36 0-36-22 0-23 36 0 36z">
          <text:p/>
        </draw:path>
        <draw:path draw:style-name="gr1" draw:text-style-name="P1" draw:layer="layout" svg:width="0.034cm" svg:height="0.036cm" svg:x="26.924cm" svg:y="12.032cm" svg:viewBox="0 0 35 37" svg:d="M17 37c24 0 24-37 0-37-22 0-23 37 0 37z">
          <text:p/>
        </draw:path>
        <draw:path draw:style-name="gr1" draw:text-style-name="P1" draw:layer="layout" svg:width="0.034cm" svg:height="0.035cm" svg:x="26.924cm" svg:y="12.535cm" svg:viewBox="0 0 35 36" svg:d="M17 36c24 0 24-36 0-36-22 0-23 36 0 36z">
          <text:p/>
        </draw:path>
        <draw:path draw:style-name="gr1" draw:text-style-name="P1" draw:layer="layout" svg:width="0.034cm" svg:height="0.035cm" svg:x="26.924cm" svg:y="13.037cm" svg:viewBox="0 0 35 36" svg:d="M17 36c24 0 24-36 0-36-22 0-23 36 0 36z">
          <text:p/>
        </draw:path>
        <draw:path draw:style-name="gr1" draw:text-style-name="P1" draw:layer="layout" svg:width="0.034cm" svg:height="0.035cm" svg:x="26.924cm" svg:y="13.539cm" svg:viewBox="0 0 35 36" svg:d="M17 36c24 0 24-36 0-36-22 0-23 36 0 36z">
          <text:p/>
        </draw:path>
        <draw:path draw:style-name="gr1" draw:text-style-name="P1" draw:layer="layout" svg:width="0.034cm" svg:height="0.035cm" svg:x="26.924cm" svg:y="14.041cm" svg:viewBox="0 0 35 36" svg:d="M17 36c24 0 24-36 0-36-22 0-23 36 0 36z">
          <text:p/>
        </draw:path>
        <draw:path draw:style-name="gr1" draw:text-style-name="P1" draw:layer="layout" svg:width="0.034cm" svg:height="0.036cm" svg:x="26.924cm" svg:y="14.543cm" svg:viewBox="0 0 35 37" svg:d="M17 37c24 0 24-37 0-37-22 0-23 37 0 37z">
          <text:p/>
        </draw:path>
        <draw:path draw:style-name="gr1" draw:text-style-name="P1" draw:layer="layout" svg:width="0.034cm" svg:height="0.036cm" svg:x="26.924cm" svg:y="15.045cm" svg:viewBox="0 0 35 37" svg:d="M17 37c24 0 24-37 0-37-22 0-23 37 0 37z">
          <text:p/>
        </draw:path>
        <draw:path draw:style-name="gr1" draw:text-style-name="P1" draw:layer="layout" svg:width="0.034cm" svg:height="0.035cm" svg:x="26.924cm" svg:y="15.548cm" svg:viewBox="0 0 35 36" svg:d="M17 36c24 0 24-36 0-36-22 0-23 36 0 36z">
          <text:p/>
        </draw:path>
        <draw:path draw:style-name="gr1" draw:text-style-name="P1" draw:layer="layout" svg:width="0.034cm" svg:height="0.035cm" svg:x="26.924cm" svg:y="16.05cm" svg:viewBox="0 0 35 36" svg:d="M17 36c24 0 24-36 0-36-22 0-23 36 0 36z">
          <text:p/>
        </draw:path>
        <draw:path draw:style-name="gr1" draw:text-style-name="P1" draw:layer="layout" svg:width="0.034cm" svg:height="0.035cm" svg:x="26.924cm" svg:y="16.552cm" svg:viewBox="0 0 35 36" svg:d="M17 36c24 0 24-36 0-36-22 0-23 36 0 36z">
          <text:p/>
        </draw:path>
        <draw:path draw:style-name="gr1" draw:text-style-name="P1" draw:layer="layout" svg:width="0.034cm" svg:height="0.036cm" svg:x="26.924cm" svg:y="17.054cm" svg:viewBox="0 0 35 37" svg:d="M17 37c24 0 24-37 0-37-22 0-23 37 0 37z">
          <text:p/>
        </draw:path>
        <draw:path draw:style-name="gr1" draw:text-style-name="P1" draw:layer="layout" svg:width="0.034cm" svg:height="0.035cm" svg:x="26.924cm" svg:y="17.557cm" svg:viewBox="0 0 35 36" svg:d="M17 36c24 0 24-36 0-36-22 0-23 36 0 36z">
          <text:p/>
        </draw:path>
        <draw:path draw:style-name="gr1" draw:text-style-name="P1" draw:layer="layout" svg:width="0.034cm" svg:height="0.035cm" svg:x="26.924cm" svg:y="18.059cm" svg:viewBox="0 0 35 36" svg:d="M17 36c24 0 24-36 0-36-22 0-23 36 0 36z">
          <text:p/>
        </draw:path>
        <draw:path draw:style-name="gr1" draw:text-style-name="P1" draw:layer="layout" svg:width="0.034cm" svg:height="0.035cm" svg:x="26.924cm" svg:y="18.561cm" svg:viewBox="0 0 35 36" svg:d="M17 36c24 0 24-36 0-36-22 0-23 36 0 36z">
          <text:p/>
        </draw:path>
        <draw:path draw:style-name="gr1" draw:text-style-name="P1" draw:layer="layout" svg:width="0.034cm" svg:height="0.035cm" svg:x="26.924cm" svg:y="19.063cm" svg:viewBox="0 0 35 36" svg:d="M17 36c24 0 24-36 0-36-22 0-23 36 0 36z">
          <text:p/>
        </draw:path>
        <draw:path draw:style-name="gr1" draw:text-style-name="P1" draw:layer="layout" svg:width="0.034cm" svg:height="0.036cm" svg:x="26.924cm" svg:y="19.565cm" svg:viewBox="0 0 35 37" svg:d="M17 37c24 0 24-37 0-37-22 0-23 37 0 37z">
          <text:p/>
        </draw:path>
        <draw:path draw:style-name="gr1" draw:text-style-name="P1" draw:layer="layout" svg:width="0.034cm" svg:height="0.036cm" svg:x="26.924cm" svg:y="20.067cm" svg:viewBox="0 0 35 37" svg:d="M17 37c24 0 24-37 0-37-22 0-23 37 0 37z">
          <text:p/>
        </draw:path>
        <draw:path draw:style-name="gr1" draw:text-style-name="P1" draw:layer="layout" svg:width="0.034cm" svg:height="0.035cm" svg:x="26.924cm" svg:y="20.57cm" svg:viewBox="0 0 35 36" svg:d="M17 36c24 0 24-36 0-36-22 0-23 36 0 36z">
          <text:p/>
        </draw:path>
        <draw:path draw:style-name="gr1" draw:text-style-name="P1" draw:layer="layout" svg:width="0.034cm" svg:height="0.035cm" svg:x="26.924cm" svg:y="0.984cm" svg:viewBox="0 0 35 36" svg:d="M17 36c24 0 24-36 0-36-22 0-23 36 0 36z">
          <text:p/>
        </draw:path>
        <draw:path draw:style-name="gr1" draw:text-style-name="P1" draw:layer="layout" svg:width="0.034cm" svg:height="0.036cm" svg:x="26.924cm" svg:y="1.486cm" svg:viewBox="0 0 35 37" svg:d="M17 37c24 0 24-37 0-37-22 0-23 37 0 37z">
          <text:p/>
        </draw:path>
        <draw:path draw:style-name="gr1" draw:text-style-name="P1" draw:layer="layout" svg:width="0.034cm" svg:height="0.036cm" svg:x="26.924cm" svg:y="1.988cm" svg:viewBox="0 0 35 37" svg:d="M17 37c24 0 24-37 0-37-22 0-23 37 0 37z">
          <text:p/>
        </draw:path>
        <draw:path draw:style-name="gr1" draw:text-style-name="P1" draw:layer="layout" svg:width="0.034cm" svg:height="0.035cm" svg:x="26.924cm" svg:y="2.491cm" svg:viewBox="0 0 35 36" svg:d="M17 36c24 0 24-36 0-36-22 0-23 36 0 36z">
          <text:p/>
        </draw:path>
        <draw:path draw:style-name="gr1" draw:text-style-name="P1" draw:layer="layout" svg:width="0.034cm" svg:height="0.035cm" svg:x="26.924cm" svg:y="2.993cm" svg:viewBox="0 0 35 36" svg:d="M17 36c24 0 24-36 0-36-22 0-23 36 0 36z">
          <text:p/>
        </draw:path>
        <draw:path draw:style-name="gr1" draw:text-style-name="P1" draw:layer="layout" svg:width="0.034cm" svg:height="0.035cm" svg:x="26.924cm" svg:y="3.495cm" svg:viewBox="0 0 35 36" svg:d="M17 36c24 0 24-36 0-36-22 0-23 36 0 36z">
          <text:p/>
        </draw:path>
        <draw:path draw:style-name="gr1" draw:text-style-name="P1" draw:layer="layout" svg:width="0.034cm" svg:height="0.035cm" svg:x="26.924cm" svg:y="3.997cm" svg:viewBox="0 0 35 36" svg:d="M17 36c24 0 24-36 0-36-22 0-23 36 0 36z">
          <text:p/>
        </draw:path>
        <draw:path draw:style-name="gr1" draw:text-style-name="P1" draw:layer="layout" svg:width="0.034cm" svg:height="0.036cm" svg:x="26.924cm" svg:y="4.499cm" svg:viewBox="0 0 35 37" svg:d="M17 37c24 0 24-37 0-37-22 0-23 37 0 37z">
          <text:p/>
        </draw:path>
        <draw:path draw:style-name="gr1" draw:text-style-name="P1" draw:layer="layout" svg:width="0.034cm" svg:height="0.035cm" svg:x="26.924cm" svg:y="5.002cm" svg:viewBox="0 0 35 36" svg:d="M17 36c24 0 24-36 0-36-22 0-23 36 0 36z">
          <text:p/>
        </draw:path>
        <draw:path draw:style-name="gr1" draw:text-style-name="P1" draw:layer="layout" svg:width="0.034cm" svg:height="0.035cm" svg:x="26.924cm" svg:y="5.504cm" svg:viewBox="0 0 35 36" svg:d="M17 36c24 0 24-36 0-36-22 0-23 36 0 36z">
          <text:p/>
        </draw:path>
        <draw:path draw:style-name="gr1" draw:text-style-name="P1" draw:layer="layout" svg:width="0.034cm" svg:height="0.035cm" svg:x="26.924cm" svg:y="6.006cm" svg:viewBox="0 0 35 36" svg:d="M17 36c24 0 24-36 0-36-22 0-23 36 0 36z">
          <text:p/>
        </draw:path>
        <draw:path draw:style-name="gr1" draw:text-style-name="P1" draw:layer="layout" svg:width="0.034cm" svg:height="0.036cm" svg:x="26.924cm" svg:y="6.508cm" svg:viewBox="0 0 35 37" svg:d="M17 37c24 0 24-37 0-37-22 0-23 37 0 37z">
          <text:p/>
        </draw:path>
        <draw:path draw:style-name="gr1" draw:text-style-name="P1" draw:layer="layout" svg:width="0.034cm" svg:height="0.036cm" svg:x="26.924cm" svg:y="7.01cm" svg:viewBox="0 0 35 37" svg:d="M17 37c24 0 24-37 0-37-22 0-23 37 0 37z">
          <text:p/>
        </draw:path>
        <draw:path draw:style-name="gr1" draw:text-style-name="P1" draw:layer="layout" svg:width="0.034cm" svg:height="0.035cm" svg:x="26.924cm" svg:y="7.513cm" svg:viewBox="0 0 35 36" svg:d="M17 36c24 0 24-36 0-36-22 0-23 36 0 36z">
          <text:p/>
        </draw:path>
        <draw:path draw:style-name="gr1" draw:text-style-name="P1" draw:layer="layout" svg:width="0.034cm" svg:height="0.035cm" svg:x="26.924cm" svg:y="8.015cm" svg:viewBox="0 0 35 36" svg:d="M17 36c24 0 24-36 0-36-22 0-23 36 0 36z">
          <text:p/>
        </draw:path>
        <draw:path draw:style-name="gr1" draw:text-style-name="P1" draw:layer="layout" svg:width="0.034cm" svg:height="0.035cm" svg:x="26.924cm" svg:y="8.517cm" svg:viewBox="0 0 35 36" svg:d="M17 36c24 0 24-36 0-36-22 0-23 36 0 36z">
          <text:p/>
        </draw:path>
        <draw:path draw:style-name="gr1" draw:text-style-name="P1" draw:layer="layout" svg:width="0.034cm" svg:height="0.035cm" svg:x="26.924cm" svg:y="9.019cm" svg:viewBox="0 0 35 36" svg:d="M17 36c24 0 24-36 0-36-22 0-23 36 0 36z">
          <text:p/>
        </draw:path>
        <draw:path draw:style-name="gr1" draw:text-style-name="P1" draw:layer="layout" svg:width="0.034cm" svg:height="0.036cm" svg:x="26.924cm" svg:y="9.521cm" svg:viewBox="0 0 35 37" svg:d="M17 37c24 0 24-37 0-37-22 0-23 37 0 37z">
          <text:p/>
        </draw:path>
        <draw:path draw:style-name="gr1" draw:text-style-name="P1" draw:layer="layout" svg:width="0.034cm" svg:height="0.035cm" svg:x="26.924cm" svg:y="10.024cm" svg:viewBox="0 0 35 36" svg:d="M17 36c24 0 24-36 0-36-22 0-23 36 0 36z">
          <text:p/>
        </draw:path>
        <draw:path draw:style-name="gr1" draw:text-style-name="P1" draw:layer="layout" svg:width="0.034cm" svg:height="0.035cm" svg:x="26.924cm" svg:y="10.526cm" svg:viewBox="0 0 35 36" svg:d="M17 36c24 0 24-36 0-36-22 0-23 36 0 36z">
          <text:p/>
        </draw:path>
        <draw:path draw:style-name="gr1" draw:text-style-name="P1" draw:layer="layout" svg:width="0.034cm" svg:height="0.035cm" svg:x="26.924cm" svg:y="11.028cm" svg:viewBox="0 0 35 36" svg:d="M17 36c24 0 24-36 0-36-22 0-23 36 0 36z">
          <text:p/>
        </draw:path>
        <draw:path draw:style-name="gr1" draw:text-style-name="P1" draw:layer="layout" svg:width="0.034cm" svg:height="0.035cm" svg:x="26.924cm" svg:y="11.53cm" svg:viewBox="0 0 35 36" svg:d="M17 36c24 0 24-36 0-36-22 0-23 36 0 36z">
          <text:p/>
        </draw:path>
        <draw:path draw:style-name="gr1" draw:text-style-name="P1" draw:layer="layout" svg:width="0.034cm" svg:height="0.036cm" svg:x="26.924cm" svg:y="12.032cm" svg:viewBox="0 0 35 37" svg:d="M17 37c24 0 24-37 0-37-22 0-23 37 0 37z">
          <text:p/>
        </draw:path>
        <draw:path draw:style-name="gr1" draw:text-style-name="P1" draw:layer="layout" svg:width="0.034cm" svg:height="0.035cm" svg:x="26.924cm" svg:y="12.535cm" svg:viewBox="0 0 35 36" svg:d="M17 36c24 0 24-36 0-36-22 0-23 36 0 36z">
          <text:p/>
        </draw:path>
        <draw:path draw:style-name="gr1" draw:text-style-name="P1" draw:layer="layout" svg:width="0.034cm" svg:height="0.035cm" svg:x="26.924cm" svg:y="13.037cm" svg:viewBox="0 0 35 36" svg:d="M17 36c24 0 24-36 0-36-22 0-23 36 0 36z">
          <text:p/>
        </draw:path>
        <draw:path draw:style-name="gr1" draw:text-style-name="P1" draw:layer="layout" svg:width="0.034cm" svg:height="0.035cm" svg:x="26.924cm" svg:y="13.539cm" svg:viewBox="0 0 35 36" svg:d="M17 36c24 0 24-36 0-36-22 0-23 36 0 36z">
          <text:p/>
        </draw:path>
        <draw:path draw:style-name="gr1" draw:text-style-name="P1" draw:layer="layout" svg:width="0.034cm" svg:height="0.035cm" svg:x="26.924cm" svg:y="14.041cm" svg:viewBox="0 0 35 36" svg:d="M17 36c24 0 24-36 0-36-22 0-23 36 0 36z">
          <text:p/>
        </draw:path>
        <draw:path draw:style-name="gr1" draw:text-style-name="P1" draw:layer="layout" svg:width="0.034cm" svg:height="0.036cm" svg:x="26.924cm" svg:y="14.543cm" svg:viewBox="0 0 35 37" svg:d="M17 37c24 0 24-37 0-37-22 0-23 37 0 37z">
          <text:p/>
        </draw:path>
        <draw:path draw:style-name="gr1" draw:text-style-name="P1" draw:layer="layout" svg:width="0.034cm" svg:height="0.036cm" svg:x="26.924cm" svg:y="15.045cm" svg:viewBox="0 0 35 37" svg:d="M17 37c24 0 24-37 0-37-22 0-23 37 0 37z">
          <text:p/>
        </draw:path>
        <draw:path draw:style-name="gr1" draw:text-style-name="P1" draw:layer="layout" svg:width="0.034cm" svg:height="0.035cm" svg:x="26.924cm" svg:y="15.548cm" svg:viewBox="0 0 35 36" svg:d="M17 36c24 0 24-36 0-36-22 0-23 36 0 36z">
          <text:p/>
        </draw:path>
        <draw:path draw:style-name="gr1" draw:text-style-name="P1" draw:layer="layout" svg:width="0.034cm" svg:height="0.035cm" svg:x="26.924cm" svg:y="16.05cm" svg:viewBox="0 0 35 36" svg:d="M17 36c24 0 24-36 0-36-22 0-23 36 0 36z">
          <text:p/>
        </draw:path>
        <draw:path draw:style-name="gr1" draw:text-style-name="P1" draw:layer="layout" svg:width="0.034cm" svg:height="0.035cm" svg:x="26.924cm" svg:y="16.552cm" svg:viewBox="0 0 35 36" svg:d="M17 36c24 0 24-36 0-36-22 0-23 36 0 36z">
          <text:p/>
        </draw:path>
        <draw:path draw:style-name="gr1" draw:text-style-name="P1" draw:layer="layout" svg:width="0.034cm" svg:height="0.036cm" svg:x="26.924cm" svg:y="17.054cm" svg:viewBox="0 0 35 37" svg:d="M17 37c24 0 24-37 0-37-22 0-23 37 0 37z">
          <text:p/>
        </draw:path>
        <draw:path draw:style-name="gr1" draw:text-style-name="P1" draw:layer="layout" svg:width="0.034cm" svg:height="0.035cm" svg:x="26.924cm" svg:y="17.557cm" svg:viewBox="0 0 35 36" svg:d="M17 36c24 0 24-36 0-36-22 0-23 36 0 36z">
          <text:p/>
        </draw:path>
        <draw:path draw:style-name="gr1" draw:text-style-name="P1" draw:layer="layout" svg:width="0.034cm" svg:height="0.035cm" svg:x="26.924cm" svg:y="18.059cm" svg:viewBox="0 0 35 36" svg:d="M17 36c24 0 24-36 0-36-22 0-23 36 0 36z">
          <text:p/>
        </draw:path>
        <draw:path draw:style-name="gr1" draw:text-style-name="P1" draw:layer="layout" svg:width="0.034cm" svg:height="0.035cm" svg:x="26.924cm" svg:y="18.561cm" svg:viewBox="0 0 35 36" svg:d="M17 36c24 0 24-36 0-36-22 0-23 36 0 36z">
          <text:p/>
        </draw:path>
        <draw:path draw:style-name="gr1" draw:text-style-name="P1" draw:layer="layout" svg:width="0.034cm" svg:height="0.035cm" svg:x="26.924cm" svg:y="19.063cm" svg:viewBox="0 0 35 36" svg:d="M17 36c24 0 24-36 0-36-22 0-23 36 0 36z">
          <text:p/>
        </draw:path>
        <draw:path draw:style-name="gr1" draw:text-style-name="P1" draw:layer="layout" svg:width="0.034cm" svg:height="0.036cm" svg:x="26.924cm" svg:y="19.565cm" svg:viewBox="0 0 35 37" svg:d="M17 37c24 0 24-37 0-37-22 0-23 37 0 37z">
          <text:p/>
        </draw:path>
        <draw:path draw:style-name="gr1" draw:text-style-name="P1" draw:layer="layout" svg:width="0.034cm" svg:height="0.036cm" svg:x="26.924cm" svg:y="20.067cm" svg:viewBox="0 0 35 37" svg:d="M17 37c24 0 24-37 0-37-22 0-23 37 0 37z">
          <text:p/>
        </draw:path>
        <draw:path draw:style-name="gr1" draw:text-style-name="P1" draw:layer="layout" svg:width="0.034cm" svg:height="0.035cm" svg:x="26.924cm" svg:y="20.57cm" svg:viewBox="0 0 35 36" svg:d="M17 36c24 0 24-36 0-36-22 0-23 36 0 36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cm" fo:margin-bottom="1cm" fo:margin-left="0.9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01-28T01:30:03.784627711</dc:date>
    <meta:editing-duration>PT5M46S</meta:editing-duration>
    <meta:editing-cycles>2</meta:editing-cycles>
    <meta:document-statistic meta:object-count="2120"/>
  </office:meta>
</office:document-meta>
</file>